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May 12 14:07:24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May 12 14:07:24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3363">
          <draw:path id="path3373" draw:style-name="style0" draw:layer="layout" svg:x="0.178cm" svg:y="0.000cm" svg:width="9.188cm" svg:height="5.528cm" svg:viewBox="0.0 0.0 9187.500 5527.538" svg:d="M 9543.750 5527.612 L 356.250 5527.612 L 356.250 0.000 L 9543.750 0.000 L 9543.750 5527.612 L 9543.750 5527.612 Z">
            <!-- 6 nodes -->
          </draw:path>
          <draw:path id="path3375" draw:style-name="style1" draw:layer="layout" svg:x="0.197cm" svg:y="0.000cm" svg:width="9.159cm" svg:height="2.350cm" svg:viewBox="0.0 0.0 9159.375 2350.013" svg:d="M 9553.125 2350.087 L 393.750 2350.087 L 393.750 0.000 L 9553.125 0.000 L 9553.125 2350.087 L 9553.125 2350.087 Z">
            <!-- 6 nodes -->
          </draw:path>
          <draw:path id="path3377" draw:style-name="style2" draw:layer="layout" svg:x="0.188cm" svg:y="2.156cm" svg:width="9.169cm" svg:height="0.228cm" svg:viewBox="0.0 0.0 9168.750 228.075" svg:d="M 9543.750 4540.650 L 375.000 4540.650 L 375.000 4312.575 L 9543.750 4312.575 L 9543.750 4540.650 L 9543.750 4540.650 Z">
            <!-- 6 nodes -->
          </draw:path>
          <draw:path id="text3379" draw:style-name="style0" draw:layer="layout" svg:x="0.855cm" svg:y="1.575cm" svg:width="7.790cm" svg:height="0.467cm" svg:viewBox="0.0 0.0 7790.411 466.731" svg:d="M 2191.532 3165.343 C 2190.337 3154.586 2187.947 3149.208 2184.361 3149.208 C 2181.174 3149.208 2178.186 3152.395 2175.397 3158.769 L 1999.700 3534.067 L 1816.832 3158.172 C 1814.044 3152.196 1811.056 3149.208 1807.868 3149.208 C 1804.283 3149.208 1802.091 3152.793 1801.295 3159.965 L 1758.267 3549.605 C 1757.072 3561.158 1755.279 3571.915 1752.888 3581.876 C 1750.498 3591.437 1744.323 3597.214 1734.363 3599.206 C 1729.980 3600.003 1726.394 3600.601 1723.606 3600.999 L 1716.434 3600.999 C 1712.450 3600.999 1710.458 3601.995 1710.458 3603.987 C 1710.458 3607.573 1713.845 3609.365 1720.618 3609.365 C 1724.602 3609.365 1729.183 3609.166 1734.363 3608.768 C 1739.542 3608.768 1744.522 3608.569 1749.303 3608.170 C 1754.482 3608.170 1759.064 3607.971 1763.048 3607.573 L 1770.817 3607.573 L 1777.988 3607.573 C 1781.972 3607.971 1786.554 3608.170 1791.733 3608.170 C 1797.311 3608.569 1803.087 3608.768 1809.064 3608.768 C 1815.040 3609.166 1820.816 3609.365 1826.394 3609.365 C 1833.565 3609.365 1837.151 3607.573 1837.151 3603.987 C 1837.151 3601.995 1835.557 3600.999 1832.370 3600.999 C 1830.378 3600.999 1827.390 3600.800 1823.406 3600.401 C 1819.422 3600.003 1814.840 3599.206 1809.661 3598.011 C 1805.279 3597.214 1801.494 3595.023 1798.307 3591.437 C 1795.518 3587.852 1794.123 3583.868 1794.123 3579.485 L 1794.123 3563.947 C 1794.123 3558.768 1794.323 3553.788 1794.721 3549.007 L 1818.625 3271.717 L 1821.016 3271.717 C 1822.211 3274.506 1824.801 3280.482 1828.785 3289.645 C 1832.769 3298.410 1837.549 3308.769 1843.127 3320.721 C 1848.705 3332.673 1854.482 3345.422 1860.458 3358.968 C 1866.832 3372.514 1872.808 3385.263 1878.386 3397.215 C 1883.964 3408.769 1888.745 3418.729 1892.729 3427.095 C 1896.713 3435.462 1899.103 3440.442 1899.900 3442.035 L 1910.059 3462.354 C 1916.035 3473.908 1922.808 3487.254 1930.378 3502.394 C 1937.948 3517.533 1945.318 3532.672 1952.489 3547.812 C 1960.059 3562.553 1965.836 3573.509 1969.820 3580.680 C 1975.398 3591.437 1979.382 3598.808 1981.772 3602.792 C 1984.163 3606.377 1986.354 3608.170 1988.346 3608.170 C 1991.135 3608.170 1993.525 3606.178 1995.517 3602.194 C 1997.509 3598.210 2001.692 3589.644 2008.067 3576.497 L 2154.481 3265.741 L 2156.273 3265.741 L 2184.959 3574.107 C 2185.755 3579.684 2185.955 3584.664 2185.556 3589.047 C 2185.158 3593.031 2184.162 3595.222 2182.568 3595.620 C 2179.779 3596.019 2178.385 3597.413 2178.385 3599.804 C 2178.385 3601.397 2179.381 3602.593 2181.373 3603.389 C 2183.763 3604.186 2188.345 3604.983 2195.118 3605.780 C 2200.696 3606.178 2208.265 3606.577 2217.827 3606.975 C 2227.787 3607.373 2237.946 3607.772 2248.305 3608.170 C 2258.664 3608.569 2268.225 3608.768 2276.990 3608.768 C 2285.755 3609.166 2291.731 3609.365 2294.918 3609.365 C 2298.504 3609.365 2301.492 3608.967 2303.883 3608.170 C 2306.273 3607.373 2307.468 3605.979 2307.468 3603.987 C 2307.468 3601.995 2305.875 3600.999 2302.687 3600.999 C 2299.500 3600.999 2294.321 3600.800 2287.150 3600.401 C 2280.377 3600.003 2272.608 3598.409 2263.843 3595.620 C 2257.468 3593.628 2252.289 3590.242 2248.305 3585.461 C 2244.321 3580.282 2241.134 3574.704 2238.743 3568.728 C 2236.751 3562.752 2235.158 3556.577 2233.962 3550.202 C 2232.767 3543.828 2231.970 3537.852 2231.572 3532.274 L 2191.532 3165.343 L 2191.532 3165.343 ZM 2459.858 3553.190 C 2454.679 3565.939 2448.902 3576.497 2442.527 3584.864 C 2436.551 3593.230 2427.587 3598.210 2415.635 3599.804 C 2413.643 3600.202 2411.053 3600.601 2407.866 3600.999 L 2400.097 3600.999 C 2396.910 3600.999 2395.316 3602.393 2395.316 3605.182 C 2395.316 3607.971 2398.703 3609.365 2405.476 3609.365 C 2410.655 3609.365 2416.034 3609.166 2421.611 3608.768 C 2427.587 3608.768 2432.966 3608.569 2437.747 3608.170 C 2442.926 3608.170 2447.308 3607.971 2450.894 3607.573 L 2458.663 3607.573 L 2466.432 3607.573 C 2470.416 3607.971 2474.798 3608.170 2479.579 3608.170 C 2484.360 3608.569 2489.141 3608.768 2493.922 3608.768 C 2498.703 3609.166 2502.687 3609.365 2505.874 3609.365 C 2511.053 3609.365 2513.643 3607.971 2513.643 3605.182 C 2513.643 3602.393 2511.850 3600.999 2508.264 3600.999 L 2503.483 3600.999 C 2499.101 3600.999 2494.918 3600.003 2490.934 3598.011 C 2487.348 3596.019 2485.555 3592.433 2485.555 3587.254 C 2485.555 3578.091 2488.145 3566.736 2493.324 3553.190 L 2523.204 3471.916 C 2524.400 3469.127 2526.193 3467.732 2528.583 3467.732 L 2649.897 3467.732 C 2651.889 3467.732 2653.483 3468.728 2654.678 3470.721 L 2701.889 3587.254 C 2703.881 3591.636 2703.881 3594.824 2701.889 3596.816 C 2700.296 3598.808 2698.702 3600.202 2697.108 3600.999 C 2695.913 3601.796 2694.917 3602.393 2694.120 3602.792 C 2693.722 3602.792 2693.523 3603.389 2693.523 3604.585 C 2693.523 3606.178 2695.315 3607.174 2698.901 3607.573 C 2702.487 3607.573 2706.869 3607.772 2712.048 3608.170 C 2721.212 3608.569 2730.176 3608.768 2738.941 3608.768 C 2748.104 3609.166 2756.471 3609.365 2764.040 3609.365 L 2783.761 3609.365 L 2795.116 3609.365 C 2798.303 3609.365 2801.092 3608.967 2803.482 3608.170 C 2805.873 3607.772 2807.068 3606.776 2807.068 3605.182 C 2807.068 3603.589 2806.271 3602.593 2804.678 3602.194 C 2803.482 3601.397 2802.088 3600.999 2800.494 3600.999 C 2797.706 3600.999 2794.518 3600.800 2790.933 3600.401 C 2787.347 3600.003 2783.562 3599.206 2779.578 3598.011 C 2776.789 3597.214 2773.801 3596.019 2770.614 3594.425 C 2767.427 3592.832 2763.841 3590.043 2759.857 3586.059 C 2756.271 3582.075 2752.287 3576.696 2747.905 3569.923 C 2743.921 3563.150 2739.538 3553.987 2734.758 3542.433 C 2729.180 3529.684 2722.407 3513.748 2714.439 3494.625 C 2706.869 3475.103 2698.702 3454.585 2689.937 3433.071 C 2681.172 3411.557 2672.208 3389.844 2663.045 3367.932 C 2654.280 3345.621 2646.112 3325.303 2638.543 3306.976 C 2630.973 3288.251 2624.399 3272.315 2618.822 3259.167 C 2613.642 3246.020 2610.256 3237.654 2608.662 3234.068 L 2602.089 3220.921 C 2600.893 3217.335 2598.901 3215.542 2596.113 3215.542 C 2594.121 3215.542 2592.328 3216.737 2590.734 3219.128 C 2589.141 3221.518 2586.750 3226.897 2583.563 3235.263 L 2459.858 3553.190 L 2459.858 3553.190 ZM 2535.754 3446.816 C 2533.762 3446.816 2533.165 3445.621 2533.961 3443.231 L 2582.965 3303.988 C 2585.754 3296.418 2588.742 3296.418 2591.929 3303.988 L 2643.921 3443.231 C 2644.320 3445.621 2643.722 3446.816 2642.128 3446.816 L 2535.754 3446.816 L 2535.754 3446.816 ZM 3003.681 3615.939 C 3018.023 3615.939 3032.764 3614.744 3047.904 3612.353 C 3063.043 3609.963 3076.191 3605.182 3087.346 3598.011 C 3106.071 3585.660 3118.820 3571.915 3125.593 3556.776 C 3132.764 3541.637 3136.350 3526.497 3136.350 3511.358 C 3136.350 3500.601 3134.756 3490.242 3131.569 3480.282 C 3128.780 3469.924 3123.999 3459.964 3117.226 3450.402 C 3110.453 3440.442 3101.489 3430.482 3090.334 3420.521 C 3079.577 3410.163 3066.230 3399.605 3050.294 3388.848 L 3035.354 3378.689 C 3022.207 3369.924 3011.251 3362.155 3002.486 3355.382 C 2994.119 3348.211 2987.147 3341.438 2981.569 3335.064 C 2976.390 3328.291 2972.605 3321.518 2970.215 3314.745 C 2968.223 3307.972 2967.227 3300.602 2967.227 3292.633 C 2967.227 3274.705 2974.000 3261.159 2987.545 3251.996 C 3001.490 3242.434 3018.023 3237.654 3037.147 3237.654 C 3049.099 3237.654 3059.059 3238.650 3067.027 3240.642 C 3075.394 3242.634 3082.167 3245.024 3087.346 3247.813 C 3092.924 3250.602 3097.107 3253.391 3099.896 3256.179 C 3102.684 3258.968 3104.477 3261.159 3105.274 3262.753 C 3106.868 3265.542 3108.461 3269.725 3110.055 3275.303 C 3111.649 3280.482 3112.645 3284.665 3113.043 3287.853 C 3113.441 3289.845 3113.840 3291.438 3114.238 3292.633 C 3114.637 3293.829 3115.832 3294.426 3117.824 3294.426 C 3120.613 3294.426 3122.007 3290.641 3122.007 3283.072 C 3122.007 3265.542 3122.406 3252.594 3123.202 3244.227 C 3123.999 3235.462 3124.398 3230.482 3124.398 3229.287 C 3124.398 3226.897 3122.605 3225.701 3119.019 3225.701 L 3111.848 3225.701 C 3109.457 3225.303 3105.673 3224.506 3100.493 3223.311 C 3094.119 3221.717 3085.951 3220.323 3075.991 3219.128 C 3066.430 3217.933 3056.470 3217.335 3046.111 3217.335 C 3028.581 3217.335 3012.645 3219.526 2998.302 3223.909 C 2984.358 3228.291 2972.207 3234.666 2961.848 3243.032 C 2951.490 3251.000 2943.522 3260.960 2937.944 3272.912 C 2932.366 3284.865 2929.578 3298.211 2929.578 3312.952 C 2929.578 3330.482 2934.956 3347.813 2945.713 3364.944 C 2956.868 3381.677 2976.589 3400.601 3004.876 3421.717 L 3028.780 3439.645 C 3040.334 3448.410 3050.294 3456.179 3058.661 3462.952 C 3067.027 3469.724 3073.800 3476.497 3078.979 3483.270 C 3084.557 3489.645 3088.541 3496.418 3090.932 3503.589 C 3093.720 3510.760 3095.115 3518.928 3095.115 3528.091 C 3095.115 3547.214 3088.541 3563.350 3075.394 3576.497 C 3062.246 3589.246 3042.525 3595.620 3016.231 3595.620 C 3007.466 3595.620 2998.502 3594.824 2989.338 3593.230 C 2980.573 3591.238 2972.207 3588.250 2964.239 3584.266 C 2956.669 3580.282 2950.095 3575.103 2944.518 3568.728 C 2938.940 3562.354 2935.155 3554.585 2933.163 3545.421 C 2932.366 3541.836 2931.769 3538.449 2931.370 3535.262 L 2931.370 3526.896 C 2931.370 3522.912 2929.777 3520.920 2926.589 3520.920 C 2923.801 3520.920 2922.406 3523.708 2922.406 3529.286 C 2922.008 3533.668 2921.410 3540.641 2920.613 3550.202 C 2919.817 3559.366 2919.418 3570.322 2919.418 3583.071 C 2919.418 3589.844 2919.817 3594.226 2920.613 3596.218 C 2921.410 3598.210 2923.601 3600.202 2927.187 3602.194 C 2937.944 3607.373 2950.295 3610.959 2964.239 3612.951 C 2978.183 3614.943 2991.330 3615.939 3003.681 3615.939 L 3003.681 3615.939 ZM 3406.468 3615.939 C 3420.811 3615.939 3435.552 3614.744 3450.691 3612.353 C 3465.831 3609.963 3478.978 3605.182 3490.133 3598.011 C 3508.858 3585.660 3521.607 3571.915 3528.380 3556.776 C 3535.551 3541.637 3539.137 3526.497 3539.137 3511.358 C 3539.137 3500.601 3537.543 3490.242 3534.356 3480.282 C 3531.567 3469.924 3526.787 3459.964 3520.014 3450.402 C 3513.241 3440.442 3504.277 3430.482 3493.121 3420.521 C 3482.364 3410.163 3469.018 3399.605 3453.082 3388.848 L 3438.141 3378.689 C 3424.994 3369.924 3414.038 3362.155 3405.273 3355.382 C 3396.907 3348.211 3389.934 3341.438 3384.357 3335.064 C 3379.178 3328.291 3375.393 3321.518 3373.002 3314.745 C 3371.010 3307.972 3370.014 3300.602 3370.014 3292.633 C 3370.014 3274.705 3376.787 3261.159 3390.333 3251.996 C 3404.277 3242.434 3420.811 3237.654 3439.934 3237.654 C 3451.886 3237.654 3461.847 3238.650 3469.815 3240.642 C 3478.181 3242.634 3484.954 3245.024 3490.133 3247.813 C 3495.711 3250.602 3499.894 3253.391 3502.683 3256.179 C 3505.472 3258.968 3507.265 3261.159 3508.062 3262.753 C 3509.655 3265.542 3511.249 3269.725 3512.842 3275.303 C 3514.436 3280.482 3515.432 3284.665 3515.830 3287.853 C 3516.229 3289.845 3516.627 3291.438 3517.026 3292.633 C 3517.424 3293.829 3518.619 3294.426 3520.611 3294.426 C 3523.400 3294.426 3524.795 3290.641 3524.795 3283.072 C 3524.795 3265.542 3525.193 3252.594 3525.990 3244.227 C 3526.787 3235.462 3527.185 3230.482 3527.185 3229.287 C 3527.185 3226.897 3525.392 3225.701 3521.807 3225.701 L 3514.635 3225.701 C 3512.245 3225.303 3508.460 3224.506 3503.281 3223.311 C 3496.906 3221.717 3488.739 3220.323 3478.779 3219.128 C 3469.217 3217.933 3459.257 3217.335 3448.898 3217.335 C 3431.369 3217.335 3415.432 3219.526 3401.090 3223.909 C 3387.146 3228.291 3374.994 3234.666 3364.636 3243.032 C 3354.277 3251.000 3346.309 3260.960 3340.731 3272.912 C 3335.154 3284.865 3332.365 3298.211 3332.365 3312.952 C 3332.365 3330.482 3337.743 3347.813 3348.500 3364.944 C 3359.656 3381.677 3379.377 3400.601 3407.663 3421.717 L 3431.568 3439.645 C 3443.122 3448.410 3453.082 3456.179 3461.448 3462.952 C 3469.815 3469.724 3476.588 3476.497 3481.767 3483.270 C 3487.344 3489.645 3491.329 3496.418 3493.719 3503.589 C 3496.508 3510.760 3497.902 3518.928 3497.902 3528.091 C 3497.902 3547.214 3491.329 3563.350 3478.181 3576.497 C 3465.034 3589.246 3445.313 3595.620 3419.018 3595.620 C 3410.253 3595.620 3401.289 3594.824 3392.126 3593.230 C 3383.361 3591.238 3374.994 3588.250 3367.026 3584.266 C 3359.456 3580.282 3352.883 3575.103 3347.305 3568.728 C 3341.727 3562.354 3337.943 3554.585 3335.951 3545.421 C 3335.154 3541.836 3334.556 3538.449 3334.158 3535.262 L 3334.158 3526.896 C 3334.158 3522.912 3332.564 3520.920 3329.377 3520.920 C 3326.588 3520.920 3325.194 3523.708 3325.194 3529.286 C 3324.795 3533.668 3324.198 3540.641 3323.401 3550.202 C 3322.604 3559.366 3322.206 3570.322 3322.206 3583.071 C 3322.206 3589.844 3322.604 3594.226 3323.401 3596.218 C 3324.198 3598.210 3326.389 3600.202 3329.974 3602.194 C 3340.731 3607.373 3353.082 3610.959 3367.026 3612.951 C 3380.970 3614.943 3394.118 3615.939 3406.468 3615.939 L 3406.468 3615.939 ZM 3733.359 3553.190 C 3728.180 3565.939 3722.403 3576.497 3716.029 3584.864 C 3710.053 3593.230 3701.089 3598.210 3689.137 3599.804 C 3687.145 3600.202 3684.555 3600.601 3681.368 3600.999 L 3673.599 3600.999 C 3670.412 3600.999 3668.818 3602.393 3668.818 3605.182 C 3668.818 3607.971 3672.204 3609.365 3678.977 3609.365 C 3684.156 3609.365 3689.535 3609.166 3695.113 3608.768 C 3701.089 3608.768 3706.467 3608.569 3711.248 3608.170 C 3716.427 3608.170 3720.810 3607.971 3724.395 3607.573 L 3732.164 3607.573 L 3739.933 3607.573 C 3743.917 3607.971 3748.300 3608.170 3753.081 3608.170 C 3757.861 3608.569 3762.642 3608.768 3767.423 3608.768 C 3772.204 3609.166 3776.188 3609.365 3779.375 3609.365 C 3784.555 3609.365 3787.144 3607.971 3787.144 3605.182 C 3787.144 3602.393 3785.351 3600.999 3781.766 3600.999 L 3776.985 3600.999 C 3772.602 3600.999 3768.419 3600.003 3764.435 3598.011 C 3760.849 3596.019 3759.057 3592.433 3759.057 3587.254 C 3759.057 3578.091 3761.646 3566.736 3766.826 3553.190 L 3796.706 3471.916 C 3797.901 3469.127 3799.694 3467.732 3802.084 3467.732 L 3923.399 3467.732 C 3925.391 3467.732 3926.984 3468.728 3928.180 3470.721 L 3975.391 3587.254 C 3977.383 3591.636 3977.383 3594.824 3975.391 3596.816 C 3973.797 3598.808 3972.203 3600.202 3970.610 3600.999 C 3969.414 3601.796 3968.418 3602.393 3967.622 3602.792 C 3967.223 3602.792 3967.024 3603.389 3967.024 3604.585 C 3967.024 3606.178 3968.817 3607.174 3972.403 3607.573 C 3975.988 3607.573 3980.371 3607.772 3985.550 3608.170 C 3994.713 3608.569 4003.677 3608.768 4012.442 3608.768 C 4021.606 3609.166 4029.972 3609.365 4037.542 3609.365 L 4057.263 3609.365 L 4068.617 3609.365 C 4071.805 3609.365 4074.593 3608.967 4076.984 3608.170 C 4079.374 3607.772 4080.569 3606.776 4080.569 3605.182 C 4080.569 3603.589 4079.773 3602.593 4078.179 3602.194 C 4076.984 3601.397 4075.589 3600.999 4073.996 3600.999 C 4071.207 3600.999 4068.020 3600.800 4064.434 3600.401 C 4060.848 3600.003 4057.064 3599.206 4053.080 3598.011 C 4050.291 3597.214 4047.303 3596.019 4044.115 3594.425 C 4040.928 3592.832 4037.343 3590.043 4033.358 3586.059 C 4029.773 3582.075 4025.789 3576.696 4021.406 3569.923 C 4017.422 3563.150 4013.040 3553.987 4008.259 3542.433 C 4002.681 3529.684 3995.908 3513.748 3987.940 3494.625 C 3980.371 3475.103 3972.203 3454.585 3963.438 3433.071 C 3954.673 3411.557 3945.709 3389.844 3936.546 3367.932 C 3927.781 3345.621 3919.614 3325.303 3912.044 3306.976 C 3904.474 3288.251 3897.901 3272.315 3892.323 3259.167 C 3887.144 3246.020 3883.757 3237.654 3882.164 3234.068 L 3875.590 3220.921 C 3874.395 3217.335 3872.403 3215.542 3869.614 3215.542 C 3867.622 3215.542 3865.829 3216.737 3864.236 3219.128 C 3862.642 3221.518 3860.251 3226.897 3857.064 3235.263 L 3733.359 3553.190 L 3733.359 3553.190 ZM 3809.256 3446.816 C 3807.264 3446.816 3806.666 3445.621 3807.463 3443.231 L 3856.467 3303.988 C 3859.255 3296.418 3862.244 3296.418 3865.431 3303.988 L 3917.423 3443.231 C 3917.821 3445.621 3917.223 3446.816 3915.630 3446.816 L 3809.256 3446.816 L 3809.256 3446.816 ZM 4486.943 3567.533 C 4486.943 3572.314 4485.947 3575.700 4483.955 3577.692 C 4481.963 3579.286 4479.373 3581.079 4476.186 3583.071 C 4469.413 3587.055 4460.449 3589.644 4449.294 3590.840 C 4438.537 3592.035 4428.576 3592.632 4419.413 3592.632 C 4395.110 3592.632 4371.804 3588.648 4349.493 3580.680 C 4327.581 3572.712 4306.067 3558.967 4284.951 3539.445 C 4280.171 3535.063 4274.593 3528.688 4268.218 3520.322 C 4261.844 3511.955 4255.669 3501.796 4249.693 3489.844 C 4244.115 3477.892 4239.334 3464.346 4235.350 3449.207 C 4231.366 3433.669 4229.374 3416.936 4229.374 3399.008 C 4229.374 3369.127 4234.155 3343.231 4243.717 3321.319 C 4253.677 3299.406 4266.226 3282.673 4281.366 3271.120 C 4301.286 3255.980 4320.609 3246.817 4339.334 3243.630 C 4358.059 3240.044 4375.389 3238.251 4391.326 3238.251 C 4425.588 3238.251 4452.680 3242.434 4472.600 3250.801 C 4492.520 3259.167 4505.867 3268.132 4512.640 3277.693 C 4517.022 3283.669 4520.010 3290.044 4521.604 3296.817 C 4523.198 3303.191 4524.194 3307.972 4524.592 3311.159 C 4524.592 3316.339 4525.787 3318.928 4528.178 3318.928 C 4530.170 3318.928 4531.564 3318.331 4532.361 3317.135 C 4533.556 3315.542 4534.154 3312.554 4534.154 3308.171 C 4534.154 3295.422 4534.353 3284.865 4534.751 3276.498 C 4535.150 3268.132 4535.349 3261.359 4535.349 3256.179 C 4535.747 3250.602 4536.146 3246.418 4536.544 3243.630 C 4536.943 3240.841 4537.142 3238.450 4537.142 3236.458 C 4537.142 3233.271 4534.951 3231.678 4530.568 3231.678 C 4523.795 3231.678 4516.425 3231.080 4508.457 3229.885 C 4500.489 3228.689 4493.716 3227.494 4488.138 3226.299 C 4485.748 3225.901 4481.764 3225.303 4476.186 3224.506 C 4470.608 3223.311 4464.035 3222.315 4456.465 3221.518 C 4449.294 3220.323 4441.325 3219.526 4432.561 3219.128 C 4424.194 3218.331 4415.828 3217.933 4407.461 3217.933 C 4387.142 3217.933 4364.632 3219.725 4339.931 3223.311 C 4315.629 3226.897 4291.525 3235.861 4267.621 3250.203 C 4256.067 3257.375 4244.912 3266.339 4234.155 3277.096 C 4223.398 3287.454 4214.035 3299.606 4206.067 3313.550 C 4198.099 3327.494 4191.725 3343.231 4186.944 3360.761 C 4182.163 3377.892 4179.773 3396.617 4179.773 3416.936 C 4179.773 3432.872 4181.565 3448.211 4185.151 3462.952 C 4188.737 3477.294 4193.318 3490.641 4198.896 3502.991 C 4204.872 3515.342 4211.645 3526.497 4219.215 3536.457 C 4226.784 3546.417 4234.553 3554.784 4242.521 3561.557 C 4257.262 3573.907 4272.601 3583.668 4288.537 3590.840 C 4304.872 3598.011 4320.808 3603.589 4336.346 3607.573 C 4351.884 3611.158 4366.425 3613.349 4379.971 3614.146 C 4393.915 3615.342 4405.867 3615.939 4415.828 3615.939 C 4423.397 3615.939 4431.963 3615.541 4441.525 3614.744 C 4451.086 3613.947 4460.847 3612.553 4470.807 3610.561 C 4480.768 3608.967 4490.528 3606.776 4500.090 3603.987 C 4510.050 3601.198 4519.214 3597.613 4527.580 3593.230 C 4530.767 3591.636 4532.759 3589.644 4533.556 3587.254 C 4534.353 3584.465 4534.751 3577.294 4534.751 3565.740 L 4534.751 3508.967 L 4534.751 3480.880 C 4534.751 3472.513 4534.951 3464.346 4535.349 3456.378 C 4536.146 3447.215 4537.739 3440.641 4540.130 3436.657 C 4542.919 3432.274 4547.899 3429.486 4555.070 3428.290 C 4558.257 3427.494 4560.648 3427.095 4562.241 3427.095 L 4568.217 3427.095 C 4571.006 3427.095 4572.401 3425.701 4572.401 3422.912 C 4572.401 3420.123 4569.612 3418.729 4564.034 3418.729 C 4560.050 3418.729 4555.269 3418.928 4549.692 3419.326 L 4532.959 3419.326 C 4527.779 3419.326 4523.198 3419.525 4519.214 3419.924 L 4512.640 3419.924 L 4504.871 3419.924 C 4500.489 3419.525 4495.309 3419.326 4489.333 3419.326 L 4469.612 3419.326 C 4462.839 3418.928 4456.465 3418.729 4450.489 3418.729 C 4444.911 3418.729 4442.122 3420.123 4442.122 3422.912 C 4442.122 3425.701 4443.517 3427.095 4446.305 3427.095 C 4448.696 3427.095 4451.684 3427.294 4455.270 3427.693 C 4459.254 3427.693 4462.242 3427.892 4464.234 3428.290 C 4469.413 3429.486 4473.596 3430.880 4476.783 3432.474 C 4479.971 3434.067 4482.162 3436.657 4483.357 3440.243 C 4484.951 3443.828 4485.947 3448.808 4486.345 3455.183 C 4486.744 3461.159 4486.943 3469.326 4486.943 3479.685 L 4486.943 3567.533 L 4486.943 3567.533 ZM 4782.758 3461.756 C 4782.758 3486.458 4782.559 3508.370 4782.161 3527.493 C 4782.161 3546.617 4781.364 3561.358 4779.770 3571.716 C 4778.575 3579.286 4777.181 3585.461 4775.587 3590.242 C 4774.392 3595.023 4771.205 3597.812 4766.025 3598.609 C 4763.635 3599.007 4760.846 3599.605 4757.659 3600.401 C 4754.870 3600.800 4752.280 3600.999 4749.890 3600.999 C 4747.101 3600.999 4745.707 3602.393 4745.707 3605.182 C 4745.707 3607.971 4748.495 3609.365 4754.073 3609.365 C 4758.456 3609.365 4763.236 3609.166 4768.416 3608.768 C 4773.993 3608.768 4779.372 3608.569 4784.551 3608.170 C 4790.129 3607.772 4795.109 3607.573 4799.491 3607.573 L 4807.260 3607.573 L 4823.396 3607.573 C 4830.567 3607.573 4839.730 3607.971 4850.886 3608.768 C 4861.642 3609.166 4874.591 3609.565 4889.730 3609.963 C 4904.869 3610.361 4922.399 3610.561 4942.319 3610.561 C 4947.499 3610.561 4951.682 3610.361 4954.869 3609.963 C 4958.455 3609.963 4961.244 3609.565 4963.236 3608.768 C 4965.228 3607.971 4966.821 3606.776 4968.017 3605.182 C 4969.610 3603.190 4970.805 3600.601 4971.602 3597.413 C 4972.399 3594.624 4973.196 3590.840 4973.993 3586.059 L 4976.383 3570.521 C 4977.180 3564.943 4977.778 3560.162 4978.176 3556.178 C 4978.574 3551.796 4978.774 3549.206 4978.774 3548.409 C 4978.774 3546.417 4978.574 3544.625 4978.176 3543.031 C 4977.778 3541.437 4976.782 3540.641 4975.188 3540.641 C 4972.797 3540.641 4971.005 3543.230 4969.809 3548.409 C 4968.216 3558.768 4965.427 3566.537 4961.443 3571.716 C 4957.857 3576.497 4952.678 3580.481 4945.905 3583.668 C 4939.132 3586.457 4930.367 3588.051 4919.610 3588.449 C 4908.853 3588.848 4900.089 3589.047 4893.316 3589.047 C 4880.168 3589.047 4869.611 3588.648 4861.642 3587.852 C 4853.674 3586.656 4847.300 3584.664 4842.519 3581.876 C 4838.137 3578.688 4835.149 3574.505 4833.555 3569.326 C 4831.961 3563.748 4830.965 3556.776 4830.567 3548.409 L 4830.567 3533.469 L 4830.567 3507.772 L 4830.567 3481.477 L 4830.567 3461.756 L 4830.567 3419.326 C 4830.567 3416.936 4831.762 3415.741 4834.153 3415.741 L 4848.495 3415.741 C 4855.666 3415.741 4863.435 3415.940 4871.802 3416.338 C 4880.168 3416.338 4888.336 3416.537 4896.304 3416.936 C 4904.272 3417.334 4910.049 3417.733 4913.634 3418.131 C 4923.993 3419.326 4930.766 3421.318 4933.953 3424.107 C 4937.539 3426.896 4939.730 3430.083 4940.527 3433.669 C 4941.722 3436.856 4942.319 3439.844 4942.319 3442.633 C 4942.718 3445.422 4942.917 3448.011 4942.917 3450.402 C 4942.917 3453.589 4944.112 3455.183 4946.503 3455.183 C 4948.495 3455.183 4949.690 3454.187 4950.088 3452.195 C 4950.885 3449.804 4951.284 3447.613 4951.284 3445.621 C 4951.284 3443.629 4951.483 3439.047 4951.881 3431.876 C 4952.280 3424.306 4952.877 3417.932 4953.674 3412.753 C 4954.471 3404.386 4955.268 3398.012 4956.064 3393.629 C 4957.260 3389.247 4957.857 3386.259 4957.857 3384.665 C 4957.857 3381.876 4956.861 3380.482 4954.869 3380.482 C 4954.072 3380.482 4951.483 3382.673 4947.100 3387.055 C 4944.312 3389.844 4940.925 3391.637 4936.941 3392.434 C 4932.957 3392.832 4927.778 3393.430 4921.403 3394.227 C 4918.216 3394.625 4912.240 3395.024 4903.475 3395.422 L 4875.387 3395.422 L 4847.898 3395.422 L 4833.555 3395.422 C 4831.563 3395.422 4830.567 3393.629 4830.567 3390.043 L 4830.567 3251.996 C 4830.567 3248.411 4831.563 3246.618 4833.555 3246.618 L 4846.702 3246.618 C 4853.874 3246.618 4861.642 3246.817 4870.009 3247.215 C 4878.774 3247.215 4886.941 3247.415 4894.511 3247.813 C 4902.081 3247.813 4907.061 3248.012 4909.451 3248.411 C 4916.622 3249.207 4922.399 3250.203 4926.782 3251.399 C 4931.164 3252.195 4934.750 3253.191 4937.539 3254.387 C 4940.327 3255.582 4942.319 3256.976 4943.515 3258.570 C 4945.108 3260.163 4946.304 3261.956 4947.100 3263.948 C 4948.296 3267.136 4949.092 3270.522 4949.491 3274.108 C 4949.889 3277.295 4950.088 3279.885 4950.088 3281.877 C 4950.088 3286.259 4951.483 3288.450 4954.272 3288.450 C 4955.467 3288.450 4956.463 3287.853 4957.260 3286.657 C 4958.056 3285.462 4958.654 3284.267 4959.053 3283.072 C 4959.451 3281.478 4959.650 3279.088 4959.650 3275.900 C 4960.049 3272.713 4960.447 3269.327 4960.845 3265.741 C 4961.244 3262.155 4961.443 3258.968 4961.443 3256.179 C 4961.841 3252.992 4962.041 3250.801 4962.041 3249.606 C 4962.837 3242.434 4963.634 3237.255 4964.431 3234.068 C 4965.626 3230.482 4966.224 3227.693 4966.224 3225.701 C 4966.224 3222.514 4965.427 3220.921 4963.833 3220.921 C 4962.638 3220.921 4961.443 3221.319 4960.248 3222.116 L 4956.662 3223.311 C 4954.670 3223.709 4951.483 3224.307 4947.100 3225.104 C 4942.718 3225.502 4937.937 3225.901 4932.758 3226.299 L 4919.610 3226.299 L 4895.706 3226.299 L 4866.423 3226.299 L 4838.336 3226.299 L 4816.822 3226.299 L 4807.260 3226.299 L 4799.491 3226.299 C 4795.507 3225.901 4790.527 3225.701 4784.551 3225.701 L 4765.428 3225.701 C 4758.655 3225.303 4752.280 3225.104 4746.304 3225.104 C 4740.727 3225.104 4737.938 3226.498 4737.938 3229.287 C 4737.938 3232.076 4739.332 3233.470 4742.121 3233.470 C 4744.511 3233.470 4747.499 3233.670 4751.085 3234.068 C 4755.069 3234.068 4758.057 3234.267 4760.049 3234.666 C 4768.814 3235.861 4774.392 3238.650 4776.782 3243.032 C 4779.173 3247.415 4780.766 3253.988 4781.563 3262.753 C 4781.961 3266.737 4782.161 3271.120 4782.161 3275.900 C 4782.559 3280.283 4782.758 3286.458 4782.758 3294.426 L 4782.758 3324.307 L 4782.758 3372.115 L 4782.758 3461.756 L 4782.758 3461.756 ZM 6478.171 3183.271 L 6553.469 3184.467 C 6567.812 3184.865 6579.565 3186.060 6588.728 3188.052 C 6598.290 3189.646 6605.660 3191.837 6610.839 3194.626 C 6616.417 3197.415 6620.401 3200.801 6622.792 3204.785 C 6625.182 3208.769 6626.576 3212.952 6626.975 3217.335 L 6627.572 3223.909 C 6627.971 3228.291 6628.369 3231.080 6628.768 3232.275 C 6629.564 3233.470 6630.760 3234.068 6632.353 3234.068 C 6635.142 3234.068 6636.537 3231.478 6636.537 3226.299 L 6636.537 3216.140 C 6636.935 3210.562 6637.134 3204.387 6637.134 3197.614 C 6637.533 3190.841 6637.732 3184.068 6637.732 3177.295 C 6638.130 3170.522 6638.329 3164.945 6638.329 3160.562 C 6638.329 3158.570 6638.130 3156.977 6637.732 3155.781 C 6637.732 3154.188 6636.935 3153.391 6635.341 3153.391 C 6634.146 3153.391 6632.154 3153.789 6629.365 3154.586 C 6626.576 3154.985 6622.991 3155.582 6618.608 3156.379 C 6613.827 3157.176 6607.851 3157.973 6600.680 3158.769 C 6593.907 3159.168 6585.740 3159.367 6576.178 3159.367 L 6352.075 3159.367 C 6348.490 3159.367 6341.916 3159.168 6332.354 3158.769 C 6322.793 3157.973 6313.629 3157.176 6304.864 3156.379 C 6296.896 3155.582 6290.920 3154.188 6286.936 3152.196 C 6283.351 3150.204 6280.562 3149.208 6278.570 3149.208 C 6277.374 3149.208 6276.179 3150.602 6274.984 3153.391 C 6274.187 3156.180 6273.390 3158.570 6272.594 3160.562 C 6272.195 3161.757 6271.199 3165.343 6269.606 3171.319 C 6268.410 3177.295 6267.016 3183.869 6265.422 3191.040 C 6263.829 3198.211 6262.434 3204.984 6261.239 3211.359 C 6260.044 3217.335 6259.446 3221.120 6259.446 3222.713 C 6259.446 3226.299 6260.442 3228.092 6262.434 3228.092 C 6264.825 3228.092 6266.817 3226.100 6268.410 3222.116 C 6269.207 3220.124 6270.203 3217.933 6271.398 3215.542 C 6272.992 3212.753 6275.382 3208.769 6278.570 3203.590 C 6280.960 3200.004 6283.749 3197.016 6286.936 3194.626 C 6290.123 3192.235 6294.107 3190.443 6298.888 3189.247 C 6303.669 3187.654 6309.247 3186.459 6315.621 3185.662 C 6322.394 3184.865 6330.362 3184.467 6339.526 3184.467 L 6427.972 3183.271 L 6427.972 3436.059 C 6427.972 3464.744 6427.772 3490.442 6427.374 3513.151 C 6427.374 3535.461 6426.577 3552.991 6424.983 3565.740 C 6423.788 3574.505 6421.995 3581.876 6419.605 3587.852 C 6417.613 3593.828 6413.629 3597.413 6407.653 3598.609 C 6404.864 3599.405 6401.876 3600.003 6398.689 3600.401 C 6395.502 3600.800 6392.513 3600.999 6389.725 3600.999 C 6386.537 3600.999 6384.944 3602.194 6384.944 3604.585 C 6384.944 3607.772 6388.131 3609.365 6394.506 3609.365 C 6398.888 3609.365 6404.266 3609.166 6410.641 3608.768 C 6417.015 3608.768 6423.191 3608.569 6429.167 3608.170 C 6435.143 3608.170 6440.322 3607.971 6444.705 3607.573 L 6453.071 3607.573 L 6460.840 3607.573 C 6465.621 3607.971 6471.398 3608.170 6478.171 3608.170 C 6485.342 3608.569 6493.111 3608.768 6501.477 3608.768 C 6509.844 3609.166 6518.210 3609.365 6526.577 3609.365 C 6532.951 3609.365 6536.138 3607.772 6536.138 3604.585 C 6536.138 3602.194 6534.545 3600.999 6531.358 3600.999 C 6528.569 3600.999 6524.386 3600.800 6518.808 3600.401 C 6513.629 3600.003 6508.848 3599.405 6504.465 3598.609 C 6495.302 3597.413 6489.326 3593.828 6486.537 3587.852 C 6483.748 3581.876 6481.955 3574.505 6481.159 3565.740 C 6479.565 3552.991 6478.569 3535.461 6478.171 3513.151 L 6478.171 3436.059 L 6478.171 3183.271 L 6478.171 3183.271 ZM 7148.686 3372.115 L 7148.686 3324.307 L 7148.686 3294.426 L 7148.686 3275.900 C 7149.084 3271.120 7149.483 3266.737 7149.881 3262.753 C 7150.678 3253.590 7152.073 3247.016 7154.065 3243.032 C 7156.455 3239.048 7161.037 3236.259 7167.810 3234.666 C 7170.997 3233.869 7173.387 3233.470 7174.981 3233.470 L 7180.957 3233.470 C 7184.144 3233.470 7185.738 3232.076 7185.738 3229.287 C 7185.738 3226.498 7182.750 3225.104 7176.774 3225.104 C 7172.790 3225.104 7168.009 3225.303 7162.431 3225.701 L 7145.698 3225.701 C 7140.519 3225.701 7135.937 3225.901 7131.953 3226.299 L 7124.782 3226.299 L 7117.611 3226.299 C 7113.626 3225.901 7108.646 3225.701 7102.670 3225.701 L 7083.547 3225.701 C 7077.172 3225.303 7070.997 3225.104 7065.021 3225.104 C 7059.443 3225.104 7056.655 3226.498 7056.655 3229.287 C 7056.655 3232.076 7058.049 3233.470 7060.838 3233.470 C 7063.228 3233.470 7066.216 3233.670 7069.802 3234.068 C 7073.786 3234.068 7076.774 3234.267 7078.766 3234.666 C 7087.531 3235.861 7092.909 3238.650 7094.901 3243.032 C 7097.292 3247.415 7098.885 3253.988 7099.682 3262.753 L 7099.682 3275.900 C 7100.081 3280.283 7100.280 3286.458 7100.280 3294.426 C 7100.678 3302.394 7100.877 3312.753 7100.877 3325.502 L 7100.877 3373.310 L 7100.877 3384.067 C 7100.877 3386.059 7099.881 3387.055 7097.889 3387.055 L 6878.568 3387.055 C 6876.575 3387.055 6875.579 3386.059 6875.579 3384.067 L 6875.579 3373.310 L 6875.579 3325.502 L 6875.579 3294.426 L 6875.579 3275.900 C 6875.978 3271.120 6876.177 3266.737 6876.177 3262.753 C 6876.974 3253.590 6878.368 3247.016 6880.360 3243.032 C 6882.751 3239.048 6887.532 3236.259 6894.703 3234.666 C 6897.890 3233.869 6900.281 3233.470 6901.874 3233.470 L 6907.850 3233.470 C 6910.639 3233.470 6912.034 3232.076 6912.034 3229.287 C 6912.034 3226.498 6909.245 3225.104 6903.667 3225.104 C 6899.683 3225.104 6894.703 3225.303 6888.727 3225.701 L 6871.994 3225.701 C 6866.815 3225.701 6862.233 3225.901 6858.249 3226.299 L 6851.675 3226.299 L 6843.906 3226.299 C 6839.922 3225.901 6834.942 3225.701 6828.966 3225.701 L 6810.440 3225.701 C 6803.667 3225.303 6797.293 3225.104 6791.317 3225.104 C 6785.739 3225.104 6782.950 3226.498 6782.950 3229.287 C 6782.950 3232.076 6784.345 3233.470 6787.134 3233.470 C 6789.524 3233.470 6792.512 3233.670 6796.098 3234.068 C 6800.082 3234.068 6803.070 3234.267 6805.062 3234.666 C 6813.827 3235.861 6819.404 3238.650 6821.795 3243.032 C 6824.185 3247.415 6825.779 3253.988 6826.576 3262.753 C 6826.974 3266.737 6827.173 3271.120 6827.173 3275.900 C 6827.572 3280.283 6827.771 3286.458 6827.771 3294.426 L 6827.771 3324.307 L 6827.771 3372.115 L 6827.771 3461.756 C 6827.771 3486.458 6827.572 3508.370 6827.173 3527.493 C 6827.173 3546.617 6826.376 3561.358 6824.783 3571.716 C 6823.588 3579.286 6822.193 3585.461 6820.600 3590.242 C 6819.404 3594.624 6816.217 3597.413 6811.038 3598.609 C 6808.647 3599.405 6805.859 3600.003 6802.671 3600.401 C 6799.883 3600.800 6797.293 3600.999 6794.902 3600.999 C 6792.114 3600.999 6790.719 3602.393 6790.719 3605.182 C 6790.719 3607.971 6793.508 3609.365 6799.086 3609.365 C 6803.070 3609.365 6807.851 3609.166 6813.428 3608.768 C 6819.404 3608.768 6824.982 3608.569 6830.161 3608.170 C 6835.739 3608.170 6840.520 3607.971 6844.504 3607.573 L 6851.675 3607.573 L 6858.249 3607.573 C 6862.631 3607.971 6867.811 3608.170 6873.787 3608.170 C 6880.161 3608.569 6887.133 3608.768 6894.703 3608.768 C 6902.273 3609.166 6909.643 3609.365 6916.814 3609.365 C 6922.392 3609.365 6925.181 3607.971 6925.181 3605.182 C 6925.181 3602.393 6923.786 3600.999 6920.998 3600.999 C 6918.607 3600.999 6915.022 3600.800 6910.241 3600.401 C 6905.460 3600.003 6901.077 3599.405 6897.093 3598.609 C 6889.125 3597.413 6884.145 3594.624 6882.153 3590.242 C 6880.161 3585.461 6878.767 3579.286 6877.970 3571.716 C 6876.775 3561.358 6875.978 3546.816 6875.579 3528.091 L 6875.579 3462.952 L 6875.579 3412.155 C 6875.579 3410.163 6876.575 3409.167 6878.568 3409.167 L 7097.889 3409.167 C 7099.881 3409.167 7100.877 3410.163 7100.877 3412.155 L 7100.877 3462.952 C 7100.877 3487.653 7100.678 3509.366 7100.280 3528.091 C 7100.280 3546.417 7099.682 3560.760 7098.487 3571.119 C 7097.690 3578.688 7096.495 3584.864 7094.901 3589.644 C 7093.308 3594.425 7089.722 3597.413 7084.144 3598.609 C 7081.754 3599.405 7079.164 3600.003 7076.376 3600.401 C 7073.587 3600.800 7070.997 3600.999 7068.607 3600.999 C 7065.818 3600.999 7064.423 3602.393 7064.423 3605.182 C 7064.423 3607.971 7067.212 3609.365 7072.790 3609.365 C 7076.774 3609.365 7081.555 3609.166 7087.133 3608.768 C 7092.710 3608.768 7098.089 3608.569 7103.268 3608.170 C 7108.846 3608.170 7113.626 3607.971 7117.611 3607.573 L 7124.782 3607.573 L 7131.953 3607.573 C 7136.336 3607.971 7141.515 3608.170 7147.491 3608.170 C 7153.865 3608.569 7160.638 3608.768 7167.810 3608.768 C 7175.379 3609.166 7182.750 3609.365 7189.921 3609.365 C 7195.897 3609.365 7198.885 3607.971 7198.885 3605.182 C 7198.885 3602.393 7197.292 3600.999 7194.104 3600.999 C 7192.112 3600.999 7188.527 3600.800 7183.347 3600.401 C 7178.566 3600.003 7174.383 3599.405 7170.798 3598.609 C 7162.829 3597.413 7157.849 3594.624 7155.857 3590.242 C 7153.865 3585.461 7152.471 3579.286 7151.674 3571.716 C 7150.479 3561.358 7149.682 3546.617 7149.284 3527.493 C 7148.885 3508.370 7148.686 3486.458 7148.686 3461.756 L 7148.686 3372.115 L 7148.686 3372.115 ZM 7411.634 3461.756 C 7411.634 3486.458 7411.434 3508.370 7411.036 3527.493 C 7411.036 3546.617 7410.239 3561.358 7408.646 3571.716 C 7407.450 3579.286 7406.056 3585.461 7404.462 3590.242 C 7403.267 3595.023 7400.080 3597.812 7394.901 3598.609 C 7392.510 3599.007 7389.721 3599.605 7386.534 3600.401 C 7383.745 3600.800 7381.156 3600.999 7378.765 3600.999 C 7375.976 3600.999 7374.582 3602.393 7374.582 3605.182 C 7374.582 3607.971 7377.371 3609.365 7382.948 3609.365 C 7387.331 3609.365 7392.112 3609.166 7397.291 3608.768 C 7402.869 3608.768 7408.247 3608.569 7413.426 3608.170 C 7419.004 3607.772 7423.984 3607.573 7428.367 3607.573 L 7436.135 3607.573 L 7452.271 3607.573 C 7459.442 3607.573 7468.605 3607.971 7479.761 3608.768 C 7490.518 3609.166 7503.466 3609.565 7518.605 3609.963 C 7533.745 3610.361 7551.275 3610.561 7571.195 3610.561 C 7576.374 3610.561 7580.557 3610.361 7583.745 3609.963 C 7587.330 3609.963 7590.119 3609.565 7592.111 3608.768 C 7594.103 3607.971 7595.697 3606.776 7596.892 3605.182 C 7598.485 3603.190 7599.681 3600.601 7600.478 3597.413 C 7601.274 3594.624 7602.071 3590.840 7602.868 3586.059 L 7605.258 3570.521 C 7606.055 3564.943 7606.653 3560.162 7607.051 3556.178 C 7607.450 3551.796 7607.649 3549.206 7607.649 3548.409 C 7607.649 3546.417 7607.450 3544.625 7607.051 3543.031 C 7606.653 3541.437 7605.657 3540.641 7604.063 3540.641 C 7601.673 3540.641 7599.880 3543.230 7598.685 3548.409 C 7597.091 3558.768 7594.302 3566.537 7590.318 3571.716 C 7586.733 3576.497 7581.553 3580.481 7574.780 3583.668 C 7568.008 3586.457 7559.243 3588.051 7548.486 3588.449 C 7537.729 3588.848 7528.964 3589.047 7522.191 3589.047 C 7509.044 3589.047 7498.486 3588.648 7490.518 3587.852 C 7482.550 3586.656 7476.175 3584.664 7471.394 3581.876 C 7467.012 3578.688 7464.024 3574.505 7462.430 3569.326 C 7460.837 3563.748 7459.841 3556.776 7459.442 3548.409 L 7459.442 3533.469 L 7459.442 3507.772 L 7459.442 3481.477 L 7459.442 3461.756 L 7459.442 3419.326 C 7459.442 3416.936 7460.637 3415.741 7463.028 3415.741 L 7477.370 3415.741 C 7484.542 3415.741 7492.311 3415.940 7500.677 3416.338 C 7509.044 3416.338 7517.211 3416.537 7525.179 3416.936 C 7533.147 3417.334 7538.924 3417.733 7542.510 3418.131 C 7552.868 3419.326 7559.641 3421.318 7562.828 3424.107 C 7566.414 3426.896 7568.605 3430.083 7569.402 3433.669 C 7570.597 3436.856 7571.195 3439.844 7571.195 3442.633 C 7571.593 3445.422 7571.792 3448.011 7571.792 3450.402 C 7571.792 3453.589 7572.988 3455.183 7575.378 3455.183 C 7577.370 3455.183 7578.565 3454.187 7578.964 3452.195 C 7579.760 3449.804 7580.159 3447.613 7580.159 3445.621 C 7580.159 3443.629 7580.358 3439.047 7580.756 3431.876 C 7581.155 3424.306 7581.752 3417.932 7582.549 3412.753 C 7583.346 3404.386 7584.143 3398.012 7584.940 3393.629 C 7586.135 3389.247 7586.733 3386.259 7586.733 3384.665 C 7586.733 3381.876 7585.737 3380.482 7583.745 3380.482 C 7582.948 3380.482 7580.358 3382.673 7575.976 3387.055 C 7573.187 3389.844 7569.800 3391.637 7565.816 3392.434 C 7561.832 3392.832 7556.653 3393.430 7550.278 3394.227 C 7547.091 3394.625 7541.115 3395.024 7532.350 3395.422 L 7504.263 3395.422 L 7476.773 3395.422 L 7462.430 3395.422 C 7460.438 3395.422 7459.442 3393.629 7459.442 3390.043 L 7459.442 3251.996 C 7459.442 3248.411 7460.438 3246.618 7462.430 3246.618 L 7475.578 3246.618 C 7482.749 3246.618 7490.518 3246.817 7498.884 3247.215 C 7507.649 3247.215 7515.816 3247.415 7523.386 3247.813 C 7530.956 3247.813 7535.936 3248.012 7538.326 3248.411 C 7545.498 3249.207 7551.275 3250.203 7555.657 3251.399 C 7560.039 3252.195 7563.625 3253.191 7566.414 3254.387 C 7569.203 3255.582 7571.195 3256.976 7572.390 3258.570 C 7573.984 3260.163 7575.179 3261.956 7575.976 3263.948 C 7577.171 3267.136 7577.968 3270.522 7578.366 3274.108 C 7578.764 3277.295 7578.964 3279.885 7578.964 3281.877 C 7578.964 3286.259 7580.358 3288.450 7583.147 3288.450 C 7584.342 3288.450 7585.338 3287.853 7586.135 3286.657 C 7586.932 3285.462 7587.529 3284.267 7587.928 3283.072 C 7588.326 3281.478 7588.525 3279.088 7588.525 3275.900 C 7588.924 3272.713 7589.322 3269.327 7589.721 3265.741 C 7590.119 3262.155 7590.318 3258.968 7590.318 3256.179 C 7590.717 3252.992 7590.916 3250.801 7590.916 3249.606 C 7591.713 3242.434 7592.509 3237.255 7593.306 3234.068 C 7594.501 3230.482 7595.099 3227.693 7595.099 3225.701 C 7595.099 3222.514 7594.302 3220.921 7592.709 3220.921 C 7591.513 3220.921 7590.318 3221.319 7589.123 3222.116 L 7585.537 3223.311 C 7583.545 3223.709 7580.358 3224.307 7575.976 3225.104 C 7571.593 3225.502 7566.812 3225.901 7561.633 3226.299 L 7548.486 3226.299 L 7524.581 3226.299 L 7495.299 3226.299 L 7467.211 3226.299 L 7445.697 3226.299 L 7436.135 3226.299 L 7428.367 3226.299 C 7424.383 3225.901 7419.402 3225.701 7413.426 3225.701 L 7394.303 3225.701 C 7387.530 3225.303 7381.156 3225.104 7375.179 3225.104 C 7369.602 3225.104 7366.813 3226.498 7366.813 3229.287 C 7366.813 3232.076 7368.207 3233.470 7370.996 3233.470 C 7373.387 3233.470 7376.375 3233.670 7379.960 3234.068 C 7383.944 3234.068 7386.932 3234.267 7388.924 3234.666 C 7397.689 3235.861 7403.267 3238.650 7405.657 3243.032 C 7408.048 3247.415 7409.642 3253.988 7410.438 3262.753 C 7410.837 3266.737 7411.036 3271.120 7411.036 3275.900 C 7411.434 3280.283 7411.634 3286.458 7411.634 3294.426 L 7411.634 3324.307 L 7411.634 3372.115 L 7411.634 3461.756 L 7411.634 3461.756 ZM 7830.557 3461.756 C 7830.557 3486.458 7830.357 3508.370 7829.959 3527.493 C 7829.959 3546.617 7829.162 3561.358 7827.569 3571.716 C 7826.373 3579.286 7824.979 3585.461 7823.385 3590.242 C 7822.190 3594.624 7819.003 3597.413 7813.824 3598.609 C 7811.433 3599.405 7808.644 3600.003 7805.457 3600.401 C 7802.668 3600.800 7800.079 3600.999 7797.688 3600.999 C 7794.899 3600.999 7793.505 3602.393 7793.505 3605.182 C 7793.505 3607.971 7796.294 3609.365 7801.871 3609.365 C 7805.855 3609.365 7810.835 3609.166 7816.812 3608.768 C 7822.788 3608.768 7828.365 3608.569 7833.545 3608.170 C 7839.122 3608.170 7843.903 3607.971 7847.887 3607.573 L 7853.863 3607.573 L 7860.437 3607.573 C 7864.819 3607.971 7869.999 3608.170 7875.975 3608.170 C 7882.349 3608.569 7889.122 3608.768 7896.293 3608.768 C 7903.863 3609.166 7911.234 3609.365 7918.405 3609.365 C 7923.983 3609.365 7926.771 3607.971 7926.771 3605.182 C 7926.771 3602.393 7925.377 3600.999 7922.588 3600.999 C 7920.198 3600.999 7916.612 3600.800 7911.831 3600.401 C 7907.050 3600.003 7902.867 3599.405 7899.281 3598.609 C 7891.313 3597.413 7885.935 3594.624 7883.146 3590.242 C 7880.756 3585.461 7879.162 3579.286 7878.365 3571.716 C 7877.170 3561.358 7876.373 3546.816 7875.975 3528.091 L 7875.975 3462.354 L 7875.975 3450.402 C 7875.975 3447.613 7877.170 3446.219 7879.560 3446.219 L 7946.492 3447.414 C 7949.281 3447.414 7951.672 3448.410 7953.664 3450.402 C 7956.453 3453.987 7959.839 3458.569 7963.823 3464.147 C 7968.205 3469.724 7972.787 3475.900 7977.568 3482.673 C 7982.747 3489.047 7988.126 3496.019 7993.703 3503.589 C 7999.281 3510.760 8004.859 3517.732 8010.436 3524.505 C 8025.576 3543.629 8038.325 3559.366 8048.683 3571.716 C 8059.440 3584.067 8070.596 3593.230 8082.149 3599.206 C 8088.922 3602.792 8096.093 3605.381 8103.663 3606.975 C 8111.631 3608.569 8123.185 3609.365 8138.324 3609.365 L 8171.193 3609.365 C 8175.974 3609.365 8179.161 3608.967 8180.755 3608.170 C 8182.747 3607.772 8183.743 3606.776 8183.743 3605.182 C 8183.743 3602.393 8182.149 3600.999 8178.962 3600.999 L 8172.388 3600.999 C 8169.599 3600.601 8165.615 3600.003 8160.436 3599.206 C 8153.663 3598.409 8145.695 3596.019 8136.532 3592.035 C 8127.368 3587.652 8115.815 3578.290 8101.870 3563.947 C 8086.731 3548.011 8069.998 3528.888 8051.671 3506.577 C 8033.345 3484.266 8013.424 3459.565 7991.911 3432.474 C 8016.213 3411.757 8032.946 3392.036 8042.110 3373.310 C 8051.671 3354.187 8056.452 3335.263 8056.452 3316.538 C 8056.452 3307.773 8055.058 3299.805 8052.269 3292.633 C 8049.879 3285.064 8046.691 3278.291 8042.707 3272.315 C 8039.122 3266.339 8035.138 3261.359 8030.755 3257.375 C 8026.771 3252.992 8023.185 3249.606 8019.998 3247.215 C 8006.054 3237.654 7990.317 3231.678 7972.787 3229.287 C 7955.656 3226.498 7938.724 3225.104 7921.990 3225.104 C 7918.006 3225.104 7912.429 3225.303 7905.257 3225.701 L 7884.939 3225.701 C 7878.166 3225.701 7871.991 3225.901 7866.413 3226.299 L 7856.254 3226.299 L 7848.485 3226.299 C 7844.102 3225.901 7838.923 3225.701 7832.947 3225.701 L 7813.226 3225.701 C 7806.453 3225.303 7800.079 3225.104 7794.102 3225.104 C 7788.525 3225.104 7785.736 3226.498 7785.736 3229.287 C 7785.736 3232.076 7787.130 3233.470 7789.919 3233.470 C 7792.310 3233.470 7795.298 3233.670 7798.883 3234.068 C 7802.867 3234.068 7805.855 3234.267 7807.847 3234.666 C 7816.612 3235.861 7822.190 3238.650 7824.580 3243.032 C 7826.971 3247.415 7828.565 3253.988 7829.361 3262.753 C 7829.760 3266.737 7829.959 3271.120 7829.959 3275.900 C 7830.357 3280.283 7830.557 3286.458 7830.557 3294.426 L 7830.557 3324.307 L 7830.557 3372.115 L 7830.557 3461.756 L 7830.557 3461.756 ZM 7875.975 3251.996 C 7875.975 3249.606 7877.369 3247.614 7880.158 3246.020 C 7882.947 3245.223 7887.927 3244.626 7895.098 3244.227 C 7902.269 3243.430 7909.839 3243.032 7917.807 3243.032 C 7946.094 3243.032 7968.205 3251.797 7984.142 3269.327 C 8000.476 3286.458 8008.644 3310.960 8008.644 3342.833 C 8008.644 3362.354 8005.656 3378.689 7999.679 3391.836 C 7993.703 3404.984 7986.134 3414.545 7976.970 3420.521 C 7970.596 3424.904 7964.022 3427.494 7957.249 3428.290 C 7950.476 3429.087 7943.903 3429.486 7937.528 3429.486 C 7931.552 3429.486 7925.576 3429.286 7919.600 3428.888 C 7913.624 3428.490 7907.847 3427.892 7902.269 3427.095 C 7897.090 3426.298 7892.509 3425.502 7888.524 3424.705 C 7884.540 3423.908 7881.552 3422.912 7879.560 3421.717 C 7877.170 3420.123 7875.975 3417.932 7875.975 3415.143 L 7875.975 3251.996 L 7875.975 3251.996 ZM 8281.152 3553.190 C 8275.973 3565.939 8270.196 3576.497 8263.822 3584.864 C 8257.846 3593.230 8248.882 3598.210 8236.929 3599.804 C 8234.937 3600.202 8232.348 3600.601 8229.160 3600.999 L 8221.392 3600.999 C 8218.204 3600.999 8216.611 3602.393 8216.611 3605.182 C 8216.611 3607.971 8219.997 3609.365 8226.770 3609.365 C 8231.949 3609.365 8237.328 3609.166 8242.905 3608.768 C 8248.882 3608.768 8254.260 3608.569 8259.041 3608.170 C 8264.220 3608.170 8268.603 3607.971 8272.188 3607.573 L 8279.957 3607.573 L 8287.726 3607.573 C 8291.710 3607.971 8296.093 3608.170 8300.873 3608.170 C 8305.654 3608.569 8310.435 3608.768 8315.216 3608.768 C 8319.997 3609.166 8323.981 3609.365 8327.168 3609.365 C 8332.347 3609.365 8334.937 3607.971 8334.937 3605.182 C 8334.937 3602.393 8333.144 3600.999 8329.559 3600.999 L 8324.778 3600.999 C 8320.395 3600.999 8316.212 3600.003 8312.228 3598.011 C 8308.642 3596.019 8306.849 3592.433 8306.849 3587.254 C 8306.849 3578.091 8309.439 3566.736 8314.618 3553.190 L 8344.499 3471.916 C 8345.694 3469.127 8347.487 3467.732 8349.877 3467.732 L 8471.192 3467.732 C 8473.184 3467.732 8474.777 3468.728 8475.972 3470.721 L 8523.183 3587.254 C 8525.175 3591.636 8525.175 3594.824 8523.183 3596.816 C 8521.590 3598.808 8519.996 3600.202 8518.402 3600.999 C 8517.207 3601.796 8516.211 3602.393 8515.414 3602.792 C 8515.016 3602.792 8514.817 3603.389 8514.817 3604.585 C 8514.817 3606.178 8516.610 3607.174 8520.195 3607.573 C 8523.781 3607.573 8528.163 3607.772 8533.343 3608.170 C 8542.506 3608.569 8551.470 3608.768 8560.235 3608.768 C 8569.398 3609.166 8577.765 3609.365 8585.335 3609.365 L 8605.056 3609.365 L 8616.410 3609.365 C 8619.597 3609.365 8622.386 3608.967 8624.777 3608.170 C 8627.167 3607.772 8628.362 3606.776 8628.362 3605.182 C 8628.362 3603.589 8627.565 3602.593 8625.972 3602.194 C 8624.777 3601.397 8623.382 3600.999 8621.789 3600.999 C 8619.000 3600.999 8615.813 3600.800 8612.227 3600.401 C 8608.641 3600.003 8604.856 3599.206 8600.872 3598.011 C 8598.083 3597.214 8595.095 3596.019 8591.908 3594.425 C 8588.721 3592.832 8585.135 3590.043 8581.151 3586.059 C 8577.566 3582.075 8573.582 3576.696 8569.199 3569.923 C 8565.215 3563.150 8560.833 3553.987 8556.052 3542.433 C 8550.474 3529.684 8543.701 3513.748 8535.733 3494.625 C 8528.163 3475.103 8519.996 3454.585 8511.231 3433.071 C 8502.466 3411.557 8493.502 3389.844 8484.339 3367.932 C 8475.574 3345.621 8467.407 3325.303 8459.837 3306.976 C 8452.267 3288.251 8445.694 3272.315 8440.116 3259.167 C 8434.937 3246.020 8431.550 3237.654 8429.957 3234.068 L 8423.383 3220.921 C 8422.188 3217.335 8420.196 3215.542 8417.407 3215.542 C 8415.415 3215.542 8413.622 3216.737 8412.028 3219.128 C 8410.435 3221.518 8408.044 3226.897 8404.857 3235.263 L 8281.152 3553.190 L 8281.152 3553.190 ZM 8357.048 3446.816 C 8355.056 3446.816 8354.459 3445.621 8355.256 3443.231 L 8404.259 3303.988 C 8407.048 3296.418 8410.036 3296.418 8413.224 3303.988 L 8465.215 3443.231 C 8465.614 3445.621 8465.016 3446.816 8463.423 3446.816 L 8357.048 3446.816 L 8357.048 3446.816 ZM 8787.326 3461.756 C 8787.326 3486.458 8787.127 3508.370 8786.729 3527.493 C 8786.729 3546.617 8785.932 3561.358 8784.338 3571.716 C 8783.143 3579.286 8781.748 3585.461 8780.155 3590.242 C 8778.960 3594.624 8775.772 3597.413 8770.593 3598.609 C 8768.203 3599.405 8765.414 3600.003 8762.227 3600.401 C 8759.438 3600.800 8756.848 3600.999 8754.458 3600.999 C 8751.669 3600.999 8750.274 3602.393 8750.274 3605.182 C 8750.274 3607.971 8753.063 3609.365 8758.641 3609.365 C 8762.625 3609.365 8767.406 3609.166 8772.984 3608.768 C 8778.960 3608.768 8784.537 3608.569 8789.717 3608.170 C 8795.294 3608.170 8800.075 3607.971 8804.059 3607.573 L 8810.633 3607.573 L 8817.804 3607.573 C 8822.187 3607.971 8827.366 3608.170 8833.342 3608.170 C 8839.716 3608.569 8846.688 3608.768 8854.258 3608.768 C 8861.828 3609.166 8869.198 3609.365 8876.370 3609.365 C 8881.947 3609.365 8884.736 3607.971 8884.736 3605.182 C 8884.736 3602.393 8883.342 3600.999 8880.553 3600.999 C 8878.162 3600.999 8874.577 3600.800 8869.796 3600.401 C 8865.015 3600.003 8860.832 3599.405 8857.246 3598.609 C 8849.278 3597.413 8843.900 3594.624 8841.111 3590.242 C 8838.720 3585.461 8837.127 3579.286 8836.330 3571.716 C 8835.135 3561.358 8834.338 3546.617 8833.939 3527.493 L 8833.939 3461.756 L 8833.939 3254.984 C 8833.939 3249.008 8835.334 3245.821 8838.123 3245.422 C 8840.912 3244.626 8845.294 3243.829 8851.270 3243.032 C 8857.645 3242.235 8863.023 3241.837 8867.406 3241.837 L 8879.358 3241.837 C 8884.935 3241.837 8890.911 3242.634 8897.286 3244.227 C 8903.660 3245.422 8910.433 3247.813 8917.605 3251.399 C 8924.776 3254.586 8931.748 3259.566 8938.521 3266.339 C 8945.692 3273.112 8951.270 3280.283 8955.254 3287.853 C 8959.238 3295.024 8962.226 3302.195 8964.218 3309.366 C 8966.210 3316.139 8967.405 3322.514 8967.804 3328.490 C 8968.202 3334.466 8968.401 3339.446 8968.401 3343.430 C 8968.401 3354.984 8966.011 3365.741 8961.230 3375.701 C 8956.449 3385.661 8949.676 3394.426 8940.911 3401.996 C 8932.146 3409.167 8921.788 3414.944 8909.836 3419.326 C 8898.282 3423.310 8885.334 3425.302 8870.991 3425.302 C 8865.413 3425.302 8861.629 3425.701 8859.637 3426.498 C 8858.043 3427.294 8857.246 3428.689 8857.246 3430.681 C 8857.246 3431.876 8857.844 3433.071 8859.039 3434.266 C 8860.234 3435.063 8861.429 3435.462 8862.625 3435.462 C 8864.218 3435.860 8866.609 3436.059 8869.796 3436.059 L 8877.565 3436.059 C 8897.883 3436.059 8916.210 3433.270 8932.545 3427.693 C 8949.278 3421.717 8963.620 3413.549 8975.572 3403.191 C 8987.525 3392.434 8996.688 3379.685 9003.062 3364.944 C 9009.835 3349.805 9013.222 3333.072 9013.222 3314.745 C 9013.222 3300.801 9010.234 3288.649 9004.258 3278.291 C 8998.680 3267.534 8992.903 3259.367 8986.927 3253.789 C 8984.537 3251.797 8981.150 3249.207 8976.768 3246.020 C 8972.385 3242.833 8966.210 3239.646 8958.242 3236.458 C 8950.672 3233.271 8940.911 3230.681 8928.959 3228.689 C 8917.405 3226.299 8903.262 3225.104 8886.529 3225.104 C 8880.553 3225.104 8873.780 3225.303 8866.210 3225.701 L 8844.696 3225.701 C 8837.525 3225.701 8830.951 3225.901 8824.975 3226.299 L 8811.828 3226.299 L 8803.462 3226.299 C 8799.477 3225.901 8794.497 3225.701 8788.521 3225.701 L 8769.995 3225.701 C 8763.223 3225.303 8756.848 3225.104 8750.872 3225.104 C 8745.294 3225.104 8742.506 3226.498 8742.506 3229.287 C 8742.506 3232.076 8743.900 3233.470 8746.689 3233.470 C 8749.079 3233.470 8752.067 3233.670 8755.653 3234.068 C 8759.637 3234.068 8762.625 3234.267 8764.617 3234.666 C 8773.382 3235.861 8778.960 3238.650 8781.350 3243.032 C 8783.740 3247.415 8785.334 3253.988 8786.131 3262.753 C 8786.529 3266.737 8786.729 3271.120 8786.729 3275.900 C 8787.127 3280.283 8787.326 3286.458 8787.326 3294.426 L 8787.326 3324.307 L 8787.326 3372.115 L 8787.326 3461.756 L 8787.326 3461.756 ZM 9286.926 3520.920 L 9286.926 3541.836 C 9286.926 3551.398 9286.527 3561.358 9285.730 3571.716 C 9284.934 3579.286 9283.539 3585.461 9281.547 3590.242 C 9279.555 3594.624 9275.770 3597.413 9270.193 3598.609 C 9267.802 3599.405 9265.213 3600.003 9262.424 3600.401 C 9259.635 3600.800 9257.045 3600.999 9254.655 3600.999 C 9251.866 3600.999 9250.472 3602.393 9250.472 3605.182 C 9250.472 3607.971 9253.260 3609.365 9258.838 3609.365 C 9262.822 3609.365 9267.603 3609.166 9273.181 3608.768 C 9278.758 3608.768 9284.137 3608.569 9289.316 3608.170 C 9294.894 3608.170 9299.475 3607.971 9303.061 3607.573 L 9310.232 3607.573 L 9317.404 3607.573 C 9321.786 3607.971 9327.165 3608.170 9333.539 3608.170 C 9339.914 3608.569 9346.886 3608.768 9354.455 3608.768 C 9362.025 3609.166 9369.395 3609.365 9376.567 3609.365 C 9382.144 3609.365 9384.933 3607.971 9384.933 3605.182 C 9384.933 3602.393 9383.539 3600.999 9380.750 3600.999 C 9378.360 3600.999 9374.575 3600.800 9369.395 3600.401 C 9364.615 3600.003 9360.431 3599.405 9356.846 3598.609 C 9348.878 3597.413 9343.698 3594.624 9341.308 3590.242 C 9338.918 3585.461 9337.324 3579.286 9336.527 3571.716 C 9335.730 3561.358 9335.133 3551.398 9334.734 3541.836 L 9334.734 3520.920 L 9334.734 3477.294 L 9334.734 3452.792 C 9334.734 3444.426 9336.925 3435.661 9341.308 3426.498 C 9342.902 3422.912 9346.089 3416.936 9350.870 3408.569 C 9356.049 3400.203 9361.826 3390.641 9368.200 3379.884 C 9374.973 3368.729 9382.144 3357.175 9389.714 3345.223 C 9397.284 3333.271 9404.455 3321.916 9411.228 3311.159 C 9418.399 3300.402 9424.774 3291.040 9430.351 3283.072 C 9436.328 3274.705 9440.710 3268.729 9443.499 3265.144 C 9449.076 3258.371 9453.459 3253.391 9456.646 3250.203 C 9460.232 3246.618 9464.614 3243.231 9469.794 3240.044 C 9474.176 3237.654 9478.558 3236.060 9482.941 3235.263 C 9487.323 3234.068 9491.108 3233.470 9494.295 3233.470 C 9496.287 3233.470 9497.881 3232.873 9499.076 3231.678 C 9500.272 3230.482 9500.869 3229.287 9500.869 3228.092 C 9500.869 3226.100 9498.678 3225.104 9494.295 3225.104 C 9491.905 3225.104 9487.921 3225.303 9482.343 3225.701 L 9466.208 3225.701 C 9460.630 3225.701 9455.451 3225.901 9450.670 3226.299 L 9442.901 3226.299 C 9440.909 3226.299 9435.929 3226.100 9427.961 3225.701 C 9420.391 3225.303 9413.220 3225.104 9406.447 3225.104 C 9400.869 3225.104 9398.081 3226.100 9398.081 3228.092 C 9398.081 3230.881 9400.670 3232.873 9405.850 3234.068 C 9411.427 3235.662 9414.216 3240.044 9414.216 3247.215 C 9414.216 3250.403 9413.419 3254.187 9411.826 3258.570 C 9410.630 3262.952 9408.439 3267.932 9405.252 3273.510 C 9403.658 3276.299 9400.670 3281.478 9396.288 3289.048 C 9391.905 3296.219 9386.726 3304.785 9380.750 3314.745 C 9375.172 3324.307 9368.997 3334.466 9362.224 3345.223 C 9355.850 3355.980 9349.674 3366.338 9343.698 3376.299 C 9338.121 3386.259 9332.941 3395.223 9328.161 3403.191 C 9323.778 3411.159 9320.790 3416.936 9319.196 3420.521 L 9223.579 3262.155 C 9221.587 3258.968 9219.794 3255.781 9218.201 3252.594 C 9217.006 3249.407 9216.408 3246.020 9216.408 3242.434 C 9216.408 3238.849 9218.599 3236.060 9222.982 3234.068 C 9228.559 3232.076 9231.348 3230.283 9231.348 3228.689 C 9231.348 3227.494 9230.950 3226.697 9230.153 3226.299 C 9229.356 3225.502 9227.364 3225.104 9224.177 3225.104 C 9213.818 3225.104 9204.057 3225.303 9194.894 3225.701 C 9186.129 3226.100 9180.751 3226.299 9178.759 3226.299 L 9170.990 3226.299 C 9166.607 3225.901 9161.428 3225.701 9155.452 3225.701 L 9138.719 3225.701 C 9133.141 3225.303 9129.157 3225.104 9126.767 3225.104 C 9122.384 3225.104 9120.193 3226.299 9120.193 3228.689 C 9120.193 3231.877 9121.986 3233.470 9125.572 3233.470 C 9127.564 3233.470 9130.751 3234.068 9135.133 3235.263 C 9139.516 3236.458 9143.699 3238.251 9147.683 3240.642 C 9152.464 3243.829 9157.842 3248.411 9163.819 3254.387 C 9169.795 3260.363 9175.970 3268.132 9182.344 3277.693 L 9194.894 3297.414 C 9200.472 3306.179 9206.647 3315.940 9213.420 3326.697 C 9220.193 3337.056 9226.966 3347.813 9233.739 3358.968 C 9240.910 3369.725 9247.484 3379.884 9253.460 3389.446 C 9259.436 3399.008 9264.416 3407.175 9268.400 3413.948 C 9272.384 3420.322 9274.774 3424.107 9275.571 3425.302 C 9279.555 3432.474 9282.344 3439.645 9283.938 3446.816 C 9285.930 3453.589 9286.926 3463.748 9286.926 3477.294 L 9286.926 3520.920 L 9286.926 3520.920 Z">
            <!-- 1136 nodes -->
          </draw:path>
          <draw:path id="text3383" draw:style-name="style1" draw:layer="layout" svg:x="3.286cm" svg:y="3.018cm" svg:width="3.099cm" svg:height="0.284cm" svg:viewBox="0.0 0.0 3098.942 283.793" svg:d="M 6719.634 6284.100 C 6724.696 6284.100 6729.864 6283.889 6735.137 6283.467 C 6740.620 6283.256 6745.893 6282.835 6750.956 6282.202 C 6756.018 6281.780 6760.763 6281.042 6765.193 6279.987 C 6769.622 6279.143 6773.419 6278.089 6776.582 6276.823 C 6779.324 6275.769 6781.117 6274.714 6781.961 6273.660 C 6783.015 6272.394 6783.965 6270.390 6784.808 6267.648 C 6785.652 6264.906 6786.496 6261.426 6787.339 6257.208 C 6788.183 6252.778 6788.921 6248.455 6789.554 6244.236 C 6790.187 6239.807 6790.714 6235.905 6791.136 6232.530 C 6791.558 6228.944 6791.769 6226.624 6791.769 6225.570 C 6791.769 6224.304 6791.558 6223.250 6791.136 6222.406 C 6790.714 6221.351 6789.976 6220.824 6788.921 6220.824 C 6787.656 6220.824 6786.706 6221.246 6786.074 6222.090 C 6785.652 6222.933 6785.230 6224.621 6784.808 6227.152 C 6784.175 6230.105 6782.910 6233.585 6781.012 6237.592 C 6779.113 6241.600 6776.793 6245.080 6774.051 6248.033 C 6767.724 6255.415 6760.025 6260.266 6750.956 6262.586 C 6741.886 6264.695 6730.285 6265.750 6716.154 6265.750 C 6705.608 6265.750 6694.429 6263.430 6682.617 6258.790 C 6671.017 6254.149 6660.260 6247.189 6650.347 6237.909 C 6640.644 6228.417 6632.524 6216.606 6625.985 6202.474 C 6619.658 6188.342 6616.494 6171.891 6616.494 6153.119 C 6616.494 6137.722 6618.392 6122.957 6622.189 6108.826 C 6626.196 6094.483 6634.000 6081.933 6645.601 6071.176 C 6652.561 6064.849 6660.682 6059.998 6669.962 6056.623 C 6679.454 6053.248 6691.160 6051.561 6705.080 6051.561 C 6719.634 6051.561 6732.606 6053.459 6743.995 6057.256 C 6755.596 6061.052 6764.033 6065.692 6769.306 6071.176 C 6773.313 6075.395 6776.266 6080.140 6778.164 6085.413 C 6780.273 6090.476 6781.433 6095.432 6781.644 6100.283 C 6781.644 6104.924 6782.699 6107.244 6784.808 6107.244 C 6786.285 6107.244 6787.234 6106.611 6787.656 6105.345 C 6788.077 6104.080 6788.394 6102.287 6788.605 6099.967 C 6788.816 6098.490 6788.921 6096.381 6788.921 6093.639 L 6788.921 6084.464 C 6789.132 6081.300 6789.238 6078.031 6789.238 6074.657 C 6789.238 6071.282 6789.343 6068.329 6789.554 6065.798 C 6789.976 6060.314 6790.292 6056.412 6790.503 6054.092 C 6790.925 6051.561 6791.136 6049.662 6791.136 6048.397 C 6791.136 6046.077 6789.554 6044.811 6786.390 6044.600 C 6781.539 6044.179 6776.582 6043.440 6771.520 6042.386 C 6766.458 6041.120 6760.869 6040.066 6754.752 6039.222 C 6747.370 6038.167 6740.304 6037.429 6733.555 6037.007 C 6727.016 6036.375 6718.790 6036.058 6708.877 6036.058 C 6685.254 6036.058 6665.533 6039.011 6649.714 6044.917 C 6633.895 6050.823 6620.291 6059.048 6608.901 6069.594 C 6601.308 6076.555 6595.086 6084.042 6590.235 6092.057 C 6585.383 6099.861 6581.587 6107.665 6578.845 6115.470 C 6576.314 6123.063 6574.521 6130.445 6573.466 6137.616 C 6572.412 6144.787 6571.884 6151.010 6571.884 6156.283 C 6571.884 6163.876 6572.412 6171.785 6573.466 6180.011 C 6574.732 6188.026 6576.841 6196.146 6579.794 6204.372 C 6582.747 6212.387 6586.754 6220.297 6591.816 6228.101 C 6596.878 6235.694 6603.312 6242.865 6611.116 6249.615 C 6625.669 6262.270 6641.910 6271.234 6659.838 6276.507 C 6677.977 6281.569 6697.909 6284.100 6719.634 6284.100 L 6719.634 6284.100 ZM 6845.237 6201.525 C 6845.237 6213.969 6845.131 6225.253 6844.920 6235.378 C 6844.920 6245.291 6844.604 6253.095 6843.971 6258.790 C 6843.549 6262.797 6842.811 6266.066 6841.757 6268.597 C 6840.702 6270.918 6838.698 6272.394 6835.745 6273.027 C 6833.214 6273.660 6829.945 6273.976 6825.938 6273.976 C 6824.250 6273.976 6823.090 6274.292 6822.457 6274.925 C 6821.825 6275.558 6821.508 6276.191 6821.508 6276.823 C 6821.508 6278.722 6823.301 6279.671 6826.887 6279.671 C 6829.629 6279.671 6832.687 6279.565 6836.062 6279.354 C 6839.437 6279.354 6842.706 6279.249 6845.870 6279.038 C 6849.244 6279.038 6852.303 6278.933 6855.045 6278.722 L 6861.056 6278.722 L 6867.383 6278.722 C 6870.547 6278.933 6874.133 6279.038 6878.140 6279.038 C 6882.359 6279.249 6886.788 6279.354 6891.428 6279.354 C 6896.069 6279.565 6900.392 6279.671 6904.400 6279.671 C 6908.196 6279.671 6910.095 6278.722 6910.095 6276.823 C 6910.095 6276.191 6909.778 6275.558 6909.146 6274.925 C 6908.513 6274.292 6907.669 6273.976 6906.615 6273.976 L 6899.971 6273.976 C 6897.440 6273.765 6895.119 6273.449 6893.010 6273.027 C 6888.792 6272.394 6886.050 6270.918 6884.784 6268.597 C 6883.519 6266.066 6882.675 6262.797 6882.253 6258.790 C 6881.621 6253.095 6881.199 6245.291 6880.988 6235.378 C 6880.777 6225.464 6880.671 6214.180 6880.671 6201.525 L 6880.671 6197.728 C 6880.671 6196.252 6881.410 6195.514 6882.886 6195.514 L 6907.880 6196.146 C 6909.989 6196.146 6911.677 6196.779 6912.942 6198.045 C 6913.786 6199.099 6915.051 6200.892 6916.739 6203.423 C 6918.637 6205.954 6920.746 6209.013 6923.066 6212.598 C 6925.597 6215.973 6928.234 6219.664 6930.976 6223.671 C 6933.718 6227.468 6936.460 6231.159 6939.202 6234.745 C 6947.006 6245.291 6953.755 6253.833 6959.450 6260.372 C 6965.145 6266.699 6971.051 6271.339 6977.167 6274.292 C 6980.753 6276.191 6984.760 6277.562 6989.190 6278.405 C 6993.619 6279.249 6999.736 6279.671 7007.540 6279.671 L 7034.116 6279.671 C 7037.701 6279.671 7039.494 6278.722 7039.494 6276.823 C 7039.494 6276.191 7039.178 6275.558 7038.545 6274.925 C 7037.912 6274.292 7037.069 6273.976 7036.014 6273.976 L 7032.850 6273.976 C 7032.006 6273.976 7030.846 6273.765 7029.370 6273.343 C 7028.315 6273.132 7026.839 6272.816 7024.941 6272.394 C 7023.253 6271.972 7021.144 6271.234 7018.613 6270.179 C 7016.082 6268.914 7013.235 6267.121 7010.071 6264.801 C 7006.907 6262.481 7003.427 6259.422 6999.630 6255.626 C 6991.193 6247.189 6982.018 6236.959 6972.105 6224.937 C 6962.192 6212.915 6951.013 6199.310 6938.569 6184.124 C 6952.279 6173.156 6962.087 6163.032 6967.992 6153.752 C 6974.109 6144.471 6977.167 6134.769 6977.167 6124.645 C 6977.167 6120.215 6976.535 6116.102 6975.269 6112.306 C 6974.003 6108.298 6972.316 6104.713 6970.207 6101.549 C 6968.309 6098.385 6966.199 6095.643 6963.879 6093.323 C 6961.559 6090.792 6959.450 6088.894 6957.552 6087.628 C 6950.170 6082.777 6941.733 6079.719 6932.241 6078.453 C 6922.750 6076.977 6913.575 6076.238 6904.716 6076.238 C 6902.607 6076.238 6899.549 6076.344 6895.541 6076.555 L 6883.202 6076.555 C 6878.984 6076.555 6874.871 6076.660 6870.864 6076.871 L 6861.372 6076.871 C 6858.419 6076.871 6853.146 6076.766 6845.553 6076.555 C 6838.171 6076.344 6830.789 6076.238 6823.407 6076.238 C 6819.188 6076.238 6817.079 6077.082 6817.079 6078.769 C 6817.079 6080.668 6818.661 6081.617 6821.825 6081.617 C 6823.934 6081.617 6826.043 6081.722 6828.152 6081.933 C 6830.262 6081.933 6831.843 6082.144 6832.898 6082.566 C 6837.327 6083.832 6840.280 6085.413 6841.757 6087.312 C 6843.444 6089.210 6844.499 6092.479 6844.920 6097.119 L 6844.920 6104.080 C 6845.131 6106.400 6845.237 6109.564 6845.237 6113.571 L 6845.237 6129.390 L 6845.237 6154.068 L 6845.237 6201.525 L 6845.237 6201.525 ZM 6880.671 6094.905 C 6880.671 6093.007 6881.515 6091.741 6883.202 6091.108 C 6884.679 6090.686 6886.894 6090.476 6889.846 6090.476 C 6892.799 6090.265 6896.069 6090.159 6899.654 6090.159 C 6903.662 6090.159 6908.091 6090.897 6912.942 6092.374 C 6918.004 6093.639 6922.644 6096.170 6926.863 6099.967 C 6931.292 6103.553 6934.878 6108.404 6937.620 6114.520 C 6940.573 6120.637 6942.049 6128.441 6942.049 6137.933 C 6942.049 6149.111 6940.045 6157.864 6936.038 6164.192 C 6932.241 6170.309 6928.234 6174.844 6924.015 6177.796 C 6921.695 6179.484 6919.164 6180.644 6916.422 6181.277 C 6913.891 6181.909 6909.884 6182.226 6904.400 6182.226 C 6900.814 6182.226 6897.123 6182.120 6893.327 6181.909 C 6889.530 6181.487 6886.155 6180.749 6883.202 6179.695 C 6881.515 6178.851 6880.671 6177.269 6880.671 6174.949 L 6880.671 6094.905 L 6880.671 6094.905 ZM 7054.364 6201.525 C 7054.364 6214.602 7054.258 6226.308 7054.047 6236.643 C 7054.047 6246.767 7053.731 6254.571 7053.098 6260.055 C 7052.677 6264.063 7051.938 6267.121 7050.884 6269.230 C 7049.829 6271.128 7047.825 6272.394 7044.872 6273.027 C 7042.341 6273.660 7039.072 6273.976 7035.065 6273.976 C 7033.377 6273.976 7032.217 6274.292 7031.585 6274.925 C 7030.952 6275.558 7030.635 6276.191 7030.635 6276.823 C 7030.635 6278.722 7032.428 6279.671 7036.014 6279.671 C 7038.756 6279.671 7041.920 6279.565 7045.505 6279.354 C 7049.091 6279.354 7052.571 6279.249 7055.946 6279.038 C 7059.531 6279.038 7062.695 6278.933 7065.437 6278.722 L 7072.398 6278.722 C 7076.194 6278.722 7082.311 6278.827 7090.748 6279.038 C 7099.184 6279.460 7108.043 6279.671 7117.323 6279.671 C 7120.909 6279.671 7122.702 6278.722 7122.702 6276.823 C 7122.702 6276.191 7122.386 6275.558 7121.753 6274.925 C 7121.120 6274.292 7119.960 6273.976 7118.273 6273.976 L 7110.996 6273.976 C 7108.254 6273.765 7105.934 6273.449 7104.036 6273.027 C 7099.817 6272.394 7096.970 6271.023 7095.493 6268.914 C 7094.228 6266.805 7093.384 6263.957 7092.962 6260.372 C 7092.329 6254.677 7091.908 6246.767 7091.697 6236.643 L 7091.697 6201.525 L 7091.697 6154.068 L 7091.697 6129.390 L 7091.697 6113.571 L 7091.697 6104.080 C 7091.908 6101.549 7092.119 6099.229 7092.329 6097.119 C 7092.751 6092.268 7093.595 6088.788 7094.861 6086.679 C 7096.337 6084.570 7098.973 6083.199 7102.770 6082.566 C 7105.934 6081.933 7108.676 6081.617 7110.996 6081.617 C 7113.949 6081.617 7115.425 6080.562 7115.425 6078.453 C 7115.425 6076.977 7113.527 6076.238 7109.730 6076.238 C 7106.988 6076.238 7103.930 6076.344 7100.555 6076.555 L 7090.431 6076.555 C 7087.056 6076.555 7083.893 6076.660 7080.940 6076.871 L 7073.979 6076.871 L 7066.386 6076.871 C 7063.223 6076.660 7059.848 6076.555 7056.262 6076.555 L 7045.505 6076.555 C 7042.131 6076.344 7039.178 6076.238 7036.647 6076.238 C 7032.217 6076.238 7030.003 6076.977 7030.003 6078.453 C 7030.003 6080.562 7031.479 6081.617 7034.432 6081.617 C 7038.439 6081.617 7041.814 6082.039 7044.556 6082.882 C 7047.509 6083.937 7049.724 6085.413 7051.200 6087.312 C 7052.677 6089.210 7053.626 6092.479 7054.047 6097.119 L 7054.047 6104.080 C 7054.258 6106.400 7054.364 6109.564 7054.364 6113.571 L 7054.364 6129.390 L 7054.364 6154.068 L 7054.364 6201.525 L 7054.364 6201.525 ZM 7205.277 6283.151 C 7212.659 6283.151 7220.569 6282.518 7229.006 6281.253 C 7237.442 6279.987 7245.035 6276.929 7251.785 6272.078 C 7261.909 6264.906 7269.080 6257.313 7273.299 6249.298 C 7277.517 6241.072 7279.626 6231.897 7279.626 6221.773 C 7279.626 6215.657 7278.783 6209.856 7277.095 6204.372 C 7275.619 6198.677 7272.982 6193.194 7269.186 6187.921 C 7265.600 6182.437 7260.644 6177.164 7254.316 6172.102 C 7248.199 6166.829 7240.606 6161.661 7231.537 6156.599 L 7220.147 6150.271 C 7213.819 6146.897 7208.757 6143.733 7204.961 6140.780 C 7201.164 6137.616 7198.211 6134.663 7196.102 6131.921 C 7193.993 6128.968 7192.516 6126.121 7191.673 6123.379 C 7191.040 6120.637 7190.724 6117.790 7190.724 6114.837 C 7190.724 6110.197 7191.778 6106.084 7193.887 6102.498 C 7195.997 6098.912 7198.738 6095.959 7202.113 6093.639 C 7205.699 6091.108 7209.706 6089.210 7214.136 6087.944 C 7218.776 6086.679 7223.627 6086.046 7228.689 6086.046 C 7237.759 6086.046 7244.614 6087.523 7249.254 6090.476 C 7254.105 6093.428 7257.585 6096.170 7259.694 6098.701 C 7262.647 6102.287 7264.546 6105.873 7265.389 6109.458 C 7266.444 6112.833 7266.971 6115.153 7266.971 6116.419 C 7266.971 6119.582 7267.920 6121.164 7269.819 6121.164 C 7272.139 6121.164 7273.299 6118.317 7273.299 6112.622 C 7273.299 6102.076 7273.404 6094.483 7273.615 6089.843 C 7274.037 6085.203 7274.248 6082.039 7274.248 6080.351 C 7274.248 6078.664 7272.982 6077.504 7270.451 6076.871 C 7266.866 6075.817 7261.593 6074.867 7254.632 6074.024 C 7247.883 6072.969 7239.973 6072.442 7230.904 6072.442 C 7221.201 6072.442 7212.026 6073.707 7203.379 6076.238 C 7194.942 6078.769 7187.560 6082.461 7181.232 6087.312 C 7174.905 6091.952 7169.842 6097.647 7166.046 6104.396 C 7162.460 6110.935 7160.667 6118.317 7160.667 6126.543 C 7160.667 6132.449 7161.406 6138.038 7162.882 6143.311 C 7164.359 6148.584 7166.784 6153.752 7170.159 6158.814 C 7173.534 6163.665 7177.963 6168.516 7183.447 6173.367 C 7189.142 6178.007 7196.102 6182.753 7204.328 6187.604 L 7220.463 6197.096 C 7226.580 6200.681 7231.431 6204.161 7235.017 6207.536 C 7238.813 6210.911 7241.661 6214.180 7243.559 6217.344 C 7245.457 6220.297 7246.617 6223.250 7247.039 6226.203 C 7247.672 6229.155 7247.988 6232.108 7247.988 6235.061 C 7247.988 6244.553 7244.508 6252.673 7237.548 6259.422 C 7230.798 6265.961 7221.412 6269.230 7209.390 6269.230 C 7204.961 6269.230 7200.426 6268.808 7195.786 6267.965 C 7191.356 6266.910 7187.032 6265.434 7182.814 6263.535 C 7178.807 6261.426 7175.221 6258.684 7172.057 6255.309 C 7168.893 6251.935 7166.573 6247.716 7165.097 6242.654 C 7164.253 6240.334 7163.620 6237.909 7163.198 6235.378 C 7162.777 6232.636 7162.566 6230.421 7162.566 6228.734 C 7162.566 6227.679 7162.355 6226.730 7161.933 6225.886 C 7161.722 6224.832 7160.984 6224.304 7159.718 6224.304 C 7157.398 6224.304 7156.238 6226.624 7156.238 6231.265 C 7156.027 6233.585 7155.711 6238.330 7155.289 6245.502 C 7154.867 6252.462 7154.656 6259.633 7154.656 6267.016 C 7154.656 6269.968 7154.973 6271.972 7155.605 6273.027 C 7156.238 6274.081 7157.715 6275.136 7160.035 6276.191 C 7166.151 6278.933 7173.217 6280.725 7181.232 6281.569 C 7189.247 6282.624 7197.262 6283.151 7205.277 6283.151 L 7205.277 6283.151 ZM 7375.173 6201.525 C 7375.173 6213.969 7375.067 6225.253 7374.857 6235.378 C 7374.857 6245.291 7374.540 6253.095 7373.907 6258.790 C 7373.486 6262.797 7372.747 6266.066 7371.693 6268.597 C 7370.638 6270.918 7368.634 6272.394 7365.682 6273.027 C 7363.361 6273.660 7360.092 6273.976 7355.874 6273.976 C 7354.186 6273.976 7353.026 6274.292 7352.394 6274.925 C 7351.761 6275.558 7351.444 6276.191 7351.444 6276.823 C 7351.444 6278.722 7353.237 6279.671 7356.823 6279.671 C 7359.565 6279.671 7362.729 6279.565 7366.314 6279.354 C 7369.900 6279.354 7373.380 6279.249 7376.755 6279.038 C 7380.340 6279.038 7383.504 6278.933 7386.246 6278.722 L 7393.207 6278.722 C 7397.214 6278.722 7403.331 6278.827 7411.557 6279.038 C 7419.993 6279.460 7428.852 6279.671 7438.133 6279.671 C 7441.718 6279.671 7443.511 6278.722 7443.511 6276.823 C 7443.511 6276.191 7443.195 6275.558 7442.562 6274.925 C 7441.929 6274.292 7440.769 6273.976 7439.082 6273.976 L 7431.805 6273.976 C 7429.063 6273.765 7426.743 6273.449 7424.845 6273.027 C 7420.626 6272.394 7417.884 6270.918 7416.619 6268.597 C 7415.353 6266.066 7414.509 6262.903 7414.088 6259.106 C 7413.455 6253.200 7413.033 6245.291 7412.822 6235.378 C 7412.611 6225.253 7412.506 6213.969 7412.506 6201.525 L 7412.506 6092.690 L 7447.624 6093.323 C 7453.952 6093.323 7459.119 6093.850 7463.127 6094.905 C 7467.345 6095.959 7470.720 6097.225 7473.251 6098.701 C 7475.782 6100.178 7477.575 6101.865 7478.629 6103.763 C 7479.684 6105.451 7480.317 6107.138 7480.527 6108.826 L 7480.844 6111.673 C 7481.055 6115.259 7482.109 6117.051 7484.008 6117.051 C 7485.273 6117.051 7486.117 6115.575 7486.539 6112.622 L 7486.539 6105.662 C 7486.750 6102.498 7486.855 6099.229 7486.855 6095.854 L 7486.855 6086.679 C 7487.066 6083.726 7487.171 6081.511 7487.171 6080.035 C 7487.171 6076.238 7486.433 6074.340 7484.957 6074.340 C 7484.535 6074.340 7483.691 6074.446 7482.426 6074.657 C 7481.371 6074.867 7479.684 6075.184 7477.364 6075.606 C 7475.254 6076.027 7472.618 6076.344 7469.454 6076.555 C 7466.501 6076.766 7462.810 6076.871 7458.381 6076.871 L 7345.433 6076.871 C 7340.793 6076.871 7336.047 6076.766 7331.196 6076.555 C 7326.345 6076.344 7321.810 6076.027 7317.592 6075.606 C 7314.006 6075.184 7311.370 6074.551 7309.682 6073.707 C 7307.995 6072.864 7306.624 6072.442 7305.569 6072.442 C 7304.093 6072.442 7303.038 6074.129 7302.406 6077.504 C 7302.195 6078.137 7301.773 6080.035 7301.140 6083.199 C 7300.507 6086.152 7299.769 6089.421 7298.925 6093.007 C 7298.293 6096.592 7297.660 6100.072 7297.027 6103.447 C 7296.605 6106.822 7296.394 6109.036 7296.394 6110.091 C 7296.394 6113.044 7297.238 6114.520 7298.925 6114.520 C 7300.402 6114.520 7301.456 6113.360 7302.089 6111.040 C 7302.511 6109.986 7303.038 6108.720 7303.671 6107.244 C 7304.304 6105.556 7305.358 6103.763 7306.835 6101.865 C 7308.944 6098.912 7311.897 6096.909 7315.693 6095.854 C 7319.701 6094.588 7325.712 6093.850 7333.727 6093.639 L 7375.173 6092.690 L 7375.173 6201.525 L 7375.173 6201.525 ZM 7530.516 6201.525 C 7530.516 6214.602 7530.410 6226.308 7530.200 6236.643 C 7530.200 6246.767 7529.883 6254.571 7529.250 6260.055 C 7528.829 6264.063 7528.090 6267.121 7527.036 6269.230 C 7525.981 6271.128 7523.977 6272.394 7521.025 6273.027 C 7518.493 6273.660 7515.224 6273.976 7511.217 6273.976 C 7509.529 6273.976 7508.369 6274.292 7507.737 6274.925 C 7507.104 6275.558 7506.787 6276.191 7506.787 6276.823 C 7506.787 6278.722 7508.580 6279.671 7512.166 6279.671 C 7514.908 6279.671 7518.072 6279.565 7521.657 6279.354 C 7525.243 6279.354 7528.723 6279.249 7532.098 6279.038 C 7535.683 6279.038 7538.847 6278.933 7541.589 6278.722 L 7548.550 6278.722 C 7552.346 6278.722 7558.463 6278.827 7566.900 6279.038 C 7575.336 6279.460 7584.195 6279.671 7593.476 6279.671 C 7597.061 6279.671 7598.854 6278.722 7598.854 6276.823 C 7598.854 6276.191 7598.538 6275.558 7597.905 6274.925 C 7597.272 6274.292 7596.112 6273.976 7594.425 6273.976 L 7587.148 6273.976 C 7584.406 6273.765 7582.086 6273.449 7580.188 6273.027 C 7575.969 6272.394 7573.122 6271.023 7571.645 6268.914 C 7570.380 6266.805 7569.536 6263.957 7569.114 6260.372 C 7568.482 6254.677 7568.060 6246.767 7567.849 6236.643 L 7567.849 6201.525 L 7567.849 6154.068 L 7567.849 6129.390 L 7567.849 6113.571 L 7567.849 6104.080 C 7568.060 6101.549 7568.271 6099.229 7568.482 6097.119 C 7568.903 6092.268 7569.747 6088.788 7571.013 6086.679 C 7572.489 6084.570 7575.125 6083.199 7578.922 6082.566 C 7582.086 6081.933 7584.828 6081.617 7587.148 6081.617 C 7590.101 6081.617 7591.577 6080.562 7591.577 6078.453 C 7591.577 6076.977 7589.679 6076.238 7585.882 6076.238 C 7583.140 6076.238 7580.082 6076.344 7576.707 6076.555 L 7566.583 6076.555 C 7563.209 6076.555 7560.045 6076.660 7557.092 6076.871 L 7550.131 6076.871 L 7542.538 6076.871 C 7539.375 6076.660 7536.000 6076.555 7532.414 6076.555 L 7521.657 6076.555 C 7518.283 6076.344 7515.330 6076.238 7512.799 6076.238 C 7508.369 6076.238 7506.155 6076.977 7506.155 6078.453 C 7506.155 6080.562 7507.631 6081.617 7510.584 6081.617 C 7514.591 6081.617 7517.966 6082.039 7520.708 6082.882 C 7523.661 6083.937 7525.876 6085.413 7527.352 6087.312 C 7528.829 6089.210 7529.778 6092.479 7530.200 6097.119 L 7530.200 6104.080 C 7530.410 6106.400 7530.516 6109.564 7530.516 6113.571 L 7530.516 6129.390 L 7530.516 6154.068 L 7530.516 6201.525 L 7530.516 6201.525 ZM 7665.610 6133.187 L 7666.559 6133.187 C 7667.825 6134.452 7670.461 6137.300 7674.469 6141.729 C 7678.687 6145.947 7683.749 6151.115 7689.655 6157.232 C 7695.561 6163.348 7702.099 6170.203 7709.270 6177.796 C 7716.653 6185.179 7724.140 6192.455 7731.733 6199.627 C 7738.905 6206.587 7746.392 6213.864 7754.196 6221.457 C 7762.000 6228.839 7769.488 6236.010 7776.659 6242.971 C 7784.042 6249.931 7790.791 6256.364 7796.908 6262.270 C 7803.235 6268.176 7808.614 6273.132 7813.043 6277.140 C 7814.520 6278.616 7816.207 6279.882 7818.105 6280.936 C 7820.003 6282.202 7822.113 6282.835 7824.433 6282.835 C 7825.487 6282.835 7826.437 6282.096 7827.280 6280.620 C 7828.335 6279.354 7828.862 6277.245 7828.862 6274.292 L 7832.026 6104.713 C 7832.237 6097.119 7832.975 6091.846 7834.241 6088.894 C 7835.717 6085.730 7838.354 6083.621 7842.150 6082.566 C 7843.837 6082.144 7845.314 6081.933 7846.579 6081.933 C 7847.845 6081.722 7849.216 6081.617 7850.692 6081.617 C 7853.856 6081.617 7855.438 6080.668 7855.438 6078.769 C 7855.438 6077.082 7853.329 6076.238 7849.110 6076.238 C 7842.361 6076.238 7836.561 6076.344 7831.710 6076.555 C 7826.858 6076.766 7823.589 6076.871 7821.902 6076.871 C 7818.949 6076.871 7814.098 6076.766 7807.348 6076.555 C 7800.810 6076.344 7793.849 6076.238 7786.467 6076.238 C 7781.827 6076.238 7779.507 6077.082 7779.507 6078.769 C 7779.507 6080.668 7780.983 6081.617 7783.936 6081.617 C 7785.834 6081.617 7788.155 6081.722 7790.897 6081.933 C 7793.849 6081.933 7796.380 6082.355 7798.490 6083.199 C 7801.864 6084.464 7804.184 6086.679 7805.450 6089.843 C 7806.926 6093.007 7807.770 6098.701 7807.981 6106.927 L 7810.828 6226.519 L 7809.563 6226.519 C 7808.508 6225.675 7805.661 6222.933 7801.021 6218.293 C 7796.380 6213.442 7791.002 6207.958 7784.885 6201.841 C 7778.980 6195.725 7772.757 6189.397 7766.219 6182.858 L 7749.451 6166.090 C 7739.327 6156.177 7729.308 6146.369 7719.395 6136.667 L 7692.502 6109.775 C 7684.698 6101.760 7678.160 6095.116 7672.887 6089.843 C 7667.614 6084.359 7664.555 6081.195 7663.712 6080.351 C 7661.392 6078.031 7659.177 6076.027 7657.068 6074.340 C 7655.170 6072.442 7653.377 6071.493 7651.689 6071.493 C 7650.213 6071.493 7649.053 6072.336 7648.209 6074.024 C 7647.365 6075.711 7646.944 6077.926 7646.944 6080.668 L 7644.413 6240.123 C 7644.413 6246.029 7644.307 6250.986 7644.096 6254.993 C 7643.885 6258.790 7643.463 6261.953 7642.831 6264.485 C 7642.198 6267.016 7641.354 6268.914 7640.300 6270.179 C 7639.245 6271.445 7637.769 6272.289 7635.870 6272.710 C 7633.972 6273.132 7631.863 6273.449 7629.543 6273.660 C 7627.223 6273.870 7625.113 6273.976 7623.215 6273.976 C 7620.262 6273.976 7618.786 6274.925 7618.786 6276.823 C 7618.786 6278.089 7619.313 6278.827 7620.368 6279.038 C 7621.633 6279.460 7623.215 6279.671 7625.113 6279.671 C 7632.285 6279.671 7638.718 6279.460 7644.413 6279.038 C 7650.318 6278.827 7653.904 6278.722 7655.170 6278.722 C 7657.701 6278.722 7662.024 6278.827 7668.141 6279.038 C 7674.469 6279.460 7682.167 6279.671 7691.237 6279.671 C 7695.455 6279.671 7697.564 6278.722 7697.564 6276.823 C 7697.564 6274.925 7695.983 6273.976 7692.819 6273.976 C 7690.499 6273.976 7688.073 6273.870 7685.542 6273.660 C 7683.011 6273.449 7680.585 6272.921 7678.265 6272.078 C 7675.523 6271.023 7673.309 6268.597 7671.621 6264.801 C 7670.145 6260.793 7669.196 6253.517 7668.774 6242.971 L 7665.610 6133.187 L 7665.610 6133.187 ZM 7987.052 6211.965 C 7988.529 6211.965 7989.478 6212.598 7989.900 6213.864 L 8011.413 6267.965 C 8012.046 6269.652 8012.046 6271.023 8011.413 6272.078 C 8010.781 6273.132 8009.937 6273.765 8008.882 6273.976 C 8006.562 6274.187 8005.402 6275.136 8005.402 6276.823 C 8005.402 6277.878 8006.140 6278.511 8007.617 6278.722 C 8009.093 6278.722 8011.097 6278.827 8013.628 6279.038 C 8025.440 6279.460 8036.091 6279.671 8045.582 6279.671 L 8067.096 6279.671 C 8072.369 6279.671 8075.639 6279.460 8076.904 6279.038 C 8078.381 6278.616 8079.119 6277.878 8079.119 6276.823 C 8079.119 6274.925 8077.853 6273.976 8075.322 6273.976 C 8072.369 6273.976 8068.889 6273.660 8064.882 6273.027 C 8063.616 6272.816 8062.140 6272.394 8060.452 6271.761 C 8058.976 6270.918 8057.183 6269.547 8055.074 6267.648 C 8053.176 6265.539 8051.066 6262.692 8048.746 6259.106 C 8046.426 6255.309 8043.895 6250.353 8041.153 6244.236 L 8030.080 6218.926 C 8025.861 6208.802 8021.327 6198.045 8016.476 6186.655 C 8011.624 6175.054 8006.668 6163.454 8001.606 6151.853 C 7996.544 6140.042 7991.903 6129.179 7987.685 6119.266 C 7983.467 6109.142 7979.775 6100.494 7976.612 6093.323 C 7973.448 6085.941 7971.339 6080.984 7970.284 6078.453 C 7968.808 6075.500 7967.542 6073.391 7966.487 6072.125 C 7965.644 6070.649 7964.167 6069.911 7962.058 6069.911 C 7959.527 6069.911 7956.785 6073.496 7953.832 6080.668 L 7881.065 6249.931 C 7878.112 6256.680 7875.054 6262.059 7871.890 6266.066 C 7868.937 6270.074 7864.297 6272.605 7857.969 6273.660 C 7856.704 6273.660 7855.333 6273.765 7853.856 6273.976 L 7849.743 6273.976 C 7847.634 6273.976 7846.579 6274.925 7846.579 6276.823 C 7846.579 6278.722 7848.267 6279.671 7851.642 6279.671 C 7859.024 6279.671 7865.879 6279.460 7872.206 6279.038 C 7878.534 6278.827 7882.436 6278.722 7883.912 6278.722 C 7888.342 6278.722 7893.404 6278.827 7899.099 6279.038 C 7905.004 6279.460 7910.277 6279.671 7914.918 6279.671 C 7917.870 6279.671 7919.347 6278.722 7919.347 6276.823 C 7919.347 6275.980 7919.030 6275.347 7918.398 6274.925 C 7917.976 6274.292 7916.921 6273.976 7915.234 6273.976 L 7911.121 6273.976 C 7906.903 6273.976 7903.950 6273.343 7902.262 6272.078 C 7900.786 6270.601 7900.048 6268.703 7900.048 6266.383 C 7900.048 6264.695 7900.364 6262.375 7900.997 6259.422 C 7901.630 6256.470 7902.684 6253.306 7904.161 6249.931 L 7919.030 6213.864 C 7919.452 6212.598 7920.296 6211.965 7921.562 6211.965 L 7987.052 6211.965 L 7987.052 6211.965 ZM 7927.256 6197.096 C 7925.991 6197.096 7925.674 6196.463 7926.307 6195.197 L 7953.200 6127.176 C 7953.410 6126.754 7953.621 6126.226 7953.832 6125.594 C 7954.043 6124.961 7954.360 6124.645 7954.781 6124.645 C 7955.203 6124.645 7955.414 6124.961 7955.414 6125.594 C 7955.625 6126.226 7955.836 6126.754 7956.047 6127.176 L 7982.306 6195.514 C 7982.728 6196.568 7982.306 6197.096 7981.041 6197.096 L 7927.256 6197.096 L 7927.256 6197.096 ZM 8386.957 6223.671 L 8386.957 6202.474 C 8386.957 6196.146 8387.062 6190.557 8387.273 6185.706 C 8387.484 6180.222 8388.433 6176.109 8390.120 6173.367 C 8392.019 6170.414 8395.077 6168.516 8399.295 6167.672 C 8401.194 6167.250 8402.776 6167.039 8404.041 6167.039 C 8405.307 6166.829 8406.572 6166.723 8407.838 6166.723 C 8410.580 6166.723 8411.951 6165.879 8411.951 6164.192 C 8411.951 6162.083 8409.841 6161.028 8405.623 6161.028 C 8403.092 6161.028 8400.139 6161.134 8396.764 6161.345 C 8393.601 6161.345 8390.331 6161.450 8386.957 6161.661 C 8383.582 6161.661 8380.313 6161.766 8377.149 6161.977 L 8368.607 6161.977 L 8359.748 6161.977 C 8356.162 6161.766 8352.260 6161.661 8348.042 6161.661 C 8344.034 6161.450 8339.816 6161.345 8335.387 6161.345 C 8330.957 6161.134 8326.739 6161.028 8322.731 6161.028 C 8318.302 6161.028 8316.088 6162.083 8316.088 6164.192 C 8316.088 6165.879 8317.669 6166.723 8320.833 6166.723 C 8323.153 6166.723 8325.473 6166.829 8327.794 6167.039 C 8330.114 6167.039 8331.907 6167.250 8333.172 6167.672 C 8338.445 6168.727 8341.925 6170.625 8343.613 6173.367 C 8345.511 6176.109 8346.565 6180.222 8346.776 6185.706 C 8346.987 6190.557 8347.093 6196.041 8347.093 6202.158 L 8347.093 6223.039 L 8347.093 6252.778 C 8347.093 6255.520 8346.671 6257.946 8345.827 6260.055 C 8344.984 6261.953 8343.402 6263.430 8341.082 6264.485 C 8337.285 6266.172 8332.856 6267.226 8327.794 6267.648 C 8322.942 6267.859 8318.408 6267.965 8314.189 6267.965 C 8297.527 6267.965 8282.340 6265.012 8268.631 6259.106 C 8255.132 6252.989 8243.531 6244.658 8233.829 6234.112 C 8224.337 6223.355 8216.955 6210.805 8211.682 6196.463 C 8206.620 6181.909 8204.089 6166.090 8204.089 6149.006 C 8204.089 6129.390 8206.725 6113.466 8211.998 6101.232 C 8217.271 6088.788 8224.337 6078.875 8233.196 6071.493 C 8238.680 6066.852 8244.164 6063.267 8249.648 6060.736 C 8255.343 6057.994 8260.826 6055.990 8266.099 6054.725 C 8271.583 6053.459 8276.751 6052.721 8281.602 6052.510 C 8286.664 6052.088 8291.410 6051.877 8295.839 6051.877 C 8304.698 6051.877 8312.924 6052.721 8320.517 6054.408 C 8328.110 6055.885 8334.859 6057.888 8340.765 6060.419 C 8346.882 6062.950 8352.049 6065.692 8356.268 6068.645 C 8360.697 6071.387 8364.072 6074.024 8366.392 6076.555 C 8370.610 6080.984 8373.352 6085.624 8374.618 6090.476 C 8375.883 6095.116 8376.727 6099.229 8377.149 6102.814 C 8377.571 6105.556 8378.625 6106.927 8380.313 6106.927 C 8381.578 6106.927 8382.422 6106.505 8382.844 6105.662 C 8383.476 6104.607 8383.793 6102.814 8383.793 6100.283 C 8383.793 6090.370 8383.898 6082.250 8384.109 6075.922 C 8384.320 6069.594 8384.531 6064.532 8384.742 6060.736 C 8385.164 6056.939 8385.480 6054.197 8385.691 6052.510 C 8385.902 6050.612 8386.007 6049.241 8386.007 6048.397 C 8386.007 6047.342 8385.691 6046.499 8385.058 6045.866 C 8384.637 6045.233 8383.476 6044.811 8381.578 6044.600 C 8377.993 6044.389 8373.774 6043.968 8368.923 6043.335 C 8364.072 6042.491 8359.959 6041.753 8356.584 6041.120 C 8354.897 6040.909 8352.049 6040.487 8348.042 6039.855 C 8344.245 6039.222 8339.711 6038.695 8334.438 6038.273 C 8329.165 6037.640 8323.575 6037.113 8317.669 6036.691 C 8311.764 6036.269 8306.069 6036.058 8300.585 6036.058 C 8293.835 6036.058 8287.086 6036.269 8280.337 6036.691 C 8273.587 6037.113 8266.627 6038.062 8259.455 6039.538 C 8252.284 6041.015 8245.007 6043.124 8237.625 6045.866 C 8230.454 6048.397 8223.072 6051.983 8215.479 6056.623 C 8208.307 6061.052 8201.347 6066.536 8194.598 6073.075 C 8188.059 6079.613 8182.259 6087.206 8177.197 6095.854 C 8172.135 6104.502 8168.022 6114.204 8164.858 6124.961 C 8161.905 6135.718 8160.429 6147.424 8160.429 6160.079 C 8160.429 6182.015 8164.331 6200.787 8172.135 6216.395 C 8180.150 6232.003 8190.906 6244.869 8204.405 6254.993 C 8217.904 6264.906 8233.407 6272.289 8250.913 6277.140 C 8268.631 6281.780 8287.191 6284.100 8306.596 6284.100 C 8312.713 6284.100 8319.146 6283.889 8325.895 6283.467 C 8332.856 6283.045 8339.605 6282.202 8346.144 6280.936 C 8352.893 6279.882 8359.432 6278.511 8365.759 6276.823 C 8372.087 6274.925 8377.782 6272.605 8382.844 6269.863 C 8384.742 6268.808 8385.902 6267.754 8386.324 6266.699 C 8386.746 6265.434 8386.957 6262.692 8386.957 6258.473 L 8386.957 6223.671 L 8386.957 6223.671 ZM 8454.662 6201.525 C 8454.662 6213.969 8454.556 6225.253 8454.345 6235.378 C 8454.345 6245.291 8454.029 6253.095 8453.396 6258.790 C 8452.974 6262.797 8452.236 6266.066 8451.181 6268.597 C 8450.127 6270.918 8448.123 6272.394 8445.170 6273.027 C 8442.639 6273.660 8439.370 6273.976 8435.362 6273.976 C 8433.675 6273.976 8432.515 6274.292 8431.882 6274.925 C 8431.249 6275.558 8430.933 6276.191 8430.933 6276.823 C 8430.933 6278.722 8432.726 6279.671 8436.311 6279.671 C 8439.053 6279.671 8442.112 6279.565 8445.486 6279.354 C 8448.861 6279.354 8452.130 6279.249 8455.294 6279.038 C 8458.669 6279.038 8461.727 6278.933 8464.469 6278.722 L 8470.481 6278.722 L 8476.808 6278.722 C 8479.972 6278.933 8483.558 6279.038 8487.565 6279.038 C 8491.783 6279.249 8496.213 6279.354 8500.853 6279.354 C 8505.493 6279.565 8509.817 6279.671 8513.825 6279.671 C 8517.621 6279.671 8519.519 6278.722 8519.519 6276.823 C 8519.519 6276.191 8519.203 6275.558 8518.570 6274.925 C 8517.938 6274.292 8517.094 6273.976 8516.039 6273.976 L 8509.395 6273.976 C 8506.864 6273.765 8504.544 6273.449 8502.435 6273.027 C 8498.216 6272.394 8495.475 6270.918 8494.209 6268.597 C 8492.943 6266.066 8492.100 6262.797 8491.678 6258.790 C 8491.045 6253.095 8490.623 6245.291 8490.412 6235.378 C 8490.202 6225.464 8490.096 6214.180 8490.096 6201.525 L 8490.096 6197.728 C 8490.096 6196.252 8490.834 6195.514 8492.311 6195.514 L 8517.305 6196.146 C 8519.414 6196.146 8521.101 6196.779 8522.367 6198.045 C 8523.211 6199.099 8524.476 6200.892 8526.163 6203.423 C 8528.062 6205.954 8530.171 6209.013 8532.491 6212.598 C 8535.022 6215.973 8537.659 6219.664 8540.400 6223.671 C 8543.142 6227.468 8545.884 6231.159 8548.626 6234.745 C 8556.430 6245.291 8563.180 6253.833 8568.875 6260.372 C 8574.570 6266.699 8580.475 6271.339 8586.592 6274.292 C 8590.178 6276.191 8594.185 6277.562 8598.614 6278.405 C 8603.044 6279.249 8609.160 6279.671 8616.964 6279.671 L 8643.540 6279.671 C 8647.126 6279.671 8648.919 6278.722 8648.919 6276.823 C 8648.919 6276.191 8648.602 6275.558 8647.970 6274.925 C 8647.337 6274.292 8646.493 6273.976 8645.439 6273.976 L 8642.275 6273.976 C 8641.431 6273.976 8640.271 6273.765 8638.795 6273.343 C 8637.740 6273.132 8636.264 6272.816 8634.365 6272.394 C 8632.678 6271.972 8630.569 6271.234 8628.038 6270.179 C 8625.507 6268.914 8622.659 6267.121 8619.495 6264.801 C 8616.332 6262.481 8612.852 6259.422 8609.055 6255.626 C 8600.618 6247.189 8591.443 6236.959 8581.530 6224.937 C 8571.617 6212.915 8560.438 6199.310 8547.994 6184.124 C 8561.703 6173.156 8571.511 6163.032 8577.417 6153.752 C 8583.534 6144.471 8586.592 6134.769 8586.592 6124.645 C 8586.592 6120.215 8585.959 6116.102 8584.694 6112.306 C 8583.428 6108.298 8581.741 6104.713 8579.632 6101.549 C 8577.733 6098.385 8575.624 6095.643 8573.304 6093.323 C 8570.984 6090.792 8568.875 6088.894 8566.976 6087.628 C 8559.594 6082.777 8551.157 6079.719 8541.666 6078.453 C 8532.175 6076.977 8523.000 6076.238 8514.141 6076.238 C 8512.032 6076.238 8508.973 6076.344 8504.966 6076.555 L 8492.627 6076.555 C 8488.409 6076.555 8484.296 6076.660 8480.288 6076.871 L 8470.797 6076.871 C 8467.844 6076.871 8462.571 6076.766 8454.978 6076.555 C 8447.596 6076.344 8440.213 6076.238 8432.831 6076.238 C 8428.613 6076.238 8426.504 6077.082 8426.504 6078.769 C 8426.504 6080.668 8428.086 6081.617 8431.249 6081.617 C 8433.359 6081.617 8435.468 6081.722 8437.577 6081.933 C 8439.686 6081.933 8441.268 6082.144 8442.323 6082.566 C 8446.752 6083.832 8449.705 6085.413 8451.181 6087.312 C 8452.869 6089.210 8453.923 6092.479 8454.345 6097.119 L 8454.345 6104.080 C 8454.556 6106.400 8454.662 6109.564 8454.662 6113.571 L 8454.662 6129.390 L 8454.662 6154.068 L 8454.662 6201.525 L 8454.662 6201.525 ZM 8490.096 6094.905 C 8490.096 6093.007 8490.940 6091.741 8492.627 6091.108 C 8494.104 6090.686 8496.318 6090.476 8499.271 6090.476 C 8502.224 6090.265 8505.493 6090.159 8509.079 6090.159 C 8513.086 6090.159 8517.516 6090.897 8522.367 6092.374 C 8527.429 6093.639 8532.069 6096.170 8536.288 6099.967 C 8540.717 6103.553 8544.303 6108.404 8547.044 6114.520 C 8549.997 6120.637 8551.474 6128.441 8551.474 6137.933 C 8551.474 6149.111 8549.470 6157.864 8545.463 6164.192 C 8541.666 6170.309 8537.659 6174.844 8533.440 6177.796 C 8531.120 6179.484 8528.589 6180.644 8525.847 6181.277 C 8523.316 6181.909 8519.308 6182.226 8513.825 6182.226 C 8510.239 6182.226 8506.548 6182.120 8502.751 6181.909 C 8498.955 6181.487 8495.580 6180.749 8492.627 6179.695 C 8490.940 6178.851 8490.096 6177.269 8490.096 6174.949 L 8490.096 6094.905 L 8490.096 6094.905 ZM 8650.185 6193.615 C 8650.185 6213.020 8652.610 6228.206 8657.461 6239.174 C 8662.312 6250.142 8668.324 6258.684 8675.495 6264.801 C 8680.557 6269.230 8686.041 6272.710 8691.947 6275.241 C 8697.852 6277.562 8703.653 6279.354 8709.348 6280.620 C 8715.253 6281.885 8720.737 6282.624 8725.799 6282.835 C 8731.072 6283.045 8735.502 6283.151 8739.087 6283.151 C 8748.157 6283.151 8757.754 6281.991 8767.878 6279.671 C 8778.002 6277.351 8788.021 6272.078 8797.934 6263.852 C 8803.840 6259.001 8808.480 6253.517 8811.855 6247.400 C 8815.440 6241.072 8818.182 6234.428 8820.081 6227.468 C 8821.979 6220.297 8823.139 6213.020 8823.561 6205.638 C 8824.194 6198.045 8824.510 6190.452 8824.510 6182.858 L 8824.510 6154.068 L 8824.510 6129.390 L 8824.510 6113.571 C 8824.721 6109.564 8824.826 6106.400 8824.826 6104.080 C 8825.037 6101.549 8825.143 6099.229 8825.143 6097.119 C 8825.565 6092.268 8826.408 6088.788 8827.674 6086.679 C 8828.939 6084.570 8831.470 6083.199 8835.267 6082.566 C 8836.954 6082.144 8838.325 6081.933 8839.380 6081.933 C 8840.434 6081.722 8841.805 6081.617 8843.493 6081.617 C 8846.657 6081.617 8848.238 6080.668 8848.238 6078.769 C 8848.238 6077.082 8846.340 6076.238 8842.544 6076.238 C 8839.802 6076.238 8836.743 6076.344 8833.369 6076.555 L 8823.244 6076.555 C 8820.081 6076.555 8817.233 6076.660 8814.702 6076.871 L 8809.956 6076.871 L 8806.476 6076.871 C 8804.367 6076.660 8801.731 6076.555 8798.567 6076.555 L 8787.810 6076.555 C 8784.013 6076.344 8780.322 6076.238 8776.737 6076.238 C 8772.940 6076.238 8771.042 6077.082 8771.042 6078.769 C 8771.042 6080.668 8772.624 6081.617 8775.787 6081.617 C 8777.475 6081.617 8779.268 6081.722 8781.166 6081.933 C 8783.275 6081.933 8784.857 6082.144 8785.912 6082.566 C 8790.341 6083.832 8793.294 6085.413 8794.770 6087.312 C 8796.247 6089.210 8797.196 6092.479 8797.618 6097.119 L 8797.618 6104.080 C 8797.829 6106.400 8797.934 6109.564 8797.934 6113.571 C 8798.145 6117.579 8798.250 6122.852 8798.250 6129.390 L 8798.250 6154.068 L 8798.250 6187.921 C 8798.250 6194.881 8798.145 6201.525 8797.934 6207.852 C 8797.723 6214.180 8797.090 6220.086 8796.036 6225.570 C 8794.981 6231.054 8793.294 6236.221 8790.974 6241.072 C 8788.864 6245.713 8785.912 6249.826 8782.115 6253.411 C 8776.631 6258.895 8770.514 6262.692 8763.765 6264.801 C 8757.226 6266.699 8750.899 6267.648 8744.782 6267.648 C 8739.931 6267.648 8734.342 6267.121 8728.014 6266.066 C 8721.897 6264.801 8715.781 6261.743 8709.664 6256.891 C 8706.289 6254.149 8703.231 6251.091 8700.489 6247.716 C 8697.958 6244.342 8695.743 6240.123 8693.845 6235.061 C 8692.158 6229.999 8690.787 6223.988 8689.732 6217.028 C 8688.888 6210.067 8688.467 6201.630 8688.467 6191.717 L 8688.467 6154.068 L 8688.467 6129.390 L 8688.467 6113.571 L 8688.467 6104.080 C 8688.677 6101.549 8688.888 6099.229 8689.099 6097.119 C 8689.521 6092.268 8690.365 6088.788 8691.630 6086.679 C 8693.107 6084.570 8695.638 6083.199 8699.223 6082.566 C 8700.911 6082.144 8702.282 6081.933 8703.336 6081.933 C 8704.391 6081.722 8705.762 6081.617 8707.449 6081.617 C 8710.402 6081.617 8711.879 6080.668 8711.879 6078.769 C 8711.879 6077.082 8709.875 6076.238 8705.867 6076.238 C 8703.336 6076.238 8700.384 6076.344 8697.009 6076.555 L 8686.885 6076.555 C 8683.510 6076.555 8680.241 6076.660 8677.077 6076.871 L 8670.116 6076.871 L 8662.207 6076.871 C 8659.043 6076.660 8655.563 6076.555 8651.766 6076.555 L 8640.060 6076.555 C 8636.053 6076.344 8632.151 6076.238 8628.354 6076.238 C 8624.347 6076.238 8622.343 6077.082 8622.343 6078.769 C 8622.343 6080.668 8623.925 6081.617 8627.089 6081.617 C 8628.987 6081.617 8630.991 6081.722 8633.100 6081.933 C 8635.209 6081.933 8636.791 6082.144 8637.846 6082.566 C 8642.275 6083.832 8645.228 6085.413 8646.704 6087.312 C 8648.392 6088.999 8649.446 6092.268 8649.868 6097.119 C 8650.079 6099.229 8650.185 6101.549 8650.185 6104.080 L 8650.185 6113.571 L 8650.185 6129.390 L 8650.185 6154.068 L 8650.185 6193.615 L 8650.185 6193.615 ZM 8924.802 6283.151 C 8932.185 6283.151 8940.094 6282.518 8948.531 6281.253 C 8956.968 6279.987 8964.561 6276.929 8971.310 6272.078 C 8981.434 6264.906 8988.606 6257.313 8992.824 6249.298 C 8997.043 6241.072 8999.152 6231.897 8999.152 6221.773 C 8999.152 6215.657 8998.308 6209.856 8996.621 6204.372 C 8995.144 6198.677 8992.508 6193.194 8988.711 6187.921 C 8985.126 6182.437 8980.169 6177.164 8973.841 6172.102 C 8967.725 6166.829 8960.132 6161.661 8951.062 6156.599 L 8939.672 6150.271 C 8933.345 6146.897 8928.283 6143.733 8924.486 6140.780 C 8920.690 6137.616 8917.737 6134.663 8915.627 6131.921 C 8913.518 6128.968 8912.042 6126.121 8911.198 6123.379 C 8910.565 6120.637 8910.249 6117.790 8910.249 6114.837 C 8910.249 6110.197 8911.304 6106.084 8913.413 6102.498 C 8915.522 6098.912 8918.264 6095.959 8921.639 6093.639 C 8925.224 6091.108 8929.232 6089.210 8933.661 6087.944 C 8938.301 6086.679 8943.152 6086.046 8948.215 6086.046 C 8957.284 6086.046 8964.139 6087.523 8968.779 6090.476 C 8973.630 6093.428 8977.111 6096.170 8979.220 6098.701 C 8982.173 6102.287 8984.071 6105.873 8984.915 6109.458 C 8985.969 6112.833 8986.497 6115.153 8986.497 6116.419 C 8986.497 6119.582 8987.446 6121.164 8989.344 6121.164 C 8991.664 6121.164 8992.824 6118.317 8992.824 6112.622 C 8992.824 6102.076 8992.930 6094.483 8993.141 6089.843 C 8993.562 6085.203 8993.773 6082.039 8993.773 6080.351 C 8993.773 6078.664 8992.508 6077.504 8989.977 6076.871 C 8986.391 6075.817 8981.118 6074.867 8974.158 6074.024 C 8967.408 6072.969 8959.499 6072.442 8950.429 6072.442 C 8940.727 6072.442 8931.552 6073.707 8922.904 6076.238 C 8914.467 6078.769 8907.085 6082.461 8900.758 6087.312 C 8894.430 6091.952 8889.368 6097.647 8885.571 6104.396 C 8881.986 6110.935 8880.193 6118.317 8880.193 6126.543 C 8880.193 6132.449 8880.931 6138.038 8882.408 6143.311 C 8883.884 6148.584 8886.310 6153.752 8889.684 6158.814 C 8893.059 6163.665 8897.488 6168.516 8902.972 6173.367 C 8908.667 6178.007 8915.627 6182.753 8923.853 6187.604 L 8939.989 6197.096 C 8946.105 6200.681 8950.957 6204.161 8954.542 6207.536 C 8958.339 6210.911 8961.186 6214.180 8963.084 6217.344 C 8964.983 6220.297 8966.143 6223.250 8966.565 6226.203 C 8967.197 6229.155 8967.514 6232.108 8967.514 6235.061 C 8967.514 6244.553 8964.034 6252.673 8957.073 6259.422 C 8950.324 6265.961 8940.938 6269.230 8928.915 6269.230 C 8924.486 6269.230 8919.951 6268.808 8915.311 6267.965 C 8910.882 6266.910 8906.558 6265.434 8902.339 6263.535 C 8898.332 6261.426 8894.746 6258.684 8891.583 6255.309 C 8888.419 6251.935 8886.099 6247.716 8884.622 6242.654 C 8883.779 6240.334 8883.146 6237.909 8882.724 6235.378 C 8882.302 6232.636 8882.091 6230.421 8882.091 6228.734 C 8882.091 6227.679 8881.880 6226.730 8881.458 6225.886 C 8881.247 6224.832 8880.509 6224.304 8879.244 6224.304 C 8876.924 6224.304 8875.764 6226.624 8875.764 6231.265 C 8875.553 6233.585 8875.236 6238.330 8874.814 6245.502 C 8874.393 6252.462 8874.182 6259.633 8874.182 6267.016 C 8874.182 6269.968 8874.498 6271.972 8875.131 6273.027 C 8875.764 6274.081 8877.240 6275.136 8879.560 6276.191 C 8885.677 6278.933 8892.743 6280.725 8900.758 6281.569 C 8908.773 6282.624 8916.787 6283.151 8924.802 6283.151 L 8924.802 6283.151 ZM 9075.716 6262.586 C 9095.542 6234.112 9115.580 6204.900 9135.828 6174.949 C 9156.076 6144.787 9175.903 6114.520 9195.307 6084.148 C 9195.729 6083.093 9196.046 6082.250 9196.257 6081.617 C 9196.678 6080.984 9196.889 6080.140 9196.889 6079.086 C 9196.889 6077.609 9195.307 6076.871 9192.144 6076.871 L 9106.405 6076.871 L 9086.473 6076.871 C 9078.880 6076.871 9068.439 6076.660 9055.151 6076.238 C 9051.565 6076.027 9049.140 6075.711 9047.874 6075.289 C 9046.609 6074.657 9045.343 6074.340 9044.078 6074.340 C 9042.180 6074.340 9041.125 6076.027 9040.914 6079.402 C 9040.492 6081.511 9039.965 6084.464 9039.332 6088.261 C 9038.699 6091.846 9038.067 6095.643 9037.434 6099.651 C 9036.801 6103.658 9036.274 6107.455 9035.852 6111.040 C 9035.430 6114.415 9035.219 6116.841 9035.219 6118.317 C 9035.219 6121.270 9036.168 6122.746 9038.067 6122.746 C 9038.910 6122.746 9039.543 6122.430 9039.965 6121.797 C 9040.598 6121.164 9041.125 6119.899 9041.547 6118.001 C 9041.969 6114.837 9043.340 6111.251 9045.660 6107.244 C 9048.191 6103.236 9051.776 6099.967 9056.417 6097.436 C 9060.846 6095.116 9066.752 6093.745 9074.134 6093.323 C 9081.516 6092.901 9088.793 6092.690 9095.964 6092.690 L 9148.483 6092.690 C 9129.711 6120.532 9110.412 6149.322 9090.586 6179.062 C 9070.970 6208.591 9051.249 6238.225 9031.423 6267.965 C 9029.735 6270.285 9028.681 6271.972 9028.259 6273.027 C 9028.048 6274.081 9027.942 6275.031 9027.942 6275.874 C 9027.942 6277.772 9029.524 6278.722 9032.688 6278.722 C 9060.951 6278.722 9087.106 6278.933 9111.150 6279.354 C 9135.406 6279.776 9159.240 6279.987 9182.652 6279.987 C 9185.183 6279.987 9186.976 6279.460 9188.031 6278.405 C 9189.296 6277.140 9190.351 6275.347 9191.195 6273.027 C 9191.616 6271.339 9192.144 6269.125 9192.776 6266.383 C 9193.409 6263.641 9193.936 6260.688 9194.358 6257.524 C 9194.991 6254.360 9195.518 6251.302 9195.940 6248.349 C 9196.362 6245.185 9196.573 6242.443 9196.573 6240.123 C 9196.573 6236.959 9196.362 6234.850 9195.940 6233.796 C 9195.518 6232.530 9194.780 6231.897 9193.726 6231.897 C 9192.249 6231.897 9191.195 6233.374 9190.562 6236.327 C 9190.140 6238.225 9189.402 6240.229 9188.347 6242.338 C 9187.503 6244.447 9186.554 6246.556 9185.500 6248.666 C 9183.180 6252.884 9178.961 6256.259 9172.844 6258.790 C 9166.728 6261.321 9156.604 6262.586 9142.472 6262.586 L 9075.716 6262.586 L 9075.716 6262.586 ZM 9283.894 6154.068 L 9283.894 6129.390 L 9283.894 6113.571 L 9283.894 6104.080 C 9284.105 6101.549 9284.210 6099.229 9284.210 6097.119 C 9284.632 6092.268 9285.476 6088.788 9286.741 6086.679 C 9288.217 6084.570 9290.854 6083.199 9294.651 6082.566 C 9296.338 6082.144 9297.709 6081.933 9298.763 6081.933 C 9299.818 6081.722 9301.084 6081.617 9302.560 6081.617 C 9305.091 6081.617 9306.357 6080.668 9306.357 6078.769 C 9306.357 6077.082 9304.353 6076.238 9300.345 6076.238 C 9298.025 6076.238 9295.178 6076.344 9291.803 6076.555 L 9281.363 6076.555 C 9277.988 6076.555 9274.719 6076.660 9271.555 6076.871 L 9264.594 6076.871 C 9261.220 6076.871 9255.736 6076.766 9248.143 6076.555 C 9240.550 6076.344 9233.062 6076.238 9225.680 6076.238 C 9221.461 6076.238 9219.352 6077.082 9219.352 6078.769 C 9219.352 6080.668 9220.934 6081.617 9224.098 6081.617 C 9226.207 6081.617 9228.316 6081.722 9230.425 6081.933 C 9232.535 6081.933 9234.116 6082.144 9235.171 6082.566 C 9239.600 6083.832 9242.553 6085.413 9244.030 6087.312 C 9245.717 6089.210 9246.772 6092.479 9247.194 6097.119 L 9247.194 6104.080 C 9247.404 6106.400 9247.510 6109.564 9247.510 6113.571 L 9247.510 6129.390 L 9247.510 6154.068 L 9247.510 6201.525 C 9247.510 6213.969 9247.404 6225.253 9247.194 6235.378 C 9247.194 6245.291 9246.877 6253.095 9246.244 6258.790 C 9245.823 6262.797 9245.084 6266.066 9244.030 6268.597 C 9242.975 6270.918 9240.971 6272.394 9238.019 6273.027 C 9235.487 6273.660 9232.218 6273.976 9228.211 6273.976 C 9226.523 6273.976 9225.363 6274.292 9224.731 6274.925 C 9224.098 6275.558 9223.781 6276.191 9223.781 6276.823 C 9223.781 6278.722 9225.574 6279.671 9229.160 6279.671 C 9231.902 6279.671 9234.960 6279.565 9238.335 6279.354 C 9241.710 6279.354 9245.084 6279.249 9248.459 6279.038 C 9251.834 6279.038 9254.892 6278.933 9257.634 6278.722 L 9264.278 6278.722 L 9271.555 6278.722 C 9274.719 6278.933 9278.199 6279.038 9281.995 6279.038 C 9286.003 6279.249 9290.116 6279.354 9294.334 6279.354 C 9298.763 6279.565 9302.876 6279.671 9306.673 6279.671 C 9310.259 6279.671 9312.051 6278.722 9312.051 6276.823 C 9312.051 6276.191 9311.630 6275.558 9310.786 6274.925 C 9310.153 6274.292 9309.309 6273.976 9308.255 6273.976 L 9301.611 6273.976 C 9298.869 6273.765 9296.549 6273.449 9294.651 6273.027 C 9291.065 6272.394 9288.534 6270.918 9287.057 6268.597 C 9285.792 6266.066 9284.948 6262.903 9284.526 6259.106 C 9284.105 6253.200 9283.894 6245.291 9283.894 6235.378 L 9283.894 6201.525 L 9283.894 6177.164 L 9285.159 6177.164 L 9288.007 6180.960 C 9289.061 6182.437 9291.276 6185.179 9294.651 6189.186 C 9298.025 6193.194 9302.033 6197.939 9306.673 6203.423 C 9311.313 6208.696 9316.270 6214.391 9321.543 6220.508 C 9326.816 6226.624 9331.878 6232.425 9336.729 6237.909 C 9341.791 6243.393 9346.326 6248.349 9350.333 6252.778 C 9354.552 6256.997 9357.610 6259.950 9359.508 6261.637 C 9365.625 6266.910 9371.320 6271.023 9376.593 6273.976 C 9381.866 6276.718 9388.194 6278.405 9395.576 6279.038 C 9398.529 6279.460 9401.376 6279.671 9404.118 6279.671 L 9414.875 6279.671 L 9439.236 6279.671 C 9441.767 6279.671 9443.455 6279.460 9444.298 6279.038 C 9445.353 6278.616 9445.880 6277.878 9445.880 6276.823 C 9445.880 6274.925 9444.615 6273.976 9442.084 6273.976 C 9440.396 6273.976 9438.182 6273.870 9435.440 6273.660 C 9432.698 6273.238 9429.217 6272.183 9424.999 6270.496 C 9417.617 6267.543 9410.973 6263.430 9405.067 6258.157 C 9399.161 6252.673 9393.150 6247.189 9387.033 6241.705 C 9385.135 6240.018 9382.182 6237.170 9378.175 6233.163 C 9374.378 6229.155 9369.949 6224.621 9364.887 6219.559 C 9359.825 6214.286 9354.552 6208.696 9349.068 6202.790 C 9343.584 6196.885 9338.311 6191.295 9333.249 6186.022 C 9328.187 6180.749 9323.757 6176.004 9319.961 6171.785 C 9316.164 6167.356 9313.422 6164.087 9311.735 6161.977 C 9313.211 6160.290 9315.426 6157.970 9318.379 6155.017 L 9328.820 6144.576 C 9332.616 6140.780 9336.624 6136.878 9340.842 6132.870 C 9345.271 6128.652 9349.384 6124.750 9353.181 6121.164 C 9357.188 6117.368 9360.668 6113.993 9363.621 6111.040 C 9366.785 6108.087 9369.105 6105.978 9370.582 6104.713 C 9376.487 6099.229 9381.760 6095.010 9386.401 6092.057 C 9391.041 6088.894 9395.576 6086.468 9400.005 6084.781 C 9402.536 6083.726 9405.278 6082.988 9408.231 6082.566 C 9411.395 6081.933 9414.031 6081.617 9416.140 6081.617 C 9418.882 6081.617 9420.253 6080.668 9420.253 6078.769 C 9420.253 6077.082 9418.671 6076.238 9415.508 6076.238 C 9413.398 6076.238 9410.867 6076.344 9407.915 6076.555 L 9399.056 6076.555 C 9396.103 6076.555 9393.150 6076.660 9390.197 6076.871 L 9382.921 6076.871 L 9375.960 6076.871 C 9373.429 6076.660 9370.793 6076.555 9368.051 6076.555 L 9360.141 6076.555 C 9357.610 6076.344 9355.606 6076.238 9354.130 6076.238 C 9351.177 6076.238 9349.701 6077.082 9349.701 6078.769 C 9349.701 6080.035 9350.966 6080.984 9353.497 6081.617 C 9356.028 6082.250 9357.294 6084.042 9357.294 6086.995 C 9357.294 6089.315 9355.923 6092.163 9353.181 6095.538 C 9350.650 6098.701 9347.381 6102.498 9343.373 6106.927 C 9341.264 6109.247 9337.467 6113.149 9331.983 6118.633 C 9326.710 6124.117 9320.910 6130.023 9314.582 6136.351 L 9296.865 6154.068 C 9291.381 6159.552 9287.479 6163.559 9285.159 6166.090 L 9283.894 6166.090 L 9283.894 6154.068 L 9283.894 6154.068 ZM 9530.670 6211.965 C 9532.146 6211.965 9533.095 6212.598 9533.517 6213.864 L 9555.031 6267.965 C 9555.664 6269.652 9555.664 6271.023 9555.031 6272.078 C 9554.398 6273.132 9553.555 6273.765 9552.500 6273.976 C 9550.180 6274.187 9549.020 6275.136 9549.020 6276.823 C 9549.020 6277.878 9549.758 6278.511 9551.235 6278.722 C 9552.711 6278.722 9554.715 6278.827 9557.246 6279.038 C 9569.057 6279.460 9579.709 6279.671 9589.200 6279.671 L 9610.714 6279.671 C 9615.987 6279.671 9619.256 6279.460 9620.522 6279.038 C 9621.998 6278.616 9622.736 6277.878 9622.736 6276.823 C 9622.736 6274.925 9621.471 6273.976 9618.940 6273.976 C 9615.987 6273.976 9612.507 6273.660 9608.499 6273.027 C 9607.234 6272.816 9605.757 6272.394 9604.070 6271.761 C 9602.594 6270.918 9600.801 6269.547 9598.692 6267.648 C 9596.793 6265.539 9594.684 6262.692 9592.364 6259.106 C 9590.044 6255.309 9587.513 6250.353 9584.771 6244.236 L 9573.698 6218.926 C 9569.479 6208.802 9564.944 6198.045 9560.093 6186.655 C 9555.242 6175.054 9550.285 6163.454 9545.223 6151.853 C 9540.161 6140.042 9535.521 6129.179 9531.303 6119.266 C 9527.084 6109.142 9523.393 6100.494 9520.229 6093.323 C 9517.066 6085.941 9514.956 6080.984 9513.902 6078.453 C 9512.425 6075.500 9511.160 6073.391 9510.105 6072.125 C 9509.262 6070.649 9507.785 6069.911 9505.676 6069.911 C 9503.145 6069.911 9500.403 6073.496 9497.450 6080.668 L 9424.683 6249.931 C 9421.730 6256.680 9418.671 6262.059 9415.508 6266.066 C 9412.555 6270.074 9407.914 6272.605 9401.587 6273.660 C 9400.321 6273.660 9398.950 6273.765 9397.474 6273.976 L 9393.361 6273.976 C 9391.252 6273.976 9390.197 6274.925 9390.197 6276.823 C 9390.197 6278.722 9391.885 6279.671 9395.259 6279.671 C 9402.641 6279.671 9409.496 6279.460 9415.824 6279.038 C 9422.152 6278.827 9426.054 6278.722 9427.530 6278.722 C 9431.959 6278.722 9437.021 6278.827 9442.716 6279.038 C 9448.622 6279.460 9453.895 6279.671 9458.535 6279.671 C 9461.488 6279.671 9462.965 6278.722 9462.965 6276.823 C 9462.965 6275.980 9462.648 6275.347 9462.015 6274.925 C 9461.594 6274.292 9460.539 6273.976 9458.852 6273.976 L 9454.739 6273.976 C 9450.520 6273.976 9447.567 6273.343 9445.880 6272.078 C 9444.404 6270.601 9443.665 6268.703 9443.665 6266.383 C 9443.665 6264.695 9443.982 6262.375 9444.615 6259.422 C 9445.247 6256.470 9446.302 6253.306 9447.778 6249.931 L 9462.648 6213.864 C 9463.070 6212.598 9463.914 6211.965 9465.179 6211.965 L 9530.670 6211.965 L 9530.670 6211.965 ZM 9470.874 6197.096 C 9469.609 6197.096 9469.292 6196.463 9469.925 6195.197 L 9496.817 6127.176 C 9497.028 6126.754 9497.239 6126.226 9497.450 6125.594 C 9497.661 6124.961 9497.977 6124.645 9498.399 6124.645 C 9498.821 6124.645 9499.032 6124.961 9499.032 6125.594 C 9499.243 6126.226 9499.454 6126.754 9499.665 6127.176 L 9525.924 6195.514 C 9526.346 6196.568 9525.924 6197.096 9524.659 6197.096 L 9470.874 6197.096 L 9470.874 6197.096 ZM 9619.889 6256.259 C 9619.889 6257.313 9620.522 6258.579 9621.787 6260.055 C 9623.264 6261.321 9624.846 6263.008 9626.533 6265.117 C 9628.220 6267.016 9629.697 6269.547 9630.962 6272.710 C 9632.439 6275.663 9633.177 6279.354 9633.177 6283.784 C 9633.177 6287.369 9632.439 6291.377 9630.962 6295.806 C 9629.697 6300.446 9627.377 6305.614 9624.002 6311.309 C 9623.580 6312.152 9623.053 6312.996 9622.420 6313.840 C 9621.787 6314.894 9621.471 6315.844 9621.471 6316.687 C 9621.471 6317.531 9621.787 6318.269 9622.420 6318.902 C 9623.053 6319.535 9623.580 6319.851 9624.002 6319.851 C 9625.057 6319.851 9625.900 6319.429 9626.533 6318.585 C 9627.377 6317.953 9628.326 6317.109 9629.381 6316.054 C 9632.122 6312.891 9634.759 6309.410 9637.290 6305.614 C 9639.821 6301.817 9642.141 6297.915 9644.250 6293.908 C 9646.571 6290.111 9648.574 6286.420 9650.262 6282.835 C 9651.949 6279.249 9653.320 6276.296 9654.375 6273.976 C 9655.429 6271.445 9656.378 6268.703 9657.222 6265.750 C 9658.066 6262.797 9658.487 6260.477 9658.487 6258.790 C 9658.487 6257.102 9657.960 6254.993 9656.906 6252.462 C 9656.062 6249.720 9654.269 6246.345 9651.527 6242.338 C 9649.418 6239.174 9647.941 6237.065 9647.098 6236.010 C 9646.254 6234.956 9645.094 6234.428 9643.618 6234.428 C 9641.298 6234.428 9638.661 6235.061 9635.708 6236.327 C 9632.966 6237.592 9630.435 6239.280 9628.115 6241.389 C 9625.795 6243.287 9623.791 6245.607 9622.104 6248.349 C 9620.627 6250.880 9619.889 6253.517 9619.889 6256.259 L 9619.889 6256.259 Z">
            <!-- 1073 nodes -->
          </draw:path>
          <draw:path id="text3387" draw:style-name="style1" draw:layer="layout" svg:x="6.497cm" svg:y="3.053cm" svg:width="1.499cm" svg:height="0.237cm" svg:viewBox="0.0 0.0 1499.325 237.285" svg:d="M 13018.074 6236.643 C 13018.074 6249.720 13017.968 6261.321 13017.757 6271.445 C 13017.757 6281.569 13017.336 6289.373 13016.492 6294.857 C 13015.859 6298.864 13015.121 6302.239 13014.277 6304.981 C 13013.644 6307.723 13011.957 6309.305 13009.215 6309.727 C 13007.950 6309.938 13006.473 6310.254 13004.786 6310.676 C 13003.309 6310.887 13001.938 6310.992 13000.673 6310.992 C 12999.196 6310.992 12998.458 6311.520 12998.458 6312.574 C 12998.458 6314.051 12999.935 6314.789 13002.888 6314.789 C 13005.208 6314.789 13007.844 6314.683 13010.797 6314.473 C 13013.750 6314.473 13016.703 6314.367 13019.656 6314.156 C 13022.609 6314.156 13025.140 6314.051 13027.249 6313.840 L 13031.045 6313.840 L 13037.057 6313.840 C 13040.642 6314.051 13044.650 6314.262 13049.079 6314.473 C 13053.508 6314.894 13057.938 6315.105 13062.367 6315.105 C 13067.007 6315.316 13070.593 6315.422 13073.124 6315.422 C 13084.935 6315.422 13095.165 6313.734 13103.813 6310.360 C 13112.671 6306.985 13119.948 6302.556 13125.643 6297.072 C 13131.549 6291.377 13135.873 6284.944 13138.615 6277.772 C 13141.567 6270.601 13143.044 6263.219 13143.044 6255.626 C 13143.044 6248.033 13141.462 6241.178 13138.298 6235.061 C 13135.134 6228.734 13131.127 6223.250 13126.276 6218.609 C 13121.635 6213.969 13116.362 6210.067 13110.457 6206.903 C 13104.762 6203.740 13099.278 6201.314 13094.005 6199.627 C 13097.591 6196.463 13101.071 6193.299 13104.445 6190.135 C 13107.820 6186.760 13110.773 6183.175 13113.304 6179.378 C 13116.046 6175.582 13118.155 6171.469 13119.632 6167.039 C 13121.319 6162.610 13122.163 6157.759 13122.163 6152.486 C 13122.163 6148.900 13121.319 6144.787 13119.632 6140.147 C 13117.944 6135.296 13114.886 6130.761 13110.457 6126.543 C 13106.027 6122.324 13100.016 6118.739 13092.423 6115.786 C 13084.830 6112.833 13075.233 6111.357 13063.632 6111.357 C 13057.094 6111.357 13050.872 6111.462 13044.966 6111.673 C 13039.060 6111.884 13034.420 6111.989 13031.045 6111.989 L 13026.932 6111.989 C 13024.823 6111.778 13022.187 6111.673 13019.023 6111.673 L 13008.899 6111.673 C 13005.313 6111.462 13001.938 6111.357 12998.775 6111.357 C 12995.822 6111.357 12994.345 6112.095 12994.345 6113.571 C 12994.345 6114.626 12995.083 6115.153 12996.560 6115.153 C 12997.825 6115.153 12999.407 6115.259 13001.306 6115.470 C 13003.415 6115.470 13004.997 6115.575 13006.051 6115.786 C 13010.692 6116.419 13013.644 6118.001 13014.910 6120.532 C 13016.175 6123.063 13017.019 6126.648 13017.441 6131.289 C 13017.652 6133.398 13017.757 6135.718 13017.757 6138.249 C 13017.968 6140.569 13018.074 6143.838 13018.074 6148.057 L 13018.074 6163.876 L 13018.074 6189.186 L 13018.074 6236.643 L 13018.074 6236.643 ZM 13042.119 6124.012 C 13042.119 6122.746 13043.279 6121.797 13045.599 6121.164 C 13047.919 6120.743 13050.450 6120.426 13053.192 6120.215 C 13055.934 6120.004 13058.149 6119.899 13059.836 6119.899 C 13066.796 6119.899 13072.702 6121.270 13077.553 6124.012 C 13082.615 6126.543 13086.728 6129.918 13089.892 6134.136 C 13093.056 6138.143 13095.376 6142.784 13096.852 6148.057 C 13098.329 6153.119 13099.067 6158.181 13099.067 6163.243 C 13099.067 6169.781 13098.012 6175.371 13095.903 6180.011 C 13093.794 6184.651 13091.263 6188.659 13088.310 6192.033 C 13085.357 6195.197 13081.983 6197.201 13078.186 6198.045 C 13074.600 6198.677 13068.905 6198.994 13061.101 6198.994 C 13055.828 6198.994 13051.821 6198.888 13049.079 6198.677 C 13046.548 6198.256 13044.861 6197.939 13044.017 6197.728 C 13042.751 6197.517 13042.119 6196.568 13042.119 6194.881 L 13042.119 6124.012 L 13042.119 6124.012 ZM 13042.119 6209.751 C 13042.119 6208.485 13042.646 6207.852 13043.701 6207.852 L 13048.446 6207.852 L 13054.774 6207.852 C 13057.094 6207.852 13059.203 6207.958 13061.101 6208.169 C 13063.211 6208.169 13064.687 6208.274 13065.531 6208.485 C 13068.905 6209.118 13072.702 6209.751 13076.920 6210.384 C 13081.139 6210.805 13085.674 6212.493 13090.525 6215.446 C 13096.009 6219.031 13100.438 6223.039 13103.813 6227.468 C 13107.398 6231.686 13110.140 6236.116 13112.039 6240.756 C 13113.937 6245.185 13115.202 6249.509 13115.835 6253.728 C 13116.679 6257.946 13117.101 6261.532 13117.101 6264.485 C 13117.101 6273.132 13115.835 6280.198 13113.304 6285.682 C 13110.773 6290.955 13107.504 6295.173 13103.496 6298.337 C 13099.489 6301.290 13095.060 6303.294 13090.208 6304.348 C 13085.568 6305.403 13080.928 6305.930 13076.288 6305.930 C 13073.757 6305.930 13069.960 6305.719 13064.898 6305.298 C 13060.047 6304.876 13055.723 6303.821 13051.926 6302.134 C 13049.817 6301.079 13048.130 6300.025 13046.864 6298.970 C 13045.810 6297.915 13044.966 6296.755 13044.333 6295.490 C 13043.701 6294.013 13043.279 6292.220 13043.068 6290.111 C 13042.857 6287.791 13042.646 6285.049 13042.435 6281.885 C 13042.435 6280.831 13042.330 6278.300 13042.119 6274.292 L 13042.119 6259.739 L 13042.119 6242.022 L 13042.119 6224.621 L 13042.119 6209.751 L 13042.119 6209.751 ZM 13194.614 6313.840 C 13200.098 6313.840 13204.422 6312.047 13207.586 6308.461 C 13210.749 6304.876 13212.331 6300.552 13212.331 6295.490 C 13212.331 6290.428 13210.644 6286.420 13207.269 6283.467 C 13203.895 6280.514 13199.782 6279.038 13194.930 6279.038 C 13191.767 6279.038 13189.130 6279.671 13187.021 6280.936 C 13184.912 6281.991 13183.119 6283.362 13181.643 6285.049 C 13180.166 6286.737 13179.111 6288.635 13178.479 6290.744 C 13177.846 6292.642 13177.530 6294.541 13177.530 6296.439 C 13177.530 6300.446 13178.795 6304.348 13181.326 6308.145 C 13184.068 6311.942 13188.497 6313.840 13194.614 6313.840 L 13194.614 6313.840 ZM 13252.512 6285.049 C 13249.770 6291.799 13246.712 6297.388 13243.337 6301.817 C 13240.173 6306.247 13235.427 6308.883 13229.100 6309.727 C 13228.045 6309.938 13226.674 6310.149 13224.987 6310.360 L 13220.874 6310.360 C 13219.186 6310.360 13218.343 6311.098 13218.343 6312.574 C 13218.343 6314.051 13220.136 6314.789 13223.721 6314.789 C 13226.463 6314.789 13229.311 6314.683 13232.264 6314.473 C 13235.427 6314.473 13238.275 6314.367 13240.806 6314.156 C 13243.548 6314.156 13245.868 6314.051 13247.766 6313.840 L 13251.879 6313.840 L 13255.992 6313.840 C 13258.101 6314.051 13260.421 6314.156 13262.952 6314.156 C 13265.483 6314.367 13268.014 6314.473 13270.545 6314.473 C 13273.077 6314.683 13275.186 6314.789 13276.873 6314.789 C 13279.615 6314.789 13280.986 6314.051 13280.986 6312.574 C 13280.986 6311.098 13280.037 6310.360 13278.139 6310.360 L 13275.608 6310.360 C 13273.287 6310.360 13271.073 6309.832 13268.964 6308.778 C 13267.065 6307.723 13266.116 6305.825 13266.116 6303.083 C 13266.116 6298.232 13267.487 6292.220 13270.229 6285.049 L 13286.048 6242.022 C 13286.681 6240.545 13287.630 6239.807 13288.896 6239.807 L 13353.121 6239.807 C 13354.175 6239.807 13355.019 6240.334 13355.652 6241.389 L 13380.646 6303.083 C 13381.700 6305.403 13381.700 6307.090 13380.646 6308.145 C 13379.802 6309.200 13378.958 6309.938 13378.115 6310.360 C 13377.482 6310.781 13376.955 6311.098 13376.533 6311.309 C 13376.322 6311.309 13376.216 6311.625 13376.216 6312.258 C 13376.216 6313.102 13377.166 6313.629 13379.064 6313.840 C 13380.962 6313.840 13383.282 6313.945 13386.024 6314.156 C 13390.875 6314.367 13395.621 6314.473 13400.261 6314.473 C 13405.112 6314.683 13409.542 6314.789 13413.549 6314.789 L 13423.990 6314.789 L 13430.001 6314.789 C 13431.688 6314.789 13433.165 6314.578 13434.430 6314.156 C 13435.696 6313.945 13436.329 6313.418 13436.329 6312.574 C 13436.329 6311.731 13435.907 6311.203 13435.063 6310.992 C 13434.430 6310.571 13433.692 6310.360 13432.848 6310.360 C 13431.372 6310.360 13429.685 6310.254 13427.786 6310.043 C 13425.888 6309.832 13423.884 6309.410 13421.775 6308.778 C 13420.299 6308.356 13418.717 6307.723 13417.029 6306.879 C 13415.342 6306.036 13413.444 6304.559 13411.335 6302.450 C 13409.436 6300.341 13407.327 6297.493 13405.007 6293.908 C 13402.898 6290.322 13400.578 6285.471 13398.047 6279.354 C 13395.094 6272.605 13391.508 6264.168 13387.290 6254.044 C 13383.282 6243.709 13378.958 6232.847 13374.318 6221.457 C 13369.678 6210.067 13364.932 6198.572 13360.081 6186.971 C 13355.441 6175.160 13351.117 6164.403 13347.109 6154.701 C 13343.102 6144.787 13339.622 6136.351 13336.669 6129.390 C 13333.927 6122.430 13332.134 6118.001 13331.290 6116.102 L 13327.810 6109.142 C 13327.178 6107.244 13326.123 6106.295 13324.646 6106.295 C 13323.592 6106.295 13322.643 6106.927 13321.799 6108.193 C 13320.955 6109.458 13319.690 6112.306 13318.002 6116.735 L 13252.512 6285.049 L 13252.512 6285.049 ZM 13292.692 6228.734 C 13291.637 6228.734 13291.321 6228.101 13291.743 6226.835 L 13317.686 6153.119 C 13319.163 6149.111 13320.744 6149.111 13322.432 6153.119 L 13349.957 6226.835 C 13350.168 6228.101 13349.851 6228.734 13349.008 6228.734 L 13292.692 6228.734 L 13292.692 6228.734 ZM 13455.311 6313.840 C 13460.795 6313.840 13465.119 6312.047 13468.283 6308.461 C 13471.446 6304.876 13473.028 6300.552 13473.028 6295.490 C 13473.028 6290.428 13471.341 6286.420 13467.966 6283.467 C 13464.592 6280.514 13460.479 6279.038 13455.627 6279.038 C 13452.464 6279.038 13449.827 6279.671 13447.718 6280.936 C 13445.609 6281.991 13443.816 6283.362 13442.340 6285.049 C 13440.863 6286.737 13439.808 6288.635 13439.176 6290.744 C 13438.543 6292.642 13438.227 6294.541 13438.227 6296.439 C 13438.227 6300.446 13439.492 6304.348 13442.023 6308.145 C 13444.765 6311.942 13449.194 6313.840 13455.311 6313.840 L 13455.311 6313.840 ZM 13522.384 6314.473 C 13522.384 6317.425 13521.751 6320.695 13520.486 6324.280 C 13519.431 6328.077 13517.533 6332.295 13514.791 6336.936 C 13514.369 6337.568 13513.842 6338.307 13513.209 6339.150 C 13512.787 6339.994 13512.576 6340.732 13512.576 6341.365 C 13512.576 6342.841 13513.314 6343.580 13514.791 6343.580 C 13516.056 6343.580 13517.427 6342.630 13518.904 6340.732 C 13521.013 6338.201 13523.122 6335.354 13525.231 6332.190 C 13527.340 6329.237 13529.239 6326.179 13530.926 6323.015 C 13532.824 6319.851 13534.406 6316.793 13535.672 6313.840 C 13537.148 6311.098 13538.308 6308.778 13539.152 6306.879 C 13539.996 6304.770 13540.734 6302.556 13541.367 6300.235 C 13541.999 6297.704 13542.316 6295.806 13542.316 6294.541 C 13542.316 6293.064 13541.894 6291.271 13541.050 6289.162 C 13540.418 6286.842 13539.047 6284.100 13536.937 6280.936 C 13535.250 6278.405 13534.090 6276.823 13533.457 6276.191 C 13532.824 6275.347 13532.086 6274.925 13531.242 6274.925 C 13529.133 6274.925 13526.919 6275.452 13524.599 6276.507 C 13522.278 6277.351 13520.169 6278.616 13518.271 6280.304 C 13516.373 6281.780 13514.791 6283.573 13513.525 6285.682 C 13512.260 6287.791 13511.627 6289.900 13511.627 6292.010 C 13511.627 6293.064 13512.154 6294.119 13513.209 6295.173 C 13514.474 6296.228 13515.740 6297.599 13517.005 6299.286 C 13518.271 6300.974 13519.431 6303.083 13520.486 6305.614 C 13521.751 6307.934 13522.384 6310.887 13522.384 6314.473 L 13522.384 6314.473 ZM 13702.404 6236.643 C 13702.404 6249.720 13702.299 6261.321 13702.088 6271.445 C 13702.088 6281.569 13701.666 6289.373 13700.822 6294.857 C 13700.189 6298.864 13699.451 6302.134 13698.608 6304.665 C 13697.975 6306.985 13696.287 6308.461 13693.545 6309.094 C 13692.280 6309.516 13690.804 6309.832 13689.116 6310.043 C 13687.640 6310.254 13686.269 6310.360 13685.003 6310.360 C 13683.527 6310.360 13682.789 6311.098 13682.789 6312.574 C 13682.789 6314.051 13684.265 6314.789 13687.218 6314.789 C 13689.327 6314.789 13691.964 6314.683 13695.127 6314.473 C 13698.291 6314.473 13701.244 6314.367 13703.986 6314.156 C 13706.939 6314.156 13709.470 6314.051 13711.579 6313.840 L 13714.743 6313.840 L 13718.223 6313.840 C 13720.543 6314.051 13723.285 6314.156 13726.449 6314.156 C 13729.824 6314.367 13733.409 6314.473 13737.206 6314.473 C 13741.213 6314.683 13745.115 6314.789 13748.912 6314.789 C 13751.865 6314.789 13753.341 6314.051 13753.341 6312.574 C 13753.341 6311.098 13752.603 6310.360 13751.127 6310.360 C 13749.861 6310.360 13747.963 6310.254 13745.432 6310.043 C 13742.901 6309.832 13740.686 6309.516 13738.788 6309.094 C 13734.569 6308.461 13731.722 6306.985 13730.246 6304.665 C 13728.980 6302.134 13728.136 6298.864 13727.715 6294.857 C 13727.082 6289.373 13726.660 6281.674 13726.449 6271.761 L 13726.449 6236.959 L 13726.449 6230.632 C 13726.449 6229.155 13727.082 6228.417 13728.347 6228.417 L 13763.782 6229.050 C 13765.258 6229.050 13766.524 6229.577 13767.578 6230.632 C 13769.055 6232.530 13770.848 6234.956 13772.957 6237.909 C 13775.277 6240.861 13777.703 6244.131 13780.234 6247.716 C 13782.976 6251.091 13785.823 6254.782 13788.776 6258.790 C 13791.729 6262.586 13794.682 6266.277 13797.634 6269.863 C 13805.649 6279.987 13812.399 6288.318 13817.883 6294.857 C 13823.578 6301.396 13829.483 6306.247 13835.600 6309.410 C 13839.186 6311.309 13842.982 6312.680 13846.990 6313.523 C 13851.208 6314.367 13857.325 6314.789 13865.340 6314.789 L 13882.741 6314.789 C 13885.272 6314.789 13886.959 6314.578 13887.803 6314.156 C 13888.857 6313.945 13889.385 6313.418 13889.385 6312.574 C 13889.385 6311.098 13888.541 6310.360 13886.854 6310.360 L 13883.373 6310.360 C 13881.897 6310.149 13879.788 6309.832 13877.046 6309.410 C 13873.460 6308.989 13869.242 6307.723 13864.391 6305.614 C 13859.540 6303.294 13853.423 6298.337 13846.041 6290.744 C 13838.026 6282.307 13829.167 6272.183 13819.465 6260.372 C 13809.762 6248.560 13799.216 6235.483 13787.827 6221.140 C 13800.693 6210.173 13809.551 6199.732 13814.403 6189.819 C 13819.465 6179.695 13821.996 6169.676 13821.996 6159.763 C 13821.996 6155.122 13821.258 6150.904 13819.781 6147.108 C 13818.516 6143.100 13816.828 6139.514 13814.719 6136.351 C 13812.821 6133.187 13810.712 6130.550 13808.391 6128.441 C 13806.282 6126.121 13804.384 6124.328 13802.697 6123.063 C 13795.314 6118.001 13786.983 6114.837 13777.703 6113.571 C 13768.633 6112.095 13759.669 6111.357 13750.810 6111.357 C 13748.701 6111.357 13745.748 6111.462 13741.952 6111.673 L 13731.195 6111.673 C 13727.609 6111.673 13724.340 6111.778 13721.387 6111.989 L 13716.008 6111.989 L 13711.896 6111.989 C 13709.575 6111.778 13706.833 6111.673 13703.670 6111.673 L 13693.229 6111.673 C 13689.643 6111.462 13686.269 6111.357 13683.105 6111.357 C 13680.152 6111.357 13678.676 6112.095 13678.676 6113.571 C 13678.676 6115.048 13679.414 6115.786 13680.890 6115.786 C 13682.156 6115.786 13683.738 6115.891 13685.636 6116.102 C 13687.745 6116.102 13689.327 6116.208 13690.382 6116.419 C 13695.022 6117.051 13697.975 6118.528 13699.240 6120.848 C 13700.506 6123.168 13701.350 6126.648 13701.771 6131.289 C 13701.982 6133.398 13702.088 6135.718 13702.088 6138.249 C 13702.299 6140.569 13702.404 6143.838 13702.404 6148.057 L 13702.404 6163.876 L 13702.404 6189.186 L 13702.404 6236.643 L 13702.404 6236.643 ZM 13726.449 6125.594 C 13726.449 6124.328 13727.187 6123.274 13728.664 6122.430 C 13730.140 6122.008 13732.777 6121.692 13736.573 6121.481 C 13740.370 6121.059 13744.377 6120.848 13748.596 6120.848 C 13763.571 6120.848 13775.277 6125.488 13783.714 6134.769 C 13792.361 6143.838 13796.685 6156.810 13796.685 6173.683 C 13796.685 6184.019 13795.103 6192.666 13791.940 6199.627 C 13788.776 6206.587 13784.768 6211.649 13779.917 6214.813 C 13776.542 6217.133 13773.062 6218.504 13769.477 6218.926 C 13765.891 6219.348 13762.411 6219.559 13759.036 6219.559 C 13755.872 6219.559 13752.709 6219.453 13749.545 6219.242 C 13746.381 6219.031 13743.323 6218.715 13740.370 6218.293 C 13737.628 6217.871 13735.202 6217.449 13733.093 6217.028 C 13730.984 6216.606 13729.402 6216.078 13728.347 6215.446 C 13727.082 6214.602 13726.449 6213.442 13726.449 6211.965 L 13726.449 6125.594 L 13726.449 6125.594 ZM 13897.294 6313.840 C 13902.778 6313.840 13907.102 6312.047 13910.266 6308.461 C 13913.429 6304.876 13915.011 6300.552 13915.011 6295.490 C 13915.011 6290.428 13913.324 6286.420 13909.949 6283.467 C 13906.574 6280.514 13902.461 6279.038 13897.610 6279.038 C 13894.447 6279.038 13891.810 6279.671 13889.701 6280.936 C 13887.592 6281.991 13885.799 6283.362 13884.322 6285.049 C 13882.846 6286.737 13881.791 6288.635 13881.159 6290.744 C 13880.526 6292.642 13880.209 6294.541 13880.209 6296.439 C 13880.209 6300.446 13881.475 6304.348 13884.006 6308.145 C 13886.748 6311.942 13891.177 6313.840 13897.294 6313.840 L 13897.294 6313.840 ZM 14167.799 6114.837 C 14167.166 6109.986 14165.795 6107.560 14163.686 6107.560 C 14162.210 6107.560 14160.733 6109.036 14159.257 6111.989 L 14078.263 6278.722 L 13994.106 6111.673 C 13992.630 6108.931 13990.732 6107.560 13988.412 6107.560 C 13986.724 6107.560 13985.670 6109.142 13985.248 6112.306 L 13964.999 6287.897 C 13964.367 6292.959 13963.523 6297.599 13962.468 6301.817 C 13961.625 6306.036 13958.883 6308.567 13954.243 6309.410 C 13952.133 6309.832 13950.446 6310.149 13949.180 6310.360 L 13946.017 6310.360 C 13944.118 6310.360 13943.169 6310.992 13943.169 6312.258 C 13943.169 6313.945 13944.751 6314.789 13947.915 6314.789 C 13949.813 6314.789 13951.922 6314.683 13954.243 6314.473 C 13956.774 6314.473 13959.199 6314.367 13961.519 6314.156 C 13963.839 6314.156 13965.843 6314.051 13967.530 6313.840 L 13971.327 6313.840 L 13974.807 6313.840 C 13976.706 6314.051 13978.815 6314.156 13981.135 6314.156 C 13983.666 6314.367 13986.302 6314.473 13989.044 6314.473 C 13991.997 6314.683 13994.739 6314.789 13997.270 6314.789 C 14000.645 6314.789 14002.332 6313.945 14002.332 6312.258 C 14002.332 6310.992 14001.594 6310.360 14000.118 6310.360 C 13999.063 6310.360 13997.587 6310.254 13995.688 6310.043 C 13993.790 6309.832 13991.681 6309.410 13989.361 6308.778 C 13984.931 6307.723 13982.717 6305.192 13982.717 6301.185 L 13982.717 6294.224 C 13982.717 6291.904 13982.822 6289.689 13983.033 6287.580 L 13993.790 6166.090 L 13995.056 6166.090 C 13996.321 6168.832 13998.430 6173.473 14001.383 6180.011 C 14004.547 6186.339 14007.922 6193.194 14011.507 6200.576 C 14015.093 6207.958 14018.573 6215.235 14021.948 6222.406 L 14030.490 6239.490 C 14032.177 6243.076 14034.498 6247.716 14037.450 6253.411 C 14040.403 6259.106 14043.462 6265.012 14046.625 6271.128 C 14049.789 6277.245 14052.848 6283.045 14055.801 6288.529 C 14058.753 6294.013 14061.179 6298.443 14063.077 6301.817 C 14065.819 6306.669 14067.717 6309.938 14068.772 6311.625 C 14070.038 6313.312 14071.303 6314.156 14072.569 6314.156 C 14073.834 6314.156 14074.994 6313.312 14076.049 6311.625 C 14077.314 6309.727 14079.424 6305.825 14082.376 6299.919 L 14149.449 6162.610 L 14150.082 6162.610 L 14163.370 6298.654 C 14163.792 6301.185 14163.897 6303.399 14163.686 6305.298 C 14163.475 6306.985 14162.948 6307.934 14162.104 6308.145 C 14160.839 6308.567 14160.206 6309.305 14160.206 6310.360 C 14160.206 6310.992 14160.628 6311.520 14161.471 6311.942 C 14162.526 6312.363 14164.741 6312.785 14168.115 6313.207 C 14170.646 6313.418 14174.232 6313.629 14178.872 6313.840 C 14183.513 6314.051 14188.258 6314.156 14193.109 6314.156 C 14198.172 6314.367 14202.706 6314.473 14206.714 6314.473 C 14210.932 6314.683 14213.885 6314.789 14215.572 6314.789 C 14217.260 6314.789 14218.631 6314.578 14219.685 6314.156 C 14220.740 6313.734 14221.267 6313.102 14221.267 6312.258 C 14221.267 6310.992 14220.529 6310.360 14219.053 6310.360 C 14217.576 6310.360 14215.151 6310.254 14211.776 6310.043 C 14208.612 6309.832 14205.026 6309.094 14201.019 6307.829 C 14198.066 6306.985 14195.746 6305.508 14194.059 6303.399 C 14192.371 6301.079 14191.000 6298.654 14189.946 6296.123 C 14188.891 6293.381 14188.153 6290.639 14187.731 6287.897 C 14187.309 6284.944 14186.993 6282.307 14186.782 6279.987 L 14167.799 6114.837 L 14167.799 6114.837 ZM 14252.905 6313.840 C 14258.389 6313.840 14262.713 6312.047 14265.877 6308.461 C 14269.041 6304.876 14270.623 6300.552 14270.623 6295.490 C 14270.623 6290.428 14268.935 6286.420 14265.561 6283.467 C 14262.186 6280.514 14258.073 6279.038 14253.222 6279.038 C 14250.058 6279.038 14247.421 6279.671 14245.312 6280.936 C 14243.203 6281.991 14241.410 6283.362 14239.934 6285.049 C 14238.457 6286.737 14237.403 6288.635 14236.770 6290.744 C 14236.137 6292.642 14235.821 6294.541 14235.821 6296.439 C 14235.821 6300.446 14237.086 6304.348 14239.617 6308.145 C 14242.359 6311.942 14246.789 6313.840 14252.905 6313.840 L 14252.905 6313.840 ZM 14394.643 6123.695 L 14429.445 6124.328 C 14435.984 6124.539 14441.362 6125.066 14445.580 6125.910 C 14450.010 6126.543 14453.384 6127.597 14455.705 6129.074 C 14458.236 6130.339 14460.028 6131.816 14461.083 6133.503 C 14462.138 6135.191 14462.770 6137.089 14462.981 6139.198 L 14463.298 6142.045 C 14463.509 6143.944 14463.720 6145.209 14463.930 6145.842 C 14464.352 6146.475 14464.880 6146.791 14465.512 6146.791 C 14467.200 6146.791 14468.043 6145.631 14468.043 6143.311 L 14468.043 6138.249 C 14468.254 6135.718 14468.360 6132.976 14468.360 6130.023 C 14468.571 6126.859 14468.676 6123.695 14468.676 6120.532 C 14468.887 6117.368 14468.993 6114.731 14468.993 6112.622 C 14468.993 6110.513 14468.571 6109.458 14467.727 6109.458 C 14467.094 6109.458 14466.145 6109.564 14464.880 6109.775 C 14463.614 6109.986 14461.927 6110.302 14459.817 6110.724 C 14457.497 6111.146 14454.755 6111.462 14451.592 6111.673 C 14448.428 6111.884 14444.526 6111.989 14439.886 6111.989 L 14334.847 6111.989 C 14333.160 6111.989 14330.102 6111.884 14325.672 6111.673 C 14321.243 6111.462 14317.025 6111.146 14313.017 6110.724 C 14309.221 6110.302 14306.479 6109.669 14304.791 6108.826 C 14303.104 6107.982 14301.733 6107.560 14300.678 6107.560 C 14300.257 6107.560 14299.729 6108.193 14299.096 6109.458 C 14298.675 6110.724 14298.253 6111.778 14297.831 6112.622 C 14297.831 6113.255 14297.515 6115.048 14296.882 6118.001 C 14296.249 6120.743 14295.511 6123.801 14294.667 6127.176 C 14294.034 6130.339 14293.402 6133.398 14292.769 6136.351 C 14292.136 6139.303 14291.820 6141.096 14291.820 6141.729 C 14291.820 6142.573 14292.031 6143.206 14292.452 6143.627 C 14292.874 6143.838 14293.296 6143.944 14293.718 6143.944 C 14295.194 6143.944 14296.144 6143.100 14296.565 6141.413 L 14297.831 6138.249 C 14298.253 6136.983 14299.307 6135.191 14300.995 6132.870 C 14303.104 6129.707 14306.057 6127.597 14309.853 6126.543 C 14313.861 6125.277 14320.294 6124.539 14329.153 6124.328 L 14369.333 6123.695 L 14369.333 6236.643 C 14369.333 6249.720 14369.227 6261.321 14369.016 6271.445 C 14369.016 6281.569 14368.700 6289.373 14368.067 6294.857 C 14367.645 6298.864 14366.907 6302.134 14365.853 6304.665 C 14364.798 6307.196 14362.794 6308.778 14359.841 6309.410 C 14358.576 6309.832 14357.205 6310.149 14355.728 6310.360 C 14354.252 6310.571 14352.881 6310.676 14351.616 6310.676 C 14350.139 6310.676 14349.401 6311.309 14349.401 6312.574 C 14349.401 6314.051 14350.877 6314.789 14353.830 6314.789 C 14355.939 6314.789 14358.470 6314.683 14361.423 6314.473 C 14364.587 6314.473 14367.645 6314.367 14370.598 6314.156 C 14373.762 6314.156 14376.399 6314.051 14378.508 6313.840 L 14382.621 6313.840 L 14386.417 6313.840 C 14388.737 6314.051 14391.479 6314.156 14394.643 6314.156 C 14398.018 6314.367 14401.604 6314.473 14405.400 6314.473 C 14409.408 6314.683 14413.310 6314.789 14417.106 6314.789 C 14420.059 6314.789 14421.536 6314.051 14421.536 6312.574 C 14421.536 6311.098 14420.797 6310.360 14419.321 6310.360 C 14418.055 6310.360 14416.052 6310.254 14413.310 6310.043 C 14410.779 6309.832 14408.564 6309.516 14406.666 6309.094 C 14402.447 6308.461 14399.705 6306.985 14398.440 6304.665 C 14397.174 6302.134 14396.331 6298.864 14395.909 6294.857 C 14395.276 6289.373 14394.854 6281.569 14394.643 6271.445 L 14394.643 6236.643 L 14394.643 6123.695 L 14394.643 6123.695 ZM 14475.953 6313.840 C 14481.437 6313.840 14485.761 6312.047 14488.925 6308.461 C 14492.088 6304.876 14493.670 6300.552 14493.670 6295.490 C 14493.670 6290.428 14491.983 6286.420 14488.608 6283.467 C 14485.233 6280.514 14481.121 6279.038 14476.269 6279.038 C 14473.106 6279.038 14470.469 6279.671 14468.360 6280.936 C 14466.251 6281.991 14464.458 6283.362 14462.981 6285.049 C 14461.505 6286.737 14460.450 6288.635 14459.818 6290.744 C 14459.185 6292.642 14458.868 6294.541 14458.868 6296.439 C 14458.868 6300.446 14460.134 6304.348 14462.665 6308.145 C 14465.407 6311.942 14469.836 6313.840 14475.953 6313.840 L 14475.953 6313.840 Z">
            <!-- 471 nodes -->
          </draw:path>
          <draw:path id="text3391" draw:style-name="style1" draw:layer="layout" svg:x="3.297cm" svg:y="3.398cm" svg:width="3.640cm" svg:height="0.248cm" svg:viewBox="0.0 0.0 3639.636 248.042" svg:d="M 6622.189 6947.221 C 6622.189 6962.407 6622.083 6976.011 6621.873 6988.034 C 6621.873 6999.845 6621.451 7009.126 6620.607 7015.875 C 6619.974 7020.515 6619.025 7024.417 6617.760 7027.581 C 6616.705 7030.745 6614.596 7032.643 6611.432 7033.276 C 6609.956 7033.698 6608.374 7034.014 6606.686 7034.225 C 6604.999 7034.436 6603.417 7034.541 6601.941 7034.541 C 6600.253 7034.541 6599.410 7035.174 6599.410 7036.440 C 6599.410 7038.127 6601.097 7038.971 6604.472 7038.971 C 6606.792 7038.971 6609.639 7038.865 6613.014 7038.654 C 6616.389 7038.443 6619.658 7038.338 6622.822 7038.338 C 6626.196 7038.127 6629.044 7038.022 6631.364 7038.022 L 6635.477 7038.022 L 6642.121 7038.022 C 6645.917 7038.233 6650.136 7038.549 6654.776 7038.971 C 6659.416 7039.182 6663.951 7039.393 6668.380 7039.604 C 6672.810 7039.814 6675.868 7039.920 6677.555 7039.920 C 6691.054 7039.920 6702.866 7037.916 6712.990 7033.909 C 6723.114 7029.901 6731.445 7024.628 6737.984 7018.090 C 6744.733 7011.551 6749.795 7004.169 6753.170 6995.943 C 6756.545 6987.717 6758.232 6979.386 6758.232 6970.949 C 6758.232 6961.669 6756.439 6953.337 6752.854 6945.955 C 6749.479 6938.573 6745.050 6932.140 6739.566 6926.656 C 6734.293 6920.961 6728.387 6916.321 6721.849 6912.735 C 6715.521 6908.939 6709.404 6906.091 6703.499 6904.193 C 6707.295 6900.396 6710.881 6896.494 6714.255 6892.487 C 6717.841 6888.479 6721.005 6884.261 6723.747 6879.832 C 6726.700 6875.191 6729.020 6870.235 6730.707 6864.962 C 6732.395 6859.689 6733.238 6853.783 6733.238 6847.245 C 6733.238 6843.237 6732.395 6838.597 6730.707 6833.324 C 6729.020 6827.840 6725.751 6822.672 6720.899 6817.821 C 6716.259 6812.759 6709.826 6808.541 6701.600 6805.166 C 6693.374 6801.580 6682.828 6799.788 6669.962 6799.788 C 6662.580 6799.788 6655.936 6799.998 6650.030 6800.420 C 6644.125 6800.631 6639.273 6800.737 6635.477 6800.737 L 6631.048 6800.737 C 6628.727 6800.526 6625.775 6800.420 6622.189 6800.420 C 6618.814 6800.209 6615.123 6800.104 6611.116 6800.104 C 6607.108 6799.893 6603.312 6799.788 6599.726 6799.788 C 6596.351 6799.788 6594.664 6800.631 6594.664 6802.319 C 6594.664 6803.584 6595.508 6804.217 6597.195 6804.217 C 6598.671 6804.217 6600.464 6804.322 6602.573 6804.533 C 6604.893 6804.533 6606.686 6804.744 6607.952 6805.166 C 6613.225 6806.221 6616.705 6808.119 6618.392 6810.861 C 6620.080 6813.603 6621.134 6817.716 6621.556 6823.200 C 6621.767 6825.731 6621.873 6828.473 6621.873 6831.426 C 6622.083 6834.167 6622.189 6837.964 6622.189 6842.815 L 6622.189 6861.482 L 6622.189 6891.538 L 6622.189 6947.221 L 6622.189 6947.221 ZM 6647.499 6813.708 C 6647.499 6812.021 6648.765 6810.861 6651.296 6810.228 C 6653.827 6809.595 6656.569 6809.173 6659.522 6808.963 C 6662.475 6808.752 6664.795 6808.646 6666.482 6808.646 C 6674.286 6808.646 6680.825 6810.228 6686.098 6813.392 C 6691.582 6816.556 6696.011 6820.774 6699.386 6826.047 C 6702.760 6831.109 6705.186 6836.909 6706.662 6843.448 C 6708.350 6849.986 6709.193 6856.525 6709.193 6863.064 C 6709.193 6869.602 6708.139 6875.613 6706.030 6881.097 C 6703.920 6886.581 6701.178 6891.221 6697.804 6895.018 C 6696.116 6896.916 6694.429 6898.393 6692.742 6899.447 C 6691.265 6900.502 6689.472 6901.345 6687.363 6901.978 C 6685.465 6902.611 6683.039 6903.033 6680.086 6903.244 L 6669.013 6903.244 C 6663.107 6903.244 6658.678 6903.138 6655.725 6902.927 C 6652.772 6902.506 6650.769 6902.189 6649.714 6901.978 C 6648.238 6901.345 6647.499 6900.185 6647.499 6898.498 L 6647.499 6813.708 L 6647.499 6813.708 ZM 6647.499 6914.001 C 6647.499 6912.524 6648.132 6911.786 6649.398 6911.786 L 6654.776 6911.786 L 6662.053 6911.786 C 6664.584 6911.786 6666.904 6911.891 6669.013 6912.102 C 6671.333 6912.102 6673.021 6912.208 6674.075 6912.419 C 6677.872 6912.841 6681.774 6913.579 6685.781 6914.633 C 6690.000 6915.688 6694.851 6918.008 6700.335 6921.594 C 6706.451 6925.812 6711.408 6930.558 6715.205 6935.831 C 6719.212 6941.104 6722.376 6946.588 6724.696 6952.283 C 6727.016 6957.978 6728.598 6963.672 6729.442 6969.367 C 6730.496 6975.062 6731.024 6980.230 6731.024 6984.870 C 6731.024 6993.728 6729.442 7001.111 6726.278 7007.016 C 6723.325 7012.711 6719.528 7017.246 6714.888 7020.621 C 6710.459 7023.995 6705.608 7026.421 6700.335 7027.897 C 6695.273 7029.163 6690.632 7029.796 6686.414 7029.796 L 6680.719 7029.796 C 6678.610 7029.585 6676.184 7029.374 6673.442 7029.163 C 6670.911 7028.741 6668.275 7028.214 6665.533 7027.581 C 6663.002 7026.948 6660.682 7026.105 6658.573 7025.050 C 6656.042 7023.785 6654.143 7022.519 6652.878 7021.254 C 6651.612 7019.988 6650.558 7018.512 6649.714 7016.824 C 6649.081 7014.926 6648.659 7012.711 6648.448 7010.180 C 6648.238 7007.438 6648.027 7004.169 6647.816 7000.372 C 6647.816 6999.107 6647.710 6996.049 6647.499 6991.197 L 6647.499 6973.480 L 6647.499 6952.283 L 6647.499 6932.034 L 6647.499 6914.001 L 6647.499 6914.001 ZM 6845.553 6992.147 L 6845.553 7003.220 C 6845.553 7008.282 6845.342 7013.555 6844.920 7019.039 C 6844.499 7023.046 6843.760 7026.316 6842.706 7028.847 C 6841.651 7031.167 6839.647 7032.643 6836.695 7033.276 C 6835.429 7033.698 6834.058 7034.014 6832.582 7034.225 C 6831.105 7034.436 6829.734 7034.541 6828.469 7034.541 C 6826.992 7034.541 6826.254 7035.280 6826.254 7036.756 C 6826.254 7038.233 6827.730 7038.971 6830.683 7038.971 C 6832.793 7038.971 6835.324 7038.865 6838.276 7038.654 C 6841.229 7038.654 6844.077 7038.549 6846.819 7038.338 C 6849.772 7038.338 6852.197 7038.233 6854.095 7038.022 L 6857.892 7038.022 L 6861.689 7038.022 C 6864.009 7038.233 6866.856 7038.338 6870.231 7038.338 C 6873.606 7038.549 6877.297 7038.654 6881.304 7038.654 C 6885.312 7038.865 6889.214 7038.971 6893.010 7038.971 C 6895.963 7038.971 6897.440 7038.233 6897.440 7036.756 C 6897.440 7035.280 6896.701 7034.541 6895.225 7034.541 C 6893.959 7034.541 6891.956 7034.436 6889.214 7034.225 C 6886.683 7034.014 6884.468 7033.698 6882.570 7033.276 C 6878.351 7032.643 6875.609 7031.167 6874.344 7028.847 C 6873.078 7026.316 6872.235 7023.046 6871.813 7019.039 C 6871.391 7013.555 6871.075 7008.282 6870.864 7003.220 L 6870.864 6992.147 L 6870.864 6969.051 L 6870.864 6956.079 C 6870.864 6951.650 6872.024 6947.010 6874.344 6942.159 C 6875.187 6940.260 6876.875 6937.096 6879.406 6932.667 C 6882.148 6928.238 6885.206 6923.176 6888.581 6917.481 C 6892.167 6911.575 6895.963 6905.458 6899.971 6899.131 C 6903.978 6892.803 6907.775 6886.792 6911.360 6881.097 C 6915.157 6875.402 6918.532 6870.446 6921.484 6866.227 C 6924.648 6861.798 6926.968 6858.634 6928.445 6856.736 C 6931.398 6853.150 6933.718 6850.514 6935.405 6848.826 C 6937.303 6846.928 6939.624 6845.135 6942.365 6843.448 C 6944.686 6842.182 6947.006 6841.339 6949.326 6840.917 C 6951.646 6840.284 6953.650 6839.968 6955.337 6839.968 C 6956.392 6839.968 6957.235 6839.651 6957.868 6839.019 C 6958.501 6838.386 6958.817 6837.753 6958.817 6837.120 C 6958.817 6836.066 6957.657 6835.538 6955.337 6835.538 C 6954.072 6835.538 6951.962 6835.644 6949.009 6835.855 L 6940.467 6835.855 C 6937.514 6835.855 6934.772 6835.960 6932.241 6836.171 L 6928.128 6836.171 C 6927.074 6836.171 6924.437 6836.066 6920.219 6835.855 C 6916.211 6835.644 6912.415 6835.538 6908.829 6835.538 C 6905.876 6835.538 6904.400 6836.066 6904.400 6837.120 C 6904.400 6838.597 6905.771 6839.651 6908.513 6840.284 C 6911.466 6841.128 6912.942 6843.448 6912.942 6847.245 C 6912.942 6848.932 6912.520 6850.936 6911.677 6853.256 C 6911.044 6855.576 6909.884 6858.212 6908.196 6861.165 C 6907.353 6862.642 6905.771 6865.384 6903.451 6869.391 C 6901.131 6873.188 6898.389 6877.722 6895.225 6882.995 C 6892.272 6888.058 6889.003 6893.436 6885.417 6899.131 C 6882.042 6904.826 6878.773 6910.310 6875.609 6915.583 C 6872.656 6920.856 6869.914 6925.601 6867.383 6929.820 C 6865.063 6934.038 6863.481 6937.096 6862.638 6938.995 L 6812.017 6855.154 C 6810.962 6853.467 6810.013 6851.779 6809.169 6850.092 C 6808.537 6848.405 6808.220 6846.612 6808.220 6844.713 C 6808.220 6842.815 6809.380 6841.339 6811.701 6840.284 C 6814.653 6839.230 6816.130 6838.280 6816.130 6837.437 C 6816.130 6836.804 6815.919 6836.382 6815.497 6836.171 C 6815.075 6835.749 6814.021 6835.538 6812.333 6835.538 C 6806.849 6835.538 6801.682 6835.644 6796.831 6835.855 C 6792.190 6836.066 6789.343 6836.171 6788.288 6836.171 L 6784.175 6836.171 C 6781.855 6835.960 6779.113 6835.855 6775.950 6835.855 L 6767.091 6835.855 C 6764.138 6835.644 6762.029 6835.538 6760.763 6835.538 C 6758.443 6835.538 6757.283 6836.171 6757.283 6837.437 C 6757.283 6839.124 6758.232 6839.968 6760.131 6839.968 C 6761.185 6839.968 6762.873 6840.284 6765.193 6840.917 C 6767.513 6841.550 6769.727 6842.499 6771.837 6843.764 C 6774.368 6845.452 6777.215 6847.877 6780.379 6851.041 C 6783.543 6854.205 6786.812 6858.318 6790.187 6863.380 L 6796.831 6873.820 C 6799.784 6878.461 6803.053 6883.628 6806.638 6889.323 C 6810.224 6894.807 6813.810 6900.502 6817.395 6906.408 C 6821.192 6912.102 6824.672 6917.481 6827.836 6922.543 C 6831.000 6927.605 6833.636 6931.929 6835.745 6935.515 C 6837.855 6938.889 6839.120 6940.893 6839.542 6941.526 C 6841.651 6945.322 6843.128 6949.119 6843.971 6952.915 C 6845.026 6956.501 6845.553 6961.880 6845.553 6969.051 L 6845.553 6992.147 L 6845.553 6992.147 ZM 7064.172 7004.169 C 7061.219 7012.184 7057.844 7018.933 7054.047 7024.417 C 7050.462 7029.690 7044.978 7032.854 7037.596 7033.909 C 7036.330 7034.120 7034.748 7034.331 7032.850 7034.541 L 7028.421 7034.541 C 7026.522 7034.541 7025.573 7035.174 7025.573 7036.440 C 7025.573 7038.127 7027.577 7038.971 7031.584 7038.971 C 7035.381 7038.971 7039.178 7038.865 7042.974 7038.654 C 7046.771 7038.654 7050.356 7038.549 7053.731 7038.338 C 7057.106 7038.338 7059.953 7038.233 7062.273 7038.022 L 7067.335 7038.022 L 7071.448 7038.022 C 7073.557 7038.233 7075.772 7038.338 7078.092 7038.338 C 7080.412 7038.549 7082.838 7038.654 7085.369 7038.654 C 7087.900 7038.865 7090.115 7038.971 7092.013 7038.971 C 7095.177 7038.971 7096.759 7038.127 7096.759 7036.440 C 7096.759 7035.174 7095.704 7034.541 7093.595 7034.541 L 7090.431 7034.541 C 7087.689 7034.541 7084.947 7033.803 7082.205 7032.327 C 7079.674 7030.850 7078.409 7028.530 7078.409 7025.366 C 7078.409 7019.461 7079.885 7012.395 7082.838 7004.169 L 7101.821 6948.170 C 7102.454 6946.482 7103.508 6945.639 7104.985 6945.639 L 7173.006 6945.639 C 7174.272 6945.639 7175.221 6946.271 7175.854 6947.537 L 7205.277 7025.366 C 7206.332 7027.897 7206.543 7029.901 7205.910 7031.378 C 7205.277 7032.643 7204.433 7033.487 7203.379 7033.909 C 7201.902 7034.331 7201.164 7035.069 7201.164 7036.123 C 7201.164 7037.178 7202.008 7037.811 7203.695 7038.022 C 7205.382 7038.022 7207.703 7038.127 7210.655 7038.338 C 7216.139 7038.549 7221.518 7038.654 7226.791 7038.654 C 7232.275 7038.865 7237.231 7038.971 7241.661 7038.971 L 7253.367 7038.971 L 7260.327 7038.971 C 7262.014 7038.971 7263.491 7038.760 7264.756 7038.338 C 7266.022 7038.127 7266.655 7037.494 7266.655 7036.440 C 7266.655 7035.174 7265.600 7034.541 7263.491 7034.541 C 7261.804 7034.541 7259.800 7034.436 7257.480 7034.225 C 7255.371 7034.014 7253.156 7033.487 7250.836 7032.643 C 7249.148 7032.221 7247.250 7031.483 7245.141 7030.429 C 7243.243 7029.374 7241.133 7027.581 7238.813 7025.050 C 7236.704 7022.519 7234.279 7019.039 7231.537 7014.610 C 7229.006 7010.180 7226.369 7004.485 7223.627 6997.525 C 7220.463 6989.510 7216.456 6979.491 7211.605 6967.469 C 7206.964 6955.446 7202.008 6942.791 7196.735 6929.503 C 7191.673 6916.004 7186.505 6902.400 7181.232 6888.690 C 7175.959 6874.980 7171.108 6862.431 7166.679 6851.041 C 7162.460 6839.440 7158.769 6829.633 7155.605 6821.618 C 7152.652 6813.603 7150.754 6808.646 7149.911 6806.748 C 7148.012 6801.897 7146.641 6798.838 7145.798 6797.573 C 7144.954 6796.096 7144.005 6795.358 7142.950 6795.358 C 7141.896 6795.358 7140.946 6796.096 7140.103 6797.573 C 7139.259 6799.049 7137.888 6802.424 7135.990 6807.697 L 7064.172 7004.169 L 7064.172 7004.169 ZM 7108.465 6934.249 C 7107.199 6934.249 7106.883 6933.511 7107.516 6932.034 L 7135.357 6846.612 C 7136.833 6841.972 7138.415 6841.972 7140.103 6846.612 L 7170.159 6932.034 C 7170.581 6933.511 7170.159 6934.249 7168.893 6934.249 L 7108.465 6934.249 L 7108.465 6934.249 ZM 7296.711 6960.825 C 7296.711 6973.902 7296.606 6985.503 7296.395 6995.627 C 7296.395 7005.751 7295.973 7013.555 7295.129 7019.039 C 7294.496 7023.046 7293.758 7026.316 7292.915 7028.847 C 7292.282 7031.167 7290.594 7032.643 7287.852 7033.276 C 7286.587 7033.698 7285.110 7034.014 7283.423 7034.225 C 7281.947 7034.436 7280.576 7034.541 7279.310 7034.541 C 7277.834 7034.541 7277.096 7035.280 7277.096 7036.756 C 7277.096 7038.233 7278.572 7038.971 7281.525 7038.971 C 7283.634 7038.971 7286.165 7038.865 7289.118 7038.654 C 7292.282 7038.654 7295.235 7038.549 7297.977 7038.338 C 7300.929 7038.338 7303.461 7038.233 7305.570 7038.022 L 7309.050 7038.022 L 7312.846 7038.022 C 7315.167 7038.233 7317.909 7038.338 7321.072 7038.338 C 7324.447 7038.549 7328.138 7038.654 7332.146 7038.654 C 7336.153 7038.865 7340.055 7038.971 7343.852 7038.971 C 7346.805 7038.971 7348.281 7038.233 7348.281 7036.756 C 7348.281 7035.280 7347.543 7034.541 7346.066 7034.541 C 7344.801 7034.541 7342.903 7034.436 7340.372 7034.225 C 7337.840 7034.014 7335.626 7033.698 7333.728 7033.276 C 7329.509 7032.643 7326.662 7031.167 7325.185 7028.847 C 7323.920 7026.316 7323.076 7023.046 7322.654 7019.039 C 7322.021 7013.555 7321.600 7005.751 7321.389 6995.627 L 7321.389 6960.825 L 7321.389 6851.357 C 7321.389 6848.194 7322.127 6846.506 7323.603 6846.295 C 7325.080 6845.874 7327.400 6845.452 7330.564 6845.030 C 7333.938 6844.608 7336.786 6844.397 7339.106 6844.397 L 7345.434 6844.397 C 7348.386 6844.397 7351.550 6844.819 7354.925 6845.663 C 7358.300 6846.295 7361.885 6847.561 7365.682 6849.459 C 7369.478 6851.147 7373.170 6853.783 7376.755 6857.369 C 7380.552 6860.954 7383.505 6864.751 7385.614 6868.758 C 7387.723 6872.555 7389.305 6876.351 7390.360 6880.148 C 7391.414 6883.734 7392.047 6887.108 7392.258 6890.272 C 7392.469 6893.436 7392.574 6896.072 7392.574 6898.182 C 7392.574 6904.298 7391.309 6909.993 7388.778 6915.266 C 7386.247 6920.539 7382.661 6925.179 7378.021 6929.187 C 7373.381 6932.983 7367.897 6936.042 7361.569 6938.362 C 7355.452 6940.471 7348.597 6941.526 7341.004 6941.526 C 7338.051 6941.526 7336.048 6941.737 7334.993 6942.159 C 7334.149 6942.580 7333.728 6943.319 7333.728 6944.373 C 7333.728 6945.006 7334.044 6945.639 7334.677 6946.271 C 7335.309 6946.693 7335.942 6946.904 7336.575 6946.904 C 7337.419 6947.115 7338.684 6947.221 7340.372 6947.221 L 7344.484 6947.221 C 7355.241 6947.221 7364.944 6945.744 7373.591 6942.791 C 7382.450 6939.627 7390.043 6935.304 7396.371 6929.820 C 7402.698 6924.125 7407.550 6917.375 7410.924 6909.571 C 7414.510 6901.556 7416.303 6892.698 7416.303 6882.995 C 7416.303 6875.613 7414.721 6869.180 7411.557 6863.696 C 7408.604 6858.001 7405.546 6853.678 7402.382 6850.725 C 7401.116 6849.670 7399.324 6848.299 7397.004 6846.612 C 7394.683 6844.924 7391.414 6843.237 7387.196 6841.550 C 7383.188 6839.862 7378.021 6838.491 7371.693 6837.437 C 7365.576 6836.171 7358.089 6835.538 7349.230 6835.538 C 7346.066 6835.538 7342.481 6835.644 7338.473 6835.855 L 7327.084 6835.855 C 7323.287 6835.855 7319.807 6835.960 7316.643 6836.171 L 7309.683 6836.171 L 7305.253 6836.171 C 7303.144 6835.960 7300.508 6835.855 7297.344 6835.855 L 7287.536 6835.855 C 7283.950 6835.644 7280.576 6835.538 7277.412 6835.538 C 7274.459 6835.538 7272.983 6836.277 7272.983 6837.753 C 7272.983 6839.230 7273.721 6839.968 7275.197 6839.968 C 7276.463 6839.968 7278.045 6840.073 7279.943 6840.284 C 7282.052 6840.284 7283.634 6840.390 7284.689 6840.601 C 7289.329 6841.233 7292.282 6842.710 7293.547 6845.030 C 7294.813 6847.350 7295.656 6850.830 7296.078 6855.470 C 7296.289 6857.580 7296.395 6859.900 7296.395 6862.431 C 7296.606 6864.751 7296.711 6868.020 7296.711 6872.239 L 7296.711 6888.058 L 7296.711 6913.368 L 7296.711 6960.825 L 7296.711 6960.825 ZM 7469.771 6960.825 C 7469.771 6973.902 7469.665 6985.503 7469.455 6995.627 C 7469.455 7005.751 7469.033 7013.555 7468.189 7019.039 C 7467.556 7023.046 7466.818 7026.316 7465.974 7028.847 C 7465.342 7031.167 7463.654 7032.643 7460.912 7033.276 C 7459.647 7033.698 7458.170 7034.014 7456.483 7034.225 C 7455.007 7034.436 7453.636 7034.541 7452.370 7034.541 C 7450.894 7034.541 7450.155 7035.280 7450.155 7036.756 C 7450.155 7038.233 7451.632 7038.971 7454.585 7038.971 C 7456.694 7038.971 7459.225 7038.865 7462.178 7038.654 C 7465.342 7038.654 7468.294 7038.549 7471.036 7038.338 C 7473.989 7038.338 7476.520 7038.233 7478.630 7038.022 L 7482.110 7038.022 L 7485.906 7038.022 C 7488.226 7038.233 7490.968 7038.338 7494.132 7038.338 C 7497.507 7038.549 7501.198 7038.654 7505.205 7038.654 C 7509.213 7038.865 7513.115 7038.971 7516.912 7038.971 C 7519.864 7038.971 7521.341 7038.233 7521.341 7036.756 C 7521.341 7035.280 7520.603 7034.541 7519.126 7034.541 C 7517.861 7034.541 7515.962 7034.436 7513.431 7034.225 C 7510.900 7034.014 7508.686 7033.698 7506.787 7033.276 C 7502.569 7032.643 7499.722 7031.167 7498.245 7028.847 C 7496.980 7026.316 7496.136 7023.046 7495.714 7019.039 C 7495.081 7013.555 7494.659 7005.751 7494.449 6995.627 L 7494.449 6960.825 L 7494.449 6851.357 C 7494.449 6848.194 7495.187 6846.506 7496.663 6846.295 C 7498.140 6845.874 7500.460 6845.452 7503.624 6845.030 C 7506.998 6844.608 7509.846 6844.397 7512.166 6844.397 L 7518.493 6844.397 C 7521.446 6844.397 7524.610 6844.819 7527.985 6845.663 C 7531.360 6846.295 7534.945 6847.561 7538.742 6849.459 C 7542.538 6851.147 7546.229 6853.783 7549.815 6857.369 C 7553.612 6860.954 7556.565 6864.751 7558.674 6868.758 C 7560.783 6872.555 7562.365 6876.351 7563.419 6880.148 C 7564.474 6883.734 7565.107 6887.108 7565.318 6890.272 C 7565.529 6893.436 7565.634 6896.072 7565.634 6898.182 C 7565.634 6904.298 7564.369 6909.993 7561.838 6915.266 C 7559.306 6920.539 7555.721 6925.179 7551.081 6929.187 C 7546.440 6932.983 7540.956 6936.042 7534.629 6938.362 C 7528.512 6940.471 7521.657 6941.526 7514.064 6941.526 C 7511.111 6941.526 7509.108 6941.737 7508.053 6942.159 C 7507.209 6942.580 7506.787 6943.319 7506.787 6944.373 C 7506.787 6945.006 7507.104 6945.639 7507.737 6946.271 C 7508.369 6946.693 7509.002 6946.904 7509.635 6946.904 C 7510.478 6947.115 7511.744 6947.221 7513.431 6947.221 L 7517.544 6947.221 C 7528.301 6947.221 7538.004 6945.744 7546.651 6942.791 C 7555.510 6939.627 7563.103 6935.304 7569.431 6929.820 C 7575.758 6924.125 7580.609 6917.375 7583.984 6909.571 C 7587.570 6901.556 7589.363 6892.698 7589.363 6882.995 C 7589.363 6875.613 7587.781 6869.180 7584.617 6863.696 C 7581.664 6858.001 7578.606 6853.678 7575.442 6850.725 C 7574.176 6849.670 7572.384 6848.299 7570.063 6846.612 C 7567.743 6844.924 7564.474 6843.237 7560.256 6841.550 C 7556.248 6839.862 7551.081 6838.491 7544.753 6837.437 C 7538.636 6836.171 7531.149 6835.538 7522.290 6835.538 C 7519.126 6835.538 7515.541 6835.644 7511.533 6835.855 L 7500.143 6835.855 C 7496.347 6835.855 7492.867 6835.960 7489.703 6836.171 L 7482.743 6836.171 L 7478.313 6836.171 C 7476.204 6835.960 7473.567 6835.855 7470.404 6835.855 L 7460.596 6835.855 C 7457.010 6835.644 7453.636 6835.538 7450.472 6835.538 C 7447.519 6835.538 7446.042 6836.277 7446.042 6837.753 C 7446.042 6839.230 7446.781 6839.968 7448.257 6839.968 C 7449.523 6839.968 7451.105 6840.073 7453.003 6840.284 C 7455.112 6840.284 7456.694 6840.390 7457.748 6840.601 C 7462.389 6841.233 7465.342 6842.710 7466.607 6845.030 C 7467.873 6847.350 7468.716 6850.830 7469.138 6855.470 C 7469.349 6857.580 7469.455 6859.900 7469.455 6862.431 C 7469.665 6864.751 7469.771 6868.020 7469.771 6872.239 L 7469.771 6888.058 L 7469.771 6913.368 L 7469.771 6960.825 L 7469.771 6960.825 ZM 7615.622 6936.780 C 7615.622 6948.802 7617.731 6961.141 7621.950 6973.797 C 7626.168 6986.241 7632.706 6997.630 7641.565 7007.966 C 7650.424 7018.090 7661.708 7026.421 7675.418 7032.960 C 7689.128 7039.287 7705.474 7042.451 7724.457 7042.451 C 7741.119 7042.451 7756.306 7039.604 7770.015 7033.909 C 7783.936 7028.003 7795.748 7020.093 7805.450 7010.180 C 7815.152 7000.267 7822.640 6988.666 7827.913 6975.378 C 7833.397 6961.880 7836.139 6947.642 7836.139 6932.667 C 7836.139 6917.059 7833.291 6903.033 7827.597 6890.589 C 7822.113 6878.144 7814.414 6867.598 7804.501 6858.951 C 7794.798 6850.092 7783.198 6843.342 7769.699 6838.702 C 7756.200 6834.062 7741.647 6831.742 7726.039 6831.742 C 7706.845 6831.742 7690.288 6835.222 7676.367 6842.182 C 7662.446 6848.932 7650.951 6857.580 7641.881 6868.126 C 7633.023 6878.461 7626.379 6889.850 7621.950 6902.295 C 7617.731 6914.528 7615.622 6926.023 7615.622 6936.780 L 7615.622 6936.780 ZM 7644.413 6929.503 C 7644.413 6914.950 7646.416 6902.189 7650.424 6891.221 C 7654.431 6880.253 7659.915 6871.184 7666.875 6864.013 C 7674.047 6856.630 7682.484 6851.147 7692.186 6847.561 C 7702.099 6843.764 7712.856 6841.866 7724.457 6841.866 C 7735.424 6841.866 7745.865 6843.975 7755.778 6848.194 C 7765.902 6852.412 7774.761 6858.634 7782.354 6866.860 C 7790.158 6875.086 7796.275 6885.421 7800.704 6897.865 C 7805.344 6910.099 7807.665 6924.230 7807.665 6940.260 C 7807.665 6959.665 7804.923 6975.378 7799.439 6987.401 C 7793.955 6999.212 7787.205 7008.387 7779.190 7014.926 C 7771.386 7021.464 7763.160 7025.894 7754.513 7028.214 C 7746.076 7030.323 7738.694 7031.378 7732.366 7031.378 C 7719.711 7031.378 7708.005 7029.058 7697.248 7024.417 C 7686.702 7019.566 7677.421 7012.711 7669.407 7003.853 C 7661.602 6994.994 7655.486 6984.343 7651.056 6971.898 C 7646.627 6959.243 7644.413 6945.111 7644.413 6929.503 L 7644.413 6929.503 ZM 7911.754 6913.368 L 7911.754 6888.058 L 7911.754 6872.239 L 7911.754 6862.431 C 7911.965 6859.900 7912.070 6857.580 7912.070 6855.470 C 7912.492 6850.619 7913.230 6847.139 7914.285 6845.030 C 7915.550 6842.921 7918.081 6841.444 7921.878 6840.601 C 7923.565 6840.179 7924.831 6839.968 7925.675 6839.968 L 7928.838 6839.968 C 7930.315 6839.968 7931.053 6839.230 7931.053 6837.753 C 7931.053 6836.277 7929.577 6835.538 7926.624 6835.538 C 7924.515 6835.538 7921.878 6835.644 7918.714 6835.855 L 7909.856 6835.855 C 7907.114 6835.855 7904.583 6835.960 7902.262 6836.171 L 7898.782 6836.171 L 7894.986 6836.171 C 7892.877 6835.960 7890.345 6835.855 7887.393 6835.855 L 7878.534 6835.855 C 7875.581 6835.644 7872.945 6835.538 7870.624 6835.538 C 7867.672 6835.538 7866.195 6836.277 7866.195 6837.753 C 7866.195 6839.230 7866.933 6839.968 7868.410 6839.968 C 7869.464 6839.968 7870.730 6840.073 7872.206 6840.284 C 7873.683 6840.284 7875.265 6840.495 7876.952 6840.917 C 7879.905 6841.550 7882.014 6843.026 7883.280 6845.346 C 7884.545 6847.455 7885.389 6850.830 7885.811 6855.470 C 7886.022 6857.580 7886.127 6859.900 7886.127 6862.431 C 7886.338 6864.751 7886.443 6868.020 7886.443 6872.239 L 7886.443 6888.058 L 7886.443 6913.368 L 7886.443 6960.825 C 7886.443 6973.902 7886.338 6985.503 7886.127 6995.627 C 7885.916 7005.751 7885.494 7013.555 7884.862 7019.039 C 7884.440 7023.046 7883.807 7026.316 7882.963 7028.847 C 7882.120 7031.167 7880.327 7032.643 7877.585 7033.276 C 7876.319 7033.698 7874.843 7034.014 7873.155 7034.225 C 7871.679 7034.436 7870.308 7034.541 7869.043 7034.541 C 7867.566 7034.541 7866.828 7035.280 7866.828 7036.756 C 7866.828 7038.233 7868.304 7038.971 7871.257 7038.971 C 7873.366 7038.971 7875.897 7038.865 7878.850 7038.654 C 7881.803 7038.654 7884.651 7038.549 7887.393 7038.338 C 7890.345 7038.338 7892.877 7038.233 7894.986 7038.022 L 7898.782 7038.022 L 7902.262 7038.022 C 7904.583 7038.233 7907.430 7038.338 7910.805 7038.338 C 7914.179 7038.549 7917.871 7038.654 7921.878 7038.654 C 7925.885 7038.865 7929.788 7038.971 7933.584 7038.971 C 7936.537 7038.971 7938.013 7038.233 7938.013 7036.756 C 7938.013 7035.280 7937.275 7034.541 7935.799 7034.541 C 7934.533 7034.541 7932.635 7034.436 7930.104 7034.225 C 7927.573 7034.014 7925.253 7033.698 7923.144 7033.276 C 7918.925 7032.643 7916.289 7031.167 7915.234 7028.847 C 7914.179 7026.316 7913.441 7023.046 7913.019 7019.039 C 7912.387 7013.555 7911.965 7005.751 7911.754 6995.627 L 7911.754 6960.825 L 7911.754 6913.368 L 7911.754 6913.368 ZM 8003.820 6875.402 C 8005.930 6877.722 8009.304 6881.414 8013.945 6886.476 C 8018.796 6891.538 8024.491 6897.549 8031.029 6904.509 C 8037.568 6911.259 8044.633 6918.746 8052.227 6926.972 C 8060.031 6934.987 8067.940 6943.213 8075.955 6951.650 C 8083.337 6959.243 8091.141 6967.258 8099.367 6975.695 C 8107.593 6983.921 8115.186 6991.619 8122.147 6998.791 L 8139.864 7016.508 C 8144.926 7021.148 8147.773 7023.785 8148.406 7024.417 C 8152.203 7028.003 8155.261 7030.850 8157.581 7032.960 C 8160.112 7035.069 8162.116 7036.756 8163.592 7038.022 C 8165.280 7039.076 8166.545 7039.814 8167.389 7040.236 C 8168.233 7040.658 8168.971 7040.869 8169.604 7040.869 C 8170.025 7040.869 8170.342 7040.658 8170.553 7040.236 C 8170.975 7040.025 8171.185 7039.287 8171.185 7038.022 C 8171.396 7036.545 8171.502 7034.541 8171.502 7032.010 C 8171.713 7029.479 8171.818 7025.999 8171.818 7021.570 L 8172.451 6864.013 C 8172.451 6860.005 8172.556 6856.630 8172.767 6853.888 C 8172.978 6851.147 8173.400 6848.932 8174.033 6847.245 C 8174.666 6845.346 8175.615 6843.870 8176.880 6842.815 C 8178.146 6841.761 8179.939 6841.022 8182.259 6840.601 C 8183.946 6840.179 8185.317 6839.968 8186.372 6839.968 L 8188.903 6839.968 C 8189.957 6839.968 8190.696 6839.651 8191.117 6839.019 C 8191.750 6838.386 8192.067 6837.859 8192.067 6837.437 C 8192.067 6836.171 8190.379 6835.538 8187.004 6835.538 C 8181.310 6835.538 8176.353 6835.644 8172.135 6835.855 C 8167.916 6836.066 8164.963 6836.171 8163.276 6836.171 C 8161.589 6836.171 8157.898 6836.066 8152.203 6835.855 C 8146.508 6835.644 8140.497 6835.538 8134.169 6835.538 C 8130.583 6835.538 8128.791 6836.171 8128.791 6837.437 C 8128.791 6837.859 8128.896 6838.386 8129.107 6839.019 C 8129.318 6839.651 8129.951 6839.968 8131.005 6839.968 C 8132.060 6839.968 8133.958 6840.073 8136.700 6840.284 C 8139.442 6840.495 8142.079 6840.811 8144.610 6841.233 C 8148.828 6842.077 8151.570 6844.292 8152.835 6847.877 C 8154.101 6851.463 8154.839 6857.580 8155.050 6866.227 L 8157.898 7001.005 C 8155.788 6998.896 8152.414 6995.416 8147.773 6990.565 C 8143.344 6985.713 8138.071 6980.124 8131.954 6973.797 C 8126.049 6967.469 8119.616 6960.719 8112.655 6953.548 C 8105.906 6946.166 8099.051 6938.889 8092.090 6931.718 C 8081.334 6920.750 8070.893 6909.993 8060.769 6899.447 C 8050.645 6888.901 8041.575 6879.410 8033.560 6870.973 C 8025.545 6862.536 8018.901 6855.576 8013.628 6850.092 C 8008.355 6844.397 8005.191 6841.022 8004.137 6839.968 C 8002.660 6838.491 8000.868 6836.804 7998.758 6834.906 C 7996.860 6832.796 7995.067 6831.742 7993.380 6831.742 C 7992.325 6831.742 7991.376 6832.691 7990.532 6834.589 C 7989.900 6836.277 7989.583 6839.862 7989.583 6845.346 L 7989.583 6999.423 C 7989.583 7005.540 7989.478 7010.708 7989.267 7014.926 C 7989.056 7018.933 7988.634 7022.203 7988.001 7024.734 C 7987.580 7027.265 7986.841 7029.163 7985.787 7030.429 C 7984.732 7031.694 7983.361 7032.538 7981.674 7032.960 C 7979.565 7033.592 7977.350 7034.014 7975.030 7034.225 C 7972.921 7034.436 7971.339 7034.541 7970.284 7034.541 C 7968.808 7034.541 7968.070 7035.280 7968.070 7036.756 C 7968.070 7038.233 7969.546 7038.971 7972.499 7038.971 C 7978.826 7038.971 7984.521 7038.760 7989.583 7038.338 C 7994.856 7038.127 7998.126 7038.022 7999.391 7038.022 C 8000.657 7038.022 8003.820 7038.127 8008.883 7038.338 C 8014.156 7038.760 8020.800 7038.971 8028.814 7038.971 C 8032.189 7038.971 8033.877 7038.233 8033.877 7036.756 C 8033.877 7035.280 8033.138 7034.541 8031.662 7034.541 C 8030.396 7034.541 8028.393 7034.436 8025.651 7034.225 C 8022.909 7034.014 8020.272 7033.592 8017.741 7032.960 C 8015.843 7032.538 8014.261 7031.800 8012.995 7030.745 C 8011.730 7029.479 8010.675 7027.687 8009.832 7025.366 C 8008.988 7022.835 8008.355 7019.777 8007.933 7016.191 C 8007.512 7012.395 8007.195 7007.755 8006.984 7002.271 L 8003.820 6875.402 L 8003.820 6875.402 ZM 8311.658 6847.877 L 8346.460 6848.510 C 8352.998 6848.721 8358.377 6849.248 8362.595 6850.092 C 8367.025 6850.725 8370.399 6851.779 8372.719 6853.256 C 8375.251 6854.521 8377.043 6855.998 8378.098 6857.685 C 8379.153 6859.372 8379.785 6861.271 8379.996 6863.380 L 8380.313 6866.227 C 8380.524 6868.126 8380.734 6869.391 8380.945 6870.024 C 8381.367 6870.657 8381.894 6870.973 8382.527 6870.973 C 8384.215 6870.973 8385.058 6869.813 8385.058 6867.493 L 8385.058 6862.431 C 8385.269 6859.900 8385.375 6857.158 8385.375 6854.205 C 8385.586 6851.041 8385.691 6847.877 8385.691 6844.713 C 8385.902 6841.550 8386.007 6838.913 8386.007 6836.804 C 8386.007 6834.695 8385.586 6833.640 8384.742 6833.640 C 8384.109 6833.640 8383.160 6833.746 8381.894 6833.957 C 8380.629 6834.167 8378.942 6834.484 8376.832 6834.906 C 8374.512 6835.328 8371.770 6835.644 8368.607 6835.855 C 8365.443 6836.066 8361.541 6836.171 8356.900 6836.171 L 8251.862 6836.171 C 8250.175 6836.171 8247.117 6836.066 8242.687 6835.855 C 8238.258 6835.644 8234.040 6835.328 8230.032 6834.906 C 8226.236 6834.484 8223.494 6833.851 8221.806 6833.007 C 8220.119 6832.164 8218.748 6831.742 8217.693 6831.742 C 8217.271 6831.742 8216.744 6832.375 8216.111 6833.640 C 8215.690 6834.906 8215.268 6835.960 8214.846 6836.804 C 8214.846 6837.437 8214.529 6839.230 8213.897 6842.182 C 8213.264 6844.924 8212.526 6847.983 8211.682 6851.357 C 8211.049 6854.521 8210.417 6857.580 8209.784 6860.532 C 8209.151 6863.485 8208.835 6865.278 8208.835 6865.911 C 8208.835 6866.755 8209.046 6867.387 8209.467 6867.809 C 8209.889 6868.020 8210.311 6868.126 8210.733 6868.126 C 8212.209 6868.126 8213.158 6867.282 8213.580 6865.595 L 8214.846 6862.431 C 8215.268 6861.165 8216.322 6859.372 8218.010 6857.052 C 8220.119 6853.888 8223.072 6851.779 8226.868 6850.725 C 8230.876 6849.459 8237.309 6848.721 8246.167 6848.510 L 8286.348 6847.877 L 8286.348 6960.825 C 8286.348 6973.902 8286.242 6985.503 8286.031 6995.627 C 8286.031 7005.751 8285.715 7013.555 8285.082 7019.039 C 8284.660 7023.046 8283.922 7026.316 8282.868 7028.847 C 8281.813 7031.378 8279.809 7032.960 8276.856 7033.592 C 8275.591 7034.014 8274.220 7034.331 8272.743 7034.541 C 8271.267 7034.752 8269.896 7034.858 8268.630 7034.858 C 8267.154 7034.858 8266.416 7035.491 8266.416 7036.756 C 8266.416 7038.233 8267.892 7038.971 8270.845 7038.971 C 8272.954 7038.971 8275.485 7038.865 8278.438 7038.654 C 8281.602 7038.654 8284.660 7038.549 8287.613 7038.338 C 8290.777 7038.338 8293.414 7038.233 8295.523 7038.022 L 8299.636 7038.022 L 8303.432 7038.022 C 8305.752 7038.233 8308.494 7038.338 8311.658 7038.338 C 8315.033 7038.549 8318.618 7038.654 8322.415 7038.654 C 8326.423 7038.865 8330.325 7038.971 8334.121 7038.971 C 8337.074 7038.971 8338.550 7038.233 8338.550 7036.756 C 8338.550 7035.280 8337.812 7034.541 8336.336 7034.541 C 8335.070 7034.541 8333.067 7034.436 8330.325 7034.225 C 8327.794 7034.014 8325.579 7033.698 8323.681 7033.276 C 8319.462 7032.643 8316.720 7031.167 8315.455 7028.847 C 8314.189 7026.316 8313.345 7023.046 8312.924 7019.039 C 8312.291 7013.555 8311.869 7005.751 8311.658 6995.627 L 8311.658 6960.825 L 8311.658 6847.877 L 8311.658 6847.877 ZM 8621.078 6839.019 C 8620.445 6834.167 8619.074 6831.742 8616.965 6831.742 C 8615.488 6831.742 8614.012 6833.218 8612.536 6836.171 L 8531.542 7002.903 L 8447.385 6835.855 C 8445.909 6833.113 8444.010 6831.742 8441.690 6831.742 C 8440.003 6831.742 8438.948 6833.324 8438.527 6836.488 L 8418.278 7012.078 C 8417.645 7017.141 8416.802 7021.781 8415.747 7025.999 C 8414.903 7030.218 8412.162 7032.749 8407.521 7033.592 C 8405.412 7034.014 8403.725 7034.331 8402.459 7034.541 L 8399.295 7034.541 C 8397.397 7034.541 8396.448 7035.174 8396.448 7036.440 C 8396.448 7038.127 8398.030 7038.971 8401.194 7038.971 C 8403.092 7038.971 8405.201 7038.865 8407.521 7038.654 C 8410.052 7038.654 8412.478 7038.549 8414.798 7038.338 C 8417.118 7038.338 8419.122 7038.233 8420.809 7038.022 L 8424.606 7038.022 L 8428.086 7038.022 C 8429.984 7038.233 8432.093 7038.338 8434.414 7038.338 C 8436.945 7038.549 8439.581 7038.654 8442.323 7038.654 C 8445.276 7038.865 8448.018 7038.971 8450.549 7038.971 C 8453.924 7038.971 8455.611 7038.127 8455.611 7036.440 C 8455.611 7035.174 8454.873 7034.541 8453.396 7034.541 C 8452.342 7034.541 8450.865 7034.436 8448.967 7034.225 C 8447.069 7034.014 8444.960 7033.592 8442.639 7032.960 C 8438.210 7031.905 8435.995 7029.374 8435.995 7025.366 L 8435.995 7018.406 C 8435.995 7016.086 8436.101 7013.871 8436.312 7011.762 L 8447.069 6890.272 L 8448.334 6890.272 C 8449.600 6893.014 8451.709 6897.654 8454.662 6904.193 C 8457.826 6910.521 8461.200 6917.375 8464.786 6924.758 C 8468.372 6932.140 8471.852 6939.417 8475.227 6946.588 L 8483.769 6963.672 C 8485.456 6967.258 8487.776 6971.898 8490.729 6977.593 C 8493.682 6983.288 8496.740 6989.194 8499.904 6995.310 C 8503.068 7001.427 8506.126 7007.227 8509.079 7012.711 C 8512.032 7018.195 8514.458 7022.624 8516.356 7025.999 C 8519.098 7030.850 8520.996 7034.120 8522.051 7035.807 C 8523.316 7037.494 8524.582 7038.338 8525.847 7038.338 C 8527.113 7038.338 8528.273 7037.494 8529.328 7035.807 C 8530.593 7033.909 8532.702 7030.007 8535.655 7024.101 L 8602.728 6886.792 L 8603.361 6886.792 L 8616.648 7022.835 C 8617.070 7025.366 8617.176 7027.581 8616.965 7029.479 C 8616.754 7031.167 8616.227 7032.116 8615.383 7032.327 C 8614.117 7032.749 8613.485 7033.487 8613.485 7034.541 C 8613.485 7035.174 8613.907 7035.702 8614.750 7036.123 C 8615.805 7036.545 8618.019 7036.967 8621.394 7037.389 C 8623.925 7037.600 8627.511 7037.811 8632.151 7038.022 C 8636.791 7038.233 8641.537 7038.338 8646.388 7038.338 C 8651.450 7038.549 8655.985 7038.654 8659.993 7038.654 C 8664.211 7038.865 8667.164 7038.971 8668.851 7038.971 C 8670.539 7038.971 8671.910 7038.760 8672.964 7038.338 C 8674.019 7037.916 8674.546 7037.283 8674.546 7036.440 C 8674.546 7035.174 8673.808 7034.541 8672.331 7034.541 C 8670.855 7034.541 8668.429 7034.436 8665.055 7034.225 C 8661.891 7034.014 8658.305 7033.276 8654.298 7032.010 C 8651.345 7031.167 8649.025 7029.690 8647.337 7027.581 C 8645.650 7025.261 8644.279 7022.835 8643.224 7020.304 C 8642.170 7017.562 8641.432 7014.820 8641.010 7012.078 C 8640.588 7009.126 8640.272 7006.489 8640.061 7004.169 L 8621.078 6839.019 L 8621.078 6839.019 ZM 8715.992 6960.825 C 8715.992 6973.902 8715.886 6985.503 8715.676 6995.627 C 8715.676 7005.751 8715.254 7013.555 8714.410 7019.039 C 8713.777 7023.046 8713.039 7026.316 8712.195 7028.847 C 8711.563 7031.378 8709.875 7032.854 8707.133 7033.276 C 8705.868 7033.487 8704.391 7033.803 8702.704 7034.225 C 8701.228 7034.436 8699.857 7034.541 8698.591 7034.541 C 8697.115 7034.541 8696.376 7035.280 8696.376 7036.756 C 8696.376 7038.233 8697.853 7038.971 8700.806 7038.971 C 8703.126 7038.971 8705.657 7038.865 8708.399 7038.654 C 8711.352 7038.654 8714.199 7038.549 8716.941 7038.338 C 8719.894 7038.127 8722.530 7038.022 8724.851 7038.022 L 8728.963 7038.022 L 8737.506 7038.022 C 8741.302 7038.022 8746.153 7038.233 8752.059 7038.654 C 8757.754 7038.865 8764.609 7039.076 8772.624 7039.287 C 8780.639 7039.498 8789.919 7039.604 8800.465 7039.604 C 8803.207 7039.604 8805.422 7039.498 8807.109 7039.287 C 8809.008 7039.287 8810.484 7039.076 8811.539 7038.654 C 8812.593 7038.233 8813.437 7037.600 8814.070 7036.756 C 8814.913 7035.702 8815.546 7034.331 8815.968 7032.643 C 8816.390 7031.167 8816.812 7029.163 8817.234 7026.632 L 8818.499 7018.406 C 8818.921 7015.453 8819.237 7012.922 8819.448 7010.813 C 8819.659 7008.493 8819.765 7007.122 8819.765 7006.700 C 8819.765 7005.645 8819.659 7004.696 8819.448 7003.853 C 8819.237 7003.009 8818.710 7002.587 8817.866 7002.587 C 8816.601 7002.587 8815.652 7003.958 8815.019 7006.700 C 8814.175 7012.184 8812.699 7016.297 8810.590 7019.039 C 8808.691 7021.570 8805.949 7023.679 8802.364 7025.366 C 8798.778 7026.843 8794.138 7027.687 8788.443 7027.897 C 8782.748 7028.108 8778.108 7028.214 8774.522 7028.214 C 8767.562 7028.214 8761.972 7028.003 8757.754 7027.581 C 8753.536 7026.948 8750.161 7025.894 8747.630 7024.417 C 8745.310 7022.730 8743.728 7020.515 8742.884 7017.773 C 8742.041 7014.820 8741.513 7011.129 8741.302 7006.700 L 8741.302 6998.791 L 8741.302 6985.186 L 8741.302 6971.265 L 8741.302 6960.825 L 8741.302 6938.362 C 8741.302 6937.096 8741.935 6936.464 8743.201 6936.464 L 8750.794 6936.464 C 8754.590 6936.464 8758.703 6936.569 8763.133 6936.780 C 8767.562 6936.780 8771.886 6936.886 8776.104 6937.096 C 8780.323 6937.307 8783.381 6937.518 8785.279 6937.729 C 8790.763 6938.362 8794.349 6939.417 8796.036 6940.893 C 8797.934 6942.369 8799.094 6944.057 8799.516 6945.955 C 8800.149 6947.642 8800.465 6949.224 8800.465 6950.701 C 8800.676 6952.177 8800.782 6953.548 8800.782 6954.814 C 8800.782 6956.501 8801.415 6957.345 8802.680 6957.345 C 8803.735 6957.345 8804.367 6956.817 8804.578 6955.763 C 8805.000 6954.497 8805.211 6953.337 8805.211 6952.283 C 8805.211 6951.228 8805.317 6948.802 8805.527 6945.006 C 8805.738 6940.998 8806.055 6937.624 8806.477 6934.882 C 8806.898 6930.452 8807.320 6927.078 8807.742 6924.758 C 8808.375 6922.437 8808.691 6920.856 8808.691 6920.012 C 8808.691 6918.535 8808.164 6917.797 8807.109 6917.797 C 8806.688 6917.797 8805.317 6918.957 8802.996 6921.277 C 8801.520 6922.754 8799.727 6923.703 8797.618 6924.125 C 8795.509 6924.336 8792.767 6924.652 8789.392 6925.074 C 8787.705 6925.285 8784.541 6925.496 8779.901 6925.707 L 8765.031 6925.707 L 8750.477 6925.707 L 8742.884 6925.707 C 8741.830 6925.707 8741.302 6924.758 8741.302 6922.859 L 8741.302 6849.776 C 8741.302 6847.877 8741.830 6846.928 8742.884 6846.928 L 8749.845 6846.928 C 8753.641 6846.928 8757.754 6847.034 8762.183 6847.245 C 8766.824 6847.245 8771.147 6847.350 8775.155 6847.561 C 8779.162 6847.561 8781.799 6847.666 8783.064 6847.877 C 8786.861 6848.299 8789.919 6848.826 8792.239 6849.459 C 8794.560 6849.881 8796.458 6850.408 8797.934 6851.041 C 8799.411 6851.674 8800.465 6852.412 8801.098 6853.256 C 8801.942 6854.099 8802.575 6855.049 8802.996 6856.103 C 8803.629 6857.791 8804.051 6859.583 8804.262 6861.482 C 8804.473 6863.169 8804.578 6864.540 8804.578 6865.595 C 8804.578 6867.915 8805.317 6869.075 8806.793 6869.075 C 8807.426 6869.075 8807.953 6868.758 8808.375 6868.126 C 8808.797 6867.493 8809.113 6866.860 8809.324 6866.227 C 8809.535 6865.384 8809.640 6864.118 8809.640 6862.431 C 8809.851 6860.743 8810.062 6858.951 8810.273 6857.052 C 8810.484 6855.154 8810.590 6853.467 8810.590 6851.990 C 8810.800 6850.303 8810.906 6849.143 8810.906 6848.510 C 8811.328 6844.713 8811.750 6841.972 8812.171 6840.284 C 8812.804 6838.386 8813.121 6836.909 8813.121 6835.855 C 8813.121 6834.167 8812.699 6833.324 8811.855 6833.324 C 8811.222 6833.324 8810.590 6833.535 8809.957 6833.957 L 8808.058 6834.589 C 8807.004 6834.800 8805.317 6835.117 8802.996 6835.538 C 8800.676 6835.749 8798.145 6835.960 8795.403 6836.171 L 8788.443 6836.171 L 8775.788 6836.171 L 8760.285 6836.171 L 8745.415 6836.171 L 8734.026 6836.171 L 8728.963 6836.171 L 8724.851 6836.171 C 8722.741 6835.960 8720.105 6835.855 8716.941 6835.855 L 8706.817 6835.855 C 8703.231 6835.644 8699.857 6835.538 8696.693 6835.538 C 8693.740 6835.538 8692.263 6836.277 8692.263 6837.753 C 8692.263 6839.230 8693.002 6839.968 8694.478 6839.968 C 8695.744 6839.968 8697.325 6840.073 8699.224 6840.284 C 8701.333 6840.284 8702.915 6840.390 8703.969 6840.601 C 8708.610 6841.233 8711.563 6842.710 8712.828 6845.030 C 8714.094 6847.350 8714.937 6850.830 8715.359 6855.470 C 8715.570 6857.580 8715.676 6859.900 8715.676 6862.431 C 8715.886 6864.751 8715.992 6868.020 8715.992 6872.239 L 8715.992 6888.058 L 8715.992 6913.368 L 8715.992 6960.825 L 8715.992 6960.825 ZM 8890.950 6875.402 C 8893.059 6877.722 8896.433 6881.414 8901.074 6886.476 C 8905.925 6891.538 8911.620 6897.549 8918.158 6904.509 C 8924.697 6911.259 8931.763 6918.746 8939.356 6926.972 C 8947.160 6934.987 8955.069 6943.213 8963.084 6951.650 C 8970.466 6959.243 8978.270 6967.258 8986.496 6975.695 C 8994.722 6983.921 9002.315 6991.619 9009.276 6998.791 L 9026.993 7016.508 C 9032.055 7021.148 9034.902 7023.785 9035.535 7024.417 C 9039.332 7028.003 9042.390 7030.850 9044.710 7032.960 C 9047.241 7035.069 9049.245 7036.756 9050.721 7038.022 C 9052.409 7039.076 9053.674 7039.814 9054.518 7040.236 C 9055.362 7040.658 9056.100 7040.869 9056.733 7040.869 C 9057.155 7040.869 9057.471 7040.658 9057.682 7040.236 C 9058.104 7040.025 9058.315 7039.287 9058.315 7038.022 C 9058.526 7036.545 9058.631 7034.541 9058.631 7032.010 C 9058.842 7029.479 9058.947 7025.999 9058.947 7021.570 L 9059.580 6864.013 C 9059.580 6860.005 9059.686 6856.630 9059.896 6853.888 C 9060.107 6851.147 9060.529 6848.932 9061.162 6847.245 C 9061.795 6845.346 9062.744 6843.870 9064.009 6842.815 C 9065.275 6841.761 9067.068 6841.022 9069.388 6840.601 C 9071.075 6840.179 9072.446 6839.968 9073.501 6839.968 L 9076.032 6839.968 C 9077.086 6839.968 9077.825 6839.651 9078.247 6839.019 C 9078.879 6838.386 9079.196 6837.859 9079.196 6837.437 C 9079.196 6836.171 9077.508 6835.538 9074.134 6835.538 C 9068.439 6835.538 9063.482 6835.644 9059.264 6835.855 C 9055.045 6836.066 9052.092 6836.171 9050.405 6836.171 C 9048.718 6836.171 9045.027 6836.066 9039.332 6835.855 C 9033.637 6835.644 9027.626 6835.538 9021.298 6835.538 C 9017.712 6835.538 9015.920 6836.171 9015.920 6837.437 C 9015.920 6837.859 9016.025 6838.386 9016.236 6839.019 C 9016.447 6839.651 9017.080 6839.968 9018.134 6839.968 C 9019.189 6839.968 9021.087 6840.073 9023.829 6840.284 C 9026.571 6840.495 9029.208 6840.811 9031.739 6841.233 C 9035.957 6842.077 9038.699 6844.292 9039.965 6847.877 C 9041.230 6851.463 9041.968 6857.580 9042.179 6866.227 L 9045.027 7001.005 C 9042.917 6998.896 9039.543 6995.416 9034.902 6990.565 C 9030.473 6985.713 9025.200 6980.124 9019.083 6973.797 C 9013.178 6967.469 9006.745 6960.719 8999.784 6953.548 C 8993.035 6946.166 8986.180 6938.889 8979.220 6931.718 C 8968.463 6920.750 8958.022 6909.993 8947.898 6899.447 C 8937.774 6888.901 8928.704 6879.410 8920.689 6870.973 C 8912.674 6862.536 8906.030 6855.576 8900.757 6850.092 C 8895.484 6844.397 8892.321 6841.022 8891.266 6839.968 C 8889.790 6838.491 8887.997 6836.804 8885.887 6834.906 C 8883.989 6832.796 8882.196 6831.742 8880.509 6831.742 C 8879.454 6831.742 8878.505 6832.691 8877.662 6834.589 C 8877.029 6836.277 8876.712 6839.862 8876.712 6845.346 L 8876.712 6999.423 C 8876.712 7005.540 8876.607 7010.708 8876.396 7014.926 C 8876.185 7018.933 8875.763 7022.203 8875.131 7024.734 C 8874.709 7027.265 8873.971 7029.163 8872.916 7030.429 C 8871.861 7031.694 8870.490 7032.538 8868.803 7032.960 C 8866.694 7033.592 8864.479 7034.014 8862.159 7034.225 C 8860.050 7034.436 8858.468 7034.541 8857.413 7034.541 C 8855.937 7034.541 8855.199 7035.280 8855.199 7036.756 C 8855.199 7038.233 8856.675 7038.971 8859.628 7038.971 C 8865.956 7038.971 8871.650 7038.760 8876.712 7038.338 C 8881.985 7038.127 8885.255 7038.022 8886.520 7038.022 C 8887.786 7038.022 8890.950 7038.127 8896.012 7038.338 C 8901.285 7038.760 8907.929 7038.971 8915.944 7038.971 C 8919.318 7038.971 8921.006 7038.233 8921.006 7036.756 C 8921.006 7035.280 8920.267 7034.541 8918.791 7034.541 C 8917.525 7034.541 8915.522 7034.436 8912.780 7034.225 C 8910.038 7034.014 8907.401 7033.592 8904.870 7032.960 C 8902.972 7032.538 8901.390 7031.800 8900.125 7030.745 C 8898.859 7029.479 8897.804 7027.687 8896.961 7025.366 C 8896.117 7022.835 8895.484 7019.777 8895.063 7016.191 C 8894.641 7012.395 8894.324 7007.755 8894.113 7002.271 L 8890.950 6875.402 L 8890.950 6875.402 ZM 9198.788 6847.877 L 9233.589 6848.510 C 9240.128 6848.721 9245.506 6849.248 9249.725 6850.092 C 9254.154 6850.725 9257.529 6851.779 9259.849 6853.256 C 9262.380 6854.521 9264.173 6855.998 9265.227 6857.685 C 9266.282 6859.372 9266.915 6861.271 9267.126 6863.380 L 9267.442 6866.227 C 9267.653 6868.126 9267.864 6869.391 9268.075 6870.024 C 9268.497 6870.657 9269.024 6870.973 9269.657 6870.973 C 9271.344 6870.973 9272.188 6869.813 9272.188 6867.493 L 9272.188 6862.431 C 9272.399 6859.900 9272.504 6857.158 9272.504 6854.205 C 9272.715 6851.041 9272.820 6847.877 9272.820 6844.713 C 9273.031 6841.550 9273.137 6838.913 9273.137 6836.804 C 9273.137 6834.695 9272.715 6833.640 9271.871 6833.640 C 9271.239 6833.640 9270.289 6833.746 9269.024 6833.957 C 9267.758 6834.167 9266.071 6834.484 9263.962 6834.906 C 9261.642 6835.328 9258.900 6835.644 9255.736 6835.855 C 9252.572 6836.066 9248.670 6836.171 9244.030 6836.171 L 9138.992 6836.171 C 9137.304 6836.171 9134.246 6836.066 9129.817 6835.855 C 9125.387 6835.644 9121.169 6835.328 9117.161 6834.906 C 9113.365 6834.484 9110.623 6833.851 9108.936 6833.007 C 9107.248 6832.164 9105.877 6831.742 9104.823 6831.742 C 9104.401 6831.742 9103.874 6832.375 9103.241 6833.640 C 9102.819 6834.906 9102.397 6835.960 9101.975 6836.804 C 9101.975 6837.437 9101.659 6839.230 9101.026 6842.182 C 9100.393 6844.924 9099.655 6847.983 9098.811 6851.357 C 9098.179 6854.521 9097.546 6857.580 9096.913 6860.532 C 9096.280 6863.485 9095.964 6865.278 9095.964 6865.911 C 9095.964 6866.755 9096.175 6867.387 9096.597 6867.809 C 9097.019 6868.020 9097.440 6868.126 9097.862 6868.126 C 9099.339 6868.126 9100.288 6867.282 9100.710 6865.595 L 9101.975 6862.431 C 9102.397 6861.165 9103.452 6859.372 9105.139 6857.052 C 9107.248 6853.888 9110.201 6851.779 9113.998 6850.725 C 9118.005 6849.459 9124.438 6848.721 9133.297 6848.510 L 9173.477 6847.877 L 9173.477 6960.825 C 9173.477 6973.902 9173.372 6985.503 9173.161 6995.627 C 9173.161 7005.751 9172.844 7013.555 9172.212 7019.039 C 9171.790 7023.046 9171.052 7026.316 9169.997 7028.847 C 9168.942 7031.378 9166.939 7032.960 9163.986 7033.592 C 9162.720 7034.014 9161.349 7034.331 9159.873 7034.541 C 9158.396 7034.752 9157.025 7034.858 9155.760 7034.858 C 9154.283 7034.858 9153.545 7035.491 9153.545 7036.756 C 9153.545 7038.233 9155.022 7038.971 9157.975 7038.971 C 9160.084 7038.971 9162.615 7038.865 9165.568 7038.654 C 9168.731 7038.654 9171.790 7038.549 9174.743 7038.338 C 9177.906 7038.338 9180.543 7038.233 9182.652 7038.022 L 9186.765 7038.022 L 9190.562 7038.022 C 9192.882 7038.233 9195.624 7038.338 9198.788 7038.338 C 9202.162 7038.549 9205.748 7038.654 9209.544 7038.654 C 9213.552 7038.865 9217.454 7038.971 9221.251 7038.971 C 9224.203 7038.971 9225.680 7038.233 9225.680 7036.756 C 9225.680 7035.280 9224.942 7034.541 9223.465 7034.541 C 9222.200 7034.541 9220.196 7034.436 9217.454 7034.225 C 9214.923 7034.014 9212.708 7033.698 9210.810 7033.276 C 9206.592 7032.643 9203.850 7031.167 9202.584 7028.847 C 9201.319 7026.316 9200.475 7023.046 9200.053 7019.039 C 9199.420 7013.555 9198.998 7005.751 9198.788 6995.627 L 9198.788 6960.825 L 9198.788 6847.877 L 9198.788 6847.877 ZM 9389.248 6919.063 C 9389.248 6933.405 9391.568 6947.959 9396.209 6962.723 C 9400.849 6977.277 9408.126 6990.565 9418.039 7002.587 C 9427.952 7014.610 9440.607 7024.417 9456.004 7032.010 C 9471.613 7039.604 9490.279 7043.400 9512.004 7043.400 C 9530.987 7043.400 9548.282 7040.025 9563.890 7033.276 C 9579.498 7026.316 9592.786 7017.035 9603.754 7005.435 C 9614.722 6993.623 9623.159 6979.913 9629.064 6964.305 C 9635.181 6948.486 9638.239 6931.718 9638.239 6914.001 C 9638.239 6895.651 9635.076 6879.199 9628.748 6864.645 C 9622.420 6849.881 9613.667 6837.437 9602.488 6827.313 C 9591.521 6816.977 9578.444 6809.068 9563.257 6803.584 C 9548.071 6798.100 9531.619 6795.358 9513.902 6795.358 C 9499.349 6795.358 9486.166 6797.256 9474.355 6801.053 C 9462.543 6804.639 9451.997 6809.595 9442.717 6815.923 C 9433.436 6822.250 9425.421 6829.633 9418.672 6838.069 C 9412.133 6846.295 9406.649 6855.049 9402.220 6864.329 C 9397.791 6873.399 9394.521 6882.679 9392.412 6892.170 C 9390.303 6901.662 9389.248 6910.626 9389.248 6919.063 L 9389.248 6919.063 ZM 9419.304 6910.204 C 9419.304 6892.909 9421.625 6877.828 9426.265 6864.962 C 9430.905 6851.885 9437.338 6841.022 9445.564 6832.375 C 9453.790 6823.516 9463.492 6816.977 9474.671 6812.759 C 9486.061 6808.330 9498.399 6806.115 9511.687 6806.115 C 9524.132 6806.115 9536.154 6808.646 9547.755 6813.708 C 9559.355 6818.770 9569.585 6826.258 9578.444 6836.171 C 9587.302 6845.874 9594.368 6858.001 9599.641 6872.555 C 9605.125 6887.108 9607.867 6903.877 9607.867 6922.859 C 9607.867 6945.850 9604.598 6964.516 9598.059 6978.859 C 9591.731 6992.990 9583.927 7003.958 9574.647 7011.762 C 9565.577 7019.566 9556.086 7024.839 9546.173 7027.581 C 9536.260 7030.112 9527.717 7031.378 9520.546 7031.378 C 9506.203 7031.378 9492.915 7028.530 9480.682 7022.835 C 9468.449 7017.141 9457.692 7009.020 9448.411 6998.474 C 9439.342 6987.928 9432.171 6975.167 9426.898 6960.192 C 9421.835 6945.217 9419.304 6928.554 9419.304 6910.204 L 9419.304 6910.204 ZM 9697.719 6875.402 C 9699.828 6877.722 9703.202 6881.414 9707.843 6886.476 C 9712.694 6891.538 9718.389 6897.549 9724.927 6904.509 C 9731.466 6911.259 9738.532 6918.746 9746.125 6926.972 C 9753.929 6934.987 9761.838 6943.213 9769.853 6951.650 C 9777.235 6959.243 9785.039 6967.258 9793.265 6975.695 C 9801.491 6983.921 9809.084 6991.619 9816.045 6998.791 L 9833.762 7016.508 C 9838.824 7021.148 9841.671 7023.785 9842.304 7024.417 C 9846.101 7028.003 9849.159 7030.850 9851.479 7032.960 C 9854.010 7035.069 9856.014 7036.756 9857.490 7038.022 C 9859.178 7039.076 9860.443 7039.814 9861.287 7040.236 C 9862.131 7040.658 9862.869 7040.869 9863.502 7040.869 C 9863.924 7040.869 9864.240 7040.658 9864.451 7040.236 C 9864.873 7040.025 9865.084 7039.287 9865.084 7038.022 C 9865.294 7036.545 9865.400 7034.541 9865.400 7032.010 C 9865.611 7029.479 9865.716 7025.999 9865.716 7021.570 L 9866.349 6864.013 C 9866.349 6860.005 9866.455 6856.630 9866.665 6853.888 C 9866.876 6851.147 9867.298 6848.932 9867.931 6847.245 C 9868.564 6845.346 9869.513 6843.870 9870.778 6842.815 C 9872.044 6841.761 9873.837 6841.022 9876.157 6840.601 C 9877.844 6840.179 9879.215 6839.968 9880.270 6839.968 L 9882.801 6839.968 C 9883.855 6839.968 9884.594 6839.651 9885.016 6839.019 C 9885.648 6838.386 9885.965 6837.859 9885.965 6837.437 C 9885.965 6836.171 9884.277 6835.538 9880.903 6835.538 C 9875.208 6835.538 9870.251 6835.644 9866.033 6835.855 C 9861.814 6836.066 9858.861 6836.171 9857.174 6836.171 C 9855.487 6836.171 9851.796 6836.066 9846.101 6835.855 C 9840.406 6835.644 9834.395 6835.538 9828.067 6835.538 C 9824.481 6835.538 9822.689 6836.171 9822.689 6837.437 C 9822.689 6837.859 9822.794 6838.386 9823.005 6839.019 C 9823.216 6839.651 9823.849 6839.968 9824.903 6839.968 C 9825.958 6839.968 9827.856 6840.073 9830.598 6840.284 C 9833.340 6840.495 9835.977 6840.811 9838.508 6841.233 C 9842.726 6842.077 9845.468 6844.292 9846.734 6847.877 C 9847.999 6851.463 9848.737 6857.580 9848.948 6866.227 L 9851.796 7001.005 C 9849.686 6998.896 9846.312 6995.416 9841.671 6990.565 C 9837.242 6985.713 9831.969 6980.124 9825.852 6973.797 C 9819.947 6967.469 9813.514 6960.719 9806.553 6953.548 C 9799.804 6946.166 9792.949 6938.889 9785.989 6931.718 C 9775.232 6920.750 9764.791 6909.993 9754.667 6899.447 C 9744.543 6888.901 9735.473 6879.410 9727.458 6870.973 C 9719.443 6862.536 9712.799 6855.576 9707.526 6850.092 C 9702.253 6844.397 9699.090 6841.022 9698.035 6839.968 C 9696.558 6838.491 9694.766 6836.804 9692.656 6834.906 C 9690.758 6832.796 9688.965 6831.742 9687.278 6831.742 C 9686.223 6831.742 9685.274 6832.691 9684.431 6834.589 C 9683.798 6836.277 9683.481 6839.862 9683.481 6845.346 L 9683.481 6999.423 C 9683.481 7005.540 9683.376 7010.708 9683.165 7014.926 C 9682.954 7018.933 9682.532 7022.203 9681.900 7024.734 C 9681.478 7027.265 9680.739 7029.163 9679.685 7030.429 C 9678.630 7031.694 9677.259 7032.538 9675.572 7032.960 C 9673.463 7033.592 9671.248 7034.014 9668.928 7034.225 C 9666.819 7034.436 9665.237 7034.541 9664.182 7034.541 C 9662.706 7034.541 9661.968 7035.280 9661.968 7036.756 C 9661.968 7038.233 9663.444 7038.971 9666.397 7038.971 C 9672.725 7038.971 9678.419 7038.760 9683.481 7038.338 C 9688.754 7038.127 9692.024 7038.022 9693.289 7038.022 C 9694.555 7038.022 9697.719 7038.127 9702.781 7038.338 C 9708.054 7038.760 9714.698 7038.971 9722.713 7038.971 C 9726.087 7038.971 9727.775 7038.233 9727.775 7036.756 C 9727.775 7035.280 9727.036 7034.541 9725.560 7034.541 C 9724.294 7034.541 9722.291 7034.436 9719.549 7034.225 C 9716.807 7034.014 9714.170 7033.592 9711.639 7032.960 C 9709.741 7032.538 9708.159 7031.800 9706.894 7030.745 C 9705.628 7029.479 9704.573 7027.687 9703.730 7025.366 C 9702.886 7022.835 9702.253 7019.777 9701.831 7016.191 C 9701.410 7012.395 9701.093 7007.755 9700.882 7002.271 L 9697.719 6875.402 L 9697.719 6875.402 ZM 9963.795 6913.368 L 9963.795 6888.058 L 9963.795 6872.239 L 9963.795 6862.431 C 9964.005 6859.900 9964.111 6857.580 9964.111 6855.470 C 9964.533 6850.619 9965.271 6847.139 9966.326 6845.030 C 9967.591 6842.710 9970.333 6841.128 9974.551 6840.284 C 9976.239 6840.073 9977.926 6839.968 9979.614 6839.968 C 9981.301 6839.757 9982.672 6839.651 9983.726 6839.651 C 9985.203 6839.651 9985.941 6839.019 9985.941 6837.753 C 9985.941 6836.277 9984.465 6835.538 9981.512 6835.538 C 9979.403 6835.538 9976.661 6835.644 9973.286 6835.855 L 9963.478 6835.855 C 9960.314 6835.855 9957.467 6835.960 9954.936 6836.171 L 9950.823 6836.171 L 9947.026 6836.171 C 9944.917 6835.960 9942.281 6835.855 9939.117 6835.855 L 9929.309 6835.855 C 9925.723 6835.644 9922.349 6835.538 9919.185 6835.538 C 9916.232 6835.538 9914.756 6836.277 9914.756 6837.753 C 9914.756 6839.230 9915.494 6839.968 9916.970 6839.968 C 9918.236 6839.968 9919.818 6840.073 9921.716 6840.284 C 9923.825 6840.284 9925.407 6840.390 9926.462 6840.601 C 9931.102 6841.233 9934.055 6842.710 9935.320 6845.030 C 9936.586 6847.350 9937.430 6850.830 9937.851 6855.470 C 9938.062 6857.580 9938.168 6859.900 9938.168 6862.431 C 9938.379 6864.751 9938.484 6868.020 9938.484 6872.239 L 9938.484 6888.058 L 9938.484 6913.368 L 9938.484 6960.825 C 9938.484 6973.902 9938.379 6985.503 9938.168 6995.627 C 9938.168 7005.751 9937.746 7013.555 9936.902 7019.039 C 9936.269 7023.046 9935.531 7026.316 9934.688 7028.847 C 9934.055 7031.167 9932.367 7032.643 9929.625 7033.276 C 9928.360 7033.698 9926.884 7034.014 9925.196 7034.225 C 9923.720 7034.436 9922.349 7034.541 9921.083 7034.541 C 9919.607 7034.541 9918.869 7035.280 9918.869 7036.756 C 9918.869 7038.233 9920.345 7038.971 9923.298 7038.971 C 9925.618 7038.971 9928.149 7038.865 9930.891 7038.654 C 9933.633 7038.654 9936.480 7038.549 9939.433 7038.338 C 9942.175 7038.127 9944.601 7038.022 9946.710 7038.022 L 9950.823 7038.022 L 9964.427 7038.022 C 9969.278 7038.233 9974.868 7038.443 9981.195 7038.654 C 9994.062 7039.287 10010.197 7039.604 10029.602 7039.604 C 10033.398 7039.604 10036.351 7039.498 10038.460 7039.287 C 10040.569 7039.076 10042.151 7038.760 10043.206 7038.338 C 10044.471 7037.916 10045.315 7037.283 10045.737 7036.440 C 10046.370 7035.385 10046.897 7034.014 10047.319 7032.327 C 10047.952 7030.429 10048.479 7028.108 10048.901 7025.366 C 10049.323 7022.414 10049.744 7019.672 10050.166 7017.141 C 10050.588 7014.399 10050.904 7011.973 10051.115 7009.864 C 10051.326 7007.544 10051.432 7006.067 10051.432 7005.435 C 10051.432 7002.693 10050.799 7001.322 10049.534 7001.322 C 10048.057 7001.322 10047.108 7002.482 10046.686 7004.802 C 10046.264 7007.544 10045.421 7010.286 10044.155 7013.028 C 10043.100 7015.559 10041.729 7017.879 10040.042 7019.988 C 10036.667 7023.995 10032.027 7026.421 10026.121 7027.265 C 10020.427 7027.897 10013.888 7028.214 10006.506 7028.214 C 9995.538 7028.214 9987.207 7027.792 9981.512 7026.948 C 9975.817 7025.894 9971.809 7024.206 9969.489 7021.886 C 9968.224 7020.621 9967.169 7018.617 9966.326 7015.875 C 9965.693 7013.133 9965.166 7009.442 9964.744 7004.802 C 9964.322 6999.951 9964.005 6994.045 9963.795 6987.084 L 9963.795 6961.458 L 9963.795 6913.368 L 9963.795 6913.368 ZM 10121.035 6992.147 L 10121.035 7003.220 C 10121.035 7008.282 10120.824 7013.555 10120.403 7019.039 C 10119.981 7023.046 10119.243 7026.316 10118.188 7028.847 C 10117.133 7031.167 10115.130 7032.643 10112.177 7033.276 C 10110.911 7033.698 10109.540 7034.014 10108.064 7034.225 C 10106.587 7034.436 10105.216 7034.541 10103.951 7034.541 C 10102.474 7034.541 10101.736 7035.280 10101.736 7036.756 C 10101.736 7038.233 10103.213 7038.971 10106.165 7038.971 C 10108.275 7038.971 10110.806 7038.865 10113.759 7038.654 C 10116.711 7038.654 10119.559 7038.549 10122.301 7038.338 C 10125.254 7038.338 10127.679 7038.233 10129.578 7038.022 L 10133.374 7038.022 L 10137.171 7038.022 C 10139.491 7038.233 10142.338 7038.338 10145.713 7038.338 C 10149.088 7038.549 10152.779 7038.654 10156.786 7038.654 C 10160.794 7038.865 10164.696 7038.971 10168.492 7038.971 C 10171.445 7038.971 10172.922 7038.233 10172.922 7036.756 C 10172.922 7035.280 10172.183 7034.541 10170.707 7034.541 C 10169.441 7034.541 10167.438 7034.436 10164.696 7034.225 C 10162.165 7034.014 10159.950 7033.698 10158.052 7033.276 C 10153.833 7032.643 10151.091 7031.167 10149.826 7028.847 C 10148.560 7026.316 10147.717 7023.046 10147.295 7019.039 C 10146.873 7013.555 10146.557 7008.282 10146.346 7003.220 L 10146.346 6992.147 L 10146.346 6969.051 L 10146.346 6956.079 C 10146.346 6951.650 10147.506 6947.010 10149.826 6942.159 C 10150.670 6940.260 10152.357 6937.096 10154.888 6932.667 C 10157.630 6928.238 10160.688 6923.176 10164.063 6917.481 C 10167.649 6911.575 10171.445 6905.458 10175.453 6899.131 C 10179.460 6892.803 10183.257 6886.792 10186.842 6881.097 C 10190.639 6875.402 10194.014 6870.446 10196.967 6866.227 C 10200.130 6861.798 10202.450 6858.634 10203.927 6856.736 C 10206.880 6853.150 10209.200 6850.514 10210.887 6848.826 C 10212.786 6846.928 10215.106 6845.135 10217.848 6843.448 C 10220.168 6842.182 10222.488 6841.339 10224.808 6840.917 C 10227.128 6840.284 10229.132 6839.968 10230.819 6839.968 C 10231.874 6839.968 10232.717 6839.651 10233.350 6839.019 C 10233.983 6838.386 10234.299 6837.753 10234.299 6837.120 C 10234.299 6836.066 10233.139 6835.538 10230.819 6835.538 C 10229.554 6835.538 10227.444 6835.644 10224.492 6835.855 L 10215.949 6835.855 C 10212.996 6835.855 10210.255 6835.960 10207.723 6836.171 L 10203.611 6836.171 C 10202.556 6836.171 10199.919 6836.066 10195.701 6835.855 C 10191.694 6835.644 10187.897 6835.538 10184.311 6835.538 C 10181.358 6835.538 10179.882 6836.066 10179.882 6837.120 C 10179.882 6838.597 10181.253 6839.651 10183.995 6840.284 C 10186.948 6841.128 10188.424 6843.448 10188.424 6847.245 C 10188.424 6848.932 10188.002 6850.936 10187.159 6853.256 C 10186.526 6855.576 10185.366 6858.212 10183.679 6861.165 C 10182.835 6862.642 10181.253 6865.384 10178.933 6869.391 C 10176.613 6873.188 10173.871 6877.722 10170.707 6882.995 C 10167.754 6888.058 10164.485 6893.436 10160.899 6899.131 C 10157.525 6904.826 10154.255 6910.310 10151.091 6915.583 C 10148.139 6920.856 10145.397 6925.601 10142.866 6929.820 C 10140.545 6934.038 10138.964 6937.096 10138.120 6938.995 L 10087.499 6855.154 C 10086.444 6853.467 10085.495 6851.779 10084.652 6850.092 C 10084.019 6848.405 10083.703 6846.612 10083.703 6844.713 C 10083.703 6842.815 10084.863 6841.339 10087.183 6840.284 C 10090.136 6839.230 10091.612 6838.280 10091.612 6837.437 C 10091.612 6836.804 10091.401 6836.382 10090.979 6836.171 C 10090.557 6835.749 10089.503 6835.538 10087.815 6835.538 C 10082.332 6835.538 10077.164 6835.644 10072.313 6835.855 C 10067.673 6836.066 10064.825 6836.171 10063.771 6836.171 L 10059.658 6836.171 C 10057.338 6835.960 10054.596 6835.855 10051.432 6835.855 L 10042.573 6835.855 C 10039.620 6835.644 10037.511 6835.538 10036.246 6835.538 C 10033.925 6835.538 10032.765 6836.171 10032.765 6837.437 C 10032.765 6839.124 10033.714 6839.968 10035.613 6839.968 C 10036.667 6839.968 10038.355 6840.284 10040.675 6840.917 C 10042.995 6841.550 10045.210 6842.499 10047.319 6843.764 C 10049.850 6845.452 10052.697 6847.877 10055.861 6851.041 C 10059.025 6854.205 10062.294 6858.318 10065.669 6863.380 L 10072.313 6873.820 C 10075.266 6878.461 10078.535 6883.628 10082.121 6889.323 C 10085.706 6894.807 10089.292 6900.502 10092.878 6906.408 C 10096.674 6912.102 10100.154 6917.481 10103.318 6922.543 C 10106.482 6927.605 10109.118 6931.929 10111.228 6935.515 C 10113.337 6938.889 10114.602 6940.893 10115.024 6941.526 C 10117.133 6945.322 10118.610 6949.119 10119.453 6952.915 C 10120.508 6956.501 10121.035 6961.880 10121.035 6969.051 L 10121.035 6992.147 L 10121.035 6992.147 Z">
            <!-- 1221 nodes -->
          </draw:path>
          <draw:path id="text3395" draw:style-name="style1" draw:layer="layout" svg:x="3.288cm" svg:y="3.777cm" svg:width="2.019cm" svg:height="0.282cm" svg:viewBox="0.0 0.0 2018.821 281.895" svg:d="M 6600.042 7696.404 C 6600.042 7680.374 6601.624 7665.399 6604.788 7651.478 C 6608.163 7637.346 6612.170 7624.797 6616.810 7613.829 C 6621.662 7602.650 6626.618 7593.159 6631.680 7585.355 C 6636.953 7577.550 6641.488 7571.750 6645.285 7567.954 C 6646.761 7566.477 6647.499 7565.317 6647.499 7564.473 C 6647.499 7562.786 6646.761 7561.942 6645.285 7561.942 C 6644.652 7561.942 6643.492 7562.575 6641.804 7563.841 C 6636.953 7567.426 6630.731 7573.438 6623.138 7581.874 C 6615.756 7590.100 6608.585 7600.224 6601.624 7612.247 C 6594.664 7624.269 6588.653 7637.768 6583.591 7652.743 C 6578.739 7667.719 6576.314 7683.643 6576.314 7700.517 C 6576.314 7717.390 6578.528 7732.999 6582.958 7747.341 C 6587.598 7761.684 6593.187 7774.655 6599.726 7786.256 C 6606.475 7797.646 6613.647 7807.453 6621.240 7815.679 C 6629.044 7823.905 6636.004 7830.338 6642.121 7834.978 C 6643.597 7836.033 6644.546 7836.560 6644.968 7836.560 C 6646.445 7836.560 6647.183 7835.822 6647.183 7834.346 C 6647.183 7833.713 6646.972 7833.080 6646.550 7832.447 C 6646.128 7832.025 6645.601 7831.393 6644.968 7830.549 C 6638.430 7822.745 6632.419 7814.414 6626.935 7805.555 C 6621.451 7796.696 6616.705 7786.889 6612.697 7776.132 C 6608.690 7765.375 6605.526 7753.458 6603.206 7740.381 C 6601.097 7727.304 6600.042 7712.645 6600.042 7696.404 L 6600.042 7696.404 ZM 6722.798 7579.976 L 6782.593 7579.976 C 6788.921 7579.976 6793.878 7580.503 6797.463 7581.558 C 6801.260 7582.402 6804.107 7583.773 6806.006 7585.671 C 6807.904 7587.358 6809.064 7589.467 6809.486 7591.999 C 6810.118 7594.530 6810.435 7597.272 6810.435 7600.224 C 6810.435 7602.966 6811.068 7604.337 6812.333 7604.337 C 6812.966 7604.337 6813.493 7604.021 6813.915 7603.388 C 6814.337 7602.545 6814.653 7601.701 6814.864 7600.857 C 6816.552 7589.257 6817.606 7580.082 6818.028 7573.332 C 6818.661 7566.583 6818.977 7562.470 6818.977 7560.993 C 6818.977 7558.884 6818.239 7557.829 6816.762 7557.829 C 6816.341 7557.829 6815.602 7557.935 6814.548 7558.146 C 6813.493 7558.357 6812.017 7558.568 6810.118 7558.779 C 6808.220 7559.200 6805.795 7559.517 6802.842 7559.728 C 6799.889 7559.939 6796.198 7560.044 6791.768 7560.044 L 6717.419 7560.044 C 6713.623 7560.044 6711.619 7561.415 6711.408 7564.157 L 6704.131 7644.834 C 6703.709 7648.420 6706.451 7650.318 6712.357 7650.529 C 6718.474 7650.951 6726.067 7652.849 6735.136 7656.224 C 6744.206 7659.387 6752.959 7664.133 6761.396 7670.461 C 6770.044 7676.788 6777.426 7684.698 6783.543 7694.189 C 6789.659 7703.681 6792.718 7714.754 6792.718 7727.409 C 6792.718 7738.377 6791.030 7747.763 6787.655 7755.567 C 6784.492 7763.160 6780.168 7769.488 6774.684 7774.550 C 6769.411 7779.401 6763.400 7782.987 6756.650 7785.307 C 6750.112 7787.627 6743.573 7788.787 6737.035 7788.787 C 6731.340 7788.787 6725.856 7788.260 6720.583 7787.205 C 6715.310 7786.150 6710.670 7784.147 6706.662 7781.194 C 6702.655 7778.030 6699.491 7773.812 6697.171 7768.539 C 6694.851 7763.266 6693.691 7756.411 6693.691 7747.974 C 6693.691 7744.388 6692.847 7742.595 6691.160 7742.595 C 6690.527 7742.595 6690.000 7743.123 6689.578 7744.177 C 6689.156 7745.232 6688.734 7746.603 6688.312 7748.290 C 6687.890 7750.821 6687.574 7753.880 6687.363 7757.465 C 6687.152 7760.840 6687.047 7764.426 6687.047 7768.222 L 6687.047 7778.979 L 6687.047 7788.154 C 6687.047 7789.841 6687.363 7791.423 6687.996 7792.900 C 6688.629 7794.165 6690.316 7795.536 6693.058 7797.013 C 6697.065 7799.333 6701.706 7800.809 6706.979 7801.442 C 6712.252 7802.286 6717.314 7802.708 6722.165 7802.708 C 6738.195 7802.708 6752.115 7800.071 6763.927 7794.798 C 6775.739 7789.525 6785.546 7782.776 6793.350 7774.550 C 6801.365 7766.113 6807.271 7756.727 6811.068 7746.392 C 6815.075 7735.846 6817.079 7725.511 6817.079 7715.387 C 6817.079 7701.255 6813.810 7689.127 6807.271 7679.003 C 6800.733 7668.668 6792.507 7660.020 6782.593 7653.060 C 6772.891 7646.099 6762.240 7640.721 6750.639 7636.924 C 6739.249 7632.917 6728.492 7630.175 6718.368 7628.699 L 6722.798 7579.976 L 6722.798 7579.976 ZM 6943.314 7643.568 C 6943.525 7619.313 6943.842 7599.908 6944.264 7585.355 C 6944.685 7570.590 6944.896 7562.575 6944.896 7561.310 C 6944.896 7559.622 6944.580 7558.146 6943.947 7556.880 C 6943.525 7555.404 6942.682 7554.666 6941.416 7554.666 C 6940.362 7554.666 6939.201 7555.088 6937.936 7555.931 C 6936.670 7556.564 6935.299 7557.408 6933.823 7558.462 L 6872.762 7599.275 C 6871.285 7600.330 6870.547 7601.384 6870.547 7602.439 C 6870.547 7603.072 6870.758 7603.705 6871.180 7604.337 C 6871.813 7604.970 6872.340 7605.286 6872.762 7605.286 C 6873.816 7605.286 6875.082 7604.865 6876.558 7604.021 C 6878.456 7603.177 6881.093 7601.912 6884.468 7600.224 C 6888.053 7598.326 6891.639 7596.639 6895.225 7595.162 C 6898.810 7593.475 6902.185 7591.999 6905.349 7590.733 C 6908.724 7589.467 6911.149 7588.835 6912.626 7588.835 C 6915.157 7588.835 6916.738 7589.678 6917.371 7591.366 C 6918.004 7593.053 6918.320 7595.479 6918.320 7598.642 L 6918.320 7646.732 L 6918.320 7702.099 C 6918.320 7717.918 6918.215 7732.260 6918.004 7745.126 C 6918.004 7757.993 6917.793 7767.906 6917.371 7774.866 C 6916.949 7779.717 6915.895 7783.408 6914.207 7785.939 C 6912.731 7788.470 6909.356 7790.263 6904.083 7791.318 C 6902.607 7791.740 6900.603 7792.056 6898.072 7792.267 L 6890.479 7792.900 C 6887.948 7793.111 6885.522 7793.322 6883.202 7793.533 L 6878.773 7793.533 C 6877.086 7793.533 6876.242 7794.376 6876.242 7796.064 C 6876.242 7797.540 6878.035 7798.278 6881.620 7798.278 C 6886.682 7798.278 6891.955 7798.173 6897.439 7797.962 C 6902.923 7797.962 6907.985 7797.856 6912.626 7797.646 C 6917.477 7797.646 6921.484 7797.540 6924.648 7797.329 L 6930.026 7797.329 L 6934.456 7797.329 C 6936.987 7797.540 6940.256 7797.646 6944.264 7797.646 C 6948.482 7797.856 6953.228 7797.962 6958.501 7797.962 C 6963.985 7798.173 6969.679 7798.278 6975.585 7798.278 C 6979.171 7798.278 6980.964 7797.540 6980.964 7796.064 C 6980.964 7795.431 6980.647 7794.904 6980.014 7794.482 C 6979.382 7793.849 6978.749 7793.533 6978.116 7793.533 L 6974.320 7793.533 C 6972.421 7793.322 6970.418 7793.111 6968.308 7792.900 L 6961.981 7792.267 C 6960.083 7792.056 6958.501 7791.845 6957.235 7791.634 C 6952.173 7790.580 6948.904 7788.787 6947.427 7786.256 C 6946.162 7783.514 6945.213 7779.717 6944.580 7774.866 C 6943.736 7767.906 6943.209 7757.993 6942.998 7745.126 C 6942.787 7732.260 6942.787 7717.918 6942.998 7702.099 L 6943.314 7643.568 L 6943.314 7643.568 ZM 7099.290 7554.666 C 7088.322 7554.666 7078.198 7556.458 7068.917 7560.044 C 7059.848 7563.630 7051.938 7568.692 7045.189 7575.230 C 7038.440 7581.769 7033.167 7589.573 7029.370 7598.642 C 7025.573 7607.501 7023.675 7617.414 7023.675 7628.382 C 7023.675 7635.132 7024.835 7642.092 7027.155 7649.263 C 7029.686 7656.435 7033.483 7662.973 7038.545 7668.879 C 7043.818 7674.785 7050.462 7679.741 7058.477 7683.749 C 7066.703 7687.545 7076.405 7689.444 7087.584 7689.444 C 7093.911 7689.444 7100.661 7688.283 7107.832 7685.963 C 7115.003 7683.432 7120.909 7679.741 7125.549 7674.890 C 7126.393 7674.046 7126.815 7673.203 7126.815 7672.359 C 7126.815 7670.883 7126.288 7670.144 7125.233 7670.144 C 7124.389 7670.144 7123.018 7670.777 7121.120 7672.043 C 7119.011 7673.308 7116.058 7674.574 7112.262 7675.839 C 7108.676 7677.105 7103.192 7677.737 7095.810 7677.737 C 7093.701 7677.737 7090.009 7676.999 7084.736 7675.523 C 7079.463 7673.835 7074.085 7670.672 7068.601 7666.031 C 7063.328 7661.391 7058.582 7654.958 7054.364 7646.732 C 7050.357 7638.506 7048.353 7627.855 7048.353 7614.778 C 7048.353 7608.450 7049.196 7602.439 7050.884 7596.744 C 7052.782 7590.838 7055.524 7585.671 7059.110 7581.242 C 7062.906 7576.812 7067.441 7573.227 7072.714 7570.485 C 7078.198 7567.743 7084.526 7566.372 7091.697 7566.372 C 7098.657 7566.372 7105.301 7568.165 7111.629 7571.750 C 7117.956 7575.125 7123.440 7580.292 7128.081 7587.253 C 7132.932 7594.213 7136.728 7602.966 7139.470 7613.512 C 7142.423 7623.847 7143.900 7635.975 7143.900 7649.896 C 7143.900 7668.457 7141.158 7685.647 7135.674 7701.466 C 7130.190 7717.285 7123.229 7731.417 7114.793 7743.861 C 7106.356 7756.305 7097.075 7767.062 7086.951 7776.132 C 7076.827 7785.201 7067.125 7792.267 7057.844 7797.329 C 7055.735 7798.384 7054.680 7799.860 7054.680 7801.758 C 7054.680 7803.868 7055.524 7804.922 7057.211 7804.922 C 7058.899 7804.922 7060.586 7804.500 7062.273 7803.657 C 7068.601 7800.493 7075.667 7796.380 7083.471 7791.318 C 7091.486 7786.045 7099.501 7779.823 7107.516 7772.651 C 7115.742 7765.480 7123.651 7757.360 7131.244 7748.290 C 7139.048 7739.221 7145.903 7729.202 7151.809 7718.234 C 7157.926 7707.266 7162.777 7695.349 7166.363 7682.483 C 7169.948 7669.406 7171.741 7655.485 7171.741 7640.721 C 7171.741 7628.699 7170.054 7617.520 7166.679 7607.185 C 7163.304 7596.639 7158.453 7587.464 7152.125 7579.660 C 7146.009 7571.856 7138.416 7565.739 7129.346 7561.310 C 7120.487 7556.880 7110.469 7554.666 7099.290 7554.666 L 7099.290 7554.666 ZM 7251.469 7702.099 C 7251.469 7718.129 7249.781 7733.209 7246.407 7747.341 C 7243.243 7761.262 7239.235 7773.812 7234.384 7784.990 C 7229.744 7795.958 7224.787 7805.344 7219.514 7813.148 C 7214.452 7820.952 7210.023 7826.752 7206.226 7830.549 C 7204.750 7832.025 7204.012 7833.186 7204.012 7834.029 C 7204.012 7835.717 7204.750 7836.560 7206.226 7836.560 C 7206.859 7836.560 7208.019 7835.927 7209.707 7834.662 C 7214.558 7831.287 7220.674 7825.381 7228.057 7816.945 C 7235.650 7808.508 7242.926 7798.278 7249.887 7786.256 C 7256.847 7774.233 7262.753 7760.735 7267.604 7745.759 C 7272.666 7730.573 7275.197 7714.438 7275.197 7697.353 C 7275.197 7680.690 7272.877 7665.293 7268.237 7651.162 C 7263.807 7636.819 7258.218 7623.953 7251.469 7612.563 C 7244.930 7600.963 7237.759 7591.049 7229.955 7582.823 C 7222.362 7574.598 7215.507 7568.165 7209.390 7563.524 C 7207.914 7562.470 7206.965 7561.942 7206.543 7561.942 C 7205.066 7561.942 7204.328 7562.681 7204.328 7564.157 C 7204.328 7564.790 7204.539 7565.423 7204.961 7566.055 C 7205.383 7566.477 7205.910 7567.110 7206.543 7567.954 C 7213.081 7575.758 7219.092 7584.089 7224.576 7592.948 C 7230.060 7601.806 7234.806 7611.614 7238.813 7622.371 C 7242.821 7633.128 7245.879 7645.045 7247.988 7658.122 C 7250.309 7671.199 7251.469 7685.858 7251.469 7702.099 L 7251.469 7702.099 ZM 7350.812 7560.044 C 7340.477 7560.044 7333.095 7559.517 7328.665 7558.462 C 7324.447 7557.408 7321.810 7556.880 7320.756 7556.880 C 7318.647 7556.880 7317.592 7558.357 7317.592 7561.310 C 7317.592 7562.153 7317.276 7564.790 7316.643 7569.219 C 7316.221 7573.438 7315.694 7578.289 7315.061 7583.773 C 7314.639 7589.257 7314.112 7594.635 7313.479 7599.908 C 7313.057 7605.181 7312.846 7609.083 7312.846 7611.614 C 7312.846 7614.989 7313.479 7616.676 7314.745 7616.676 C 7316.221 7616.676 7317.170 7615.200 7317.592 7612.247 C 7318.014 7607.818 7319.279 7603.388 7321.389 7598.959 C 7323.498 7594.319 7326.240 7590.628 7329.614 7587.886 C 7333.411 7584.722 7338.051 7582.613 7343.535 7581.558 C 7349.230 7580.503 7354.398 7579.976 7359.038 7579.976 L 7436.867 7579.976 C 7424.845 7600.646 7413.771 7621.211 7403.647 7641.670 C 7393.523 7662.129 7384.454 7681.534 7376.439 7699.884 C 7368.424 7718.234 7361.569 7735.108 7355.874 7750.505 C 7350.179 7765.691 7345.750 7778.452 7342.586 7788.787 C 7342.164 7790.263 7341.742 7792.056 7341.320 7794.165 C 7340.899 7796.064 7340.688 7797.856 7340.688 7799.544 C 7340.688 7801.653 7341.637 7802.708 7343.535 7802.708 C 7345.012 7802.708 7347.437 7801.969 7350.812 7800.493 C 7354.398 7799.227 7357.878 7797.540 7361.252 7795.431 C 7364.838 7793.322 7367.896 7791.212 7370.427 7789.103 C 7373.169 7786.994 7374.540 7785.096 7374.540 7783.408 C 7374.540 7781.721 7374.435 7780.139 7374.224 7778.663 C 7374.013 7777.186 7374.119 7775.077 7374.540 7772.335 C 7375.384 7765.586 7377.388 7756.727 7380.552 7745.759 C 7383.715 7734.791 7387.617 7722.874 7392.258 7710.008 C 7397.109 7696.931 7402.382 7683.432 7408.077 7669.512 C 7413.771 7655.591 7419.466 7642.303 7425.161 7629.648 C 7431.067 7616.782 7436.762 7605.076 7442.246 7594.530 C 7447.941 7583.984 7452.897 7575.547 7457.116 7569.219 C 7457.959 7567.954 7458.487 7566.794 7458.697 7565.739 C 7458.908 7564.684 7459.014 7563.841 7459.014 7563.208 C 7459.014 7561.099 7457.116 7560.044 7453.319 7560.044 L 7350.812 7560.044 L 7350.812 7560.044 ZM 7591.261 7607.501 L 7591.261 7593.580 L 7591.261 7579.027 C 7591.472 7574.387 7591.577 7570.379 7591.577 7567.004 L 7591.577 7560.044 C 7591.577 7556.458 7590.522 7554.666 7588.413 7554.666 C 7586.726 7554.666 7584.511 7556.564 7581.769 7560.361 C 7580.082 7562.681 7576.074 7568.059 7569.747 7576.496 C 7563.630 7584.933 7556.353 7594.846 7547.917 7606.236 C 7539.480 7617.625 7530.516 7629.648 7521.024 7642.303 C 7511.744 7654.958 7503.096 7666.664 7495.081 7677.421 C 7487.277 7688.178 7480.633 7697.142 7475.149 7704.313 C 7469.876 7711.485 7467.134 7715.281 7466.923 7715.703 C 7466.290 7716.547 7465.658 7717.601 7465.025 7718.867 C 7464.392 7719.921 7464.076 7721.082 7464.076 7722.347 C 7464.076 7723.824 7464.709 7724.878 7465.974 7725.511 C 7467.240 7725.933 7468.822 7726.144 7470.720 7726.144 L 7567.216 7726.144 L 7567.216 7736.268 L 7567.216 7749.239 C 7567.216 7753.880 7567.110 7758.520 7566.899 7763.160 C 7566.899 7767.589 7566.794 7771.491 7566.583 7774.866 C 7566.161 7779.717 7565.107 7783.725 7563.419 7786.889 C 7561.732 7789.841 7558.252 7791.740 7552.979 7792.583 C 7550.448 7793.005 7547.706 7793.322 7544.753 7793.533 L 7538.109 7793.533 C 7536.421 7793.533 7535.578 7794.376 7535.578 7796.064 C 7535.578 7797.540 7537.265 7798.278 7540.640 7798.278 C 7545.069 7798.278 7549.288 7798.173 7553.295 7797.962 C 7557.513 7797.962 7561.310 7797.856 7564.685 7797.646 C 7568.059 7797.646 7570.801 7797.540 7572.911 7797.329 L 7577.340 7797.329 L 7582.086 7797.329 C 7584.617 7797.540 7587.780 7797.646 7591.577 7797.646 C 7595.374 7797.856 7599.486 7797.962 7603.916 7797.962 C 7608.345 7798.173 7612.774 7798.278 7617.204 7798.278 C 7620.578 7798.278 7622.266 7797.540 7622.266 7796.064 C 7622.266 7794.376 7621.317 7793.533 7619.418 7793.533 C 7617.731 7793.533 7615.516 7793.427 7612.774 7793.216 C 7610.243 7793.005 7607.818 7792.689 7605.498 7792.267 C 7600.436 7791.002 7596.955 7788.998 7595.057 7786.256 C 7593.370 7783.514 7592.315 7779.717 7591.893 7774.866 C 7591.472 7771.491 7591.155 7767.589 7590.944 7763.160 L 7590.944 7749.239 L 7590.944 7736.268 C 7591.155 7732.049 7591.261 7728.675 7591.261 7726.144 L 7620.368 7726.144 C 7622.266 7726.144 7623.637 7725.933 7624.480 7725.511 C 7625.324 7724.878 7626.168 7723.718 7627.012 7722.031 C 7627.644 7720.132 7628.277 7717.812 7628.910 7715.070 C 7629.543 7712.117 7629.859 7710.219 7629.859 7709.375 C 7629.859 7708.532 7629.753 7707.688 7629.543 7706.844 C 7629.543 7706.001 7629.121 7705.579 7628.277 7705.579 C 7627.644 7705.579 7626.379 7706.212 7624.480 7707.477 C 7622.582 7708.532 7619.524 7709.059 7615.305 7709.059 L 7591.261 7709.059 L 7591.261 7607.501 L 7591.261 7607.501 ZM 7567.216 7709.059 L 7486.222 7709.059 C 7487.277 7707.794 7489.808 7704.313 7493.816 7698.619 C 7498.034 7692.924 7502.991 7686.174 7508.685 7678.370 C 7514.380 7670.566 7520.391 7662.235 7526.719 7653.376 C 7533.258 7644.307 7539.269 7635.870 7544.753 7628.066 C 7550.448 7620.262 7555.299 7613.512 7559.306 7607.818 C 7563.314 7601.912 7565.739 7598.326 7566.583 7597.061 L 7567.216 7597.061 L 7567.216 7709.059 L 7567.216 7709.059 ZM 7764.004 7607.501 L 7764.004 7593.580 L 7764.004 7579.027 C 7764.215 7574.387 7764.321 7570.379 7764.321 7567.004 L 7764.321 7560.044 C 7764.321 7556.458 7763.266 7554.666 7761.157 7554.666 C 7759.470 7554.666 7757.255 7556.564 7754.513 7560.361 C 7752.826 7562.681 7748.818 7568.059 7742.490 7576.496 C 7736.374 7584.933 7729.097 7594.846 7720.660 7606.236 C 7712.223 7617.625 7703.259 7629.648 7693.768 7642.303 C 7684.487 7654.958 7675.840 7666.664 7667.825 7677.421 C 7660.021 7688.178 7653.377 7697.142 7647.893 7704.313 C 7642.620 7711.485 7639.878 7715.281 7639.667 7715.703 C 7639.034 7716.547 7638.401 7717.601 7637.769 7718.867 C 7637.136 7719.921 7636.820 7721.082 7636.820 7722.347 C 7636.820 7723.824 7637.452 7724.878 7638.718 7725.511 C 7639.983 7725.933 7641.565 7726.144 7643.464 7726.144 L 7739.959 7726.144 L 7739.959 7736.268 L 7739.959 7749.239 C 7739.959 7753.880 7739.854 7758.520 7739.643 7763.160 C 7739.643 7767.589 7739.538 7771.491 7739.327 7774.866 C 7738.905 7779.717 7737.850 7783.725 7736.163 7786.889 C 7734.475 7789.841 7730.995 7791.740 7725.722 7792.583 C 7723.191 7793.005 7720.449 7793.322 7717.496 7793.533 L 7710.852 7793.533 C 7709.165 7793.533 7708.321 7794.376 7708.321 7796.064 C 7708.321 7797.540 7710.009 7798.278 7713.383 7798.278 C 7717.813 7798.278 7722.031 7798.173 7726.039 7797.962 C 7730.257 7797.962 7734.054 7797.856 7737.428 7797.646 C 7740.803 7797.646 7743.545 7797.540 7745.654 7797.329 L 7750.084 7797.329 L 7754.829 7797.329 C 7757.360 7797.540 7760.524 7797.646 7764.321 7797.646 C 7768.117 7797.856 7772.230 7797.962 7776.659 7797.962 C 7781.089 7798.173 7785.518 7798.278 7789.947 7798.278 C 7793.322 7798.278 7795.010 7797.540 7795.010 7796.064 C 7795.010 7794.376 7794.060 7793.533 7792.162 7793.533 C 7790.475 7793.533 7788.260 7793.427 7785.518 7793.216 C 7782.987 7793.005 7780.562 7792.689 7778.241 7792.267 C 7773.179 7791.002 7769.699 7788.998 7767.801 7786.256 C 7766.113 7783.514 7765.059 7779.717 7764.637 7774.866 C 7764.215 7771.491 7763.899 7767.589 7763.688 7763.160 L 7763.688 7749.239 L 7763.688 7736.268 C 7763.899 7732.049 7764.004 7728.675 7764.004 7726.144 L 7793.111 7726.144 C 7795.010 7726.144 7796.381 7725.933 7797.224 7725.511 C 7798.068 7724.878 7798.912 7723.718 7799.755 7722.031 C 7800.388 7720.132 7801.021 7717.812 7801.654 7715.070 C 7802.286 7712.117 7802.603 7710.219 7802.603 7709.375 C 7802.603 7708.532 7802.497 7707.688 7802.286 7706.844 C 7802.286 7706.001 7801.864 7705.579 7801.021 7705.579 C 7800.388 7705.579 7799.122 7706.212 7797.224 7707.477 C 7795.326 7708.532 7792.268 7709.059 7788.049 7709.059 L 7764.004 7709.059 L 7764.004 7607.501 L 7764.004 7607.501 ZM 7739.959 7709.059 L 7658.966 7709.059 C 7660.021 7707.794 7662.552 7704.313 7666.559 7698.619 C 7670.778 7692.924 7675.734 7686.174 7681.429 7678.370 C 7687.124 7670.566 7693.135 7662.235 7699.463 7653.376 C 7706.001 7644.307 7712.013 7635.870 7717.496 7628.066 C 7723.191 7620.262 7728.042 7613.512 7732.050 7607.818 C 7736.057 7601.912 7738.483 7598.326 7739.327 7597.061 L 7739.959 7597.061 L 7739.959 7709.059 L 7739.959 7709.059 ZM 7828.229 7699.251 C 7825.698 7699.251 7824.011 7699.462 7823.167 7699.884 C 7822.324 7700.095 7821.691 7700.728 7821.269 7701.782 L 7816.523 7719.500 C 7815.891 7722.663 7816.418 7724.245 7818.105 7724.245 C 7818.949 7724.245 7820.531 7723.718 7822.851 7722.663 C 7825.382 7721.398 7828.124 7720.343 7831.077 7719.500 C 7832.764 7719.078 7835.612 7718.551 7839.619 7717.918 C 7843.837 7717.074 7848.478 7716.336 7853.540 7715.703 C 7858.602 7714.859 7863.875 7714.016 7869.359 7713.172 C 7875.054 7712.328 7880.327 7711.590 7885.178 7710.957 C 7890.240 7710.114 7894.669 7709.481 7898.466 7709.059 C 7902.262 7708.426 7904.899 7708.005 7906.375 7707.794 C 7908.906 7707.372 7911.332 7706.844 7913.652 7706.212 C 7916.183 7705.579 7917.449 7704.313 7917.449 7702.415 C 7917.449 7701.150 7916.499 7700.306 7914.601 7699.884 C 7912.914 7699.462 7910.699 7699.251 7907.957 7699.251 L 7828.229 7699.251 L 7828.229 7699.251 ZM 8052.226 7607.501 L 8052.226 7593.580 L 8052.226 7579.027 C 8052.437 7574.387 8052.543 7570.379 8052.543 7567.004 L 8052.543 7560.044 C 8052.543 7556.458 8051.488 7554.666 8049.379 7554.666 C 8047.692 7554.666 8045.477 7556.564 8042.735 7560.361 C 8041.048 7562.681 8037.040 7568.059 8030.712 7576.496 C 8024.596 7584.933 8017.319 7594.846 8008.882 7606.236 C 8000.445 7617.625 7991.481 7629.648 7981.990 7642.303 C 7972.709 7654.958 7964.062 7666.664 7956.047 7677.421 C 7948.243 7688.178 7941.599 7697.142 7936.115 7704.313 C 7930.842 7711.485 7928.100 7715.281 7927.889 7715.703 C 7927.256 7716.547 7926.623 7717.601 7925.991 7718.867 C 7925.358 7719.921 7925.042 7721.082 7925.042 7722.347 C 7925.042 7723.824 7925.674 7724.878 7926.940 7725.511 C 7928.205 7725.933 7929.787 7726.144 7931.686 7726.144 L 8028.181 7726.144 L 8028.181 7736.268 L 8028.181 7749.239 C 8028.181 7753.880 8028.076 7758.520 8027.865 7763.160 C 8027.865 7767.589 8027.760 7771.491 8027.549 7774.866 C 8027.127 7779.717 8026.072 7783.725 8024.385 7786.889 C 8022.698 7789.841 8019.217 7791.740 8013.944 7792.583 C 8011.413 7793.005 8008.671 7793.322 8005.718 7793.533 L 7999.074 7793.533 C 7997.387 7793.533 7996.543 7794.376 7996.543 7796.064 C 7996.543 7797.540 7998.231 7798.278 8001.606 7798.278 C 8006.035 7798.278 8010.253 7798.173 8014.261 7797.962 C 8018.479 7797.962 8022.276 7797.856 8025.650 7797.646 C 8029.025 7797.646 8031.767 7797.540 8033.876 7797.329 L 8038.306 7797.329 L 8043.051 7797.329 C 8045.582 7797.540 8048.746 7797.646 8052.543 7797.646 C 8056.339 7797.856 8060.452 7797.962 8064.882 7797.962 C 8069.311 7798.173 8073.740 7798.278 8078.169 7798.278 C 8081.544 7798.278 8083.232 7797.540 8083.232 7796.064 C 8083.232 7794.376 8082.282 7793.533 8080.384 7793.533 C 8078.697 7793.533 8076.482 7793.427 8073.740 7793.216 C 8071.209 7793.005 8068.784 7792.689 8066.463 7792.267 C 8061.401 7791.002 8057.921 7788.998 8056.023 7786.256 C 8054.336 7783.514 8053.281 7779.717 8052.859 7774.866 C 8052.437 7771.491 8052.121 7767.589 8051.910 7763.160 L 8051.910 7749.239 L 8051.910 7736.268 C 8052.121 7732.049 8052.226 7728.675 8052.226 7726.144 L 8081.333 7726.144 C 8083.232 7726.144 8084.603 7725.933 8085.446 7725.511 C 8086.290 7724.878 8087.134 7723.718 8087.977 7722.031 C 8088.610 7720.132 8089.243 7717.812 8089.876 7715.070 C 8090.508 7712.117 8090.825 7710.219 8090.825 7709.375 C 8090.825 7708.532 8090.719 7707.688 8090.508 7706.844 C 8090.508 7706.001 8090.086 7705.579 8089.243 7705.579 C 8088.610 7705.579 8087.345 7706.212 8085.446 7707.477 C 8083.548 7708.532 8080.490 7709.059 8076.271 7709.059 L 8052.226 7709.059 L 8052.226 7607.501 L 8052.226 7607.501 ZM 8028.181 7709.059 L 7947.188 7709.059 C 7948.243 7707.794 7950.774 7704.313 7954.781 7698.619 C 7959.000 7692.924 7963.956 7686.174 7969.651 7678.370 C 7975.346 7670.566 7981.357 7662.235 7987.685 7653.376 C 7994.223 7644.307 8000.235 7635.870 8005.718 7628.066 C 8011.413 7620.262 8016.264 7613.512 8020.272 7607.818 C 8024.279 7601.912 8026.705 7598.326 8027.549 7597.061 L 8028.181 7597.061 L 8028.181 7709.059 L 8028.181 7709.059 ZM 8157.265 7560.044 C 8146.930 7560.044 8139.547 7559.517 8135.118 7558.462 C 8130.900 7557.408 8128.263 7556.880 8127.209 7556.880 C 8125.099 7556.880 8124.045 7558.357 8124.045 7561.310 C 8124.045 7562.153 8123.728 7564.790 8123.096 7569.219 C 8122.674 7573.438 8122.147 7578.289 8121.514 7583.773 C 8121.092 7589.257 8120.565 7594.635 8119.932 7599.908 C 8119.510 7605.181 8119.299 7609.083 8119.299 7611.614 C 8119.299 7614.989 8119.932 7616.676 8121.197 7616.676 C 8122.674 7616.676 8123.623 7615.200 8124.045 7612.247 C 8124.467 7607.818 8125.732 7603.388 8127.841 7598.959 C 8129.951 7594.319 8132.693 7590.628 8136.067 7587.886 C 8139.864 7584.722 8144.504 7582.613 8149.988 7581.558 C 8155.683 7580.503 8160.850 7579.976 8165.491 7579.976 L 8243.320 7579.976 C 8231.298 7600.646 8220.224 7621.211 8210.100 7641.670 C 8199.976 7662.129 8190.906 7681.534 8182.891 7699.884 C 8174.877 7718.234 8168.022 7735.108 8162.327 7750.505 C 8156.632 7765.691 8152.203 7778.452 8149.039 7788.787 C 8148.617 7790.263 8148.195 7792.056 8147.773 7794.165 C 8147.351 7796.064 8147.141 7797.856 8147.141 7799.544 C 8147.141 7801.653 8148.090 7802.708 8149.988 7802.708 C 8151.464 7802.708 8153.890 7801.969 8157.265 7800.493 C 8160.850 7799.227 8164.331 7797.540 8167.705 7795.431 C 8171.291 7793.322 8174.349 7791.212 8176.880 7789.103 C 8179.622 7786.994 8180.993 7785.096 8180.993 7783.408 C 8180.993 7781.721 8180.888 7780.139 8180.677 7778.663 C 8180.466 7777.186 8180.571 7775.077 8180.993 7772.335 C 8181.837 7765.586 8183.841 7756.727 8187.004 7745.759 C 8190.168 7734.791 8194.070 7722.874 8198.710 7710.008 C 8203.562 7696.931 8208.835 7683.432 8214.529 7669.512 C 8220.224 7655.591 8225.919 7642.303 8231.614 7629.648 C 8237.520 7616.782 8243.215 7605.076 8248.699 7594.530 C 8254.393 7583.984 8259.350 7575.547 8263.568 7569.219 C 8264.412 7567.954 8264.939 7566.794 8265.150 7565.739 C 8265.361 7564.684 8265.467 7563.841 8265.467 7563.208 C 8265.467 7561.099 8263.568 7560.044 8259.772 7560.044 L 8157.265 7560.044 L 8157.265 7560.044 ZM 8397.713 7607.501 L 8397.713 7593.580 L 8397.713 7579.027 C 8397.924 7574.387 8398.030 7570.379 8398.030 7567.004 L 8398.030 7560.044 C 8398.030 7556.458 8396.975 7554.666 8394.866 7554.666 C 8393.179 7554.666 8390.964 7556.564 8388.222 7560.361 C 8386.535 7562.681 8382.527 7568.059 8376.200 7576.496 C 8370.083 7584.933 8362.806 7594.846 8354.369 7606.236 C 8345.933 7617.625 8336.968 7629.648 8327.477 7642.303 C 8318.197 7654.958 8309.549 7666.664 8301.534 7677.421 C 8293.730 7688.178 8287.086 7697.142 8281.602 7704.313 C 8276.329 7711.485 8273.587 7715.281 8273.376 7715.703 C 8272.743 7716.547 8272.111 7717.601 8271.478 7718.867 C 8270.845 7719.921 8270.529 7721.082 8270.529 7722.347 C 8270.529 7723.824 8271.161 7724.878 8272.427 7725.511 C 8273.692 7725.933 8275.274 7726.144 8277.173 7726.144 L 8373.669 7726.144 L 8373.669 7736.268 L 8373.669 7749.239 C 8373.669 7753.880 8373.563 7758.520 8373.352 7763.160 C 8373.352 7767.589 8373.247 7771.491 8373.036 7774.866 C 8372.614 7779.717 8371.559 7783.725 8369.872 7786.889 C 8368.185 7789.841 8364.704 7791.740 8359.431 7792.583 C 8356.900 7793.005 8354.158 7793.322 8351.206 7793.533 L 8344.562 7793.533 C 8342.874 7793.533 8342.031 7794.376 8342.031 7796.064 C 8342.031 7797.540 8343.718 7798.278 8347.093 7798.278 C 8351.522 7798.278 8355.740 7798.173 8359.748 7797.962 C 8363.966 7797.962 8367.763 7797.856 8371.138 7797.646 C 8374.512 7797.646 8377.254 7797.540 8379.363 7797.329 L 8383.793 7797.329 L 8388.538 7797.329 C 8391.069 7797.540 8394.233 7797.646 8398.030 7797.646 C 8401.826 7797.856 8405.939 7797.962 8410.369 7797.962 C 8414.798 7798.173 8419.227 7798.278 8423.657 7798.278 C 8427.031 7798.278 8428.719 7797.540 8428.719 7796.064 C 8428.719 7794.376 8427.770 7793.533 8425.871 7793.533 C 8424.184 7793.533 8421.969 7793.427 8419.227 7793.216 C 8416.696 7793.005 8414.271 7792.689 8411.951 7792.267 C 8406.888 7791.002 8403.408 7788.998 8401.510 7786.256 C 8399.823 7783.514 8398.768 7779.717 8398.346 7774.866 C 8397.924 7771.491 8397.608 7767.589 8397.397 7763.160 L 8397.397 7749.239 L 8397.397 7736.268 C 8397.608 7732.049 8397.713 7728.675 8397.713 7726.144 L 8426.820 7726.144 C 8428.719 7726.144 8430.090 7725.933 8430.933 7725.511 C 8431.777 7724.878 8432.621 7723.718 8433.464 7722.031 C 8434.097 7720.132 8434.730 7717.812 8435.363 7715.070 C 8435.995 7712.117 8436.312 7710.219 8436.312 7709.375 C 8436.312 7708.532 8436.206 7707.688 8435.995 7706.844 C 8435.995 7706.001 8435.574 7705.579 8434.730 7705.579 C 8434.097 7705.579 8432.832 7706.212 8430.933 7707.477 C 8429.035 7708.532 8425.977 7709.059 8421.758 7709.059 L 8397.713 7709.059 L 8397.713 7607.501 L 8397.713 7607.501 ZM 8373.669 7709.059 L 8292.675 7709.059 C 8293.730 7707.794 8296.261 7704.313 8300.268 7698.619 C 8304.487 7692.924 8309.443 7686.174 8315.138 7678.370 C 8320.833 7670.566 8326.844 7662.235 8333.172 7653.376 C 8339.710 7644.307 8345.722 7635.870 8351.206 7628.066 C 8356.900 7620.262 8361.752 7613.512 8365.759 7607.818 C 8369.767 7601.912 8372.192 7598.326 8373.036 7597.061 L 8373.669 7597.061 L 8373.669 7709.059 L 8373.669 7709.059 ZM 8498.955 7579.976 L 8558.751 7579.976 C 8565.078 7579.976 8570.035 7580.503 8573.621 7581.558 C 8577.417 7582.402 8580.265 7583.773 8582.163 7585.671 C 8584.061 7587.358 8585.221 7589.467 8585.643 7591.999 C 8586.276 7594.530 8586.592 7597.272 8586.592 7600.224 C 8586.592 7602.966 8587.225 7604.337 8588.491 7604.337 C 8589.123 7604.337 8589.651 7604.021 8590.072 7603.388 C 8590.494 7602.545 8590.811 7601.701 8591.022 7600.857 C 8592.709 7589.257 8593.764 7580.082 8594.185 7573.332 C 8594.818 7566.583 8595.134 7562.470 8595.134 7560.993 C 8595.134 7558.884 8594.396 7557.829 8592.920 7557.829 C 8592.498 7557.829 8591.760 7557.935 8590.705 7558.146 C 8589.651 7558.357 8588.174 7558.568 8586.276 7558.779 C 8584.378 7559.200 8581.952 7559.517 8578.999 7559.728 C 8576.046 7559.939 8572.355 7560.044 8567.926 7560.044 L 8493.577 7560.044 C 8489.780 7560.044 8487.776 7561.415 8487.565 7564.157 L 8480.289 7644.834 C 8479.867 7648.420 8482.609 7650.318 8488.514 7650.529 C 8494.631 7650.951 8502.224 7652.849 8511.294 7656.224 C 8520.363 7659.387 8529.117 7664.133 8537.553 7670.461 C 8546.201 7676.788 8553.583 7684.698 8559.700 7694.189 C 8565.817 7703.681 8568.875 7714.754 8568.875 7727.409 C 8568.875 7738.377 8567.188 7747.763 8563.813 7755.567 C 8560.649 7763.160 8556.325 7769.488 8550.841 7774.550 C 8545.568 7779.401 8539.557 7782.987 8532.808 7785.307 C 8526.269 7787.627 8519.731 7788.787 8513.192 7788.787 C 8507.497 7788.787 8502.013 7788.260 8496.740 7787.205 C 8491.467 7786.150 8486.827 7784.147 8482.820 7781.194 C 8478.812 7778.030 8475.648 7773.812 8473.328 7768.539 C 8471.008 7763.266 8469.848 7756.411 8469.848 7747.974 C 8469.848 7744.388 8469.004 7742.595 8467.317 7742.595 C 8466.684 7742.595 8466.157 7743.123 8465.735 7744.177 C 8465.313 7745.232 8464.891 7746.603 8464.470 7748.290 C 8464.048 7750.821 8463.731 7753.880 8463.520 7757.465 C 8463.309 7760.840 8463.204 7764.426 8463.204 7768.222 L 8463.204 7778.979 L 8463.204 7788.154 C 8463.204 7789.841 8463.520 7791.423 8464.153 7792.900 C 8464.786 7794.165 8466.473 7795.536 8469.215 7797.013 C 8473.223 7799.333 8477.863 7800.809 8483.136 7801.442 C 8488.409 7802.286 8493.471 7802.708 8498.322 7802.708 C 8514.352 7802.708 8528.273 7800.071 8540.084 7794.798 C 8551.896 7789.525 8561.704 7782.776 8569.508 7774.550 C 8577.523 7766.113 8583.428 7756.727 8587.225 7746.392 C 8591.232 7735.846 8593.236 7725.511 8593.236 7715.387 C 8593.236 7701.255 8589.967 7689.127 8583.428 7679.003 C 8576.890 7668.668 8568.664 7660.020 8558.751 7653.060 C 8549.048 7646.099 8538.397 7640.721 8526.796 7636.924 C 8515.407 7632.917 8504.650 7630.175 8494.526 7628.699 L 8498.955 7579.976 L 8498.955 7579.976 Z">
            <!-- 626 nodes -->
          </draw:path>
          <draw:path id="text3399" draw:style-name="style3" draw:layer="layout" svg:x="0.921cm" svg:y="4.553cm" svg:width="7.786cm" svg:height="0.242cm" svg:viewBox="0.0 0.0 7785.783 242.137" svg:d="M 1873.258 9128.080 L 1926.410 9128.080 C 1932.034 9128.080 1936.440 9128.549 1939.627 9129.486 C 1943.002 9130.236 1945.533 9131.455 1947.221 9133.142 C 1948.908 9134.642 1949.939 9136.517 1950.314 9138.767 C 1950.876 9141.017 1951.158 9143.454 1951.158 9146.079 C 1951.158 9148.516 1951.720 9149.735 1952.845 9149.735 C 1953.408 9149.735 1953.876 9149.453 1954.251 9148.891 C 1954.626 9148.141 1954.907 9147.391 1955.095 9146.641 C 1956.595 9136.329 1957.532 9128.174 1957.907 9122.174 C 1958.470 9116.175 1958.751 9112.519 1958.751 9111.206 C 1958.751 9109.332 1958.095 9108.394 1956.782 9108.394 C 1956.407 9108.394 1955.751 9108.488 1954.814 9108.675 C 1953.876 9108.863 1952.564 9109.050 1950.876 9109.238 C 1949.189 9109.613 1947.033 9109.894 1944.408 9110.082 C 1941.783 9110.269 1938.502 9110.363 1934.565 9110.363 L 1868.477 9110.363 C 1865.102 9110.363 1863.321 9111.581 1863.134 9114.019 L 1856.665 9185.732 C 1856.290 9188.919 1858.728 9190.606 1863.977 9190.794 C 1869.414 9191.169 1876.164 9192.856 1884.226 9195.856 C 1892.287 9198.668 1900.068 9202.887 1907.567 9208.511 C 1915.254 9214.136 1921.816 9221.166 1927.253 9229.603 C 1932.690 9238.040 1935.409 9247.883 1935.409 9259.132 C 1935.409 9268.881 1933.909 9277.224 1930.909 9284.161 C 1928.097 9290.911 1924.254 9296.535 1919.379 9301.035 C 1914.692 9305.347 1909.349 9308.534 1903.349 9310.597 C 1897.537 9312.659 1891.725 9313.690 1885.913 9313.690 C 1880.851 9313.690 1875.976 9313.222 1871.289 9312.284 C 1866.602 9311.347 1862.477 9309.566 1858.915 9306.941 C 1855.353 9304.129 1852.541 9300.379 1850.478 9295.692 C 1848.416 9291.005 1847.385 9284.911 1847.385 9277.412 C 1847.385 9274.225 1846.635 9272.631 1845.135 9272.631 C 1844.572 9272.631 1844.104 9273.100 1843.729 9274.037 C 1843.354 9274.975 1842.979 9276.193 1842.604 9277.693 C 1842.229 9279.943 1841.948 9282.662 1841.760 9285.849 C 1841.573 9288.849 1841.479 9292.036 1841.479 9295.411 L 1841.479 9304.972 L 1841.479 9313.128 C 1841.479 9314.628 1841.760 9316.034 1842.323 9317.346 C 1842.885 9318.471 1844.385 9319.690 1846.822 9321.002 C 1850.385 9323.065 1854.509 9324.377 1859.196 9324.939 C 1863.883 9325.689 1868.383 9326.064 1872.695 9326.064 C 1886.944 9326.064 1899.318 9323.721 1909.817 9319.034 C 1920.316 9314.346 1929.034 9308.347 1935.971 9301.035 C 1943.096 9293.536 1948.345 9285.193 1951.720 9276.006 C 1955.282 9266.632 1957.063 9257.445 1957.063 9248.446 C 1957.063 9235.884 1954.157 9225.104 1948.345 9216.104 C 1942.533 9206.918 1935.221 9199.231 1926.410 9193.044 C 1917.785 9186.857 1908.317 9182.076 1898.006 9178.701 C 1887.882 9175.139 1878.320 9172.702 1869.321 9171.389 L 1873.258 9128.080 L 1873.258 9128.080 ZM 2002.341 9271.506 C 2002.341 9279.943 2004.028 9287.536 2007.403 9294.286 C 2010.778 9301.035 2015.278 9306.753 2020.902 9311.440 C 2026.714 9316.128 2033.464 9319.690 2041.151 9322.127 C 2049.025 9324.752 2057.368 9326.064 2066.180 9326.064 C 2076.304 9326.064 2085.397 9324.377 2093.459 9321.002 C 2101.708 9317.627 2108.739 9313.128 2114.551 9307.503 C 2120.550 9301.691 2125.144 9295.129 2128.331 9287.817 C 2131.518 9280.318 2133.112 9272.444 2133.112 9264.194 C 2133.112 9255.570 2131.425 9247.977 2128.050 9241.415 C 2124.675 9234.853 2120.457 9229.135 2115.395 9224.260 C 2110.520 9219.198 2105.270 9214.979 2099.646 9211.605 C 2094.021 9208.230 2088.865 9205.324 2084.178 9202.887 C 2088.116 9201.012 2092.428 9198.481 2097.115 9195.294 C 2101.802 9192.106 2106.114 9188.357 2110.051 9184.044 C 2114.176 9179.545 2117.551 9174.389 2120.175 9168.577 C 2122.988 9162.577 2124.394 9155.922 2124.394 9148.610 C 2124.394 9141.673 2123.081 9135.580 2120.457 9130.330 C 2117.832 9124.893 2114.176 9120.393 2109.489 9116.831 C 2104.989 9113.081 2099.552 9110.269 2093.178 9108.394 C 2086.991 9106.519 2080.241 9105.582 2072.929 9105.582 C 2062.618 9105.582 2053.712 9107.269 2046.213 9110.644 C 2038.713 9113.831 2032.432 9117.862 2027.370 9122.737 C 2022.496 9127.611 2018.840 9133.048 2016.402 9139.048 C 2014.153 9145.048 2013.028 9150.672 2013.028 9155.922 C 2013.028 9162.109 2014.059 9167.827 2016.121 9173.077 C 2018.184 9178.139 2020.996 9182.826 2024.558 9187.138 C 2028.120 9191.263 2032.245 9195.106 2036.932 9198.668 C 2041.807 9202.230 2046.963 9205.605 2052.400 9208.792 C 2046.025 9211.417 2039.838 9214.698 2033.839 9218.635 C 2027.839 9222.385 2022.496 9226.885 2017.809 9232.134 C 2013.122 9237.384 2009.372 9243.290 2006.560 9249.852 C 2003.747 9256.414 2002.341 9263.632 2002.341 9271.506 L 2002.341 9271.506 ZM 2068.430 9315.378 C 2061.868 9315.378 2055.868 9314.159 2050.431 9311.722 C 2044.994 9309.097 2040.307 9305.722 2036.370 9301.598 C 2032.432 9297.285 2029.339 9292.317 2027.089 9286.692 C 2025.027 9280.880 2023.996 9274.881 2023.996 9268.694 C 2023.996 9261.757 2024.933 9255.476 2026.808 9249.852 C 2028.870 9244.040 2031.589 9238.884 2034.964 9234.384 C 2038.526 9229.697 2042.557 9225.666 2047.056 9222.291 C 2051.743 9218.917 2056.712 9215.917 2061.961 9213.292 C 2068.336 9216.667 2074.429 9220.135 2080.241 9223.697 C 2086.241 9227.072 2091.490 9231.009 2095.990 9235.509 C 2100.677 9239.821 2104.427 9244.883 2107.239 9250.695 C 2110.051 9256.320 2111.457 9262.976 2111.457 9270.662 C 2111.457 9276.849 2110.426 9282.662 2108.364 9288.099 C 2106.302 9293.536 2103.396 9298.317 2099.646 9302.441 C 2095.896 9306.378 2091.303 9309.566 2085.866 9312.003 C 2080.616 9314.253 2074.804 9315.378 2068.430 9315.378 L 2068.430 9315.378 ZM 2069.554 9115.144 C 2080.429 9115.144 2088.959 9118.612 2095.146 9125.549 C 2101.521 9132.486 2104.708 9141.298 2104.708 9151.984 C 2104.708 9159.109 2103.677 9165.296 2101.614 9170.545 C 2099.552 9175.608 2096.927 9179.920 2093.740 9183.482 C 2090.740 9187.044 2087.459 9190.044 2083.897 9192.481 C 2080.522 9194.731 2077.429 9196.700 2074.617 9198.387 C 2068.805 9195.387 2063.367 9192.294 2058.305 9189.107 C 2053.243 9185.919 2048.837 9182.451 2045.088 9178.701 C 2041.338 9174.951 2038.338 9170.827 2036.088 9166.327 C 2034.026 9161.827 2032.995 9156.578 2032.995 9150.578 C 2032.995 9146.641 2033.651 9142.610 2034.964 9138.486 C 2036.463 9134.361 2038.713 9130.611 2041.713 9127.236 C 2044.713 9123.674 2048.462 9120.768 2052.962 9118.518 C 2057.649 9116.269 2063.180 9115.144 2069.554 9115.144 L 2069.554 9115.144 ZM 2236.041 9105.582 C 2226.292 9105.582 2217.293 9107.176 2209.043 9110.363 C 2200.981 9113.550 2193.951 9118.050 2187.951 9123.862 C 2181.952 9129.674 2177.265 9136.611 2173.890 9144.673 C 2170.515 9152.547 2168.828 9161.359 2168.828 9171.108 C 2168.828 9177.107 2169.859 9183.294 2171.921 9189.669 C 2174.171 9196.043 2177.546 9201.855 2182.045 9207.105 C 2186.733 9212.355 2192.638 9216.761 2199.763 9220.323 C 2207.075 9223.697 2215.699 9225.385 2225.636 9225.385 C 2231.260 9225.385 2237.260 9224.354 2243.634 9222.291 C 2250.009 9220.042 2255.258 9216.761 2259.383 9212.448 C 2260.133 9211.698 2260.508 9210.949 2260.508 9210.199 C 2260.508 9208.886 2260.039 9208.230 2259.102 9208.230 C 2258.352 9208.230 2257.133 9208.792 2255.446 9209.917 C 2253.571 9211.042 2250.946 9212.167 2247.571 9213.292 C 2244.384 9214.417 2239.510 9214.979 2232.948 9214.979 C 2231.073 9214.979 2227.792 9214.323 2223.105 9213.011 C 2218.418 9211.511 2213.637 9208.699 2208.762 9204.574 C 2204.075 9200.449 2199.857 9194.731 2196.107 9187.419 C 2192.545 9180.107 2190.763 9170.639 2190.763 9159.015 C 2190.763 9153.391 2191.513 9148.047 2193.013 9142.985 C 2194.701 9137.736 2197.138 9133.142 2200.325 9129.205 C 2203.700 9125.268 2207.731 9122.081 2212.418 9119.643 C 2217.293 9117.206 2222.917 9115.987 2229.292 9115.987 C 2235.479 9115.987 2241.384 9117.581 2247.009 9120.768 C 2252.634 9123.768 2257.508 9128.361 2261.633 9134.548 C 2265.945 9140.735 2269.320 9148.516 2271.757 9157.890 C 2274.382 9167.077 2275.694 9177.857 2275.694 9190.231 C 2275.694 9206.730 2273.257 9222.010 2268.382 9236.072 C 2263.508 9250.133 2257.321 9262.694 2249.821 9273.756 C 2242.322 9284.818 2234.073 9294.379 2225.073 9302.441 C 2216.074 9310.503 2207.450 9316.784 2199.200 9321.283 C 2197.325 9322.221 2196.388 9323.533 2196.388 9325.221 C 2196.388 9327.095 2197.138 9328.033 2198.638 9328.033 C 2200.138 9328.033 2201.638 9327.658 2203.137 9326.908 C 2208.762 9324.096 2215.043 9320.440 2221.980 9315.940 C 2229.104 9311.253 2236.229 9305.722 2243.353 9299.348 C 2250.665 9292.973 2257.696 9285.755 2264.445 9277.693 C 2271.382 9269.631 2277.475 9260.726 2282.725 9250.977 C 2288.162 9241.227 2292.474 9230.634 2295.661 9219.198 C 2298.849 9207.574 2300.442 9195.200 2300.442 9182.076 C 2300.442 9171.389 2298.942 9161.452 2295.943 9152.266 C 2292.943 9142.891 2288.631 9134.736 2283.006 9127.799 C 2277.569 9120.862 2270.820 9115.425 2262.758 9111.488 C 2254.883 9107.551 2245.978 9105.582 2236.041 9105.582 L 2236.041 9105.582 ZM 2565.921 9326.064 C 2570.421 9326.064 2575.014 9325.877 2579.701 9325.502 C 2584.576 9325.314 2589.263 9324.939 2593.763 9324.377 C 2598.262 9324.002 2602.481 9323.346 2606.418 9322.408 C 2610.355 9321.658 2613.730 9320.721 2616.542 9319.596 C 2619.167 9318.471 2620.760 9317.534 2621.323 9316.784 C 2622.073 9315.846 2622.917 9314.065 2623.854 9311.440 C 2624.604 9309.003 2625.354 9305.910 2626.104 9302.160 C 2626.854 9298.223 2627.510 9294.379 2628.072 9290.630 C 2628.635 9286.880 2629.104 9283.599 2629.479 9280.787 C 2629.854 9277.787 2630.041 9276.006 2630.041 9275.443 C 2630.041 9274.318 2629.854 9273.381 2629.479 9272.631 C 2629.291 9271.694 2628.822 9271.225 2628.072 9271.225 C 2626.760 9271.225 2625.823 9272.631 2625.260 9275.443 C 2624.885 9278.068 2623.760 9281.912 2621.885 9286.974 C 2620.198 9291.848 2617.854 9295.879 2614.855 9299.066 C 2609.230 9304.879 2602.293 9308.722 2594.044 9310.597 C 2585.982 9312.284 2576.608 9313.128 2565.921 9313.128 C 2550.922 9313.128 2537.142 9310.316 2524.581 9304.691 C 2512.207 9298.879 2501.520 9291.286 2492.521 9281.912 C 2483.709 9272.350 2476.772 9261.382 2471.710 9249.008 C 2466.835 9236.634 2464.398 9223.697 2464.398 9210.199 C 2464.398 9195.762 2465.992 9182.451 2469.179 9170.264 C 2472.554 9157.890 2479.397 9146.735 2489.708 9136.798 C 2492.146 9134.361 2495.146 9131.924 2498.708 9129.486 C 2502.270 9127.049 2506.582 9124.893 2511.644 9123.018 C 2516.894 9120.956 2522.987 9119.362 2529.924 9118.237 C 2536.861 9116.925 2545.017 9116.269 2554.391 9116.269 C 2566.765 9116.269 2578.014 9117.862 2588.138 9121.049 C 2598.262 9124.237 2605.762 9127.986 2610.636 9132.299 C 2614.386 9135.486 2617.292 9139.704 2619.354 9144.954 C 2621.417 9150.203 2622.448 9155.547 2622.448 9160.984 C 2622.448 9164.921 2623.198 9166.890 2624.698 9166.890 C 2626.198 9166.890 2627.041 9164.921 2627.229 9160.984 L 2627.229 9155.922 C 2627.416 9153.672 2627.510 9151.141 2627.510 9148.329 L 2627.510 9139.892 C 2627.697 9136.892 2627.885 9134.267 2628.072 9132.017 C 2628.447 9126.955 2628.729 9123.393 2628.916 9121.331 C 2629.291 9119.081 2629.479 9117.393 2629.479 9116.269 C 2629.479 9115.331 2629.197 9114.675 2628.635 9114.300 C 2628.260 9113.738 2627.322 9113.363 2625.823 9113.175 C 2621.323 9112.800 2616.730 9112.238 2612.042 9111.488 C 2607.543 9110.738 2602.574 9109.894 2597.137 9108.957 C 2590.200 9107.644 2583.076 9106.801 2575.764 9106.426 C 2568.452 9105.863 2561.984 9105.582 2556.359 9105.582 C 2545.485 9105.582 2535.642 9106.426 2526.831 9108.113 C 2518.206 9109.613 2510.426 9111.675 2503.489 9114.300 C 2496.552 9116.925 2490.365 9120.112 2484.928 9123.862 C 2479.491 9127.611 2474.710 9131.549 2470.585 9135.673 C 2464.398 9141.860 2459.242 9148.516 2455.117 9155.640 C 2450.993 9162.577 2447.712 9169.514 2445.275 9176.451 C 2443.025 9183.201 2441.431 9189.763 2440.494 9196.137 C 2439.556 9202.324 2439.088 9207.761 2439.088 9212.448 C 2439.088 9219.198 2439.556 9226.229 2440.494 9233.540 C 2441.619 9240.665 2443.400 9247.789 2445.837 9254.914 C 2448.462 9262.038 2451.930 9269.069 2456.242 9276.006 C 2460.742 9282.943 2466.367 9289.505 2473.116 9295.692 C 2484.365 9305.816 2497.302 9313.409 2511.925 9318.471 C 2526.737 9323.533 2544.735 9326.064 2565.921 9326.064 L 2565.921 9326.064 ZM 2849.117 9210.480 L 2849.117 9187.982 L 2849.117 9173.920 L 2849.117 9165.202 C 2849.305 9162.952 2849.492 9160.890 2849.680 9159.015 C 2850.055 9154.703 2850.711 9151.610 2851.648 9149.735 C 2852.773 9147.860 2854.929 9146.547 2858.116 9145.797 C 2859.616 9145.423 2860.741 9145.235 2861.491 9145.235 L 2864.303 9145.235 C 2865.803 9145.235 2866.553 9144.579 2866.553 9143.266 C 2866.553 9141.954 2865.147 9141.298 2862.335 9141.298 C 2860.460 9141.298 2858.210 9141.392 2855.585 9141.579 L 2847.711 9141.579 C 2845.274 9141.579 2843.118 9141.673 2841.243 9141.860 L 2837.868 9141.860 L 2834.493 9141.860 C 2832.618 9141.673 2830.275 9141.579 2827.463 9141.579 L 2818.463 9141.579 C 2815.464 9141.392 2812.558 9141.298 2809.745 9141.298 C 2807.120 9141.298 2805.808 9141.954 2805.808 9143.266 C 2805.808 9144.579 2806.464 9145.235 2807.777 9145.235 C 2808.902 9145.235 2810.308 9145.329 2811.995 9145.516 C 2813.870 9145.516 2815.276 9145.610 2816.213 9145.797 C 2820.338 9146.360 2822.869 9147.672 2823.807 9149.735 C 2824.932 9151.797 2825.681 9154.890 2826.056 9159.015 L 2826.056 9165.202 C 2826.244 9167.265 2826.338 9170.171 2826.338 9173.920 C 2826.525 9177.670 2826.619 9182.545 2826.619 9188.544 L 2826.619 9211.042 L 2826.619 9216.104 C 2826.619 9217.042 2826.150 9217.510 2825.213 9217.510 L 2722.002 9217.510 C 2721.065 9217.510 2720.596 9217.042 2720.596 9216.104 L 2720.596 9211.042 L 2720.596 9188.544 L 2720.596 9173.920 L 2720.596 9165.202 C 2720.784 9162.952 2720.877 9160.890 2720.877 9159.015 C 2721.252 9154.703 2721.909 9151.610 2722.846 9149.735 C 2723.971 9147.860 2726.221 9146.547 2729.595 9145.797 C 2731.095 9145.423 2732.220 9145.235 2732.970 9145.235 L 2735.782 9145.235 C 2737.095 9145.235 2737.751 9144.579 2737.751 9143.266 C 2737.751 9141.954 2736.439 9141.298 2733.814 9141.298 C 2731.939 9141.298 2729.595 9141.392 2726.783 9141.579 L 2718.909 9141.579 C 2716.471 9141.579 2714.315 9141.673 2712.441 9141.860 L 2709.347 9141.860 L 2705.691 9141.860 C 2703.816 9141.673 2701.473 9141.579 2698.660 9141.579 L 2689.942 9141.579 C 2686.755 9141.392 2683.755 9141.298 2680.943 9141.298 C 2678.318 9141.298 2677.006 9141.954 2677.006 9143.266 C 2677.006 9144.579 2677.662 9145.235 2678.974 9145.235 C 2680.099 9145.235 2681.506 9145.329 2683.193 9145.516 C 2685.068 9145.516 2686.474 9145.610 2687.411 9145.797 C 2691.536 9146.360 2694.161 9147.672 2695.286 9149.735 C 2696.411 9151.797 2697.161 9154.890 2697.535 9159.015 C 2697.723 9160.890 2697.817 9162.952 2697.817 9165.202 C 2698.004 9167.265 2698.098 9170.171 2698.098 9173.920 L 2698.098 9187.982 L 2698.098 9210.480 L 2698.098 9252.664 C 2698.098 9264.288 2698.004 9274.600 2697.817 9283.599 C 2697.817 9292.598 2697.442 9299.535 2696.692 9304.410 C 2696.129 9307.972 2695.473 9310.878 2694.723 9313.128 C 2694.161 9315.190 2692.661 9316.503 2690.224 9317.065 C 2689.099 9317.440 2687.786 9317.721 2686.286 9317.909 C 2684.974 9318.096 2683.755 9318.190 2682.630 9318.190 C 2681.318 9318.190 2680.662 9318.846 2680.662 9320.159 C 2680.662 9321.471 2681.974 9322.127 2684.599 9322.127 C 2686.474 9322.127 2688.724 9322.033 2691.348 9321.846 C 2694.161 9321.846 2696.786 9321.752 2699.223 9321.565 C 2701.848 9321.565 2704.097 9321.471 2705.972 9321.283 L 2709.347 9321.283 L 2712.441 9321.283 C 2714.503 9321.471 2716.940 9321.565 2719.752 9321.565 C 2722.752 9321.752 2726.033 9321.846 2729.595 9321.846 C 2733.158 9322.033 2736.626 9322.127 2740.001 9322.127 C 2742.626 9322.127 2743.938 9321.471 2743.938 9320.159 C 2743.938 9318.846 2743.282 9318.190 2741.969 9318.190 C 2740.845 9318.190 2739.157 9318.096 2736.907 9317.909 C 2734.658 9317.721 2732.595 9317.440 2730.720 9317.065 C 2726.971 9316.503 2724.627 9315.190 2723.690 9313.128 C 2722.752 9310.878 2722.096 9307.972 2721.721 9304.410 C 2721.159 9299.535 2720.784 9292.692 2720.596 9283.880 L 2720.596 9253.226 L 2720.596 9229.322 C 2720.596 9228.385 2721.065 9227.916 2722.002 9227.916 L 2825.213 9227.916 C 2826.150 9227.916 2826.619 9228.385 2826.619 9229.322 L 2826.619 9253.226 C 2826.619 9264.850 2826.525 9275.068 2826.338 9283.880 C 2826.338 9292.504 2826.056 9299.254 2825.494 9304.129 C 2825.119 9307.691 2824.557 9310.597 2823.807 9312.847 C 2823.057 9315.096 2821.369 9316.503 2818.745 9317.065 C 2817.620 9317.440 2816.401 9317.721 2815.089 9317.909 C 2813.776 9318.096 2812.558 9318.190 2811.433 9318.190 C 2810.120 9318.190 2809.464 9318.846 2809.464 9320.159 C 2809.464 9321.471 2810.776 9322.127 2813.401 9322.127 C 2815.276 9322.127 2817.526 9322.033 2820.151 9321.846 C 2822.775 9321.846 2825.307 9321.752 2827.744 9321.565 C 2830.369 9321.565 2832.618 9321.471 2834.493 9321.283 L 2837.868 9321.283 L 2841.243 9321.283 C 2843.305 9321.471 2845.742 9321.565 2848.555 9321.565 C 2851.554 9321.752 2854.742 9321.846 2858.116 9321.846 C 2861.679 9322.033 2865.147 9322.127 2868.522 9322.127 C 2871.334 9322.127 2872.740 9321.471 2872.740 9320.159 C 2872.740 9318.846 2871.990 9318.190 2870.490 9318.190 C 2869.553 9318.190 2867.866 9318.096 2865.428 9317.909 C 2863.178 9317.721 2861.210 9317.440 2859.523 9317.065 C 2855.773 9316.503 2853.429 9315.190 2852.492 9313.128 C 2851.554 9310.878 2850.898 9307.972 2850.523 9304.410 C 2849.961 9299.535 2849.586 9292.598 2849.398 9283.599 C 2849.211 9274.600 2849.117 9264.288 2849.117 9252.664 L 2849.117 9210.480 L 2849.117 9210.480 ZM 2922.799 9295.692 C 2920.361 9301.691 2917.643 9306.660 2914.643 9310.597 C 2911.831 9314.534 2907.612 9316.878 2901.988 9317.627 C 2901.050 9317.815 2899.832 9318.002 2898.332 9318.190 L 2894.676 9318.190 C 2893.176 9318.190 2892.426 9318.846 2892.426 9320.159 C 2892.426 9321.471 2894.020 9322.127 2897.207 9322.127 C 2899.644 9322.127 2902.175 9322.033 2904.800 9321.846 C 2907.612 9321.846 2910.144 9321.752 2912.393 9321.565 C 2914.831 9321.565 2916.893 9321.471 2918.580 9321.283 L 2922.236 9321.283 L 2925.892 9321.283 C 2927.767 9321.471 2929.829 9321.565 2932.079 9321.565 C 2934.329 9321.752 2936.579 9321.846 2938.829 9321.846 C 2941.079 9322.033 2942.953 9322.127 2944.453 9322.127 C 2946.891 9322.127 2948.109 9321.471 2948.109 9320.159 C 2948.109 9318.846 2947.266 9318.190 2945.578 9318.190 L 2943.328 9318.190 C 2941.266 9318.190 2939.297 9317.721 2937.423 9316.784 C 2935.735 9315.846 2934.892 9314.159 2934.892 9311.722 C 2934.892 9307.410 2936.110 9302.066 2938.548 9295.692 L 2952.609 9257.445 C 2953.171 9256.132 2954.015 9255.476 2955.140 9255.476 L 3012.229 9255.476 C 3013.167 9255.476 3013.916 9255.945 3014.479 9256.882 L 3036.696 9311.722 C 3037.633 9313.784 3037.633 9315.284 3036.696 9316.221 C 3035.946 9317.159 3035.196 9317.815 3034.446 9318.190 C 3033.884 9318.565 3033.415 9318.846 3033.040 9319.034 C 3032.852 9319.034 3032.759 9319.315 3032.759 9319.877 C 3032.759 9320.627 3033.602 9321.096 3035.290 9321.283 C 3036.977 9321.283 3039.039 9321.377 3041.477 9321.565 C 3045.789 9321.752 3050.007 9321.846 3054.132 9321.846 C 3058.444 9322.033 3062.381 9322.127 3065.944 9322.127 L 3075.224 9322.127 L 3080.567 9322.127 C 3082.067 9322.127 3083.380 9321.940 3084.505 9321.565 C 3085.629 9321.377 3086.192 9320.908 3086.192 9320.159 C 3086.192 9319.409 3085.817 9318.940 3085.067 9318.752 C 3084.505 9318.377 3083.848 9318.190 3083.098 9318.190 C 3081.786 9318.190 3080.286 9318.096 3078.599 9317.909 C 3076.911 9317.721 3075.130 9317.346 3073.255 9316.784 C 3071.943 9316.409 3070.537 9315.846 3069.037 9315.096 C 3067.537 9314.346 3065.850 9313.034 3063.975 9311.159 C 3062.288 9309.284 3060.413 9306.753 3058.350 9303.566 C 3056.476 9300.379 3054.413 9296.067 3052.163 9290.630 C 3049.539 9284.630 3046.351 9277.131 3042.602 9268.131 C 3039.039 9258.945 3035.196 9249.289 3031.071 9239.165 C 3026.947 9229.041 3022.728 9218.823 3018.416 9208.511 C 3014.291 9198.012 3010.448 9188.450 3006.886 9179.826 C 3003.324 9171.014 3000.230 9163.515 2997.605 9157.328 C 2995.168 9151.141 2993.574 9147.204 2992.824 9145.516 L 2989.731 9139.329 C 2989.168 9137.642 2988.231 9136.798 2986.919 9136.798 C 2985.981 9136.798 2985.138 9137.361 2984.388 9138.486 C 2983.638 9139.610 2982.513 9142.142 2981.013 9146.079 L 2922.799 9295.692 L 2922.799 9295.692 ZM 2958.515 9245.633 C 2957.577 9245.633 2957.296 9245.071 2957.671 9243.946 L 2980.732 9178.420 C 2982.044 9174.858 2983.450 9174.858 2984.950 9178.420 L 3009.417 9243.946 C 3009.604 9245.071 3009.323 9245.633 3008.573 9245.633 L 2958.515 9245.633 L 2958.515 9245.633 ZM 3125.845 9252.664 C 3125.845 9264.288 3125.751 9274.600 3125.564 9283.599 C 3125.564 9292.598 3125.189 9299.535 3124.439 9304.410 C 3123.876 9307.972 3123.220 9310.878 3122.470 9313.128 C 3121.908 9315.190 3120.408 9316.503 3117.971 9317.065 C 3116.846 9317.440 3115.533 9317.721 3114.033 9317.909 C 3112.721 9318.096 3111.502 9318.190 3110.378 9318.190 C 3109.065 9318.190 3108.409 9318.846 3108.409 9320.159 C 3108.409 9321.471 3109.721 9322.127 3112.346 9322.127 C 3114.221 9322.127 3116.565 9322.033 3119.377 9321.846 C 3122.189 9321.846 3124.814 9321.752 3127.251 9321.565 C 3129.876 9321.565 3132.126 9321.471 3134.001 9321.283 L 3136.813 9321.283 L 3139.906 9321.283 C 3141.969 9321.471 3144.406 9321.565 3147.218 9321.565 C 3150.218 9321.752 3153.405 9321.846 3156.780 9321.846 C 3160.342 9322.033 3163.811 9322.127 3167.185 9322.127 C 3169.810 9322.127 3171.123 9321.471 3171.123 9320.159 C 3171.123 9318.846 3170.466 9318.190 3169.154 9318.190 C 3168.029 9318.190 3166.342 9318.096 3164.092 9317.909 C 3161.842 9317.721 3159.874 9317.440 3158.186 9317.065 C 3154.437 9316.503 3151.905 9315.190 3150.593 9313.128 C 3149.468 9310.878 3148.718 9307.972 3148.343 9304.410 C 3147.781 9299.535 3147.406 9292.692 3147.218 9283.880 L 3147.218 9252.945 L 3147.218 9247.321 C 3147.218 9246.008 3147.781 9245.352 3148.906 9245.352 L 3180.403 9245.914 C 3181.716 9245.914 3182.840 9246.383 3183.778 9247.321 C 3185.090 9249.008 3186.684 9251.164 3188.559 9253.789 C 3190.621 9256.414 3192.777 9259.320 3195.027 9262.507 C 3197.464 9265.507 3199.995 9268.788 3202.620 9272.350 C 3205.245 9275.725 3207.870 9279.006 3210.495 9282.193 C 3217.619 9291.192 3223.618 9298.598 3228.493 9304.410 C 3233.555 9310.222 3238.805 9314.534 3244.242 9317.346 C 3247.429 9319.034 3250.804 9320.252 3254.366 9321.002 C 3258.116 9321.752 3263.553 9322.127 3270.677 9322.127 L 3286.145 9322.127 C 3288.395 9322.127 3289.894 9321.940 3290.644 9321.565 C 3291.582 9321.377 3292.050 9320.908 3292.050 9320.159 C 3292.050 9318.846 3291.301 9318.190 3289.801 9318.190 L 3286.707 9318.190 C 3285.395 9318.002 3283.520 9317.721 3281.083 9317.346 C 3277.895 9316.971 3274.146 9315.846 3269.834 9313.972 C 3265.521 9311.909 3260.084 9307.503 3253.522 9300.754 C 3246.398 9293.254 3238.524 9284.255 3229.899 9273.756 C 3221.275 9263.257 3211.901 9251.633 3201.776 9238.884 C 3213.213 9229.135 3221.087 9219.854 3225.400 9211.042 C 3229.899 9202.043 3232.149 9193.137 3232.149 9184.326 C 3232.149 9180.201 3231.493 9176.451 3230.180 9173.077 C 3229.056 9169.514 3227.556 9166.327 3225.681 9163.515 C 3223.993 9160.703 3222.119 9158.359 3220.056 9156.484 C 3218.181 9154.422 3216.494 9152.828 3214.994 9151.703 C 3208.432 9147.204 3201.027 9144.391 3192.777 9143.266 C 3184.715 9141.954 3176.747 9141.298 3168.873 9141.298 C 3166.998 9141.298 3164.373 9141.392 3160.998 9141.579 L 3151.437 9141.579 C 3148.249 9141.579 3145.343 9141.673 3142.719 9141.860 L 3137.938 9141.860 L 3134.282 9141.860 C 3132.220 9141.673 3129.782 9141.579 3126.970 9141.579 L 3117.689 9141.579 C 3114.502 9141.392 3111.502 9141.298 3108.690 9141.298 C 3106.065 9141.298 3104.753 9141.954 3104.753 9143.266 C 3104.753 9144.579 3105.409 9145.235 3106.722 9145.235 C 3107.846 9145.235 3109.253 9145.329 3110.940 9145.516 C 3112.815 9145.516 3114.221 9145.610 3115.158 9145.797 C 3119.283 9146.360 3121.908 9147.672 3123.033 9149.735 C 3124.158 9151.797 3124.908 9154.890 3125.283 9159.015 C 3125.470 9160.890 3125.564 9162.952 3125.564 9165.202 C 3125.751 9167.265 3125.845 9170.171 3125.845 9173.920 L 3125.845 9187.982 L 3125.845 9210.480 L 3125.845 9252.664 L 3125.845 9252.664 ZM 3147.218 9153.953 C 3147.218 9152.828 3147.875 9151.891 3149.187 9151.141 C 3150.499 9150.766 3152.843 9150.485 3156.218 9150.297 C 3159.592 9149.922 3163.155 9149.735 3166.904 9149.735 C 3180.216 9149.735 3190.621 9153.859 3198.121 9162.109 C 3205.807 9170.171 3209.651 9181.701 3209.651 9196.700 C 3209.651 9205.886 3208.245 9213.573 3205.432 9219.760 C 3202.620 9225.947 3199.058 9230.447 3194.746 9233.259 C 3191.746 9235.322 3188.653 9236.540 3185.465 9236.915 C 3182.278 9237.290 3179.185 9237.478 3176.185 9237.478 C 3173.372 9237.478 3170.560 9237.384 3167.748 9237.196 C 3164.936 9237.009 3162.217 9236.728 3159.592 9236.353 C 3157.155 9235.978 3154.999 9235.603 3153.124 9235.228 C 3151.249 9234.853 3149.843 9234.384 3148.906 9233.822 C 3147.781 9233.072 3147.218 9232.041 3147.218 9230.728 L 3147.218 9153.953 L 3147.218 9153.953 ZM 3344.359 9210.480 L 3344.359 9187.982 L 3344.359 9173.920 L 3344.359 9165.202 C 3344.546 9162.952 3344.640 9160.890 3344.640 9159.015 C 3345.015 9154.703 3345.671 9151.610 3346.609 9149.735 C 3347.734 9147.672 3350.171 9146.266 3353.921 9145.516 C 3355.420 9145.329 3356.920 9145.235 3358.420 9145.235 C 3359.920 9145.048 3361.139 9144.954 3362.076 9144.954 C 3363.389 9144.954 3364.045 9144.391 3364.045 9143.266 C 3364.045 9141.954 3362.732 9141.298 3360.108 9141.298 C 3358.233 9141.298 3355.795 9141.392 3352.796 9141.579 L 3344.078 9141.579 C 3341.265 9141.579 3338.734 9141.673 3336.484 9141.860 L 3332.828 9141.860 L 3329.454 9141.860 C 3327.579 9141.673 3325.235 9141.579 3322.423 9141.579 L 3313.705 9141.579 C 3310.518 9141.392 3307.518 9141.298 3304.706 9141.298 C 3302.081 9141.298 3300.769 9141.954 3300.769 9143.266 C 3300.769 9144.579 3301.425 9145.235 3302.737 9145.235 C 3303.862 9145.235 3305.268 9145.329 3306.956 9145.516 C 3308.830 9145.516 3310.237 9145.610 3311.174 9145.797 C 3315.299 9146.360 3317.923 9147.672 3319.048 9149.735 C 3320.173 9151.797 3320.923 9154.890 3321.298 9159.015 C 3321.486 9160.890 3321.579 9162.952 3321.579 9165.202 C 3321.767 9167.265 3321.861 9170.171 3321.861 9173.920 L 3321.861 9187.982 L 3321.861 9210.480 L 3321.861 9252.664 C 3321.861 9264.288 3321.767 9274.600 3321.579 9283.599 C 3321.579 9292.598 3321.204 9299.535 3320.454 9304.410 C 3319.892 9307.972 3319.236 9310.878 3318.486 9313.128 C 3317.923 9315.190 3316.424 9316.503 3313.986 9317.065 C 3312.861 9317.440 3311.549 9317.721 3310.049 9317.909 C 3308.737 9318.096 3307.518 9318.190 3306.393 9318.190 C 3305.081 9318.190 3304.424 9318.846 3304.424 9320.159 C 3304.424 9321.471 3305.737 9322.127 3308.362 9322.127 C 3310.424 9322.127 3312.674 9322.033 3315.111 9321.846 C 3317.548 9321.846 3320.079 9321.752 3322.704 9321.565 C 3325.142 9321.377 3327.298 9321.283 3329.173 9321.283 L 3332.828 9321.283 L 3344.921 9321.283 C 3349.233 9321.471 3354.202 9321.658 3359.826 9321.846 C 3371.263 9322.408 3385.605 9322.690 3402.854 9322.690 C 3406.229 9322.690 3408.854 9322.596 3410.728 9322.408 C 3412.603 9322.221 3414.009 9321.940 3414.947 9321.565 C 3416.072 9321.190 3416.822 9320.627 3417.197 9319.877 C 3417.759 9318.940 3418.228 9317.721 3418.603 9316.221 C 3419.165 9314.534 3419.634 9312.472 3420.009 9310.034 C 3420.384 9307.410 3420.759 9304.972 3421.134 9302.722 C 3421.509 9300.285 3421.790 9298.129 3421.978 9296.254 C 3422.165 9294.192 3422.259 9292.879 3422.259 9292.317 C 3422.259 9289.880 3421.696 9288.661 3420.571 9288.661 C 3419.259 9288.661 3418.415 9289.692 3418.040 9291.755 C 3417.665 9294.192 3416.915 9296.629 3415.791 9299.066 C 3414.853 9301.316 3413.634 9303.379 3412.135 9305.253 C 3409.135 9308.816 3405.010 9310.972 3399.761 9311.722 C 3394.699 9312.284 3388.886 9312.565 3382.325 9312.565 C 3372.575 9312.565 3365.170 9312.190 3360.108 9311.440 C 3355.045 9310.503 3351.483 9309.003 3349.421 9306.941 C 3348.296 9305.816 3347.359 9304.035 3346.609 9301.598 C 3346.046 9299.160 3345.577 9295.879 3345.202 9291.755 C 3344.827 9287.442 3344.546 9282.193 3344.359 9276.006 L 3344.359 9253.226 L 3344.359 9210.480 L 3344.359 9210.480 ZM 3479.348 9252.664 C 3479.348 9264.288 3479.254 9274.600 3479.067 9283.599 C 3479.067 9292.598 3478.692 9299.535 3477.942 9304.410 C 3477.379 9307.972 3476.723 9310.878 3475.973 9313.128 C 3475.411 9315.378 3473.911 9316.690 3471.474 9317.065 C 3470.349 9317.253 3469.036 9317.534 3467.536 9317.909 C 3466.224 9318.096 3465.005 9318.190 3463.881 9318.190 C 3462.568 9318.190 3461.912 9318.846 3461.912 9320.159 C 3461.912 9321.471 3463.224 9322.127 3465.849 9322.127 C 3467.911 9322.127 3470.161 9322.033 3472.599 9321.846 C 3475.223 9321.846 3477.754 9321.752 3480.192 9321.565 C 3482.816 9321.377 3485.160 9321.283 3487.222 9321.283 L 3490.878 9321.283 L 3498.471 9321.283 C 3501.846 9321.283 3506.158 9321.471 3511.408 9321.846 C 3516.470 9322.033 3522.563 9322.221 3529.688 9322.408 C 3536.812 9322.596 3545.062 9322.690 3554.436 9322.690 C 3556.873 9322.690 3558.842 9322.596 3560.342 9322.408 C 3562.029 9322.408 3563.341 9322.221 3564.279 9321.846 C 3565.216 9321.471 3565.966 9320.908 3566.529 9320.159 C 3567.278 9319.221 3567.841 9318.002 3568.216 9316.503 C 3568.591 9315.190 3568.966 9313.409 3569.341 9311.159 L 3570.466 9303.847 C 3570.841 9301.223 3571.122 9298.973 3571.309 9297.098 C 3571.497 9295.036 3571.591 9293.817 3571.591 9293.442 C 3571.591 9292.504 3571.497 9291.661 3571.309 9290.911 C 3571.122 9290.161 3570.653 9289.786 3569.903 9289.786 C 3568.778 9289.786 3567.935 9291.005 3567.372 9293.442 C 3566.622 9298.317 3565.310 9301.972 3563.435 9304.410 C 3561.748 9306.660 3559.310 9308.534 3556.123 9310.034 C 3552.936 9311.347 3548.811 9312.097 3543.749 9312.284 C 3538.687 9312.472 3534.562 9312.565 3531.375 9312.565 C 3525.188 9312.565 3520.220 9312.378 3516.470 9312.003 C 3512.720 9311.440 3509.721 9310.503 3507.471 9309.191 C 3505.408 9307.691 3504.002 9305.722 3503.252 9303.285 C 3502.502 9300.660 3502.034 9297.379 3501.846 9293.442 L 3501.846 9286.411 L 3501.846 9274.318 L 3501.846 9261.944 L 3501.846 9252.664 L 3501.846 9232.697 C 3501.846 9231.572 3502.409 9231.009 3503.534 9231.009 L 3510.283 9231.009 C 3513.658 9231.009 3517.314 9231.103 3521.251 9231.291 C 3525.188 9231.291 3529.032 9231.384 3532.781 9231.572 C 3536.531 9231.759 3539.249 9231.947 3540.937 9232.134 C 3545.811 9232.697 3548.999 9233.634 3550.499 9234.947 C 3552.186 9236.259 3553.217 9237.759 3553.592 9239.446 C 3554.155 9240.946 3554.436 9242.352 3554.436 9243.665 C 3554.623 9244.977 3554.717 9246.196 3554.717 9247.321 C 3554.717 9248.820 3555.279 9249.570 3556.404 9249.570 C 3557.342 9249.570 3557.904 9249.102 3558.092 9248.164 C 3558.467 9247.039 3558.654 9246.008 3558.654 9245.071 C 3558.654 9244.133 3558.748 9241.977 3558.935 9238.603 C 3559.123 9235.040 3559.404 9232.041 3559.779 9229.603 C 3560.154 9225.666 3560.529 9222.666 3560.904 9220.604 C 3561.466 9218.542 3561.748 9217.136 3561.748 9216.386 C 3561.748 9215.073 3561.279 9214.417 3560.342 9214.417 C 3559.967 9214.417 3558.748 9215.448 3556.686 9217.510 C 3555.373 9218.823 3553.780 9219.667 3551.905 9220.042 C 3550.030 9220.229 3547.593 9220.510 3544.593 9220.885 C 3543.093 9221.073 3540.281 9221.260 3536.156 9221.448 L 3522.938 9221.448 L 3510.002 9221.448 L 3503.252 9221.448 C 3502.315 9221.448 3501.846 9220.604 3501.846 9218.917 L 3501.846 9153.953 C 3501.846 9152.266 3502.315 9151.422 3503.252 9151.422 L 3509.439 9151.422 C 3512.814 9151.422 3516.470 9151.516 3520.407 9151.703 C 3524.532 9151.703 3528.375 9151.797 3531.938 9151.984 C 3535.500 9151.984 3537.843 9152.078 3538.968 9152.266 C 3542.343 9152.641 3545.062 9153.109 3547.124 9153.672 C 3549.186 9154.047 3550.874 9154.516 3552.186 9155.078 C 3553.498 9155.640 3554.436 9156.297 3554.998 9157.047 C 3555.748 9157.797 3556.311 9158.640 3556.686 9159.578 C 3557.248 9161.078 3557.623 9162.671 3557.811 9164.358 C 3557.998 9165.858 3558.092 9167.077 3558.092 9168.014 C 3558.092 9170.077 3558.748 9171.108 3560.060 9171.108 C 3560.623 9171.108 3561.091 9170.827 3561.466 9170.264 C 3561.841 9169.702 3562.123 9169.139 3562.310 9168.577 C 3562.498 9167.827 3562.591 9166.702 3562.591 9165.202 C 3562.779 9163.702 3562.966 9162.109 3563.154 9160.421 C 3563.341 9158.734 3563.435 9157.234 3563.435 9155.922 C 3563.623 9154.422 3563.716 9153.391 3563.716 9152.828 C 3564.091 9149.453 3564.466 9147.016 3564.841 9145.516 C 3565.404 9143.829 3565.685 9142.516 3565.685 9141.579 C 3565.685 9140.079 3565.310 9139.329 3564.560 9139.329 C 3563.998 9139.329 3563.435 9139.517 3562.873 9139.892 L 3561.185 9140.454 C 3560.248 9140.642 3558.748 9140.923 3556.686 9141.298 C 3554.623 9141.485 3552.373 9141.673 3549.936 9141.860 L 3543.749 9141.860 L 3532.500 9141.860 L 3518.720 9141.860 L 3505.502 9141.860 L 3495.378 9141.860 L 3490.878 9141.860 L 3487.222 9141.860 C 3485.348 9141.673 3483.004 9141.579 3480.192 9141.579 L 3471.192 9141.579 C 3468.005 9141.392 3465.005 9141.298 3462.193 9141.298 C 3459.568 9141.298 3458.256 9141.954 3458.256 9143.266 C 3458.256 9144.579 3458.912 9145.235 3460.225 9145.235 C 3461.349 9145.235 3462.756 9145.329 3464.443 9145.516 C 3466.318 9145.516 3467.724 9145.610 3468.661 9145.797 C 3472.786 9146.360 3475.411 9147.672 3476.536 9149.735 C 3477.661 9151.797 3478.411 9154.890 3478.786 9159.015 C 3478.973 9160.890 3479.067 9162.952 3479.067 9165.202 C 3479.254 9167.265 3479.348 9170.171 3479.348 9173.920 L 3479.348 9187.982 L 3479.348 9210.480 L 3479.348 9252.664 L 3479.348 9252.664 ZM 3656.521 9325.221 C 3663.271 9325.221 3670.208 9324.658 3677.332 9323.533 C 3684.456 9322.408 3690.643 9320.159 3695.893 9316.784 C 3704.705 9310.972 3710.704 9304.504 3713.892 9297.379 C 3717.266 9290.255 3718.954 9283.130 3718.954 9276.006 C 3718.954 9270.944 3718.204 9266.069 3716.704 9261.382 C 3715.391 9256.507 3713.142 9251.820 3709.954 9247.321 C 3706.767 9242.633 3702.549 9237.946 3697.299 9233.259 C 3692.237 9228.385 3685.956 9223.416 3678.457 9218.354 L 3671.426 9213.573 C 3665.239 9209.449 3660.083 9205.793 3655.959 9202.605 C 3652.021 9199.231 3648.741 9196.043 3646.116 9193.044 C 3643.678 9189.856 3641.897 9186.669 3640.772 9183.482 C 3639.835 9180.295 3639.366 9176.826 3639.366 9173.077 C 3639.366 9164.640 3642.554 9158.265 3648.928 9153.953 C 3655.490 9149.453 3663.271 9147.204 3672.270 9147.204 C 3677.894 9147.204 3682.582 9147.672 3686.331 9148.610 C 3690.268 9149.547 3693.456 9150.672 3695.893 9151.984 C 3698.518 9153.297 3700.486 9154.609 3701.799 9155.922 C 3703.111 9157.234 3703.955 9158.265 3704.330 9159.015 C 3705.080 9160.328 3705.830 9162.296 3706.580 9164.921 C 3707.330 9167.358 3707.798 9169.327 3707.986 9170.827 C 3708.173 9171.764 3708.361 9172.514 3708.548 9173.077 C 3708.736 9173.639 3709.298 9173.920 3710.236 9173.920 C 3711.548 9173.920 3712.204 9172.139 3712.204 9168.577 C 3712.204 9160.328 3712.392 9154.234 3712.767 9150.297 C 3713.142 9146.172 3713.329 9143.829 3713.329 9143.266 C 3713.329 9142.142 3712.485 9141.579 3710.798 9141.579 L 3707.423 9141.579 C 3706.298 9141.392 3704.517 9141.017 3702.080 9140.454 C 3699.080 9139.704 3695.237 9139.048 3690.550 9138.486 C 3686.050 9137.923 3681.363 9137.642 3676.488 9137.642 C 3668.239 9137.642 3660.740 9138.673 3653.990 9140.735 C 3647.428 9142.798 3641.710 9145.797 3636.835 9149.735 C 3631.961 9153.484 3628.211 9158.171 3625.586 9163.796 C 3622.961 9169.421 3621.649 9175.701 3621.649 9182.638 C 3621.649 9190.888 3624.180 9199.043 3629.242 9207.105 C 3634.492 9214.979 3643.772 9223.885 3657.084 9233.822 L 3668.333 9242.259 C 3673.770 9246.383 3678.457 9250.039 3682.394 9253.226 C 3686.331 9256.414 3689.519 9259.601 3691.956 9262.788 C 3694.581 9265.788 3696.455 9268.975 3697.580 9272.350 C 3698.893 9275.725 3699.549 9279.568 3699.549 9283.880 C 3699.549 9292.879 3696.455 9300.473 3690.268 9306.660 C 3684.081 9312.659 3674.801 9315.659 3662.427 9315.659 C 3658.302 9315.659 3654.084 9315.284 3649.772 9314.534 C 3645.647 9313.597 3641.710 9312.190 3637.960 9310.316 C 3634.398 9308.441 3631.304 9306.003 3628.680 9303.004 C 3626.055 9300.004 3624.274 9296.348 3623.336 9292.036 C 3622.961 9290.348 3622.680 9288.755 3622.493 9287.255 L 3622.493 9283.318 C 3622.493 9281.443 3621.743 9280.505 3620.243 9280.505 C 3618.930 9280.505 3618.274 9281.818 3618.274 9284.443 C 3618.087 9286.505 3617.805 9289.786 3617.431 9294.286 C 3617.056 9298.598 3616.868 9303.754 3616.868 9309.753 C 3616.868 9312.940 3617.056 9315.003 3617.431 9315.940 C 3617.805 9316.878 3618.837 9317.815 3620.524 9318.752 C 3625.586 9321.190 3631.398 9322.877 3637.960 9323.814 C 3644.522 9324.752 3650.709 9325.221 3656.521 9325.221 L 3656.521 9325.221 ZM 3920.313 9326.064 C 3928.000 9326.064 3935.499 9325.127 3942.811 9323.252 C 3950.123 9321.565 3956.779 9318.565 3962.778 9314.253 C 3967.653 9310.878 3971.590 9307.128 3974.590 9303.004 C 3977.777 9298.691 3980.214 9294.379 3981.902 9290.067 C 3983.776 9285.755 3984.995 9281.630 3985.558 9277.693 C 3986.307 9273.756 3986.682 9270.381 3986.682 9267.569 C 3986.682 9261.944 3986.120 9256.601 3984.995 9251.539 C 3983.870 9246.289 3981.714 9241.134 3978.527 9236.072 C 3975.527 9230.822 3971.309 9225.385 3965.872 9219.760 C 3960.622 9214.136 3953.873 9208.042 3945.623 9201.481 L 3937.749 9195.294 C 3930.999 9190.044 3925.375 9185.357 3920.875 9181.232 C 3916.563 9177.107 3913.095 9173.264 3910.470 9169.702 C 3907.845 9166.140 3905.970 9162.671 3904.845 9159.296 C 3903.908 9155.734 3903.439 9151.984 3903.439 9148.047 C 3903.439 9137.736 3906.720 9129.768 3913.282 9124.143 C 3920.032 9118.331 3928.281 9115.425 3938.030 9115.425 C 3944.405 9115.425 3949.748 9116.081 3954.060 9117.393 C 3958.372 9118.518 3961.841 9119.925 3964.465 9121.612 C 3967.278 9123.299 3969.340 9124.987 3970.652 9126.674 C 3971.965 9128.361 3972.809 9129.580 3973.184 9130.330 C 3974.121 9131.830 3974.871 9134.173 3975.433 9137.361 C 3976.183 9140.360 3976.652 9142.704 3976.839 9144.391 C 3977.027 9145.516 3977.214 9146.454 3977.402 9147.204 C 3977.589 9147.766 3978.152 9148.047 3979.089 9148.047 C 3980.402 9148.047 3981.058 9145.891 3981.058 9141.579 C 3981.058 9132.017 3981.245 9124.893 3981.620 9120.206 C 3981.995 9115.331 3982.183 9112.519 3982.183 9111.769 C 3982.183 9110.457 3981.245 9109.800 3979.371 9109.800 C 3978.246 9109.800 3976.933 9109.707 3975.433 9109.519 C 3974.121 9109.332 3972.152 9108.957 3969.528 9108.394 C 3965.965 9107.457 3962.028 9106.801 3957.716 9106.426 C 3953.591 9105.863 3948.810 9105.582 3943.373 9105.582 C 3934.374 9105.582 3926.312 9106.801 3919.188 9109.238 C 3912.063 9111.675 3905.970 9115.144 3900.908 9119.643 C 3895.846 9124.143 3891.909 9129.486 3889.096 9135.673 C 3886.472 9141.860 3885.159 9148.703 3885.159 9156.203 C 3885.159 9161.078 3885.628 9165.858 3886.565 9170.545 C 3887.690 9175.045 3889.565 9179.826 3892.190 9184.888 C 3895.002 9189.763 3898.752 9194.825 3903.439 9200.074 C 3908.126 9205.324 3914.219 9211.042 3921.719 9217.229 L 3934.374 9227.635 C 3940.374 9232.697 3945.436 9237.290 3949.560 9241.415 C 3953.685 9245.352 3956.966 9249.289 3959.403 9253.226 C 3962.028 9256.976 3963.903 9260.913 3965.028 9265.038 C 3966.153 9268.975 3966.715 9273.381 3966.715 9278.256 C 3966.715 9282.755 3965.872 9287.255 3964.184 9291.755 C 3962.497 9296.254 3959.966 9300.285 3956.591 9303.847 C 3953.404 9307.222 3949.279 9310.034 3944.217 9312.284 C 3939.155 9314.534 3933.249 9315.659 3926.500 9315.659 C 3921.813 9315.659 3917.219 9315.190 3912.720 9314.253 C 3908.220 9313.128 3904.002 9311.440 3900.064 9309.191 C 3896.315 9306.941 3893.127 9304.035 3890.503 9300.473 C 3887.878 9296.723 3886.003 9292.223 3884.878 9286.974 C 3884.503 9284.911 3884.222 9283.036 3884.034 9281.349 L 3884.034 9276.568 C 3884.034 9274.506 3883.378 9273.475 3882.066 9273.475 C 3880.753 9273.475 3880.003 9274.975 3879.816 9277.974 C 3879.629 9280.224 3879.347 9283.974 3878.972 9289.224 C 3878.597 9294.473 3878.410 9300.660 3878.410 9307.785 C 3878.410 9311.534 3878.597 9314.065 3878.972 9315.378 C 3879.347 9316.503 3880.566 9317.534 3882.628 9318.471 C 3888.440 9321.283 3894.534 9323.252 3900.908 9324.377 C 3907.283 9325.502 3913.751 9326.064 3920.313 9326.064 L 3920.313 9326.064 ZM 4115.485 9152.266 L 4146.420 9152.828 C 4152.232 9153.016 4157.013 9153.484 4160.762 9154.234 C 4164.699 9154.797 4167.699 9155.734 4169.762 9157.047 C 4172.011 9158.171 4173.605 9159.484 4174.542 9160.984 C 4175.480 9162.484 4176.042 9164.171 4176.230 9166.046 L 4176.511 9168.577 C 4176.698 9170.264 4176.886 9171.389 4177.073 9171.952 C 4177.448 9172.514 4177.917 9172.795 4178.480 9172.795 C 4179.979 9172.795 4180.729 9171.764 4180.729 9169.702 L 4180.729 9165.202 C 4180.917 9162.952 4181.011 9160.515 4181.011 9157.890 C 4181.198 9155.078 4181.292 9152.266 4181.292 9149.453 C 4181.479 9146.641 4181.573 9144.298 4181.573 9142.423 C 4181.573 9140.548 4181.198 9139.610 4180.448 9139.610 C 4179.886 9139.610 4179.042 9139.704 4177.917 9139.892 C 4176.792 9140.079 4175.292 9140.360 4173.417 9140.735 C 4171.355 9141.110 4168.918 9141.392 4166.106 9141.579 C 4163.293 9141.767 4159.825 9141.860 4155.700 9141.860 L 4062.333 9141.860 C 4060.833 9141.860 4058.114 9141.767 4054.177 9141.579 C 4050.240 9141.392 4046.490 9141.110 4042.928 9140.735 C 4039.553 9140.360 4037.116 9139.798 4035.616 9139.048 C 4034.116 9138.298 4032.897 9137.923 4031.960 9137.923 C 4031.585 9137.923 4031.116 9138.486 4030.554 9139.610 C 4030.179 9140.735 4029.804 9141.673 4029.429 9142.423 C 4029.429 9142.985 4029.148 9144.579 4028.585 9147.204 C 4028.023 9149.641 4027.367 9152.359 4026.617 9155.359 C 4026.054 9158.171 4025.492 9160.890 4024.929 9163.515 C 4024.367 9166.140 4024.086 9167.733 4024.086 9168.296 C 4024.086 9169.046 4024.273 9169.608 4024.648 9169.983 C 4025.023 9170.171 4025.398 9170.264 4025.773 9170.264 C 4027.085 9170.264 4027.929 9169.514 4028.304 9168.014 L 4029.429 9165.202 C 4029.804 9164.077 4030.741 9162.484 4032.241 9160.421 C 4034.116 9157.609 4036.741 9155.734 4040.116 9154.797 C 4043.678 9153.672 4049.396 9153.016 4057.271 9152.828 L 4092.986 9152.266 L 4092.986 9252.664 C 4092.986 9264.288 4092.893 9274.600 4092.705 9283.599 C 4092.705 9292.598 4092.424 9299.535 4091.862 9304.410 C 4091.487 9307.972 4090.830 9310.878 4089.893 9313.128 C 4088.956 9315.378 4087.174 9316.784 4084.550 9317.346 C 4083.425 9317.721 4082.206 9318.002 4080.894 9318.190 C 4079.581 9318.377 4078.363 9318.471 4077.238 9318.471 C 4075.925 9318.471 4075.269 9319.034 4075.269 9320.159 C 4075.269 9321.471 4076.581 9322.127 4079.206 9322.127 C 4081.081 9322.127 4083.331 9322.033 4085.956 9321.846 C 4088.768 9321.846 4091.487 9321.752 4094.111 9321.565 C 4096.924 9321.565 4099.267 9321.471 4101.142 9321.283 L 4104.798 9321.283 L 4108.173 9321.283 C 4110.235 9321.471 4112.672 9321.565 4115.485 9321.565 C 4118.484 9321.752 4121.672 9321.846 4125.046 9321.846 C 4128.609 9322.033 4132.077 9322.127 4135.452 9322.127 C 4138.077 9322.127 4139.389 9321.471 4139.389 9320.159 C 4139.389 9318.846 4138.733 9318.190 4137.420 9318.190 C 4136.295 9318.190 4134.514 9318.096 4132.077 9317.909 C 4129.827 9317.721 4127.859 9317.440 4126.171 9317.065 C 4122.422 9316.503 4119.984 9315.190 4118.859 9313.128 C 4117.734 9310.878 4116.985 9307.972 4116.610 9304.410 C 4116.047 9299.535 4115.672 9292.598 4115.485 9283.599 L 4115.485 9252.664 L 4115.485 9152.266 L 4115.485 9152.266 ZM 4240.068 9252.664 C 4240.068 9264.288 4239.975 9274.600 4239.787 9283.599 C 4239.787 9292.598 4239.412 9299.535 4238.662 9304.410 C 4238.100 9307.972 4237.443 9310.878 4236.694 9313.128 C 4236.131 9315.190 4234.631 9316.503 4232.194 9317.065 C 4231.069 9317.440 4229.757 9317.721 4228.257 9317.909 C 4226.944 9318.096 4225.726 9318.190 4224.601 9318.190 C 4223.288 9318.190 4222.632 9318.846 4222.632 9320.159 C 4222.632 9321.471 4223.945 9322.127 4226.569 9322.127 C 4228.444 9322.127 4230.788 9322.033 4233.600 9321.846 C 4236.412 9321.846 4239.037 9321.752 4241.474 9321.565 C 4244.099 9321.565 4246.349 9321.471 4248.224 9321.283 L 4251.036 9321.283 L 4254.130 9321.283 C 4256.192 9321.471 4258.629 9321.565 4261.442 9321.565 C 4264.441 9321.752 4267.629 9321.846 4271.003 9321.846 C 4274.566 9322.033 4278.034 9322.127 4281.409 9322.127 C 4284.034 9322.127 4285.346 9321.471 4285.346 9320.159 C 4285.346 9318.846 4284.690 9318.190 4283.377 9318.190 C 4282.252 9318.190 4280.565 9318.096 4278.315 9317.909 C 4276.065 9317.721 4274.097 9317.440 4272.409 9317.065 C 4268.660 9316.503 4266.129 9315.190 4264.816 9313.128 C 4263.691 9310.878 4262.941 9307.972 4262.566 9304.410 C 4262.004 9299.535 4261.629 9292.692 4261.442 9283.880 L 4261.442 9252.945 L 4261.442 9247.321 C 4261.442 9246.008 4262.004 9245.352 4263.129 9245.352 L 4294.626 9245.914 C 4295.939 9245.914 4297.064 9246.383 4298.001 9247.321 C 4299.314 9249.008 4300.907 9251.164 4302.782 9253.789 C 4304.844 9256.414 4307.000 9259.320 4309.250 9262.507 C 4311.688 9265.507 4314.219 9268.788 4316.843 9272.350 C 4319.468 9275.725 4322.093 9279.006 4324.718 9282.193 C 4331.842 9291.192 4337.842 9298.598 4342.716 9304.410 C 4347.778 9310.222 4353.028 9314.534 4358.465 9317.346 C 4361.652 9319.034 4365.027 9320.252 4368.589 9321.002 C 4372.339 9321.752 4377.776 9322.127 4384.900 9322.127 L 4400.368 9322.127 C 4402.618 9322.127 4404.118 9321.940 4404.868 9321.565 C 4405.805 9321.377 4406.274 9320.908 4406.274 9320.159 C 4406.274 9318.846 4405.524 9318.190 4404.024 9318.190 L 4400.930 9318.190 C 4399.618 9318.002 4397.743 9317.721 4395.306 9317.346 C 4392.119 9316.971 4388.369 9315.846 4384.057 9313.972 C 4379.745 9311.909 4374.308 9307.503 4367.746 9300.754 C 4360.621 9293.254 4352.747 9284.255 4344.122 9273.756 C 4335.498 9263.257 4326.124 9251.633 4316.000 9238.884 C 4327.436 9229.135 4335.311 9219.854 4339.623 9211.042 C 4344.122 9202.043 4346.372 9193.137 4346.372 9184.326 C 4346.372 9180.201 4345.716 9176.451 4344.404 9173.077 C 4343.279 9169.514 4341.779 9166.327 4339.904 9163.515 C 4338.217 9160.703 4336.342 9158.359 4334.279 9156.484 C 4332.405 9154.422 4330.717 9152.828 4329.217 9151.703 C 4322.655 9147.204 4315.250 9144.391 4307.000 9143.266 C 4298.939 9141.954 4290.970 9141.298 4283.096 9141.298 C 4281.221 9141.298 4278.596 9141.392 4275.222 9141.579 L 4265.660 9141.579 C 4262.473 9141.579 4259.567 9141.673 4256.942 9141.860 L 4252.161 9141.860 L 4248.505 9141.860 C 4246.443 9141.673 4244.005 9141.579 4241.193 9141.579 L 4231.913 9141.579 C 4228.725 9141.392 4225.726 9141.298 4222.913 9141.298 C 4220.289 9141.298 4218.976 9141.954 4218.976 9143.266 C 4218.976 9144.579 4219.632 9145.235 4220.945 9145.235 C 4222.070 9145.235 4223.476 9145.329 4225.163 9145.516 C 4227.038 9145.516 4228.444 9145.610 4229.382 9145.797 C 4233.506 9146.360 4236.131 9147.672 4237.256 9149.735 C 4238.381 9151.797 4239.131 9154.890 4239.506 9159.015 C 4239.693 9160.890 4239.787 9162.952 4239.787 9165.202 C 4239.975 9167.265 4240.068 9170.171 4240.068 9173.920 L 4240.068 9187.982 L 4240.068 9210.480 L 4240.068 9252.664 L 4240.068 9252.664 ZM 4261.442 9153.953 C 4261.442 9152.828 4262.098 9151.891 4263.410 9151.141 C 4264.723 9150.766 4267.066 9150.485 4270.441 9150.297 C 4273.816 9149.922 4277.378 9149.735 4281.127 9149.735 C 4294.439 9149.735 4304.844 9153.859 4312.344 9162.109 C 4320.031 9170.171 4323.874 9181.701 4323.874 9196.700 C 4323.874 9205.886 4322.468 9213.573 4319.656 9219.760 C 4316.843 9225.947 4313.281 9230.447 4308.969 9233.259 C 4305.969 9235.322 4302.876 9236.540 4299.689 9236.915 C 4296.501 9237.290 4293.408 9237.478 4290.408 9237.478 C 4287.596 9237.478 4284.783 9237.384 4281.971 9237.196 C 4279.159 9237.009 4276.440 9236.728 4273.816 9236.353 C 4271.378 9235.978 4269.222 9235.603 4267.347 9235.228 C 4265.472 9234.853 4264.066 9234.384 4263.129 9233.822 C 4262.004 9233.072 4261.442 9232.041 4261.442 9230.728 L 4261.442 9153.953 L 4261.442 9153.953 ZM 4436.084 9252.664 C 4436.084 9264.288 4435.990 9274.600 4435.803 9283.599 C 4435.803 9292.598 4435.428 9299.535 4434.678 9304.410 C 4434.115 9307.972 4433.459 9310.878 4432.709 9313.128 C 4432.147 9315.378 4430.647 9316.690 4428.209 9317.065 C 4427.085 9317.253 4425.772 9317.534 4424.272 9317.909 C 4422.960 9318.096 4421.741 9318.190 4420.616 9318.190 C 4419.304 9318.190 4418.648 9318.846 4418.648 9320.159 C 4418.648 9321.471 4419.960 9322.127 4422.585 9322.127 C 4424.647 9322.127 4426.897 9322.033 4429.334 9321.846 C 4431.959 9321.846 4434.490 9321.752 4436.928 9321.565 C 4439.552 9321.377 4441.896 9321.283 4443.958 9321.283 L 4447.614 9321.283 L 4455.207 9321.283 C 4458.582 9321.283 4462.894 9321.471 4468.144 9321.846 C 4473.206 9322.033 4479.299 9322.221 4486.424 9322.408 C 4493.548 9322.596 4501.797 9322.690 4511.172 9322.690 C 4513.609 9322.690 4515.577 9322.596 4517.077 9322.408 C 4518.765 9322.408 4520.077 9322.221 4521.015 9321.846 C 4521.952 9321.471 4522.702 9320.908 4523.264 9320.159 C 4524.014 9319.221 4524.577 9318.002 4524.952 9316.503 C 4525.327 9315.190 4525.702 9313.409 4526.077 9311.159 L 4527.202 9303.847 C 4527.577 9301.223 4527.858 9298.973 4528.045 9297.098 C 4528.233 9295.036 4528.326 9293.817 4528.326 9293.442 C 4528.326 9292.504 4528.233 9291.661 4528.045 9290.911 C 4527.858 9290.161 4527.389 9289.786 4526.639 9289.786 C 4525.514 9289.786 4524.670 9291.005 4524.108 9293.442 C 4523.358 9298.317 4522.046 9301.972 4520.171 9304.410 C 4518.483 9306.660 4516.046 9308.534 4512.859 9310.034 C 4509.672 9311.347 4505.547 9312.097 4500.485 9312.284 C 4495.423 9312.472 4491.298 9312.565 4488.111 9312.565 C 4481.924 9312.565 4476.956 9312.378 4473.206 9312.003 C 4469.456 9311.440 4466.456 9310.503 4464.207 9309.191 C 4462.144 9307.691 4460.738 9305.722 4459.988 9303.285 C 4459.238 9300.660 4458.770 9297.379 4458.582 9293.442 L 4458.582 9286.411 L 4458.582 9274.318 L 4458.582 9261.944 L 4458.582 9252.664 L 4458.582 9232.697 C 4458.582 9231.572 4459.144 9231.009 4460.269 9231.009 L 4467.019 9231.009 C 4470.394 9231.009 4474.050 9231.103 4477.987 9231.291 C 4481.924 9231.291 4485.767 9231.384 4489.517 9231.572 C 4493.267 9231.759 4495.985 9231.947 4497.673 9232.134 C 4502.547 9232.697 4505.735 9233.634 4507.234 9234.947 C 4508.922 9236.259 4509.953 9237.759 4510.328 9239.446 C 4510.890 9240.946 4511.172 9242.352 4511.172 9243.665 C 4511.359 9244.977 4511.453 9246.196 4511.453 9247.321 C 4511.453 9248.820 4512.015 9249.570 4513.140 9249.570 C 4514.078 9249.570 4514.640 9249.102 4514.828 9248.164 C 4515.203 9247.039 4515.390 9246.008 4515.390 9245.071 C 4515.390 9244.133 4515.484 9241.977 4515.671 9238.603 C 4515.859 9235.040 4516.140 9232.041 4516.515 9229.603 C 4516.890 9225.666 4517.265 9222.666 4517.640 9220.604 C 4518.202 9218.542 4518.483 9217.136 4518.483 9216.386 C 4518.483 9215.073 4518.015 9214.417 4517.077 9214.417 C 4516.702 9214.417 4515.484 9215.448 4513.421 9217.510 C 4512.109 9218.823 4510.515 9219.667 4508.641 9220.042 C 4506.766 9220.229 4504.328 9220.510 4501.329 9220.885 C 4499.829 9221.073 4497.016 9221.260 4492.892 9221.448 L 4479.674 9221.448 L 4466.738 9221.448 L 4459.988 9221.448 C 4459.051 9221.448 4458.582 9220.604 4458.582 9218.917 L 4458.582 9153.953 C 4458.582 9152.266 4459.051 9151.422 4459.988 9151.422 L 4466.175 9151.422 C 4469.550 9151.422 4473.206 9151.516 4477.143 9151.703 C 4481.268 9151.703 4485.111 9151.797 4488.673 9151.984 C 4492.236 9151.984 4494.579 9152.078 4495.704 9152.266 C 4499.079 9152.641 4501.797 9153.109 4503.860 9153.672 C 4505.922 9154.047 4507.609 9154.516 4508.922 9155.078 C 4510.234 9155.640 4511.172 9156.297 4511.734 9157.047 C 4512.484 9157.797 4513.046 9158.640 4513.421 9159.578 C 4513.984 9161.078 4514.359 9162.671 4514.546 9164.358 C 4514.734 9165.858 4514.828 9167.077 4514.828 9168.014 C 4514.828 9170.077 4515.484 9171.108 4516.796 9171.108 C 4517.359 9171.108 4517.827 9170.827 4518.202 9170.264 C 4518.577 9169.702 4518.858 9169.139 4519.046 9168.577 C 4519.233 9167.827 4519.327 9166.702 4519.327 9165.202 C 4519.515 9163.702 4519.702 9162.109 4519.890 9160.421 C 4520.077 9158.734 4520.171 9157.234 4520.171 9155.922 C 4520.358 9154.422 4520.452 9153.391 4520.452 9152.828 C 4520.827 9149.453 4521.202 9147.016 4521.577 9145.516 C 4522.139 9143.829 4522.421 9142.516 4522.421 9141.579 C 4522.421 9140.079 4522.046 9139.329 4521.296 9139.329 C 4520.733 9139.329 4520.171 9139.517 4519.608 9139.892 L 4517.921 9140.454 C 4516.984 9140.642 4515.484 9140.923 4513.421 9141.298 C 4511.359 9141.485 4509.109 9141.673 4506.672 9141.860 L 4500.485 9141.860 L 4489.236 9141.860 L 4475.456 9141.860 L 4462.238 9141.860 L 4452.114 9141.860 L 4447.614 9141.860 L 4443.958 9141.860 C 4442.083 9141.673 4439.740 9141.579 4436.928 9141.579 L 4427.928 9141.579 C 4424.741 9141.392 4421.741 9141.298 4418.929 9141.298 C 4416.304 9141.298 4414.992 9141.954 4414.992 9143.266 C 4414.992 9144.579 4415.648 9145.235 4416.960 9145.235 C 4418.085 9145.235 4419.491 9145.329 4421.179 9145.516 C 4423.054 9145.516 4424.460 9145.610 4425.397 9145.797 C 4429.522 9146.360 4432.147 9147.672 4433.272 9149.735 C 4434.396 9151.797 4435.146 9154.890 4435.521 9159.015 C 4435.709 9160.890 4435.803 9162.952 4435.803 9165.202 C 4435.990 9167.265 4436.084 9170.171 4436.084 9173.920 L 4436.084 9187.982 L 4436.084 9210.480 L 4436.084 9252.664 L 4436.084 9252.664 ZM 4598.071 9252.664 C 4598.071 9264.288 4597.977 9274.600 4597.790 9283.599 C 4597.790 9292.598 4597.415 9299.535 4596.665 9304.410 C 4596.102 9307.972 4595.446 9310.878 4594.696 9313.128 C 4594.134 9315.378 4592.634 9316.690 4590.197 9317.065 C 4589.072 9317.253 4587.759 9317.534 4586.259 9317.909 C 4584.947 9318.096 4583.728 9318.190 4582.603 9318.190 C 4581.291 9318.190 4580.635 9318.846 4580.635 9320.159 C 4580.635 9321.471 4581.947 9322.127 4584.572 9322.127 C 4586.634 9322.127 4588.884 9322.033 4591.321 9321.846 C 4593.946 9321.846 4596.477 9321.752 4598.915 9321.565 C 4601.539 9321.377 4603.883 9321.283 4605.945 9321.283 L 4609.601 9321.283 L 4617.194 9321.283 C 4620.569 9321.283 4624.881 9321.471 4630.131 9321.846 C 4635.193 9322.033 4641.286 9322.221 4648.411 9322.408 C 4655.535 9322.596 4663.784 9322.690 4673.159 9322.690 C 4675.596 9322.690 4677.565 9322.596 4679.064 9322.408 C 4680.752 9322.408 4682.064 9322.221 4683.002 9321.846 C 4683.939 9321.471 4684.689 9320.908 4685.251 9320.159 C 4686.001 9319.221 4686.564 9318.002 4686.939 9316.503 C 4687.314 9315.190 4687.689 9313.409 4688.064 9311.159 L 4689.189 9303.847 C 4689.564 9301.223 4689.845 9298.973 4690.032 9297.098 C 4690.220 9295.036 4690.314 9293.817 4690.314 9293.442 C 4690.314 9292.504 4690.220 9291.661 4690.032 9290.911 C 4689.845 9290.161 4689.376 9289.786 4688.626 9289.786 C 4687.501 9289.786 4686.658 9291.005 4686.095 9293.442 C 4685.345 9298.317 4684.033 9301.972 4682.158 9304.410 C 4680.471 9306.660 4678.033 9308.534 4674.846 9310.034 C 4671.659 9311.347 4667.534 9312.097 4662.472 9312.284 C 4657.410 9312.472 4653.285 9312.565 4650.098 9312.565 C 4643.911 9312.565 4638.943 9312.378 4635.193 9312.003 C 4631.443 9311.440 4628.444 9310.503 4626.194 9309.191 C 4624.131 9307.691 4622.725 9305.722 4621.975 9303.285 C 4621.225 9300.660 4620.757 9297.379 4620.569 9293.442 L 4620.569 9286.411 L 4620.569 9274.318 L 4620.569 9261.944 L 4620.569 9252.664 L 4620.569 9232.697 C 4620.569 9231.572 4621.132 9231.009 4622.257 9231.009 L 4629.006 9231.009 C 4632.381 9231.009 4636.037 9231.103 4639.974 9231.291 C 4643.911 9231.291 4647.754 9231.384 4651.504 9231.572 C 4655.254 9231.759 4657.972 9231.947 4659.660 9232.134 C 4664.534 9232.697 4667.722 9233.634 4669.222 9234.947 C 4670.909 9236.259 4671.940 9237.759 4672.315 9239.446 C 4672.877 9240.946 4673.159 9242.352 4673.159 9243.665 C 4673.346 9244.977 4673.440 9246.196 4673.440 9247.321 C 4673.440 9248.820 4674.002 9249.570 4675.127 9249.570 C 4676.065 9249.570 4676.627 9249.102 4676.815 9248.164 C 4677.190 9247.039 4677.377 9246.008 4677.377 9245.071 C 4677.377 9244.133 4677.471 9241.977 4677.658 9238.603 C 4677.846 9235.040 4678.127 9232.041 4678.502 9229.603 C 4678.877 9225.666 4679.252 9222.666 4679.627 9220.604 C 4680.189 9218.542 4680.471 9217.136 4680.471 9216.386 C 4680.471 9215.073 4680.002 9214.417 4679.064 9214.417 C 4678.689 9214.417 4677.471 9215.448 4675.409 9217.510 C 4674.096 9218.823 4672.502 9219.667 4670.628 9220.042 C 4668.753 9220.229 4666.315 9220.510 4663.316 9220.885 C 4661.816 9221.073 4659.004 9221.260 4654.879 9221.448 L 4641.661 9221.448 L 4628.725 9221.448 L 4621.975 9221.448 C 4621.038 9221.448 4620.569 9220.604 4620.569 9218.917 L 4620.569 9153.953 C 4620.569 9152.266 4621.038 9151.422 4621.975 9151.422 L 4628.162 9151.422 C 4631.537 9151.422 4635.193 9151.516 4639.130 9151.703 C 4643.255 9151.703 4647.098 9151.797 4650.660 9151.984 C 4654.223 9151.984 4656.566 9152.078 4657.691 9152.266 C 4661.066 9152.641 4663.784 9153.109 4665.847 9153.672 C 4667.909 9154.047 4669.596 9154.516 4670.909 9155.078 C 4672.221 9155.640 4673.159 9156.297 4673.721 9157.047 C 4674.471 9157.797 4675.034 9158.640 4675.409 9159.578 C 4675.971 9161.078 4676.346 9162.671 4676.533 9164.358 C 4676.721 9165.858 4676.815 9167.077 4676.815 9168.014 C 4676.815 9170.077 4677.471 9171.108 4678.783 9171.108 C 4679.346 9171.108 4679.814 9170.827 4680.189 9170.264 C 4680.564 9169.702 4680.846 9169.139 4681.033 9168.577 C 4681.221 9167.827 4681.314 9166.702 4681.314 9165.202 C 4681.502 9163.702 4681.689 9162.109 4681.877 9160.421 C 4682.064 9158.734 4682.158 9157.234 4682.158 9155.922 C 4682.345 9154.422 4682.439 9153.391 4682.439 9152.828 C 4682.814 9149.453 4683.189 9147.016 4683.564 9145.516 C 4684.127 9143.829 4684.408 9142.516 4684.408 9141.579 C 4684.408 9140.079 4684.033 9139.329 4683.283 9139.329 C 4682.720 9139.329 4682.158 9139.517 4681.596 9139.892 L 4679.908 9140.454 C 4678.971 9140.642 4677.471 9140.923 4675.409 9141.298 C 4673.346 9141.485 4671.096 9141.673 4668.659 9141.860 L 4662.472 9141.860 L 4651.223 9141.860 L 4637.443 9141.860 L 4624.225 9141.860 L 4614.101 9141.860 L 4609.601 9141.860 L 4605.945 9141.860 C 4604.070 9141.673 4601.727 9141.579 4598.915 9141.579 L 4589.915 9141.579 C 4586.728 9141.392 4583.728 9141.298 4580.916 9141.298 C 4578.291 9141.298 4576.979 9141.954 4576.979 9143.266 C 4576.979 9144.579 4577.635 9145.235 4578.947 9145.235 C 4580.072 9145.235 4581.479 9145.329 4583.166 9145.516 C 4585.041 9145.516 4586.447 9145.610 4587.384 9145.797 C 4591.509 9146.360 4594.134 9147.672 4595.259 9149.735 C 4596.384 9151.797 4597.134 9154.890 4597.508 9159.015 C 4597.696 9160.890 4597.790 9162.952 4597.790 9165.202 C 4597.977 9167.265 4598.071 9170.171 4598.071 9173.920 L 4598.071 9187.982 L 4598.071 9210.480 L 4598.071 9252.664 L 4598.071 9252.664 ZM 4814.054 9152.266 L 4844.989 9152.828 C 4850.801 9153.016 4855.582 9153.484 4859.331 9154.234 C 4863.269 9154.797 4866.268 9155.734 4868.331 9157.047 C 4870.580 9158.171 4872.174 9159.484 4873.112 9160.984 C 4874.049 9162.484 4874.611 9164.171 4874.799 9166.046 L 4875.080 9168.577 C 4875.268 9170.264 4875.455 9171.389 4875.643 9171.952 C 4876.018 9172.514 4876.486 9172.795 4877.049 9172.795 C 4878.549 9172.795 4879.299 9171.764 4879.299 9169.702 L 4879.299 9165.202 C 4879.486 9162.952 4879.580 9160.515 4879.580 9157.890 C 4879.767 9155.078 4879.861 9152.266 4879.861 9149.453 C 4880.048 9146.641 4880.142 9144.298 4880.142 9142.423 C 4880.142 9140.548 4879.767 9139.610 4879.017 9139.610 C 4878.455 9139.610 4877.611 9139.704 4876.486 9139.892 C 4875.361 9140.079 4873.861 9140.360 4871.987 9140.735 C 4869.924 9141.110 4867.487 9141.392 4864.675 9141.579 C 4861.862 9141.767 4858.394 9141.860 4854.269 9141.860 L 4760.902 9141.860 C 4759.402 9141.860 4756.683 9141.767 4752.746 9141.579 C 4748.809 9141.392 4745.059 9141.110 4741.497 9140.735 C 4738.122 9140.360 4735.685 9139.798 4734.185 9139.048 C 4732.685 9138.298 4731.467 9137.923 4730.529 9137.923 C 4730.154 9137.923 4729.685 9138.486 4729.123 9139.610 C 4728.748 9140.735 4728.373 9141.673 4727.998 9142.423 C 4727.998 9142.985 4727.717 9144.579 4727.154 9147.204 C 4726.592 9149.641 4725.936 9152.359 4725.186 9155.359 C 4724.623 9158.171 4724.061 9160.890 4723.498 9163.515 C 4722.936 9166.140 4722.655 9167.733 4722.655 9168.296 C 4722.655 9169.046 4722.842 9169.608 4723.217 9169.983 C 4723.592 9170.171 4723.967 9170.264 4724.342 9170.264 C 4725.655 9170.264 4726.498 9169.514 4726.873 9168.014 L 4727.998 9165.202 C 4728.373 9164.077 4729.311 9162.484 4730.810 9160.421 C 4732.685 9157.609 4735.310 9155.734 4738.685 9154.797 C 4742.247 9153.672 4747.965 9153.016 4755.840 9152.828 L 4791.556 9152.266 L 4791.556 9252.664 C 4791.556 9264.288 4791.462 9274.600 4791.274 9283.599 C 4791.274 9292.598 4790.993 9299.535 4790.431 9304.410 C 4790.056 9307.972 4789.399 9310.878 4788.462 9313.128 C 4787.525 9315.378 4785.744 9316.784 4783.119 9317.346 C 4781.994 9317.721 4780.775 9318.002 4779.463 9318.190 C 4778.150 9318.377 4776.932 9318.471 4775.807 9318.471 C 4774.494 9318.471 4773.838 9319.034 4773.838 9320.159 C 4773.838 9321.471 4775.151 9322.127 4777.775 9322.127 C 4779.650 9322.127 4781.900 9322.033 4784.525 9321.846 C 4787.337 9321.846 4790.056 9321.752 4792.680 9321.565 C 4795.493 9321.565 4797.836 9321.471 4799.711 9321.283 L 4803.367 9321.283 L 4806.742 9321.283 C 4808.804 9321.471 4811.241 9321.565 4814.054 9321.565 C 4817.053 9321.752 4820.241 9321.846 4823.615 9321.846 C 4827.178 9322.033 4830.646 9322.127 4834.021 9322.127 C 4836.646 9322.127 4837.958 9321.471 4837.958 9320.159 C 4837.958 9318.846 4837.302 9318.190 4835.989 9318.190 C 4834.865 9318.190 4833.083 9318.096 4830.646 9317.909 C 4828.396 9317.721 4826.428 9317.440 4824.740 9317.065 C 4820.991 9316.503 4818.553 9315.190 4817.428 9313.128 C 4816.304 9310.878 4815.554 9307.972 4815.179 9304.410 C 4814.616 9299.535 4814.241 9292.598 4814.054 9283.599 L 4814.054 9252.664 L 4814.054 9152.266 L 4814.054 9152.266 ZM 5043.535 9240.571 C 5043.535 9254.070 5043.442 9266.163 5043.254 9276.849 C 5043.254 9287.349 5042.879 9295.598 5042.129 9301.598 C 5041.567 9305.722 5040.723 9309.191 5039.598 9312.003 C 5038.661 9314.815 5036.786 9316.503 5033.974 9317.065 C 5032.661 9317.440 5031.255 9317.721 5029.755 9317.909 C 5028.255 9318.096 5026.849 9318.190 5025.537 9318.190 C 5024.037 9318.190 5023.287 9318.752 5023.287 9319.877 C 5023.287 9321.377 5024.787 9322.127 5027.787 9322.127 C 5029.849 9322.127 5032.380 9322.033 5035.380 9321.846 C 5038.380 9321.658 5041.286 9321.565 5044.098 9321.565 C 5047.098 9321.377 5049.629 9321.283 5051.691 9321.283 L 5055.347 9321.283 L 5063.784 9321.283 C 5067.346 9321.471 5071.846 9321.752 5077.283 9322.127 C 5082.720 9322.315 5089.282 9322.502 5096.969 9322.690 C 5104.843 9322.877 5114.123 9322.971 5124.810 9322.971 C 5127.622 9322.971 5129.872 9322.877 5131.560 9322.690 C 5133.247 9322.690 5134.653 9322.408 5135.778 9321.846 C 5136.903 9321.471 5137.747 9320.815 5138.309 9319.877 C 5138.872 9318.940 5139.434 9317.534 5139.996 9315.659 C 5140.371 9314.159 5140.746 9312.003 5141.121 9309.191 L 5142.246 9300.754 C 5142.621 9297.754 5142.902 9295.129 5143.090 9292.879 C 5143.465 9290.442 5143.652 9288.942 5143.652 9288.380 C 5143.652 9287.442 5143.559 9286.505 5143.371 9285.568 C 5143.371 9284.630 5142.902 9284.161 5141.965 9284.161 C 5140.840 9284.161 5139.996 9285.568 5139.434 9288.380 C 5138.497 9294.192 5137.090 9298.691 5135.216 9301.879 C 5133.341 9304.879 5130.528 9307.128 5126.779 9308.628 C 5123.029 9310.128 5118.529 9311.066 5113.280 9311.440 C 5108.030 9311.628 5103.531 9311.722 5099.781 9311.722 C 5092.844 9311.722 5087.313 9311.440 5083.188 9310.878 C 5079.064 9310.316 5075.783 9309.191 5073.346 9307.503 C 5071.096 9305.816 5069.502 9303.472 5068.565 9300.473 C 5067.815 9297.473 5067.346 9293.536 5067.159 9288.661 L 5067.159 9279.943 L 5067.159 9265.882 L 5067.159 9251.258 L 5067.159 9240.571 L 5067.159 9215.823 C 5067.159 9214.511 5067.815 9213.855 5069.127 9213.855 C 5070.252 9213.855 5072.596 9213.948 5076.158 9214.136 C 5079.907 9214.136 5083.845 9214.230 5087.969 9214.417 C 5092.281 9214.417 5096.406 9214.511 5100.343 9214.698 C 5104.468 9214.886 5107.468 9215.073 5109.343 9215.261 C 5114.780 9215.823 5118.436 9217.136 5120.311 9219.198 C 5122.185 9221.073 5123.404 9223.041 5123.966 9225.104 C 5124.529 9226.978 5124.810 9228.666 5124.810 9230.166 C 5124.998 9231.478 5125.091 9232.884 5125.091 9234.384 C 5125.091 9236.072 5125.748 9236.915 5127.060 9236.915 C 5127.997 9236.915 5128.560 9236.353 5128.747 9235.228 C 5128.935 9233.915 5129.029 9232.697 5129.029 9231.572 L 5129.029 9228.760 C 5129.216 9227.260 5129.310 9225.666 5129.310 9223.979 C 5129.497 9222.104 5129.591 9220.323 5129.591 9218.635 C 5129.778 9216.761 5129.966 9215.073 5130.153 9213.573 C 5130.528 9208.886 5130.997 9205.324 5131.560 9202.887 C 5132.122 9200.449 5132.403 9198.762 5132.403 9197.825 C 5132.403 9196.325 5131.935 9195.575 5130.997 9195.575 C 5130.247 9195.575 5128.841 9196.793 5126.779 9199.231 C 5125.466 9200.731 5123.779 9201.668 5121.717 9202.043 C 5119.654 9202.418 5116.936 9202.793 5113.561 9203.168 C 5111.874 9203.355 5108.780 9203.543 5104.281 9203.730 L 5089.938 9203.730 L 5076.439 9203.730 L 5068.846 9203.730 C 5067.721 9203.730 5067.159 9202.793 5067.159 9200.918 L 5067.159 9123.299 C 5067.159 9121.424 5067.721 9120.487 5068.846 9120.487 L 5075.314 9120.487 C 5079.064 9120.487 5083.095 9120.581 5087.407 9120.768 C 5091.719 9120.768 5095.844 9120.862 5099.781 9121.049 C 5103.718 9121.049 5106.249 9121.143 5107.374 9121.331 C 5114.873 9122.268 5119.842 9123.581 5122.279 9125.268 C 5124.716 9126.768 5126.404 9128.643 5127.341 9130.892 C 5128.091 9132.580 5128.560 9134.455 5128.747 9136.517 C 5128.935 9138.579 5129.029 9140.079 5129.029 9141.017 C 5129.029 9143.454 5129.778 9144.673 5131.278 9144.673 C 5131.841 9144.673 5132.216 9144.391 5132.403 9143.829 C 5132.778 9143.079 5133.059 9142.329 5133.247 9141.579 C 5133.434 9140.829 5133.528 9139.610 5133.528 9137.923 L 5134.091 9132.299 C 5134.278 9130.236 5134.372 9128.361 5134.372 9126.674 C 5134.559 9124.987 5134.653 9123.768 5134.653 9123.018 C 5135.028 9119.081 5135.497 9116.175 5136.059 9114.300 C 5136.622 9112.238 5136.903 9110.738 5136.903 9109.800 C 5136.903 9108.113 5136.528 9107.269 5135.778 9107.269 C 5135.028 9107.269 5134.372 9107.457 5133.809 9107.832 C 5133.247 9108.207 5132.591 9108.488 5131.841 9108.675 C 5129.216 9109.238 5125.185 9109.707 5119.748 9110.082 C 5118.061 9110.082 5113.842 9110.175 5107.093 9110.363 L 5085.720 9110.363 L 5065.190 9110.363 L 5055.347 9110.363 L 5043.817 9109.800 C 5040.629 9109.613 5037.255 9109.519 5033.692 9109.519 L 5023.568 9109.519 C 5020.568 9109.519 5019.069 9110.269 5019.069 9111.769 C 5019.069 9112.894 5019.819 9113.456 5021.318 9113.456 C 5022.631 9113.456 5024.224 9113.550 5026.099 9113.738 C 5028.162 9113.738 5029.755 9113.925 5030.880 9114.300 C 5035.567 9115.237 5038.661 9116.925 5040.161 9119.362 C 5041.661 9121.799 5042.598 9125.455 5042.973 9130.330 C 5043.160 9132.580 5043.254 9135.017 5043.254 9137.642 C 5043.442 9140.079 5043.535 9143.454 5043.535 9147.766 L 5043.535 9164.358 L 5043.535 9191.075 L 5043.535 9240.571 L 5043.535 9240.571 ZM 5195.117 9295.692 C 5192.680 9301.691 5189.961 9306.660 5186.961 9310.597 C 5184.149 9314.534 5179.931 9316.878 5174.306 9317.627 C 5173.369 9317.815 5172.150 9318.002 5170.650 9318.190 L 5166.994 9318.190 C 5165.494 9318.190 5164.744 9318.846 5164.744 9320.159 C 5164.744 9321.471 5166.338 9322.127 5169.525 9322.127 C 5171.962 9322.127 5174.494 9322.033 5177.118 9321.846 C 5179.931 9321.846 5182.462 9321.752 5184.711 9321.565 C 5187.149 9321.565 5189.211 9321.471 5190.898 9321.283 L 5194.554 9321.283 L 5198.210 9321.283 C 5200.085 9321.471 5202.148 9321.565 5204.397 9321.565 C 5206.647 9321.752 5208.897 9321.846 5211.147 9321.846 C 5213.397 9322.033 5215.272 9322.127 5216.771 9322.127 C 5219.209 9322.127 5220.427 9321.471 5220.427 9320.159 C 5220.427 9318.846 5219.584 9318.190 5217.896 9318.190 L 5215.646 9318.190 C 5213.584 9318.190 5211.616 9317.721 5209.741 9316.784 C 5208.053 9315.846 5207.210 9314.159 5207.210 9311.722 C 5207.210 9307.410 5208.428 9302.066 5210.866 9295.692 L 5224.927 9257.445 C 5225.489 9256.132 5226.333 9255.476 5227.458 9255.476 L 5284.547 9255.476 C 5285.485 9255.476 5286.235 9255.945 5286.797 9256.882 L 5309.014 9311.722 C 5309.951 9313.784 5309.951 9315.284 5309.014 9316.221 C 5308.264 9317.159 5307.514 9317.815 5306.764 9318.190 C 5306.202 9318.565 5305.733 9318.846 5305.358 9319.034 C 5305.171 9319.034 5305.077 9319.315 5305.077 9319.877 C 5305.077 9320.627 5305.921 9321.096 5307.608 9321.283 C 5309.295 9321.283 5311.358 9321.377 5313.795 9321.565 C 5318.107 9321.752 5322.325 9321.846 5326.450 9321.846 C 5330.762 9322.033 5334.699 9322.127 5338.262 9322.127 L 5347.542 9322.127 L 5352.886 9322.127 C 5354.385 9322.127 5355.698 9321.940 5356.823 9321.565 C 5357.948 9321.377 5358.510 9320.908 5358.510 9320.159 C 5358.510 9319.409 5358.135 9318.940 5357.385 9318.752 C 5356.823 9318.377 5356.167 9318.190 5355.417 9318.190 C 5354.104 9318.190 5352.604 9318.096 5350.917 9317.909 C 5349.230 9317.721 5347.448 9317.346 5345.574 9316.784 C 5344.261 9316.409 5342.855 9315.846 5341.355 9315.096 C 5339.855 9314.346 5338.168 9313.034 5336.293 9311.159 C 5334.606 9309.284 5332.731 9306.753 5330.669 9303.566 C 5328.794 9300.379 5326.731 9296.067 5324.482 9290.630 C 5321.857 9284.630 5318.670 9277.131 5314.920 9268.131 C 5311.358 9258.945 5307.514 9249.289 5303.389 9239.165 C 5299.265 9229.041 5295.046 9218.823 5290.734 9208.511 C 5286.610 9198.012 5282.766 9188.450 5279.204 9179.826 C 5275.642 9171.014 5272.548 9163.515 5269.923 9157.328 C 5267.486 9151.141 5265.892 9147.204 5265.143 9145.516 L 5262.049 9139.329 C 5261.487 9137.642 5260.549 9136.798 5259.237 9136.798 C 5258.299 9136.798 5257.456 9137.361 5256.706 9138.486 C 5255.956 9139.610 5254.831 9142.142 5253.331 9146.079 L 5195.117 9295.692 L 5195.117 9295.692 ZM 5230.833 9245.633 C 5229.895 9245.633 5229.614 9245.071 5229.989 9243.946 L 5253.050 9178.420 C 5254.362 9174.858 5255.768 9174.858 5257.268 9178.420 L 5281.735 9243.946 C 5281.922 9245.071 5281.641 9245.633 5280.891 9245.633 L 5230.833 9245.633 L 5230.833 9245.633 ZM 5415.880 9325.221 C 5422.630 9325.221 5429.567 9324.658 5436.691 9323.533 C 5443.816 9322.408 5450.003 9320.159 5455.252 9316.784 C 5464.064 9310.972 5470.063 9304.504 5473.251 9297.379 C 5476.625 9290.255 5478.313 9283.130 5478.313 9276.006 C 5478.313 9270.944 5477.563 9266.069 5476.063 9261.382 C 5474.751 9256.507 5472.501 9251.820 5469.314 9247.321 C 5466.126 9242.633 5461.908 9237.946 5456.658 9233.259 C 5451.596 9228.385 5445.315 9223.416 5437.816 9218.354 L 5430.785 9213.573 C 5424.598 9209.449 5419.443 9205.793 5415.318 9202.605 C 5411.381 9199.231 5408.100 9196.043 5405.475 9193.044 C 5403.038 9189.856 5401.256 9186.669 5400.132 9183.482 C 5399.194 9180.295 5398.725 9176.826 5398.725 9173.077 C 5398.725 9164.640 5401.913 9158.265 5408.287 9153.953 C 5414.849 9149.453 5422.630 9147.204 5431.629 9147.204 C 5437.254 9147.204 5441.941 9147.672 5445.690 9148.610 C 5449.628 9149.547 5452.815 9150.672 5455.252 9151.984 C 5457.877 9153.297 5459.846 9154.609 5461.158 9155.922 C 5462.470 9157.234 5463.314 9158.265 5463.689 9159.015 C 5464.439 9160.328 5465.189 9162.296 5465.939 9164.921 C 5466.689 9167.358 5467.157 9169.327 5467.345 9170.827 C 5467.532 9171.764 5467.720 9172.514 5467.907 9173.077 C 5468.095 9173.639 5468.657 9173.920 5469.595 9173.920 C 5470.907 9173.920 5471.563 9172.139 5471.563 9168.577 C 5471.563 9160.328 5471.751 9154.234 5472.126 9150.297 C 5472.501 9146.172 5472.688 9143.829 5472.688 9143.266 C 5472.688 9142.142 5471.845 9141.579 5470.157 9141.579 L 5466.782 9141.579 C 5465.658 9141.392 5463.876 9141.017 5461.439 9140.454 C 5458.439 9139.704 5454.596 9139.048 5449.909 9138.486 C 5445.409 9137.923 5440.722 9137.642 5435.847 9137.642 C 5427.598 9137.642 5420.099 9138.673 5413.349 9140.735 C 5406.787 9142.798 5401.069 9145.797 5396.194 9149.735 C 5391.320 9153.484 5387.570 9158.171 5384.945 9163.796 C 5382.320 9169.421 5381.008 9175.701 5381.008 9182.638 C 5381.008 9190.888 5383.539 9199.043 5388.601 9207.105 C 5393.851 9214.979 5403.131 9223.885 5416.443 9233.822 L 5427.692 9242.259 C 5433.129 9246.383 5437.816 9250.039 5441.753 9253.226 C 5445.690 9256.414 5448.878 9259.601 5451.315 9262.788 C 5453.940 9265.788 5455.815 9268.975 5456.940 9272.350 C 5458.252 9275.725 5458.908 9279.568 5458.908 9283.880 C 5458.908 9292.879 5455.815 9300.473 5449.628 9306.660 C 5443.441 9312.659 5434.160 9315.659 5421.786 9315.659 C 5417.661 9315.659 5413.443 9315.284 5409.131 9314.534 C 5405.006 9313.597 5401.069 9312.190 5397.319 9310.316 C 5393.757 9308.441 5390.664 9306.003 5388.039 9303.004 C 5385.414 9300.004 5383.633 9296.348 5382.695 9292.036 C 5382.320 9290.348 5382.039 9288.755 5381.852 9287.255 L 5381.852 9283.318 C 5381.852 9281.443 5381.102 9280.505 5379.602 9280.505 C 5378.290 9280.505 5377.633 9281.818 5377.633 9284.443 C 5377.446 9286.505 5377.165 9289.786 5376.790 9294.286 C 5376.415 9298.598 5376.227 9303.754 5376.227 9309.753 C 5376.227 9312.940 5376.415 9315.003 5376.790 9315.940 C 5377.165 9316.878 5378.196 9317.815 5379.883 9318.752 C 5384.945 9321.190 5390.757 9322.877 5397.319 9323.814 C 5403.881 9324.752 5410.068 9325.221 5415.880 9325.221 L 5415.880 9325.221 ZM 5609.084 9152.266 L 5640.019 9152.828 C 5645.831 9153.016 5650.612 9153.484 5654.362 9154.234 C 5658.299 9154.797 5661.299 9155.734 5663.361 9157.047 C 5665.611 9158.171 5667.204 9159.484 5668.142 9160.984 C 5669.079 9162.484 5669.642 9164.171 5669.829 9166.046 L 5670.110 9168.577 C 5670.298 9170.264 5670.485 9171.389 5670.673 9171.952 C 5671.048 9172.514 5671.516 9172.795 5672.079 9172.795 C 5673.579 9172.795 5674.329 9171.764 5674.329 9169.702 L 5674.329 9165.202 C 5674.516 9162.952 5674.610 9160.515 5674.610 9157.890 C 5674.797 9155.078 5674.891 9152.266 5674.891 9149.453 C 5675.079 9146.641 5675.172 9144.298 5675.172 9142.423 C 5675.172 9140.548 5674.797 9139.610 5674.048 9139.610 C 5673.485 9139.610 5672.641 9139.704 5671.516 9139.892 C 5670.392 9140.079 5668.892 9140.360 5667.017 9140.735 C 5664.954 9141.110 5662.517 9141.392 5659.705 9141.579 C 5656.893 9141.767 5653.424 9141.860 5649.299 9141.860 L 5555.932 9141.860 C 5554.432 9141.860 5551.714 9141.767 5547.776 9141.579 C 5543.839 9141.392 5540.089 9141.110 5536.527 9140.735 C 5533.153 9140.360 5530.715 9139.798 5529.215 9139.048 C 5527.715 9138.298 5526.497 9137.923 5525.559 9137.923 C 5525.184 9137.923 5524.716 9138.486 5524.153 9139.610 C 5523.778 9140.735 5523.403 9141.673 5523.028 9142.423 C 5523.028 9142.985 5522.747 9144.579 5522.185 9147.204 C 5521.622 9149.641 5520.966 9152.359 5520.216 9155.359 C 5519.654 9158.171 5519.091 9160.890 5518.529 9163.515 C 5517.966 9166.140 5517.685 9167.733 5517.685 9168.296 C 5517.685 9169.046 5517.872 9169.608 5518.247 9169.983 C 5518.622 9170.171 5518.997 9170.264 5519.372 9170.264 C 5520.685 9170.264 5521.528 9169.514 5521.903 9168.014 L 5523.028 9165.202 C 5523.403 9164.077 5524.341 9162.484 5525.841 9160.421 C 5527.715 9157.609 5530.340 9155.734 5533.715 9154.797 C 5537.277 9153.672 5542.995 9153.016 5550.870 9152.828 L 5586.586 9152.266 L 5586.586 9252.664 C 5586.586 9264.288 5586.492 9274.600 5586.305 9283.599 C 5586.305 9292.598 5586.023 9299.535 5585.461 9304.410 C 5585.086 9307.972 5584.430 9310.878 5583.492 9313.128 C 5582.555 9315.378 5580.774 9316.784 5578.149 9317.346 C 5577.024 9317.721 5575.805 9318.002 5574.493 9318.190 C 5573.181 9318.377 5571.962 9318.471 5570.837 9318.471 C 5569.525 9318.471 5568.868 9319.034 5568.868 9320.159 C 5568.868 9321.471 5570.181 9322.127 5572.806 9322.127 C 5574.680 9322.127 5576.930 9322.033 5579.555 9321.846 C 5582.367 9321.846 5585.086 9321.752 5587.711 9321.565 C 5590.523 9321.565 5592.866 9321.471 5594.741 9321.283 L 5598.397 9321.283 L 5601.772 9321.283 C 5603.834 9321.471 5606.272 9321.565 5609.084 9321.565 C 5612.084 9321.752 5615.271 9321.846 5618.646 9321.846 C 5622.208 9322.033 5625.676 9322.127 5629.051 9322.127 C 5631.676 9322.127 5632.988 9321.471 5632.988 9320.159 C 5632.988 9318.846 5632.332 9318.190 5631.020 9318.190 C 5629.895 9318.190 5628.114 9318.096 5625.676 9317.909 C 5623.427 9317.721 5621.458 9317.440 5619.771 9317.065 C 5616.021 9316.503 5613.584 9315.190 5612.459 9313.128 C 5611.334 9310.878 5610.584 9307.972 5610.209 9304.410 C 5609.646 9299.535 5609.271 9292.598 5609.084 9283.599 L 5609.084 9252.664 L 5609.084 9152.266 L 5609.084 9152.266 ZM 5838.566 9240.571 C 5838.566 9254.070 5838.472 9266.163 5838.285 9276.849 C 5838.285 9287.349 5837.910 9295.598 5837.160 9301.598 C 5836.597 9305.722 5835.754 9309.191 5834.629 9312.003 C 5833.691 9314.815 5831.816 9316.503 5829.004 9317.065 C 5827.692 9317.440 5826.286 9317.721 5824.786 9317.909 C 5823.286 9318.096 5821.880 9318.190 5820.567 9318.190 C 5819.067 9318.190 5818.318 9318.752 5818.318 9319.877 C 5818.318 9321.377 5819.817 9322.127 5822.817 9322.127 C 5824.879 9322.127 5827.317 9322.033 5830.129 9321.846 C 5833.129 9321.846 5835.941 9321.752 5838.566 9321.565 C 5841.378 9321.565 5843.815 9321.471 5845.878 9321.283 L 5849.815 9321.283 L 5853.752 9321.283 C 5856.002 9321.471 5858.627 9321.565 5861.627 9321.565 C 5864.626 9321.752 5867.907 9321.846 5871.470 9321.846 C 5875.219 9322.033 5878.781 9322.127 5882.156 9322.127 C 5885.156 9322.127 5886.656 9321.377 5886.656 9319.877 C 5886.656 9318.752 5885.906 9318.190 5884.406 9318.190 C 5883.094 9318.190 5881.406 9318.096 5879.344 9317.909 C 5877.469 9317.721 5875.500 9317.440 5873.438 9317.065 C 5869.126 9316.503 5866.314 9314.815 5865.001 9312.003 C 5863.689 9309.191 5862.845 9305.722 5862.470 9301.598 C 5861.720 9295.598 5861.252 9287.349 5861.064 9276.849 L 5861.064 9240.571 L 5861.064 9213.011 L 5862.470 9213.011 C 5864.720 9215.823 5868.095 9219.760 5872.594 9224.822 C 5877.094 9229.885 5882.156 9235.509 5887.781 9241.696 C 5893.593 9247.883 5899.592 9254.351 5905.779 9261.101 C 5911.966 9267.663 5917.778 9273.943 5923.215 9279.943 C 5928.840 9285.755 5933.902 9290.911 5938.402 9295.411 C 5942.901 9299.723 5946.182 9302.722 5948.245 9304.410 C 5951.244 9306.847 5953.963 9309.097 5956.400 9311.159 C 5959.025 9313.034 5961.556 9314.721 5963.993 9316.221 C 5966.618 9317.534 5969.337 9318.659 5972.149 9319.596 C 5975.149 9320.533 5978.523 9321.190 5982.273 9321.565 C 5985.460 9321.940 5988.460 9322.127 5991.272 9322.127 L 6001.678 9322.127 L 6016.020 9322.127 C 6018.458 9322.127 6020.051 9321.940 6020.801 9321.565 C 6021.739 9321.190 6022.207 9320.627 6022.207 9319.877 C 6022.207 9318.752 6020.989 9318.190 6018.551 9318.190 C 6017.614 9318.190 6015.364 9318.002 6011.802 9317.627 C 6008.427 9317.065 6004.865 9316.034 6001.115 9314.534 C 5997.741 9313.222 5994.741 9311.815 5992.116 9310.316 C 5989.679 9308.816 5986.960 9306.941 5983.961 9304.691 C 5980.961 9302.441 5977.492 9299.535 5973.555 9295.973 C 5969.805 9292.411 5965.025 9287.911 5959.212 9282.474 C 5957.338 9280.787 5954.244 9277.787 5949.932 9273.475 C 5945.807 9269.163 5941.026 9264.382 5935.589 9259.132 C 5930.340 9253.695 5924.809 9247.977 5918.997 9241.977 C 5913.185 9235.978 5907.748 9230.353 5902.686 9225.104 C 5897.624 9219.667 5893.124 9214.979 5889.187 9211.042 C 5885.437 9207.105 5883.000 9204.480 5881.875 9203.168 C 5882.812 9202.043 5884.781 9199.887 5887.781 9196.700 L 5898.749 9185.732 L 5912.247 9172.233 C 5917.122 9167.546 5921.622 9163.140 5925.746 9159.015 C 5930.059 9154.890 5933.808 9151.235 5936.996 9148.047 C 5940.370 9144.860 5942.620 9142.704 5943.745 9141.579 C 5946.932 9138.579 5949.745 9135.861 5952.182 9133.423 C 5954.619 9130.986 5956.963 9128.830 5959.212 9126.955 C 5961.650 9124.893 5963.993 9123.112 5966.243 9121.612 C 5968.680 9120.112 5971.305 9118.706 5974.118 9117.393 C 5979.930 9114.769 5985.179 9113.456 5989.866 9113.456 C 5991.741 9113.456 5992.679 9112.800 5992.679 9111.488 C 5992.679 9110.175 5991.272 9109.519 5988.460 9109.519 C 5986.773 9109.519 5984.429 9109.613 5981.429 9109.800 C 5978.617 9109.800 5975.711 9109.894 5972.711 9110.082 C 5969.899 9110.082 5967.368 9110.175 5965.118 9110.363 L 5961.462 9110.363 C 5958.088 9110.363 5954.432 9110.269 5950.494 9110.082 C 5946.557 9109.707 5943.183 9109.519 5940.370 9109.519 C 5938.120 9109.519 5936.996 9110.175 5936.996 9111.488 C 5936.996 9112.238 5937.839 9112.988 5939.527 9113.738 C 5941.964 9114.675 5943.183 9116.644 5943.183 9119.643 C 5943.183 9122.081 5941.589 9125.080 5938.402 9128.643 C 5935.402 9132.017 5931.933 9135.767 5927.996 9139.892 C 5926.309 9141.767 5923.590 9144.673 5919.841 9148.610 C 5916.278 9152.359 5912.154 9156.578 5907.467 9161.265 C 5902.967 9165.952 5898.186 9170.920 5893.124 9176.170 C 5888.062 9181.232 5883.375 9186.013 5879.063 9190.513 L 5867.814 9201.762 C 5864.814 9204.949 5862.939 9207.011 5862.189 9207.949 L 5861.064 9207.949 L 5861.064 9191.075 L 5861.064 9164.358 L 5861.064 9147.766 L 5861.064 9137.642 C 5861.252 9135.017 5861.439 9132.580 5861.627 9130.330 C 5862.002 9125.455 5862.845 9121.799 5864.158 9119.362 C 5865.657 9116.737 5868.282 9115.050 5872.032 9114.300 C 5873.719 9113.925 5875.032 9113.738 5875.969 9113.738 C 5877.094 9113.550 5878.125 9113.456 5879.063 9113.456 C 5880.563 9113.456 5881.312 9112.894 5881.312 9111.769 C 5881.312 9110.269 5879.813 9109.519 5876.813 9109.519 C 5874.750 9109.519 5872.219 9109.613 5869.220 9109.800 C 5866.407 9109.800 5863.595 9109.894 5860.783 9110.082 C 5858.158 9110.082 5855.721 9110.175 5853.471 9110.363 L 5849.534 9110.363 L 5845.597 9110.363 C 5843.534 9110.175 5841.003 9110.082 5838.003 9110.082 C 5835.191 9109.894 5832.004 9109.800 5828.442 9109.800 C 5825.067 9109.613 5821.786 9109.519 5818.599 9109.519 C 5815.599 9109.519 5814.099 9110.269 5814.099 9111.769 C 5814.099 9112.894 5814.849 9113.456 5816.349 9113.456 C 5817.661 9113.456 5819.255 9113.550 5821.130 9113.738 C 5823.192 9113.738 5824.786 9113.925 5825.911 9114.300 C 5830.598 9115.237 5833.691 9116.925 5835.191 9119.362 C 5836.691 9121.799 5837.628 9125.455 5838.003 9130.330 C 5838.191 9132.580 5838.285 9135.017 5838.285 9137.642 C 5838.472 9140.079 5838.566 9143.454 5838.566 9147.766 L 5838.566 9164.358 L 5838.566 9191.075 L 5838.566 9240.571 L 5838.566 9240.571 ZM 6073.109 9210.480 L 6073.109 9187.982 L 6073.109 9173.920 L 6073.109 9165.202 C 6073.297 9162.952 6073.391 9160.890 6073.391 9159.015 C 6073.766 9154.703 6074.422 9151.610 6075.359 9149.735 C 6076.484 9147.860 6078.734 9146.547 6082.109 9145.797 C 6083.609 9145.423 6084.733 9145.235 6085.483 9145.235 L 6088.296 9145.235 C 6089.608 9145.235 6090.264 9144.579 6090.264 9143.266 C 6090.264 9141.954 6088.952 9141.298 6086.327 9141.298 C 6084.452 9141.298 6082.109 9141.392 6079.296 9141.579 L 6071.422 9141.579 C 6068.985 9141.579 6066.735 9141.673 6064.673 9141.860 L 6061.579 9141.860 L 6058.204 9141.860 C 6056.329 9141.673 6054.080 9141.579 6051.455 9141.579 L 6043.580 9141.579 C 6040.956 9141.392 6038.612 9141.298 6036.550 9141.298 C 6033.925 9141.298 6032.613 9141.954 6032.613 9143.266 C 6032.613 9144.579 6033.269 9145.235 6034.581 9145.235 C 6035.519 9145.235 6036.644 9145.329 6037.956 9145.516 C 6039.268 9145.516 6040.674 9145.704 6042.174 9146.079 C 6044.799 9146.641 6046.674 9147.954 6047.799 9150.016 C 6048.924 9151.891 6049.674 9154.890 6050.049 9159.015 C 6050.236 9160.890 6050.330 9162.952 6050.330 9165.202 C 6050.517 9167.265 6050.611 9170.171 6050.611 9173.920 L 6050.611 9187.982 L 6050.611 9210.480 L 6050.611 9252.664 C 6050.611 9264.288 6050.517 9274.600 6050.330 9283.599 C 6050.142 9292.598 6049.767 9299.535 6049.205 9304.410 C 6048.830 9307.972 6048.268 9310.878 6047.518 9313.128 C 6046.768 9315.190 6045.174 9316.503 6042.737 9317.065 C 6041.612 9317.440 6040.299 9317.721 6038.800 9317.909 C 6037.487 9318.096 6036.269 9318.190 6035.144 9318.190 C 6033.831 9318.190 6033.175 9318.846 6033.175 9320.159 C 6033.175 9321.471 6034.487 9322.127 6037.112 9322.127 C 6038.987 9322.127 6041.237 9322.033 6043.862 9321.846 C 6046.486 9321.846 6049.018 9321.752 6051.455 9321.565 C 6054.080 9321.565 6056.329 9321.471 6058.204 9321.283 L 6061.579 9321.283 L 6064.673 9321.283 C 6066.735 9321.471 6069.266 9321.565 6072.266 9321.565 C 6075.265 9321.752 6078.546 9321.846 6082.109 9321.846 C 6085.671 9322.033 6089.139 9322.127 6092.514 9322.127 C 6095.139 9322.127 6096.451 9321.471 6096.451 9320.159 C 6096.451 9318.846 6095.795 9318.190 6094.483 9318.190 C 6093.358 9318.190 6091.670 9318.096 6089.421 9317.909 C 6087.171 9317.721 6085.108 9317.440 6083.234 9317.065 C 6079.484 9316.503 6077.140 9315.190 6076.203 9313.128 C 6075.265 9310.878 6074.609 9307.972 6074.234 9304.410 C 6073.672 9299.535 6073.297 9292.598 6073.109 9283.599 L 6073.109 9252.664 L 6073.109 9210.480 L 6073.109 9210.480 ZM 6221.035 9152.266 L 6251.970 9152.828 C 6257.782 9153.016 6262.563 9153.484 6266.313 9154.234 C 6270.250 9154.797 6273.250 9155.734 6275.312 9157.047 C 6277.562 9158.171 6279.155 9159.484 6280.093 9160.984 C 6281.030 9162.484 6281.593 9164.171 6281.780 9166.046 L 6282.061 9168.577 C 6282.249 9170.264 6282.436 9171.389 6282.624 9171.952 C 6282.999 9172.514 6283.468 9172.795 6284.030 9172.795 C 6285.530 9172.795 6286.280 9171.764 6286.280 9169.702 L 6286.280 9165.202 C 6286.467 9162.952 6286.561 9160.515 6286.561 9157.890 C 6286.749 9155.078 6286.842 9152.266 6286.842 9149.453 C 6287.030 9146.641 6287.123 9144.298 6287.123 9142.423 C 6287.123 9140.548 6286.749 9139.610 6285.999 9139.610 C 6285.436 9139.610 6284.592 9139.704 6283.468 9139.892 C 6282.343 9140.079 6280.843 9140.360 6278.968 9140.735 C 6276.906 9141.110 6274.468 9141.392 6271.656 9141.579 C 6268.844 9141.767 6265.375 9141.860 6261.251 9141.860 L 6167.883 9141.860 C 6166.383 9141.860 6163.665 9141.767 6159.727 9141.579 C 6155.790 9141.392 6152.041 9141.110 6148.478 9140.735 C 6145.104 9140.360 6142.666 9139.798 6141.166 9139.048 C 6139.667 9138.298 6138.448 9137.923 6137.510 9137.923 C 6137.135 9137.923 6136.667 9138.486 6136.104 9139.610 C 6135.729 9140.735 6135.354 9141.673 6134.979 9142.423 C 6134.979 9142.985 6134.698 9144.579 6134.136 9147.204 C 6133.573 9149.641 6132.917 9152.359 6132.167 9155.359 C 6131.605 9158.171 6131.042 9160.890 6130.480 9163.515 C 6129.917 9166.140 6129.636 9167.733 6129.636 9168.296 C 6129.636 9169.046 6129.824 9169.608 6130.199 9169.983 C 6130.574 9170.171 6130.948 9170.264 6131.323 9170.264 C 6132.636 9170.264 6133.480 9169.514 6133.854 9168.014 L 6134.979 9165.202 C 6135.354 9164.077 6136.292 9162.484 6137.792 9160.421 C 6139.667 9157.609 6142.291 9155.734 6145.666 9154.797 C 6149.228 9153.672 6154.947 9153.016 6162.821 9152.828 L 6198.537 9152.266 L 6198.537 9252.664 C 6198.537 9264.288 6198.443 9274.600 6198.256 9283.599 C 6198.256 9292.598 6197.974 9299.535 6197.412 9304.410 C 6197.037 9307.972 6196.381 9310.878 6195.443 9313.128 C 6194.506 9315.378 6192.725 9316.784 6190.100 9317.346 C 6188.975 9317.721 6187.756 9318.002 6186.444 9318.190 C 6185.132 9318.377 6183.913 9318.471 6182.788 9318.471 C 6181.476 9318.471 6180.819 9319.034 6180.819 9320.159 C 6180.819 9321.471 6182.132 9322.127 6184.757 9322.127 C 6186.632 9322.127 6188.881 9322.033 6191.506 9321.846 C 6194.318 9321.846 6197.037 9321.752 6199.662 9321.565 C 6202.474 9321.565 6204.818 9321.471 6206.692 9321.283 L 6210.348 9321.283 L 6213.723 9321.283 C 6215.785 9321.471 6218.223 9321.565 6221.035 9321.565 C 6224.035 9321.752 6227.222 9321.846 6230.597 9321.846 C 6234.159 9322.033 6237.627 9322.127 6241.002 9322.127 C 6243.627 9322.127 6244.939 9321.471 6244.939 9320.159 C 6244.939 9318.846 6244.283 9318.190 6242.971 9318.190 C 6241.846 9318.190 6240.065 9318.096 6237.627 9317.909 C 6235.378 9317.721 6233.409 9317.440 6231.722 9317.065 C 6227.972 9316.503 6225.535 9315.190 6224.410 9313.128 C 6223.285 9310.878 6222.535 9307.972 6222.160 9304.410 C 6221.597 9299.535 6221.223 9292.598 6221.035 9283.599 L 6221.035 9252.664 L 6221.035 9152.266 L 6221.035 9152.266 ZM 6422.675 9325.221 C 6430.737 9325.221 6438.892 9324.846 6447.142 9324.096 C 6455.579 9323.346 6462.328 9321.940 6467.390 9319.877 C 6469.453 9318.940 6470.765 9318.096 6471.327 9317.346 C 6472.077 9316.596 6472.827 9315.096 6473.577 9312.847 C 6474.140 9310.784 6474.796 9308.159 6475.546 9304.972 C 6476.296 9301.598 6476.952 9298.317 6477.514 9295.129 C 6478.077 9291.942 6478.546 9289.130 6478.921 9286.692 C 6479.296 9284.068 6479.483 9282.568 6479.483 9282.193 C 6479.483 9281.255 6479.202 9280.505 6478.639 9279.943 C 6478.264 9279.193 6477.796 9278.818 6477.233 9278.818 C 6476.296 9278.818 6475.733 9279.099 6475.546 9279.662 C 6475.358 9280.037 6475.077 9280.880 6474.702 9282.193 C 6474.327 9284.443 6473.296 9287.724 6471.609 9292.036 C 6469.921 9296.160 6467.765 9299.535 6465.140 9302.160 C 6460.266 9307.035 6454.547 9310.128 6447.986 9311.440 C 6441.611 9312.753 6433.737 9313.409 6424.362 9313.409 C 6411.051 9313.409 6398.958 9311.066 6388.084 9306.378 C 6377.210 9301.691 6367.836 9295.411 6359.961 9287.536 C 6352.087 9279.474 6345.994 9270.194 6341.682 9259.695 C 6337.369 9249.195 6335.213 9238.228 6335.213 9226.791 C 6335.213 9214.604 6336.619 9203.262 6339.432 9192.762 C 6342.244 9182.263 6348.243 9172.795 6357.430 9164.358 C 6359.680 9162.296 6362.305 9160.328 6365.305 9158.453 C 6368.492 9156.390 6372.242 9154.609 6376.554 9153.109 C 6381.053 9151.422 6386.303 9150.110 6392.302 9149.172 C 6398.302 9148.235 6405.239 9147.766 6413.113 9147.766 C 6424.175 9147.766 6433.924 9149.078 6442.361 9151.703 C 6450.985 9154.141 6457.454 9157.234 6461.766 9160.984 C 6464.953 9163.609 6467.484 9167.077 6469.359 9171.389 C 6471.234 9175.701 6472.171 9180.201 6472.171 9184.888 C 6472.171 9188.263 6472.827 9189.950 6474.140 9189.950 C 6475.827 9189.950 6476.764 9188.263 6476.952 9184.888 L 6476.952 9180.951 C 6477.139 9178.889 6477.233 9176.733 6477.233 9174.483 L 6477.233 9167.171 C 6477.421 9164.733 6477.514 9162.484 6477.514 9160.421 C 6477.889 9156.109 6478.171 9153.016 6478.358 9151.141 C 6478.546 9149.266 6478.639 9147.860 6478.639 9146.922 C 6478.639 9145.235 6477.608 9144.391 6475.546 9144.391 C 6471.421 9144.204 6467.296 9143.829 6463.172 9143.266 C 6459.235 9142.516 6454.922 9141.673 6450.235 9140.735 C 6444.236 9139.798 6437.955 9139.142 6431.393 9138.767 C 6424.831 9138.204 6419.113 9137.923 6414.238 9137.923 C 6404.676 9137.923 6396.052 9138.579 6388.365 9139.892 C 6380.866 9141.204 6374.023 9143.079 6367.836 9145.516 C 6361.836 9147.766 6356.399 9150.485 6351.524 9153.672 C 6346.837 9156.672 6342.619 9159.953 6338.869 9163.515 C 6333.432 9168.952 6328.839 9174.670 6325.089 9180.670 C 6321.527 9186.482 6318.715 9192.294 6316.652 9198.106 C 6314.590 9203.918 6313.090 9209.542 6312.153 9214.979 C 6311.403 9220.229 6311.028 9224.822 6311.028 9228.760 C 6311.028 9234.384 6311.403 9240.290 6312.153 9246.477 C 6313.090 9252.664 6314.684 9258.851 6316.933 9265.038 C 6319.183 9271.037 6322.277 9277.037 6326.214 9283.036 C 6330.151 9288.849 6335.120 9294.379 6341.119 9299.629 C 6350.868 9308.066 6362.211 9314.440 6375.148 9318.752 C 6388.084 9323.065 6403.927 9325.221 6422.675 9325.221 L 6422.675 9325.221 ZM 6696.309 9210.480 L 6696.309 9187.982 L 6696.309 9173.920 L 6696.309 9165.202 C 6696.497 9162.952 6696.684 9160.890 6696.872 9159.015 C 6697.247 9154.703 6697.903 9151.610 6698.840 9149.735 C 6699.965 9147.860 6702.121 9146.547 6705.308 9145.797 C 6706.808 9145.423 6707.933 9145.235 6708.683 9145.235 L 6711.495 9145.235 C 6712.995 9145.235 6713.745 9144.579 6713.745 9143.266 C 6713.745 9141.954 6712.339 9141.298 6709.527 9141.298 C 6707.652 9141.298 6705.402 9141.392 6702.777 9141.579 L 6694.903 9141.579 C 6692.466 9141.579 6690.310 9141.673 6688.435 9141.860 L 6685.060 9141.860 L 6681.685 9141.860 C 6679.811 9141.673 6677.467 9141.579 6674.655 9141.579 L 6665.655 9141.579 C 6662.656 9141.392 6659.750 9141.298 6656.937 9141.298 C 6654.313 9141.298 6653.000 9141.954 6653.000 9143.266 C 6653.000 9144.579 6653.656 9145.235 6654.969 9145.235 C 6656.094 9145.235 6657.500 9145.329 6659.187 9145.516 C 6661.062 9145.516 6662.468 9145.610 6663.406 9145.797 C 6667.530 9146.360 6670.061 9147.672 6670.999 9149.735 C 6672.124 9151.797 6672.874 9154.890 6673.249 9159.015 L 6673.249 9165.202 C 6673.436 9167.265 6673.530 9170.171 6673.530 9173.920 C 6673.717 9177.670 6673.811 9182.545 6673.811 9188.544 L 6673.811 9211.042 L 6673.811 9216.104 C 6673.811 9217.042 6673.342 9217.510 6672.405 9217.510 L 6569.194 9217.510 C 6568.257 9217.510 6567.788 9217.042 6567.788 9216.104 L 6567.788 9211.042 L 6567.788 9188.544 L 6567.788 9173.920 L 6567.788 9165.202 C 6567.976 9162.952 6568.069 9160.890 6568.069 9159.015 C 6568.444 9154.703 6569.101 9151.610 6570.038 9149.735 C 6571.163 9147.860 6573.413 9146.547 6576.788 9145.797 C 6578.287 9145.423 6579.412 9145.235 6580.162 9145.235 L 6582.975 9145.235 C 6584.287 9145.235 6584.943 9144.579 6584.943 9143.266 C 6584.943 9141.954 6583.631 9141.298 6581.006 9141.298 C 6579.131 9141.298 6576.788 9141.392 6573.975 9141.579 L 6566.101 9141.579 C 6563.664 9141.579 6561.507 9141.673 6559.633 9141.860 L 6556.539 9141.860 L 6552.883 9141.860 C 6551.008 9141.673 6548.665 9141.579 6545.852 9141.579 L 6537.134 9141.579 C 6533.947 9141.392 6530.947 9141.298 6528.135 9141.298 C 6525.510 9141.298 6524.198 9141.954 6524.198 9143.266 C 6524.198 9144.579 6524.854 9145.235 6526.167 9145.235 C 6527.291 9145.235 6528.698 9145.329 6530.385 9145.516 C 6532.260 9145.516 6533.666 9145.610 6534.603 9145.797 C 6538.728 9146.360 6541.353 9147.672 6542.478 9149.735 C 6543.603 9151.797 6544.353 9154.890 6544.728 9159.015 C 6544.915 9160.890 6545.009 9162.952 6545.009 9165.202 C 6545.196 9167.265 6545.290 9170.171 6545.290 9173.920 L 6545.290 9187.982 L 6545.290 9210.480 L 6545.290 9252.664 C 6545.290 9264.288 6545.196 9274.600 6545.009 9283.599 C 6545.009 9292.598 6544.634 9299.535 6543.884 9304.410 C 6543.321 9307.972 6542.665 9310.878 6541.915 9313.128 C 6541.353 9315.190 6539.853 9316.503 6537.416 9317.065 C 6536.291 9317.440 6534.978 9317.721 6533.478 9317.909 C 6532.166 9318.096 6530.947 9318.190 6529.823 9318.190 C 6528.510 9318.190 6527.854 9318.846 6527.854 9320.159 C 6527.854 9321.471 6529.166 9322.127 6531.791 9322.127 C 6533.666 9322.127 6535.916 9322.033 6538.541 9321.846 C 6541.353 9321.846 6543.978 9321.752 6546.415 9321.565 C 6549.040 9321.565 6551.290 9321.471 6553.164 9321.283 L 6556.539 9321.283 L 6559.633 9321.283 C 6561.695 9321.471 6564.132 9321.565 6566.945 9321.565 C 6569.944 9321.752 6573.225 9321.846 6576.788 9321.846 C 6580.350 9322.033 6583.818 9322.127 6587.193 9322.127 C 6589.818 9322.127 6591.130 9321.471 6591.130 9320.159 C 6591.130 9318.846 6590.474 9318.190 6589.162 9318.190 C 6588.037 9318.190 6586.349 9318.096 6584.099 9317.909 C 6581.850 9317.721 6579.787 9317.440 6577.912 9317.065 C 6574.163 9316.503 6571.819 9315.190 6570.882 9313.128 C 6569.944 9310.878 6569.288 9307.972 6568.913 9304.410 C 6568.351 9299.535 6567.976 9292.692 6567.788 9283.880 L 6567.788 9253.226 L 6567.788 9229.322 C 6567.788 9228.385 6568.257 9227.916 6569.194 9227.916 L 6672.405 9227.916 C 6673.342 9227.916 6673.811 9228.385 6673.811 9229.322 L 6673.811 9253.226 C 6673.811 9264.850 6673.717 9275.068 6673.530 9283.880 C 6673.530 9292.504 6673.249 9299.254 6672.686 9304.129 C 6672.311 9307.691 6671.749 9310.597 6670.999 9312.847 C 6670.249 9315.096 6668.561 9316.503 6665.937 9317.065 C 6664.812 9317.440 6663.593 9317.721 6662.281 9317.909 C 6660.968 9318.096 6659.750 9318.190 6658.625 9318.190 C 6657.312 9318.190 6656.656 9318.846 6656.656 9320.159 C 6656.656 9321.471 6657.969 9322.127 6660.593 9322.127 C 6662.468 9322.127 6664.718 9322.033 6667.343 9321.846 C 6669.968 9321.846 6672.499 9321.752 6674.936 9321.565 C 6677.561 9321.565 6679.811 9321.471 6681.685 9321.283 L 6685.060 9321.283 L 6688.435 9321.283 C 6690.497 9321.471 6692.934 9321.565 6695.747 9321.565 C 6698.747 9321.752 6701.934 9321.846 6705.308 9321.846 C 6708.871 9322.033 6712.339 9322.127 6715.714 9322.127 C 6718.526 9322.127 6719.932 9321.471 6719.932 9320.159 C 6719.932 9318.846 6719.182 9318.190 6717.682 9318.190 C 6716.745 9318.190 6715.058 9318.096 6712.620 9317.909 C 6710.371 9317.721 6708.402 9317.440 6706.715 9317.065 C 6702.965 9316.503 6700.621 9315.190 6699.684 9313.128 C 6698.747 9310.878 6698.090 9307.972 6697.715 9304.410 C 6697.153 9299.535 6696.778 9292.598 6696.590 9283.599 C 6696.403 9274.600 6696.309 9264.288 6696.309 9252.664 L 6696.309 9210.480 L 6696.309 9210.480 ZM 6784.896 9252.664 C 6784.896 9264.288 6784.802 9274.600 6784.615 9283.599 C 6784.615 9292.598 6784.240 9299.535 6783.490 9304.410 C 6782.928 9307.972 6782.271 9310.878 6781.521 9313.128 C 6780.959 9315.378 6779.459 9316.690 6777.022 9317.065 C 6775.897 9317.253 6774.584 9317.534 6773.085 9317.909 C 6771.772 9318.096 6770.554 9318.190 6769.429 9318.190 C 6768.116 9318.190 6767.460 9318.846 6767.460 9320.159 C 6767.460 9321.471 6768.772 9322.127 6771.397 9322.127 C 6773.460 9322.127 6775.709 9322.033 6778.147 9321.846 C 6780.771 9321.846 6783.303 9321.752 6785.740 9321.565 C 6788.365 9321.377 6790.708 9321.283 6792.770 9321.283 L 6796.426 9321.283 L 6804.020 9321.283 C 6807.394 9321.283 6811.706 9321.471 6816.956 9321.846 C 6822.018 9322.033 6828.111 9322.221 6835.236 9322.408 C 6842.360 9322.596 6850.610 9322.690 6859.984 9322.690 C 6862.421 9322.690 6864.390 9322.596 6865.890 9322.408 C 6867.577 9322.408 6868.889 9322.221 6869.827 9321.846 C 6870.764 9321.471 6871.514 9320.908 6872.077 9320.159 C 6872.827 9319.221 6873.389 9318.002 6873.764 9316.503 C 6874.139 9315.190 6874.514 9313.409 6874.889 9311.159 L 6876.014 9303.847 C 6876.389 9301.223 6876.670 9298.973 6876.858 9297.098 C 6877.045 9295.036 6877.139 9293.817 6877.139 9293.442 C 6877.139 9292.504 6877.045 9291.661 6876.858 9290.911 C 6876.670 9290.161 6876.201 9289.786 6875.451 9289.786 C 6874.326 9289.786 6873.483 9291.005 6872.920 9293.442 C 6872.170 9298.317 6870.858 9301.972 6868.983 9304.410 C 6867.296 9306.660 6864.858 9308.534 6861.671 9310.034 C 6858.484 9311.347 6854.359 9312.097 6849.297 9312.284 C 6844.235 9312.472 6840.110 9312.565 6836.923 9312.565 C 6830.736 9312.565 6825.768 9312.378 6822.018 9312.003 C 6818.268 9311.440 6815.269 9310.503 6813.019 9309.191 C 6810.957 9307.691 6809.550 9305.722 6808.800 9303.285 C 6808.051 9300.660 6807.582 9297.379 6807.394 9293.442 L 6807.394 9286.411 L 6807.394 9274.318 L 6807.394 9261.944 L 6807.394 9252.664 L 6807.394 9232.697 C 6807.394 9231.572 6807.957 9231.009 6809.082 9231.009 L 6815.831 9231.009 C 6819.206 9231.009 6822.862 9231.103 6826.799 9231.291 C 6830.736 9231.291 6834.580 9231.384 6838.329 9231.572 C 6842.079 9231.759 6844.798 9231.947 6846.485 9232.134 C 6851.360 9232.697 6854.547 9233.634 6856.047 9234.947 C 6857.734 9236.259 6858.765 9237.759 6859.140 9239.446 C 6859.703 9240.946 6859.984 9242.352 6859.984 9243.665 C 6860.171 9244.977 6860.265 9246.196 6860.265 9247.321 C 6860.265 9248.820 6860.828 9249.570 6861.952 9249.570 C 6862.890 9249.570 6863.452 9249.102 6863.640 9248.164 C 6864.015 9247.039 6864.202 9246.008 6864.202 9245.071 C 6864.202 9244.133 6864.296 9241.977 6864.484 9238.603 C 6864.671 9235.040 6864.952 9232.041 6865.327 9229.603 C 6865.702 9225.666 6866.077 9222.666 6866.452 9220.604 C 6867.015 9218.542 6867.296 9217.136 6867.296 9216.386 C 6867.296 9215.073 6866.827 9214.417 6865.890 9214.417 C 6865.515 9214.417 6864.296 9215.448 6862.234 9217.510 C 6860.921 9218.823 6859.328 9219.667 6857.453 9220.042 C 6855.578 9220.229 6853.141 9220.510 6850.141 9220.885 C 6848.641 9221.073 6845.829 9221.260 6841.704 9221.448 L 6828.486 9221.448 L 6815.550 9221.448 L 6808.800 9221.448 C 6807.863 9221.448 6807.394 9220.604 6807.394 9218.917 L 6807.394 9153.953 C 6807.394 9152.266 6807.863 9151.422 6808.800 9151.422 L 6814.987 9151.422 C 6818.362 9151.422 6822.018 9151.516 6825.955 9151.703 C 6830.080 9151.703 6833.923 9151.797 6837.486 9151.984 C 6841.048 9151.984 6843.391 9152.078 6844.516 9152.266 C 6847.891 9152.641 6850.610 9153.109 6852.672 9153.672 C 6854.734 9154.047 6856.422 9154.516 6857.734 9155.078 C 6859.046 9155.640 6859.984 9156.297 6860.546 9157.047 C 6861.296 9157.797 6861.859 9158.640 6862.234 9159.578 C 6862.796 9161.078 6863.171 9162.671 6863.359 9164.358 C 6863.546 9165.858 6863.640 9167.077 6863.640 9168.014 C 6863.640 9170.077 6864.296 9171.108 6865.608 9171.108 C 6866.171 9171.108 6866.640 9170.827 6867.015 9170.264 C 6867.390 9169.702 6867.671 9169.139 6867.858 9168.577 C 6868.046 9167.827 6868.139 9166.702 6868.139 9165.202 C 6868.327 9163.702 6868.514 9162.109 6868.702 9160.421 C 6868.889 9158.734 6868.983 9157.234 6868.983 9155.922 C 6869.171 9154.422 6869.264 9153.391 6869.264 9152.828 C 6869.639 9149.453 6870.014 9147.016 6870.389 9145.516 C 6870.952 9143.829 6871.233 9142.516 6871.233 9141.579 C 6871.233 9140.079 6870.858 9139.329 6870.108 9139.329 C 6869.546 9139.329 6868.983 9139.517 6868.421 9139.892 L 6866.733 9140.454 C 6865.796 9140.642 6864.296 9140.923 6862.234 9141.298 C 6860.171 9141.485 6857.922 9141.673 6855.484 9141.860 L 6849.297 9141.860 L 6838.048 9141.860 L 6824.268 9141.860 L 6811.050 9141.860 L 6800.926 9141.860 L 6796.426 9141.860 L 6792.770 9141.860 C 6790.896 9141.673 6788.552 9141.579 6785.740 9141.579 L 6776.741 9141.579 C 6773.553 9141.392 6770.554 9141.298 6767.741 9141.298 C 6765.116 9141.298 6763.804 9141.954 6763.804 9143.266 C 6763.804 9144.579 6764.460 9145.235 6765.773 9145.235 C 6766.898 9145.235 6768.304 9145.329 6769.991 9145.516 C 6771.866 9145.516 6773.272 9145.610 6774.209 9145.797 C 6778.334 9146.360 6780.959 9147.672 6782.084 9149.735 C 6783.209 9151.797 6783.959 9154.890 6784.334 9159.015 C 6784.521 9160.890 6784.615 9162.952 6784.615 9165.202 C 6784.802 9167.265 6784.896 9170.171 6784.896 9173.920 L 6784.896 9187.982 L 6784.896 9210.480 L 6784.896 9252.664 L 6784.896 9252.664 ZM 6954.476 9176.733 C 6956.351 9178.795 6959.351 9182.076 6963.476 9186.575 C 6967.788 9191.075 6972.850 9196.418 6978.662 9202.605 C 6984.474 9208.605 6990.755 9215.261 6997.504 9222.573 C 7004.441 9229.697 7011.472 9237.009 7018.596 9244.508 C 7025.158 9251.258 7032.095 9258.382 7039.407 9265.882 C 7046.719 9273.194 7053.468 9280.037 7059.655 9286.411 L 7075.404 9302.160 C 7079.904 9306.285 7082.435 9308.628 7082.997 9309.191 C 7086.372 9312.378 7089.091 9314.909 7091.153 9316.784 C 7093.403 9318.659 7095.184 9320.159 7096.496 9321.283 C 7097.996 9322.221 7099.121 9322.877 7099.871 9323.252 C 7100.621 9323.627 7101.277 9323.814 7101.840 9323.814 C 7102.215 9323.814 7102.496 9323.627 7102.683 9323.252 C 7103.058 9323.065 7103.246 9322.408 7103.246 9321.283 C 7103.433 9319.971 7103.527 9318.190 7103.527 9315.940 C 7103.714 9313.690 7103.808 9310.597 7103.808 9306.660 L 7104.371 9166.608 C 7104.371 9163.046 7104.464 9160.046 7104.652 9157.609 C 7104.839 9155.172 7105.214 9153.203 7105.777 9151.703 C 7106.339 9150.016 7107.183 9148.703 7108.308 9147.766 C 7109.433 9146.829 7111.026 9146.172 7113.089 9145.797 C 7114.589 9145.423 7115.807 9145.235 7116.745 9145.235 L 7118.994 9145.235 C 7119.932 9145.235 7120.588 9144.954 7120.963 9144.391 C 7121.526 9143.829 7121.807 9143.360 7121.807 9142.985 C 7121.807 9141.860 7120.307 9141.298 7117.307 9141.298 C 7112.245 9141.298 7107.839 9141.392 7104.089 9141.579 C 7100.340 9141.767 7097.715 9141.860 7096.215 9141.860 C 7094.715 9141.860 7091.434 9141.767 7086.372 9141.579 C 7081.310 9141.392 7075.967 9141.298 7070.342 9141.298 C 7067.155 9141.298 7065.561 9141.860 7065.561 9142.985 C 7065.561 9143.360 7065.655 9143.829 7065.842 9144.391 C 7066.030 9144.954 7066.592 9145.235 7067.530 9145.235 C 7068.467 9145.235 7070.155 9145.329 7072.592 9145.516 C 7075.029 9145.704 7077.373 9145.985 7079.623 9146.360 C 7083.372 9147.110 7085.810 9149.078 7086.935 9152.266 C 7088.059 9155.453 7088.716 9160.890 7088.903 9168.577 L 7091.434 9288.380 C 7089.559 9286.505 7086.560 9283.411 7082.435 9279.099 C 7078.498 9274.787 7073.811 9269.819 7068.374 9264.194 C 7063.124 9258.570 7057.406 9252.570 7051.219 9246.196 C 7045.219 9239.634 7039.126 9233.165 7032.939 9226.791 C 7023.377 9217.042 7014.097 9207.480 7005.097 9198.106 C 6996.098 9188.732 6988.036 9180.295 6980.912 9172.795 C 6973.787 9165.296 6967.882 9159.109 6963.194 9154.234 C 6958.507 9149.172 6955.695 9146.172 6954.758 9145.235 C 6953.445 9143.923 6951.852 9142.423 6949.977 9140.735 C 6948.289 9138.861 6946.696 9137.923 6945.196 9137.923 C 6944.258 9137.923 6943.415 9138.767 6942.665 9140.454 C 6942.102 9141.954 6941.821 9145.141 6941.821 9150.016 L 6941.821 9286.974 C 6941.821 9292.411 6941.727 9297.004 6941.540 9300.754 C 6941.352 9304.316 6940.977 9307.222 6940.415 9309.472 C 6940.040 9311.722 6939.384 9313.409 6938.446 9314.534 C 6937.509 9315.659 6936.290 9316.409 6934.790 9316.784 C 6932.916 9317.346 6930.947 9317.721 6928.885 9317.909 C 6927.010 9318.096 6925.604 9318.190 6924.666 9318.190 C 6923.354 9318.190 6922.698 9318.846 6922.698 9320.159 C 6922.698 9321.471 6924.010 9322.127 6926.635 9322.127 C 6932.259 9322.127 6937.322 9321.940 6941.821 9321.565 C 6946.508 9321.377 6949.414 9321.283 6950.539 9321.283 C 6951.664 9321.283 6954.476 9321.377 6958.976 9321.565 C 6963.663 9321.940 6969.569 9322.127 6976.693 9322.127 C 6979.693 9322.127 6981.193 9321.471 6981.193 9320.159 C 6981.193 9318.846 6980.537 9318.190 6979.224 9318.190 C 6978.099 9318.190 6976.318 9318.096 6973.881 9317.909 C 6971.444 9317.721 6969.100 9317.346 6966.850 9316.784 C 6965.163 9316.409 6963.757 9315.753 6962.632 9314.815 C 6961.507 9313.690 6960.570 9312.097 6959.820 9310.034 C 6959.070 9307.785 6958.507 9305.066 6958.132 9301.879 C 6957.757 9298.504 6957.476 9294.379 6957.289 9289.505 L 6954.476 9176.733 L 6954.476 9176.733 ZM 7182.552 9252.664 C 7182.552 9264.288 7182.458 9274.600 7182.271 9283.599 C 7182.271 9292.598 7181.896 9299.535 7181.146 9304.410 C 7180.583 9307.972 7179.927 9310.878 7179.177 9313.128 C 7178.615 9315.378 7177.115 9316.690 7174.678 9317.065 C 7173.553 9317.253 7172.240 9317.534 7170.740 9317.909 C 7169.428 9318.096 7168.209 9318.190 7167.084 9318.190 C 7165.772 9318.190 7165.116 9318.846 7165.116 9320.159 C 7165.116 9321.471 7166.428 9322.127 7169.053 9322.127 C 7171.115 9322.127 7173.365 9322.033 7175.803 9321.846 C 7178.427 9321.846 7180.958 9321.752 7183.396 9321.565 C 7186.020 9321.377 7188.364 9321.283 7190.426 9321.283 L 7194.082 9321.283 L 7201.675 9321.283 C 7205.050 9321.283 7209.362 9321.471 7214.612 9321.846 C 7219.674 9322.033 7225.767 9322.221 7232.892 9322.408 C 7240.016 9322.596 7248.265 9322.690 7257.640 9322.690 C 7260.077 9322.690 7262.046 9322.596 7263.546 9322.408 C 7265.233 9322.408 7266.545 9322.221 7267.483 9321.846 C 7268.420 9321.471 7269.170 9320.908 7269.733 9320.159 C 7270.482 9319.221 7271.045 9318.002 7271.420 9316.503 C 7271.795 9315.190 7272.170 9313.409 7272.545 9311.159 L 7273.670 9303.847 C 7274.045 9301.223 7274.326 9298.973 7274.513 9297.098 C 7274.701 9295.036 7274.795 9293.817 7274.795 9293.442 C 7274.795 9292.504 7274.701 9291.661 7274.513 9290.911 C 7274.326 9290.161 7273.857 9289.786 7273.107 9289.786 C 7271.982 9289.786 7271.139 9291.005 7270.576 9293.442 C 7269.826 9298.317 7268.514 9301.972 7266.639 9304.410 C 7264.952 9306.660 7262.514 9308.534 7259.327 9310.034 C 7256.140 9311.347 7252.015 9312.097 7246.953 9312.284 C 7241.891 9312.472 7237.766 9312.565 7234.579 9312.565 C 7228.392 9312.565 7223.424 9312.378 7219.674 9312.003 C 7215.924 9311.440 7212.925 9310.503 7210.675 9309.191 C 7208.612 9307.691 7207.206 9305.722 7206.456 9303.285 C 7205.706 9300.660 7205.238 9297.379 7205.050 9293.442 L 7205.050 9286.411 L 7205.050 9274.318 L 7205.050 9261.944 L 7205.050 9252.664 L 7205.050 9232.697 C 7205.050 9231.572 7205.613 9231.009 7206.738 9231.009 L 7213.487 9231.009 C 7216.862 9231.009 7220.518 9231.103 7224.455 9231.291 C 7228.392 9231.291 7232.236 9231.384 7235.985 9231.572 C 7239.735 9231.759 7242.453 9231.947 7244.141 9232.134 C 7249.015 9232.697 7252.203 9233.634 7253.703 9234.947 C 7255.390 9236.259 7256.421 9237.759 7256.796 9239.446 C 7257.359 9240.946 7257.640 9242.352 7257.640 9243.665 C 7257.827 9244.977 7257.921 9246.196 7257.921 9247.321 C 7257.921 9248.820 7258.483 9249.570 7259.608 9249.570 C 7260.546 9249.570 7261.108 9249.102 7261.296 9248.164 C 7261.671 9247.039 7261.858 9246.008 7261.858 9245.071 C 7261.858 9244.133 7261.952 9241.977 7262.139 9238.603 C 7262.327 9235.040 7262.608 9232.041 7262.983 9229.603 C 7263.358 9225.666 7263.733 9222.666 7264.108 9220.604 C 7264.670 9218.542 7264.952 9217.136 7264.952 9216.386 C 7264.952 9215.073 7264.483 9214.417 7263.546 9214.417 C 7263.171 9214.417 7261.952 9215.448 7259.890 9217.510 C 7258.577 9218.823 7256.984 9219.667 7255.109 9220.042 C 7253.234 9220.229 7250.797 9220.510 7247.797 9220.885 C 7246.297 9221.073 7243.485 9221.260 7239.360 9221.448 L 7226.142 9221.448 L 7213.206 9221.448 L 7206.456 9221.448 C 7205.519 9221.448 7205.050 9220.604 7205.050 9218.917 L 7205.050 9153.953 C 7205.050 9152.266 7205.519 9151.422 7206.456 9151.422 L 7212.643 9151.422 C 7216.018 9151.422 7219.674 9151.516 7223.611 9151.703 C 7227.736 9151.703 7231.579 9151.797 7235.142 9151.984 C 7238.704 9151.984 7241.047 9152.078 7242.172 9152.266 C 7245.547 9152.641 7248.265 9153.109 7250.328 9153.672 C 7252.390 9154.047 7254.078 9154.516 7255.390 9155.078 C 7256.702 9155.640 7257.640 9156.297 7258.202 9157.047 C 7258.952 9157.797 7259.515 9158.640 7259.890 9159.578 C 7260.452 9161.078 7260.827 9162.671 7261.014 9164.358 C 7261.202 9165.858 7261.296 9167.077 7261.296 9168.014 C 7261.296 9170.077 7261.952 9171.108 7263.264 9171.108 C 7263.827 9171.108 7264.295 9170.827 7264.670 9170.264 C 7265.045 9169.702 7265.327 9169.139 7265.514 9168.577 C 7265.702 9167.827 7265.795 9166.702 7265.795 9165.202 C 7265.983 9163.702 7266.170 9162.109 7266.358 9160.421 C 7266.545 9158.734 7266.639 9157.234 7266.639 9155.922 C 7266.827 9154.422 7266.920 9153.391 7266.920 9152.828 C 7267.295 9149.453 7267.670 9147.016 7268.045 9145.516 C 7268.608 9143.829 7268.889 9142.516 7268.889 9141.579 C 7268.889 9140.079 7268.514 9139.329 7267.764 9139.329 C 7267.201 9139.329 7266.639 9139.517 7266.077 9139.892 L 7264.389 9140.454 C 7263.452 9140.642 7261.952 9140.923 7259.890 9141.298 C 7257.827 9141.485 7255.577 9141.673 7253.140 9141.860 L 7246.953 9141.860 L 7235.704 9141.860 L 7221.924 9141.860 L 7208.706 9141.860 L 7198.582 9141.860 L 7194.082 9141.860 L 7190.426 9141.860 C 7188.552 9141.673 7186.208 9141.579 7183.396 9141.579 L 7174.396 9141.579 C 7171.209 9141.392 7168.209 9141.298 7165.397 9141.298 C 7162.772 9141.298 7161.460 9141.954 7161.460 9143.266 C 7161.460 9144.579 7162.116 9145.235 7163.429 9145.235 C 7164.553 9145.235 7165.960 9145.329 7167.647 9145.516 C 7169.522 9145.516 7170.928 9145.610 7171.865 9145.797 C 7175.990 9146.360 7178.615 9147.672 7179.740 9149.735 C 7180.865 9151.797 7181.615 9154.890 7181.990 9159.015 C 7182.177 9160.890 7182.271 9162.952 7182.271 9165.202 C 7182.458 9167.265 7182.552 9170.171 7182.552 9173.920 L 7182.552 9187.982 L 7182.552 9210.480 L 7182.552 9252.664 L 7182.552 9252.664 ZM 7344.539 9252.664 C 7344.539 9264.288 7344.445 9274.600 7344.257 9283.599 C 7344.257 9292.598 7343.882 9299.535 7343.132 9304.410 C 7342.570 9307.972 7341.914 9310.878 7341.164 9313.128 C 7340.601 9315.190 7339.101 9316.503 7336.664 9317.065 C 7335.539 9317.440 7334.227 9317.721 7332.727 9317.909 C 7331.415 9318.096 7330.196 9318.190 7329.071 9318.190 C 7327.759 9318.190 7327.102 9318.846 7327.102 9320.159 C 7327.102 9321.471 7328.415 9322.127 7331.040 9322.127 C 7332.914 9322.127 7335.258 9322.033 7338.070 9321.846 C 7340.883 9321.846 7343.507 9321.752 7345.945 9321.565 C 7348.569 9321.565 7350.819 9321.471 7352.694 9321.283 L 7355.506 9321.283 L 7358.600 9321.283 C 7360.662 9321.471 7363.100 9321.565 7365.912 9321.565 C 7368.912 9321.752 7372.099 9321.846 7375.474 9321.846 C 7379.036 9322.033 7382.504 9322.127 7385.879 9322.127 C 7388.504 9322.127 7389.816 9321.471 7389.816 9320.159 C 7389.816 9318.846 7389.160 9318.190 7387.848 9318.190 C 7386.723 9318.190 7385.035 9318.096 7382.785 9317.909 C 7380.536 9317.721 7378.567 9317.440 7376.880 9317.065 C 7373.130 9316.503 7370.599 9315.190 7369.287 9313.128 C 7368.162 9310.878 7367.412 9307.972 7367.037 9304.410 C 7366.474 9299.535 7366.099 9292.692 7365.912 9283.880 L 7365.912 9252.945 L 7365.912 9247.321 C 7365.912 9246.008 7366.474 9245.352 7367.599 9245.352 L 7399.097 9245.914 C 7400.409 9245.914 7401.534 9246.383 7402.471 9247.321 C 7403.784 9249.008 7405.377 9251.164 7407.252 9253.789 C 7409.315 9256.414 7411.471 9259.320 7413.720 9262.507 C 7416.158 9265.507 7418.689 9268.788 7421.314 9272.350 C 7423.938 9275.725 7426.563 9279.006 7429.188 9282.193 C 7436.312 9291.192 7442.312 9298.598 7447.187 9304.410 C 7452.249 9310.222 7457.498 9314.534 7462.935 9317.346 C 7466.123 9319.034 7469.497 9320.252 7473.060 9321.002 C 7476.809 9321.752 7482.246 9322.127 7489.371 9322.127 L 7504.838 9322.127 C 7507.088 9322.127 7508.588 9321.940 7509.338 9321.565 C 7510.275 9321.377 7510.744 9320.908 7510.744 9320.159 C 7510.744 9318.846 7509.994 9318.190 7508.494 9318.190 L 7505.401 9318.190 C 7504.088 9318.002 7502.213 9317.721 7499.776 9317.346 C 7496.589 9316.971 7492.839 9315.846 7488.527 9313.972 C 7484.215 9311.909 7478.778 9307.503 7472.216 9300.754 C 7465.091 9293.254 7457.217 9284.255 7448.593 9273.756 C 7439.968 9263.257 7430.594 9251.633 7420.470 9238.884 C 7431.907 9229.135 7439.781 9219.854 7444.093 9211.042 C 7448.593 9202.043 7450.843 9193.137 7450.843 9184.326 C 7450.843 9180.201 7450.186 9176.451 7448.874 9173.077 C 7447.749 9169.514 7446.249 9166.327 7444.374 9163.515 C 7442.687 9160.703 7440.812 9158.359 7438.750 9156.484 C 7436.875 9154.422 7435.188 9152.828 7433.688 9151.703 C 7427.126 9147.204 7419.720 9144.391 7411.471 9143.266 C 7403.409 9141.954 7395.441 9141.298 7387.566 9141.298 C 7385.691 9141.298 7383.067 9141.392 7379.692 9141.579 L 7370.130 9141.579 C 7366.943 9141.579 7364.037 9141.673 7361.412 9141.860 L 7356.631 9141.860 L 7352.975 9141.860 C 7350.913 9141.673 7348.476 9141.579 7345.663 9141.579 L 7336.383 9141.579 C 7333.196 9141.392 7330.196 9141.298 7327.384 9141.298 C 7324.759 9141.298 7323.446 9141.954 7323.446 9143.266 C 7323.446 9144.579 7324.103 9145.235 7325.415 9145.235 C 7326.540 9145.235 7327.946 9145.329 7329.633 9145.516 C 7331.508 9145.516 7332.914 9145.610 7333.852 9145.797 C 7337.977 9146.360 7340.601 9147.672 7341.726 9149.735 C 7342.851 9151.797 7343.601 9154.890 7343.976 9159.015 C 7344.164 9160.890 7344.257 9162.952 7344.257 9165.202 C 7344.445 9167.265 7344.539 9170.171 7344.539 9173.920 L 7344.539 9187.982 L 7344.539 9210.480 L 7344.539 9252.664 L 7344.539 9252.664 ZM 7365.912 9153.953 C 7365.912 9152.828 7366.568 9151.891 7367.880 9151.141 C 7369.193 9150.766 7371.536 9150.485 7374.911 9150.297 C 7378.286 9149.922 7381.848 9149.735 7385.598 9149.735 C 7398.909 9149.735 7409.315 9153.859 7416.814 9162.109 C 7424.501 9170.171 7428.344 9181.701 7428.344 9196.700 C 7428.344 9205.886 7426.938 9213.573 7424.126 9219.760 C 7421.314 9225.947 7417.751 9230.447 7413.439 9233.259 C 7410.440 9235.322 7407.346 9236.540 7404.159 9236.915 C 7400.972 9237.290 7397.878 9237.478 7394.878 9237.478 C 7392.066 9237.478 7389.254 9237.384 7386.441 9237.196 C 7383.629 9237.009 7380.911 9236.728 7378.286 9236.353 C 7375.849 9235.978 7373.692 9235.603 7371.818 9235.228 C 7369.943 9234.853 7368.537 9234.384 7367.599 9233.822 C 7366.474 9233.072 7365.912 9232.041 7365.912 9230.728 L 7365.912 9153.953 L 7365.912 9153.953 ZM 7528.180 9321.846 C 7528.180 9324.471 7527.618 9327.377 7526.493 9330.564 C 7525.555 9333.939 7523.868 9337.688 7521.431 9341.813 C 7521.056 9342.376 7520.587 9343.032 7520.024 9343.782 C 7519.650 9344.532 7519.462 9345.188 7519.462 9345.750 C 7519.462 9347.063 7520.118 9347.719 7521.431 9347.719 C 7522.556 9347.719 7523.774 9346.875 7525.087 9345.188 C 7526.961 9342.938 7528.836 9340.407 7530.711 9337.595 C 7532.586 9334.970 7534.273 9332.251 7535.773 9329.439 C 7537.461 9326.627 7538.867 9323.908 7539.992 9321.283 C 7541.304 9318.846 7542.335 9316.784 7543.085 9315.096 C 7543.835 9313.222 7544.491 9311.253 7545.054 9309.191 C 7545.616 9306.941 7545.897 9305.253 7545.897 9304.129 C 7545.897 9302.816 7545.522 9301.223 7544.772 9299.348 C 7544.210 9297.285 7542.991 9294.848 7541.117 9292.036 C 7539.617 9289.786 7538.585 9288.380 7538.023 9287.817 C 7537.461 9287.067 7536.804 9286.692 7536.054 9286.692 C 7534.180 9286.692 7532.211 9287.161 7530.149 9288.099 C 7528.086 9288.849 7526.211 9289.973 7524.524 9291.473 C 7522.837 9292.786 7521.431 9294.379 7520.306 9296.254 C 7519.181 9298.129 7518.618 9300.004 7518.618 9301.879 C 7518.618 9302.816 7519.087 9303.754 7520.024 9304.691 C 7521.149 9305.628 7522.274 9306.847 7523.399 9308.347 C 7524.524 9309.847 7525.555 9311.722 7526.493 9313.972 C 7527.618 9316.034 7528.180 9318.659 7528.180 9321.846 L 7528.180 9321.846 ZM 7690.730 9215.542 C 7690.730 9228.291 7692.792 9241.227 7696.917 9254.351 C 7701.042 9267.288 7707.510 9279.099 7716.322 9289.786 C 7725.133 9300.473 7736.382 9309.191 7750.069 9315.940 C 7763.943 9322.690 7780.535 9326.064 7799.846 9326.064 C 7816.720 9326.064 7832.094 9323.065 7845.967 9317.065 C 7859.841 9310.878 7871.653 9302.629 7881.402 9292.317 C 7891.151 9281.818 7898.651 9269.631 7903.900 9255.757 C 7909.337 9241.696 7912.056 9226.791 7912.056 9211.042 C 7912.056 9194.731 7909.244 9180.107 7903.619 9167.171 C 7897.995 9154.047 7890.214 9142.985 7880.277 9133.986 C 7870.528 9124.799 7858.904 9117.768 7845.405 9112.894 C 7831.906 9108.019 7817.282 9105.582 7801.534 9105.582 C 7788.597 9105.582 7776.879 9107.269 7766.380 9110.644 C 7755.881 9113.831 7746.507 9118.237 7738.257 9123.862 C 7730.008 9129.486 7722.884 9136.048 7716.884 9143.548 C 7711.072 9150.860 7706.197 9158.640 7702.260 9166.890 C 7698.323 9174.951 7695.417 9183.201 7693.542 9191.638 C 7691.667 9200.074 7690.730 9208.042 7690.730 9215.542 L 7690.730 9215.542 ZM 7717.447 9207.668 C 7717.447 9192.294 7719.509 9178.889 7723.634 9167.452 C 7727.758 9155.828 7733.476 9146.172 7740.788 9138.486 C 7748.100 9130.611 7756.725 9124.799 7766.661 9121.049 C 7776.786 9117.112 7787.753 9115.144 7799.565 9115.144 C 7810.627 9115.144 7821.313 9117.393 7831.625 9121.893 C 7841.937 9126.393 7851.030 9133.048 7858.904 9141.860 C 7866.778 9150.485 7873.059 9161.265 7877.746 9174.201 C 7882.621 9187.138 7885.058 9202.043 7885.058 9218.917 C 7885.058 9239.352 7882.152 9255.945 7876.340 9268.694 C 7870.715 9281.255 7863.779 9291.005 7855.529 9297.942 C 7847.467 9304.879 7839.031 9309.566 7830.219 9312.003 C 7821.407 9314.253 7813.814 9315.378 7807.439 9315.378 C 7794.690 9315.378 7782.879 9312.847 7772.005 9307.785 C 7761.131 9302.722 7751.569 9295.504 7743.319 9286.130 C 7735.258 9276.756 7728.883 9265.413 7724.196 9252.101 C 7719.696 9238.790 7717.447 9223.979 7717.447 9207.668 L 7717.447 9207.668 ZM 7982.644 9149.172 C 7984.894 9151.797 7988.456 9155.828 7993.330 9161.265 C 7998.205 9166.515 8003.923 9172.795 8010.485 9180.107 C 8017.047 9187.419 8024.172 9195.387 8031.859 9204.012 C 8039.733 9212.448 8047.795 9221.073 8056.044 9229.885 C 8063.544 9237.946 8071.418 9246.289 8079.667 9254.914 C 8087.917 9263.538 8095.604 9271.600 8102.728 9279.099 C 8109.852 9286.411 8115.852 9292.598 8120.727 9297.660 C 8125.789 9302.535 8128.695 9305.347 8129.445 9306.097 C 8133.194 9309.847 8136.194 9312.940 8138.444 9315.378 C 8140.881 9317.627 8142.850 9319.409 8144.350 9320.721 C 8145.849 9322.033 8146.974 9322.877 8147.724 9323.252 C 8148.662 9323.814 8149.412 9324.096 8149.974 9324.096 C 8150.537 9324.096 8150.912 9323.908 8151.099 9323.533 C 8151.474 9323.158 8151.755 9322.315 8151.943 9321.002 C 8152.130 9319.690 8152.224 9317.721 8152.224 9315.096 C 8152.411 9312.472 8152.505 9308.816 8152.505 9304.129 L 8153.068 9139.329 C 8153.068 9130.892 8153.630 9124.893 8154.755 9121.331 C 8155.880 9117.581 8158.786 9115.237 8163.473 9114.300 C 8165.160 9113.925 8166.473 9113.738 8167.410 9113.738 C 8168.535 9113.550 8169.473 9113.456 8170.223 9113.456 C 8172.285 9113.456 8173.316 9112.800 8173.316 9111.488 C 8173.316 9110.175 8171.629 9109.519 8168.254 9109.519 C 8162.442 9109.519 8157.380 9109.707 8153.068 9110.082 C 8148.756 9110.269 8145.849 9110.363 8144.350 9110.363 L 8140.131 9110.363 C 8138.256 9110.175 8135.913 9110.082 8133.101 9110.082 C 8130.476 9109.894 8127.570 9109.800 8124.382 9109.800 C 8121.383 9109.613 8118.289 9109.519 8115.102 9109.519 C 8111.352 9109.519 8109.477 9110.175 8109.477 9111.488 C 8109.477 9112.800 8110.227 9113.456 8111.727 9113.456 C 8112.852 9113.456 8114.727 9113.550 8117.352 9113.738 C 8120.164 9113.925 8122.883 9114.300 8125.507 9114.862 C 8129.820 9115.987 8132.632 9118.425 8133.944 9122.174 C 8135.444 9125.924 8136.288 9132.392 8136.475 9141.579 L 8139.569 9284.443 C 8137.319 9282.193 8133.850 9278.537 8129.163 9273.475 C 8124.476 9268.225 8119.039 9262.226 8112.852 9255.476 C 8106.665 9248.727 8100.009 9241.509 8092.885 9233.822 C 8085.948 9226.135 8079.011 9218.542 8072.074 9211.042 C 8061.200 9199.418 8050.607 9188.075 8040.295 9177.014 C 8030.171 9165.952 8020.984 9156.015 8012.735 9147.204 C 8004.486 9138.392 7997.643 9131.080 7992.206 9125.268 C 7986.956 9119.268 7983.769 9115.706 7982.644 9114.581 C 7981.144 9113.081 7979.363 9111.206 7977.300 9108.957 C 7975.426 9106.707 7973.926 9105.582 7972.801 9105.582 C 7971.676 9105.582 7970.832 9106.613 7970.270 9108.675 C 7969.895 9110.550 7969.707 9114.206 7969.707 9119.643 L 7969.426 9280.787 C 7969.426 9293.536 7968.864 9302.441 7967.739 9307.503 C 7966.801 9312.565 7964.551 9315.565 7960.989 9316.503 C 7958.927 9317.253 7956.771 9317.721 7954.521 9317.909 C 7952.271 9318.096 7950.584 9318.190 7949.459 9318.190 C 7947.959 9318.190 7947.209 9318.752 7947.209 9319.877 C 7947.209 9321.377 7948.709 9322.127 7951.709 9322.127 C 7958.083 9322.127 7963.802 9321.940 7968.864 9321.565 C 7974.113 9321.377 7977.394 9321.283 7978.707 9321.283 C 7980.019 9321.283 7983.300 9321.377 7988.550 9321.565 C 7993.799 9321.940 8000.455 9322.127 8008.517 9322.127 C 8011.891 9322.127 8013.579 9321.377 8013.579 9319.877 C 8013.579 9318.752 8012.829 9318.190 8011.329 9318.190 C 8010.017 9318.190 8007.954 9318.096 8005.142 9317.909 C 8002.517 9317.721 7999.892 9317.253 7997.268 9316.503 C 7995.393 9315.940 7993.799 9315.003 7992.487 9313.690 C 7991.174 9312.378 7990.049 9310.503 7989.112 9308.066 C 7988.362 9305.441 7987.706 9302.254 7987.143 9298.504 C 7986.768 9294.567 7986.487 9289.692 7986.300 9283.880 L 7982.644 9149.172 L 7982.644 9149.172 ZM 8354.427 9149.172 C 8356.677 9151.797 8360.239 9155.828 8365.114 9161.265 C 8369.988 9166.515 8375.706 9172.795 8382.268 9180.107 C 8388.830 9187.419 8395.955 9195.387 8403.642 9204.012 C 8411.516 9212.448 8419.578 9221.073 8427.827 9229.885 C 8435.327 9237.946 8443.201 9246.289 8451.450 9254.914 C 8459.700 9263.538 8467.387 9271.600 8474.511 9279.099 C 8481.635 9286.411 8487.635 9292.598 8492.510 9297.660 C 8497.572 9302.535 8500.478 9305.347 8501.228 9306.097 C 8504.977 9309.847 8507.977 9312.940 8510.227 9315.378 C 8512.664 9317.627 8514.633 9319.409 8516.133 9320.721 C 8517.633 9322.033 8518.757 9322.877 8519.507 9323.252 C 8520.445 9323.814 8521.195 9324.096 8521.757 9324.096 C 8522.320 9324.096 8522.695 9323.908 8522.882 9323.533 C 8523.257 9323.158 8523.538 9322.315 8523.726 9321.002 C 8523.913 9319.690 8524.007 9317.721 8524.007 9315.096 C 8524.195 9312.472 8524.288 9308.816 8524.288 9304.129 L 8524.851 9139.329 C 8524.851 9130.892 8525.413 9124.893 8526.538 9121.331 C 8527.663 9117.581 8530.569 9115.237 8535.256 9114.300 C 8536.944 9113.925 8538.256 9113.738 8539.193 9113.738 C 8540.318 9113.550 8541.256 9113.456 8542.006 9113.456 C 8544.068 9113.456 8545.099 9112.800 8545.099 9111.488 C 8545.099 9110.175 8543.412 9109.519 8540.037 9109.519 C 8534.225 9109.519 8529.163 9109.707 8524.851 9110.082 C 8520.539 9110.269 8517.633 9110.363 8516.133 9110.363 L 8511.914 9110.363 C 8510.039 9110.175 8507.696 9110.082 8504.884 9110.082 C 8502.259 9109.894 8499.353 9109.800 8496.166 9109.800 C 8493.166 9109.613 8490.072 9109.519 8486.885 9109.519 C 8483.135 9109.519 8481.260 9110.175 8481.260 9111.488 C 8481.260 9112.800 8482.010 9113.456 8483.510 9113.456 C 8484.635 9113.456 8486.510 9113.550 8489.135 9113.738 C 8491.947 9113.925 8494.666 9114.300 8497.290 9114.862 C 8501.603 9115.987 8504.415 9118.425 8505.727 9122.174 C 8507.227 9125.924 8508.071 9132.392 8508.258 9141.579 L 8511.352 9284.443 C 8509.102 9282.193 8505.634 9278.537 8500.946 9273.475 C 8496.259 9268.225 8490.822 9262.226 8484.635 9255.476 C 8478.448 9248.727 8471.792 9241.509 8464.668 9233.822 C 8457.731 9226.135 8450.794 9218.542 8443.857 9211.042 C 8432.983 9199.418 8422.390 9188.075 8412.079 9177.014 C 8401.954 9165.952 8392.768 9156.015 8384.518 9147.204 C 8376.269 9138.392 8369.426 9131.080 8363.989 9125.268 C 8358.739 9119.268 8355.552 9115.706 8354.427 9114.581 C 8352.927 9113.081 8351.146 9111.206 8349.084 9108.957 C 8347.209 9106.707 8345.709 9105.582 8344.584 9105.582 C 8343.459 9105.582 8342.615 9106.613 8342.053 9108.675 C 8341.678 9110.550 8341.490 9114.206 8341.490 9119.643 L 8341.209 9280.787 C 8341.209 9293.536 8340.647 9302.441 8339.522 9307.503 C 8338.584 9312.565 8336.335 9315.565 8332.772 9316.503 C 8330.710 9317.253 8328.554 9317.721 8326.304 9317.909 C 8324.054 9318.096 8322.367 9318.190 8321.242 9318.190 C 8319.742 9318.190 8318.992 9318.752 8318.992 9319.877 C 8318.992 9321.377 8320.492 9322.127 8323.492 9322.127 C 8329.866 9322.127 8335.585 9321.940 8340.647 9321.565 C 8345.896 9321.377 8349.177 9321.283 8350.490 9321.283 C 8351.802 9321.283 8355.083 9321.377 8360.333 9321.565 C 8365.582 9321.940 8372.238 9322.127 8380.300 9322.127 C 8383.675 9322.127 8385.362 9321.377 8385.362 9319.877 C 8385.362 9318.752 8384.612 9318.190 8383.112 9318.190 C 8381.800 9318.190 8379.737 9318.096 8376.925 9317.909 C 8374.300 9317.721 8371.675 9317.253 8369.051 9316.503 C 8367.176 9315.940 8365.582 9315.003 8364.270 9313.690 C 8362.957 9312.378 8361.833 9310.503 8360.895 9308.066 C 8360.145 9305.441 8359.489 9302.254 8358.927 9298.504 C 8358.552 9294.567 8358.270 9289.692 8358.083 9283.880 L 8354.427 9149.172 L 8354.427 9149.172 ZM 8694.150 9321.283 C 8700.149 9321.283 8704.367 9320.815 8706.805 9319.877 C 8709.430 9318.940 8711.304 9316.596 8712.429 9312.847 C 8713.179 9310.409 8714.023 9307.410 8714.960 9303.847 C 8715.898 9300.098 8716.742 9296.442 8717.491 9292.879 C 8718.429 9289.130 8719.179 9285.755 8719.741 9282.755 C 8720.491 9279.568 8720.866 9277.318 8720.866 9276.006 C 8720.866 9275.068 8720.772 9274.131 8720.585 9273.194 C 8720.397 9272.256 8719.929 9271.787 8719.179 9271.787 C 8717.679 9271.787 8716.554 9273.194 8715.804 9276.006 C 8714.117 9283.505 8710.742 9289.692 8705.680 9294.567 C 8700.805 9299.254 8693.212 9302.066 8682.900 9303.004 C 8680.276 9303.379 8676.526 9303.660 8671.651 9303.847 C 8666.777 9303.847 8661.808 9303.941 8656.746 9304.129 C 8651.684 9304.316 8646.997 9304.410 8642.685 9304.410 L 8634.811 9304.410 L 8614.281 9304.410 C 8613.531 9304.410 8613.062 9304.222 8612.875 9303.847 C 8612.687 9303.472 8612.969 9303.004 8613.718 9302.441 C 8619.531 9297.567 8625.999 9292.036 8633.123 9285.849 C 8640.248 9279.662 8647.372 9273.006 8654.496 9265.882 C 8661.808 9258.757 8668.839 9251.164 8675.589 9243.102 C 8682.525 9235.040 8688.619 9226.697 8693.868 9218.073 C 8699.305 9209.261 8703.618 9200.262 8706.805 9191.075 C 8709.992 9181.701 8711.586 9172.139 8711.586 9162.390 C 8711.586 9154.890 8710.273 9147.766 8707.648 9141.017 C 8705.024 9134.080 8700.993 9127.986 8695.556 9122.737 C 8690.306 9117.487 8683.744 9113.363 8675.870 9110.363 C 8667.995 9107.176 8658.715 9105.582 8648.028 9105.582 C 8636.592 9105.582 8626.749 9106.613 8618.499 9108.675 C 8610.438 9110.738 8603.782 9112.988 8598.532 9115.425 C 8597.220 9116.362 8596.376 9117.112 8596.001 9117.675 C 8595.814 9118.050 8595.720 9118.706 8595.720 9119.643 C 8595.720 9121.893 8595.814 9124.799 8596.001 9128.361 C 8596.189 9131.924 8596.376 9135.580 8596.564 9139.329 C 8596.751 9142.891 8596.939 9146.172 8597.126 9149.172 C 8597.314 9151.984 8597.407 9153.672 8597.407 9154.234 C 8597.595 9156.672 8598.345 9157.890 8599.657 9157.890 C 8601.344 9157.890 8602.188 9156.484 8602.188 9153.672 C 8602.188 9148.235 8602.938 9143.173 8604.438 9138.486 C 8606.125 9133.611 8608.656 9129.580 8612.031 9126.393 C 8616.156 9122.643 8620.468 9119.925 8624.968 9118.237 C 8629.655 9116.550 8635.373 9115.706 8642.122 9115.706 C 8646.810 9115.706 8651.778 9116.550 8657.028 9118.237 C 8662.277 9119.925 8667.058 9122.737 8671.370 9126.674 C 8675.870 9130.611 8679.526 9135.955 8682.338 9142.704 C 8685.338 9149.266 8686.838 9157.609 8686.838 9167.733 C 8686.838 9181.232 8684.307 9193.981 8679.245 9205.980 C 8674.370 9217.792 8667.527 9229.416 8658.715 9240.852 C 8650.091 9252.101 8639.779 9263.444 8627.780 9274.881 C 8615.781 9286.130 8602.751 9298.035 8588.689 9310.597 C 8587.564 9311.534 8586.439 9312.659 8585.315 9313.972 C 8584.190 9315.096 8583.627 9316.221 8583.627 9317.346 C 8583.627 9318.471 8584.002 9319.409 8584.752 9320.159 C 8585.689 9320.908 8586.627 9321.283 8587.564 9321.283 L 8694.150 9321.283 L 8694.150 9321.283 ZM 8925.037 9298.223 C 8925.037 9302.722 8923.162 9306.003 8919.413 9308.066 C 8917.538 9309.191 8915.288 9310.128 8912.663 9310.878 C 8910.038 9311.628 8907.226 9312.284 8904.226 9312.847 C 8901.414 9313.222 8898.508 9313.503 8895.508 9313.690 C 8892.508 9313.878 8889.790 9313.972 8887.353 9313.972 C 8874.416 9313.972 8861.667 9311.722 8849.106 9307.222 C 8836.732 9302.535 8824.920 9294.754 8813.671 9283.880 C 8811.234 9281.443 8808.234 9277.881 8804.672 9273.194 C 8801.297 9268.506 8798.016 9262.882 8794.829 9256.320 C 8791.829 9249.570 8789.204 9241.977 8786.954 9233.540 C 8784.892 9225.104 8783.861 9215.917 8783.861 9205.980 C 8783.861 9189.481 8786.392 9175.139 8791.454 9162.952 C 8796.704 9150.578 8803.453 9141.110 8811.702 9134.548 C 8816.952 9130.424 8822.202 9127.143 8827.451 9124.705 C 8832.888 9122.081 8838.138 9120.206 8843.200 9119.081 C 8848.262 9117.768 8853.137 9116.925 8857.824 9116.550 C 8862.698 9116.175 8867.385 9115.987 8871.885 9115.987 C 8880.884 9115.987 8889.040 9116.737 8896.352 9118.237 C 8903.851 9119.550 8910.319 9121.331 8915.757 9123.581 C 8921.381 9125.643 8926.068 9128.080 8929.818 9130.892 C 8933.568 9133.517 8936.286 9136.142 8937.974 9138.767 C 8940.036 9142.142 8941.442 9145.610 8942.192 9149.172 C 8943.129 9152.547 8943.692 9155.265 8943.879 9157.328 C 8944.254 9160.140 8944.910 9161.546 8945.848 9161.546 C 8946.785 9161.546 8947.442 9161.171 8947.816 9160.421 C 8948.191 9159.484 8948.379 9157.890 8948.379 9155.640 C 8948.379 9148.703 8948.473 9142.891 8948.660 9138.204 C 8948.848 9133.517 8949.035 9129.674 8949.223 9126.674 C 8949.598 9123.674 8949.879 9121.331 8950.066 9119.643 C 8950.254 9117.956 8950.348 9116.644 8950.348 9115.706 C 8950.348 9115.144 8950.160 9114.675 8949.785 9114.300 C 8949.410 9113.738 8948.473 9113.363 8946.973 9113.175 C 8943.411 9112.988 8939.473 9112.706 8935.161 9112.331 C 8930.849 9111.769 8927.193 9111.113 8924.193 9110.363 C 8922.881 9110.175 8920.725 9109.800 8917.725 9109.238 C 8914.725 9108.675 8911.257 9108.113 8907.320 9107.551 C 8903.383 9106.988 8899.164 9106.519 8894.664 9106.144 C 8890.165 9105.769 8885.665 9105.582 8881.166 9105.582 C 8875.729 9105.582 8869.916 9105.769 8863.729 9106.144 C 8857.730 9106.519 8851.543 9107.363 8845.168 9108.675 C 8838.794 9109.800 8832.326 9111.581 8825.764 9114.019 C 8819.202 9116.269 8812.734 9119.362 8806.359 9123.299 C 8800.172 9127.236 8794.173 9132.205 8788.360 9138.204 C 8782.736 9144.016 8777.768 9150.860 8773.455 9158.734 C 8769.143 9166.421 8765.675 9175.045 8763.050 9184.607 C 8760.613 9194.169 8759.394 9204.574 8759.394 9215.823 C 8759.394 9224.635 8760.331 9233.072 8762.206 9241.134 C 8764.081 9249.195 8766.518 9256.695 8769.518 9263.632 C 8772.706 9270.381 8776.268 9276.568 8780.205 9282.193 C 8784.330 9287.630 8788.548 9292.223 8792.860 9295.973 C 8800.735 9302.722 8808.890 9308.159 8817.327 9312.284 C 8825.951 9316.221 8834.388 9319.221 8842.637 9321.283 C 8851.074 9323.346 8858.949 9324.658 8866.261 9325.221 C 8873.572 9325.783 8879.947 9326.064 8885.384 9326.064 C 8889.509 9326.064 8894.008 9325.877 8898.883 9325.502 C 8903.945 9325.127 8909.101 9324.377 8914.350 9323.252 C 8919.787 9322.315 8925.131 9321.096 8930.380 9319.596 C 8935.630 9317.909 8940.505 9315.846 8945.004 9313.409 C 8945.754 9312.847 8946.410 9312.378 8946.973 9312.003 C 8947.535 9311.628 8947.910 9310.972 8948.098 9310.034 C 8948.285 9308.909 8948.379 9307.503 8948.379 9305.816 C 8948.566 9303.941 8948.660 9301.410 8948.660 9298.223 L 8948.660 9266.725 L 8948.660 9250.977 C 8948.660 9246.477 8948.848 9241.977 8949.223 9237.478 C 8949.598 9232.603 8950.441 9228.947 8951.754 9226.510 C 8953.254 9223.885 8955.878 9222.198 8959.628 9221.448 C 8961.315 9221.073 8962.628 9220.885 8963.565 9220.885 C 8964.690 9220.698 8965.721 9220.604 8966.659 9220.604 C 8968.159 9220.604 8968.909 9220.042 8968.909 9218.917 C 8968.909 9217.417 8967.409 9216.667 8964.409 9216.667 C 8962.347 9216.667 8959.816 9216.761 8956.816 9216.948 C 8953.816 9216.948 8950.910 9217.042 8948.098 9217.229 C 8945.285 9217.229 8942.754 9217.323 8940.505 9217.510 L 8936.849 9217.510 L 8932.911 9217.510 C 8930.849 9217.323 8928.224 9217.229 8925.037 9217.229 C 8922.037 9217.042 8918.756 9216.948 8915.194 9216.948 C 8911.632 9216.761 8908.257 9216.667 8905.070 9216.667 C 8902.070 9216.667 8900.570 9217.417 8900.570 9218.917 C 8900.570 9220.042 8901.320 9220.604 8902.820 9220.604 C 8904.132 9220.604 8905.726 9220.698 8907.601 9220.885 C 8909.663 9220.885 8911.257 9221.073 8912.382 9221.448 C 8915.194 9222.198 8917.444 9223.135 8919.131 9224.260 C 8920.819 9225.197 8922.037 9226.697 8922.787 9228.760 C 8923.725 9230.634 8924.287 9233.353 8924.475 9236.915 C 8924.850 9240.290 8925.037 9244.790 8925.037 9250.414 L 8925.037 9298.223 L 8925.037 9298.223 ZM 9209.640 9321.283 C 9215.639 9321.283 9219.857 9320.815 9222.295 9319.877 C 9224.920 9318.940 9226.794 9316.596 9227.919 9312.847 C 9228.669 9310.409 9229.513 9307.410 9230.450 9303.847 C 9231.388 9300.098 9232.231 9296.442 9232.981 9292.879 C 9233.919 9289.130 9234.669 9285.755 9235.231 9282.755 C 9235.981 9279.568 9236.356 9277.318 9236.356 9276.006 C 9236.356 9275.068 9236.262 9274.131 9236.075 9273.194 C 9235.887 9272.256 9235.419 9271.787 9234.669 9271.787 C 9233.169 9271.787 9232.044 9273.194 9231.294 9276.006 C 9229.607 9283.505 9226.232 9289.692 9221.170 9294.567 C 9216.295 9299.254 9208.702 9302.066 9198.390 9303.004 C 9195.766 9303.379 9192.016 9303.660 9187.141 9303.847 C 9182.267 9303.847 9177.298 9303.941 9172.236 9304.129 C 9167.174 9304.316 9162.487 9304.410 9158.175 9304.410 L 9150.301 9304.410 L 9129.771 9304.410 C 9129.021 9304.410 9128.552 9304.222 9128.365 9303.847 C 9128.177 9303.472 9128.459 9303.004 9129.208 9302.441 C 9135.020 9297.567 9141.489 9292.036 9148.613 9285.849 C 9155.738 9279.662 9162.862 9273.006 9169.986 9265.882 C 9177.298 9258.757 9184.329 9251.164 9191.079 9243.102 C 9198.015 9235.040 9204.109 9226.697 9209.358 9218.073 C 9214.795 9209.261 9219.108 9200.262 9222.295 9191.075 C 9225.482 9181.701 9227.076 9172.139 9227.076 9162.390 C 9227.076 9154.890 9225.763 9147.766 9223.138 9141.017 C 9220.514 9134.080 9216.483 9127.986 9211.046 9122.737 C 9205.796 9117.487 9199.234 9113.363 9191.360 9110.363 C 9183.485 9107.176 9174.205 9105.582 9163.518 9105.582 C 9152.082 9105.582 9142.239 9106.613 9133.989 9108.675 C 9125.927 9110.738 9119.272 9112.988 9114.022 9115.425 C 9112.710 9116.362 9111.866 9117.112 9111.491 9117.675 C 9111.304 9118.050 9111.210 9118.706 9111.210 9119.643 C 9111.210 9121.893 9111.304 9124.799 9111.491 9128.361 C 9111.679 9131.924 9111.866 9135.580 9112.054 9139.329 C 9112.241 9142.891 9112.429 9146.172 9112.616 9149.172 C 9112.804 9151.984 9112.897 9153.672 9112.897 9154.234 C 9113.085 9156.672 9113.835 9157.890 9115.147 9157.890 C 9116.834 9157.890 9117.678 9156.484 9117.678 9153.672 C 9117.678 9148.235 9118.428 9143.173 9119.928 9138.486 C 9121.615 9133.611 9124.146 9129.580 9127.521 9126.393 C 9131.646 9122.643 9135.958 9119.925 9140.458 9118.237 C 9145.145 9116.550 9150.863 9115.706 9157.612 9115.706 C 9162.300 9115.706 9167.268 9116.550 9172.517 9118.237 C 9177.767 9119.925 9182.548 9122.737 9186.860 9126.674 C 9191.360 9130.611 9195.016 9135.955 9197.828 9142.704 C 9200.828 9149.266 9202.328 9157.609 9202.328 9167.733 C 9202.328 9181.232 9199.797 9193.981 9194.734 9205.980 C 9189.860 9217.792 9183.017 9229.416 9174.205 9240.852 C 9165.581 9252.101 9155.269 9263.444 9143.270 9274.881 C 9131.271 9286.130 9118.241 9298.035 9104.179 9310.597 C 9103.054 9311.534 9101.929 9312.659 9100.804 9313.972 C 9099.680 9315.096 9099.117 9316.221 9099.117 9317.346 C 9099.117 9318.471 9099.492 9319.409 9100.242 9320.159 C 9101.179 9320.908 9102.117 9321.283 9103.054 9321.283 L 9209.640 9321.283 L 9209.640 9321.283 ZM 9306.945 9240.571 C 9306.945 9254.070 9306.851 9266.163 9306.663 9276.849 C 9306.663 9287.349 9306.288 9295.598 9305.538 9301.598 C 9304.976 9305.722 9304.132 9309.191 9303.007 9312.003 C 9302.070 9314.815 9300.195 9316.503 9297.383 9317.065 C 9296.070 9317.440 9294.664 9317.721 9293.164 9317.909 C 9291.665 9318.096 9290.258 9318.190 9288.946 9318.190 C 9287.446 9318.190 9286.696 9318.752 9286.696 9319.877 C 9286.696 9321.377 9288.196 9322.127 9291.196 9322.127 C 9293.258 9322.127 9295.789 9322.033 9298.789 9321.846 C 9301.789 9321.846 9304.695 9321.752 9307.507 9321.565 C 9310.319 9321.565 9312.663 9321.471 9314.538 9321.283 L 9317.631 9321.283 L 9321.287 9321.283 C 9323.537 9321.471 9326.255 9321.565 9329.443 9321.565 C 9332.817 9321.752 9336.473 9321.846 9340.411 9321.846 C 9344.348 9322.033 9348.285 9322.127 9352.222 9322.127 C 9355.222 9322.127 9356.722 9321.377 9356.722 9319.877 C 9356.722 9318.752 9355.972 9318.190 9354.472 9318.190 C 9353.160 9318.190 9351.191 9318.096 9348.566 9317.909 C 9346.129 9317.721 9343.879 9317.440 9341.817 9317.065 C 9337.505 9316.503 9334.692 9314.815 9333.380 9312.003 C 9332.068 9309.191 9331.224 9305.722 9330.849 9301.598 C 9330.099 9295.598 9329.630 9287.349 9329.443 9276.849 L 9329.443 9240.571 L 9329.443 9233.822 C 9329.443 9232.322 9330.099 9231.572 9331.411 9231.572 L 9366.002 9232.134 C 9367.315 9232.134 9368.533 9232.697 9369.658 9233.822 C 9370.971 9235.697 9372.752 9238.228 9375.002 9241.415 C 9377.439 9244.415 9379.970 9247.789 9382.595 9251.539 C 9385.407 9255.289 9388.313 9259.226 9391.313 9263.351 C 9394.313 9267.475 9397.312 9271.506 9400.312 9275.443 C 9408.374 9286.130 9415.217 9294.942 9420.842 9301.879 C 9426.466 9308.628 9432.278 9313.597 9438.278 9316.784 C 9441.840 9318.846 9445.777 9320.252 9450.089 9321.002 C 9454.401 9321.752 9460.495 9322.127 9468.369 9322.127 L 9488.336 9322.127 C 9490.961 9322.127 9492.742 9321.940 9493.680 9321.565 C 9494.617 9321.377 9495.086 9320.815 9495.086 9319.877 C 9495.086 9318.752 9494.242 9318.190 9492.555 9318.190 L 9488.336 9318.190 C 9486.461 9318.002 9484.212 9317.721 9481.587 9317.346 C 9478.025 9316.784 9473.337 9315.284 9467.525 9312.847 C 9461.713 9310.409 9454.964 9305.160 9447.277 9297.098 C 9439.028 9288.286 9430.122 9277.787 9420.560 9265.600 C 9410.999 9253.414 9400.406 9239.915 9388.782 9225.104 C 9401.343 9213.480 9410.155 9202.418 9415.217 9191.919 C 9420.279 9181.232 9422.810 9170.639 9422.810 9160.140 C 9422.810 9155.265 9422.060 9150.766 9420.560 9146.641 C 9419.248 9142.516 9417.561 9138.861 9415.498 9135.673 C 9413.623 9132.486 9411.561 9129.768 9409.311 9127.518 C 9407.062 9125.080 9405.093 9123.206 9403.406 9121.893 C 9395.906 9116.456 9387.657 9113.081 9378.658 9111.769 C 9369.846 9110.269 9360.940 9109.519 9351.941 9109.519 C 9349.691 9109.519 9346.879 9109.613 9343.504 9109.800 C 9340.129 9109.800 9336.661 9109.894 9333.099 9110.082 C 9329.724 9110.082 9326.630 9110.175 9323.818 9110.363 L 9318.756 9110.363 L 9314.819 9110.363 C 9312.757 9110.175 9310.132 9110.082 9306.945 9110.082 C 9303.945 9109.894 9300.664 9109.800 9297.102 9109.800 C 9293.539 9109.613 9290.165 9109.519 9286.977 9109.519 C 9283.978 9109.519 9282.478 9110.269 9282.478 9111.769 C 9282.478 9112.894 9283.228 9113.456 9284.728 9113.456 C 9286.040 9113.456 9287.634 9113.550 9289.508 9113.738 C 9291.571 9113.738 9293.164 9113.925 9294.289 9114.300 C 9298.976 9115.237 9302.070 9116.925 9303.570 9119.362 C 9305.070 9121.799 9306.007 9125.455 9306.382 9130.330 C 9306.570 9132.580 9306.663 9135.017 9306.663 9137.642 C 9306.851 9140.079 9306.945 9143.454 9306.945 9147.766 L 9306.945 9164.358 L 9306.945 9191.075 L 9306.945 9240.571 L 9306.945 9240.571 ZM 9329.443 9123.581 C 9329.443 9121.893 9330.193 9120.768 9331.693 9120.206 C 9333.192 9119.831 9335.630 9119.456 9339.004 9119.081 C 9342.379 9118.706 9346.223 9118.518 9350.535 9118.518 C 9365.721 9118.518 9377.626 9123.487 9386.251 9133.423 C 9394.875 9143.360 9399.187 9157.140 9399.187 9174.764 C 9399.187 9185.451 9397.500 9194.544 9394.125 9202.043 C 9390.938 9209.355 9386.907 9214.698 9382.032 9218.073 C 9378.845 9220.323 9375.377 9221.823 9371.627 9222.573 C 9367.877 9223.135 9364.315 9223.416 9360.940 9223.416 C 9354.753 9223.416 9348.754 9223.041 9342.942 9222.291 C 9337.317 9221.354 9333.474 9220.229 9331.411 9218.917 C 9330.099 9218.167 9329.443 9217.042 9329.443 9215.542 L 9329.443 9123.581 L 9329.443 9123.581 ZM 9592.953 9152.547 L 9592.953 9140.173 L 9592.953 9127.236 C 9593.140 9123.112 9593.234 9119.550 9593.234 9116.550 L 9593.234 9110.363 C 9593.234 9107.176 9592.296 9105.582 9590.422 9105.582 C 9588.922 9105.582 9586.953 9107.269 9584.516 9110.644 C 9583.016 9112.706 9579.454 9117.487 9573.829 9124.987 C 9568.392 9132.486 9561.924 9141.298 9554.424 9151.422 C 9546.925 9161.546 9538.957 9172.233 9530.520 9183.482 C 9522.271 9194.731 9514.584 9205.136 9507.459 9214.698 C 9500.523 9224.260 9494.617 9232.228 9489.742 9238.603 C 9485.055 9244.977 9482.618 9248.352 9482.430 9248.727 C 9481.868 9249.477 9481.305 9250.414 9480.743 9251.539 C 9480.180 9252.476 9479.899 9253.508 9479.899 9254.633 C 9479.899 9255.945 9480.462 9256.882 9481.587 9257.445 C 9482.711 9257.820 9484.118 9258.007 9485.805 9258.007 L 9571.579 9258.007 L 9571.579 9267.007 L 9571.579 9278.537 C 9571.579 9282.662 9571.486 9286.786 9571.298 9290.911 C 9571.298 9294.848 9571.204 9298.317 9571.017 9301.316 C 9570.642 9305.628 9569.705 9309.191 9568.205 9312.003 C 9566.705 9314.628 9563.611 9316.315 9558.924 9317.065 C 9556.674 9317.440 9554.237 9317.721 9551.612 9317.909 L 9545.706 9317.909 C 9544.207 9317.909 9543.457 9318.659 9543.457 9320.159 C 9543.457 9321.471 9544.956 9322.127 9547.956 9322.127 C 9551.893 9322.127 9555.643 9322.033 9559.205 9321.846 C 9562.955 9321.846 9566.330 9321.752 9569.330 9321.565 C 9572.329 9321.565 9574.767 9321.471 9576.641 9321.283 L 9580.579 9321.283 L 9584.797 9321.283 C 9587.047 9321.471 9589.859 9321.565 9593.234 9321.565 C 9596.609 9321.752 9600.265 9321.846 9604.202 9321.846 C 9608.139 9322.033 9612.076 9322.127 9616.013 9322.127 C 9619.013 9322.127 9620.513 9321.471 9620.513 9320.159 C 9620.513 9318.659 9619.669 9317.909 9617.982 9317.909 C 9616.482 9317.909 9614.513 9317.815 9612.076 9317.627 C 9609.826 9317.440 9607.670 9317.159 9605.608 9316.784 C 9601.108 9315.659 9598.015 9313.878 9596.327 9311.440 C 9594.827 9309.003 9593.890 9305.628 9593.515 9301.316 C 9593.140 9298.317 9592.859 9294.848 9592.671 9290.911 L 9592.671 9278.537 L 9592.671 9267.007 C 9592.859 9263.257 9592.953 9260.257 9592.953 9258.007 L 9618.826 9258.007 C 9620.513 9258.007 9621.732 9257.820 9622.482 9257.445 C 9623.231 9256.882 9623.981 9255.851 9624.731 9254.351 C 9625.294 9252.664 9625.856 9250.602 9626.419 9248.164 C 9626.981 9245.539 9627.262 9243.852 9627.262 9243.102 C 9627.262 9242.352 9627.169 9241.602 9626.981 9240.852 C 9626.981 9240.102 9626.606 9239.727 9625.856 9239.727 C 9625.294 9239.727 9624.169 9240.290 9622.482 9241.415 C 9620.794 9242.352 9618.076 9242.821 9614.326 9242.821 L 9592.953 9242.821 L 9592.953 9152.547 L 9592.953 9152.547 ZM 9571.579 9242.821 L 9499.585 9242.821 C 9500.523 9241.696 9502.772 9238.603 9506.335 9233.540 C 9510.084 9228.478 9514.490 9222.479 9519.552 9215.542 C 9524.614 9208.605 9529.958 9201.199 9535.582 9193.325 C 9541.394 9185.263 9546.738 9177.764 9551.612 9170.827 C 9556.674 9163.890 9560.986 9157.890 9564.549 9152.828 C 9568.111 9147.579 9570.267 9144.391 9571.017 9143.266 L 9571.579 9143.266 L 9571.579 9242.821 L 9571.579 9242.821 Z">
            <!-- 2938 nodes -->
          </draw:path>
          <draw:path id="path3403" draw:style-name="style2" draw:layer="layout" svg:x="0.188cm" svg:y="2.094cm" svg:width="9.188cm" svg:height="0.021cm" svg:viewBox="0.0 0.0 9187.500 20.663" svg:d="M 9562.500 4209.488 L 375.000 4209.488 L 375.000 4188.825 L 9562.500 4188.825 L 9562.500 4209.488 L 9562.500 4209.488 Z">
            <!-- 6 nodes -->
          </draw:path>
          <draw:path id="text3405" draw:style-name="style4" draw:layer="layout" svg:x="3.541cm" svg:y="0.692cm" svg:width="2.696cm" svg:height="0.905cm" svg:viewBox="0.0 0.0 2695.984 905.059" svg:d="M 7537.779 1609.653 C 7537.779 1640.658 7517.847 1667.726 7477.983 1690.857 C 7473.554 1693.318 7456.329 1702.176 7426.308 1717.433 C 7384.967 1738.595 7343.381 1758.773 7301.548 1777.967 C 7327.140 1803.067 7364.297 1835.302 7413.020 1874.674 C 7467.648 1919.459 7505.544 1951.203 7526.706 1969.905 C 7526.214 1972.857 7520.554 1974.334 7509.727 1974.334 C 7492.994 1974.334 7470.109 1967.198 7441.072 1952.925 C 7431.721 1948.496 7412.774 1935.208 7384.229 1913.062 C 7339.936 1879.103 7317.051 1861.386 7315.575 1859.910 C 7286.538 1835.794 7267.590 1815.124 7258.732 1797.899 C 7241.506 1800.852 7230.433 1805.035 7225.512 1810.449 C 7225.512 1826.690 7224.035 1852.527 7221.082 1887.962 C 7218.622 1920.936 7217.391 1946.528 7217.391 1964.737 C 7217.391 1976.549 7217.883 1987.622 7218.868 1997.957 C 7219.852 1998.449 7220.098 1999.187 7219.606 2000.172 L 7219.606 2003.863 C 7213.208 2009.276 7205.826 2011.983 7197.459 2011.983 C 7190.569 2011.983 7181.711 2009.768 7170.883 2005.339 C 7158.580 1999.433 7152.428 1993.774 7152.428 1988.360 C 7152.428 1898.297 7159.318 1798.145 7173.098 1687.904 C 7178.019 1662.312 7184.910 1623.925 7193.768 1572.742 C 7191.800 1571.265 7189.585 1570.527 7187.124 1570.527 C 7184.663 1570.527 7180.972 1571.019 7176.051 1572.003 C 7171.622 1572.988 7168.176 1573.480 7165.716 1573.480 C 7160.794 1573.480 7148.983 1575.940 7130.281 1580.862 C 7112.072 1585.291 7100.506 1587.506 7095.585 1587.506 C 7092.632 1587.506 7089.187 1585.045 7085.250 1580.124 C 7083.281 1570.773 7082.297 1567.328 7082.297 1569.789 C 7082.297 1568.312 7082.543 1566.836 7083.035 1565.359 C 7096.815 1553.548 7114.532 1544.935 7136.187 1539.522 C 7135.695 1544.935 7137.909 1547.642 7142.831 1547.642 C 7137.417 1547.642 7155.627 1545.181 7197.459 1540.260 C 7200.412 1537.307 7202.381 1530.417 7203.365 1519.590 C 7204.841 1510.731 7207.548 1504.825 7211.485 1501.872 C 7228.218 1502.364 7240.030 1503.595 7246.920 1505.563 C 7257.747 1509.008 7266.606 1516.391 7273.496 1527.710 C 7275.957 1528.694 7299.580 1529.186 7344.365 1529.186 C 7411.297 1529.186 7458.790 1535.338 7486.842 1547.642 C 7497.669 1552.071 7508.743 1560.930 7520.062 1574.218 C 7531.873 1587.014 7537.779 1598.825 7537.779 1609.653 L 7537.779 1609.653 ZM 7519.324 1595.626 C 7519.324 1589.721 7516.371 1584.553 7510.465 1580.124 C 7484.381 1561.914 7441.072 1552.810 7380.538 1552.810 C 7352.978 1552.810 7315.329 1555.270 7267.590 1560.192 L 7245.444 1659.113 C 7238.061 1697.009 7233.386 1730.229 7231.417 1758.773 C 7243.229 1755.328 7250.611 1754.098 7253.564 1755.082 L 7259.470 1752.867 C 7261.438 1740.072 7264.883 1733.674 7269.805 1733.674 C 7272.266 1739.087 7276.203 1746.716 7281.616 1756.559 C 7341.658 1728.014 7389.397 1703.899 7424.831 1684.213 C 7487.826 1649.270 7519.324 1619.742 7519.324 1595.626 L 7519.324 1595.626 ZM 7824.948 1824.475 C 7824.948 1855.972 7808.707 1889.685 7776.225 1925.611 C 7744.236 1961.046 7712.738 1978.763 7681.733 1978.763 C 7648.759 1978.763 7621.445 1964.491 7599.790 1935.946 C 7579.612 1909.863 7569.523 1880.088 7569.523 1846.622 C 7569.523 1826.936 7572.722 1807.496 7579.120 1788.302 C 7573.214 1776.491 7570.261 1769.601 7570.261 1767.632 C 7570.261 1759.758 7575.675 1753.360 7586.502 1748.438 C 7599.790 1741.548 7607.665 1736.381 7610.125 1732.936 C 7618.492 1719.648 7627.104 1706.606 7635.963 1693.810 C 7647.775 1679.045 7660.570 1671.663 7674.351 1671.663 C 7696.005 1671.663 7710.031 1677.569 7716.429 1689.380 C 7714.953 1696.763 7710.770 1705.375 7703.879 1715.218 C 7707.325 1717.679 7720.366 1721.616 7743.005 1727.030 C 7763.675 1732.936 7778.686 1738.595 7788.037 1744.009 C 7812.644 1759.265 7824.948 1786.087 7824.948 1824.475 L 7824.948 1824.475 ZM 7758.508 1748.438 C 7750.141 1738.595 7727.503 1733.674 7690.591 1733.674 C 7685.670 1733.674 7680.749 1737.611 7675.827 1745.485 C 7672.382 1751.391 7669.183 1757.051 7666.230 1762.464 C 7700.681 1760.004 7731.440 1755.328 7758.508 1748.438 L 7758.508 1748.438 ZM 7791.728 1805.281 C 7791.728 1794.454 7789.021 1783.873 7783.607 1773.538 C 7754.079 1779.443 7709.785 1786.826 7650.728 1795.684 C 7644.330 1802.082 7638.916 1814.878 7634.487 1834.072 C 7631.042 1850.313 7629.319 1864.585 7629.319 1876.889 C 7629.319 1902.480 7635.471 1924.627 7647.775 1943.329 C 7652.204 1944.313 7656.633 1944.805 7661.063 1944.805 C 7677.304 1944.805 7690.838 1941.360 7701.665 1934.470 C 7704.618 1932.501 7712.738 1925.857 7726.026 1914.538 C 7769.827 1877.627 7791.728 1841.208 7791.728 1805.281 L 7791.728 1805.281 ZM 8174.864 1879.103 C 8175.356 1883.041 8173.142 1887.716 8168.220 1893.130 C 8163.299 1898.543 8160.838 1902.972 8160.838 1906.418 C 8106.210 1965.475 8048.875 1995.004 7988.833 1995.004 C 7963.733 1995.004 7943.801 1989.344 7929.037 1978.025 C 7908.366 1961.784 7895.078 1949.973 7889.173 1942.590 C 7876.377 1927.826 7869.979 1911.831 7869.979 1894.606 C 7869.979 1857.203 7882.037 1821.030 7906.152 1786.087 C 7930.267 1750.653 7959.796 1724.815 7994.738 1708.574 C 8009.503 1701.684 8035.833 1698.239 8073.728 1698.239 C 8118.513 1698.239 8146.812 1709.805 8158.623 1732.936 L 8158.623 1738.103 C 8158.623 1746.962 8152.964 1751.391 8141.644 1751.391 C 8135.739 1751.391 8124.665 1746.962 8108.424 1738.103 C 8106.948 1735.150 8104.487 1731.951 8101.042 1728.506 C 8064.623 1728.014 8030.173 1741.548 7997.691 1769.108 C 7968.655 1793.716 7946.508 1823.983 7931.251 1859.910 C 7924.853 1875.658 7921.654 1890.669 7921.654 1904.941 C 7921.654 1918.229 7926.330 1931.763 7935.681 1945.543 C 7945.031 1959.323 7956.105 1966.213 7968.901 1966.213 C 8006.304 1966.213 8055.519 1949.234 8116.545 1915.276 C 8142.137 1901.004 8161.576 1888.946 8174.864 1879.103 L 8174.864 1879.103 ZM 8528.472 1961.784 C 8526.504 1963.753 8521.090 1966.706 8512.231 1970.643 C 8477.781 1961.784 8440.624 1946.281 8400.760 1924.135 C 8380.090 1912.815 8345.886 1891.407 8298.147 1859.910 C 8294.210 1891.899 8286.090 1939.637 8273.786 2003.124 C 8270.833 2006.077 8266.896 2007.554 8261.974 2007.554 C 8253.608 2007.554 8243.273 1997.957 8230.969 1978.763 C 8236.383 1946.281 8241.796 1910.109 8247.210 1870.245 C 8251.639 1837.763 8253.854 1820.784 8253.854 1819.307 C 8253.854 1817.339 8249.671 1810.695 8241.304 1799.375 C 8233.430 1787.564 8228.508 1780.920 8226.540 1779.443 C 8227.032 1777.475 8228.016 1772.061 8229.493 1763.203 C 8230.477 1756.313 8233.184 1751.637 8237.613 1749.176 C 8239.090 1749.669 8241.304 1750.653 8244.257 1752.129 C 8247.210 1753.114 8249.425 1753.606 8250.901 1753.606 L 8253.854 1752.867 L 8266.404 1740.318 C 8272.802 1690.119 8278.953 1646.564 8284.859 1609.653 C 8292.734 1559.454 8299.870 1523.773 8306.268 1502.610 C 8318.571 1463.731 8336.289 1432.479 8359.420 1408.856 C 8364.833 1403.443 8373.200 1396.307 8384.519 1387.448 C 8389.441 1384.495 8397.315 1383.019 8408.142 1383.019 C 8429.797 1383.019 8446.284 1391.385 8457.603 1408.118 C 8467.446 1422.390 8472.367 1441.092 8472.367 1464.223 C 8472.367 1485.877 8466.708 1510.239 8455.388 1537.307 C 8450.467 1550.103 8439.394 1572.742 8422.168 1605.223 C 8409.865 1629.338 8392.147 1655.176 8369.016 1682.736 C 8348.346 1705.867 8327.676 1729.244 8307.006 1752.867 C 8307.006 1755.820 8306.514 1760.250 8305.529 1766.155 C 8305.037 1771.569 8304.791 1775.752 8304.791 1778.705 C 8304.791 1782.150 8305.283 1784.857 8306.268 1786.826 C 8309.221 1786.826 8312.173 1789.040 8315.126 1793.470 C 8318.571 1797.407 8321.770 1799.375 8324.723 1799.375 C 8326.200 1799.375 8341.702 1791.993 8371.231 1777.229 C 8404.205 1760.004 8421.430 1751.145 8422.907 1750.653 C 8437.671 1743.763 8451.451 1738.103 8464.247 1733.674 C 8480.980 1740.564 8492.545 1747.946 8498.943 1755.820 C 8501.896 1757.789 8503.373 1761.480 8503.373 1766.894 L 8498.943 1773.538 C 8484.671 1782.396 8441.854 1805.773 8370.493 1843.669 C 8372.462 1844.653 8375.414 1846.376 8379.352 1848.836 C 8381.812 1852.281 8385.996 1856.711 8391.901 1862.124 C 8405.681 1874.428 8428.320 1890.915 8459.818 1911.585 C 8491.315 1932.255 8514.200 1948.988 8528.472 1961.784 L 8528.472 1961.784 ZM 8448.744 1453.888 C 8448.744 1417.469 8439.640 1399.260 8421.430 1399.260 C 8407.158 1399.260 8394.854 1405.657 8384.519 1418.453 C 8360.404 1448.474 8343.179 1491.045 8332.844 1546.166 C 8327.922 1570.281 8322.755 1616.543 8317.341 1684.951 C 8404.943 1599.810 8448.744 1522.789 8448.744 1453.888 L 8448.744 1453.888 ZM 8970.667 1822.260 C 8970.667 1826.690 8970.175 1833.580 8969.190 1842.930 C 8968.206 1852.281 8967.714 1859.417 8967.714 1864.339 C 8967.714 1869.260 8968.206 1873.690 8969.190 1877.627 C 8966.729 1892.391 8964.023 1906.910 8961.070 1921.182 C 8957.625 1936.931 8952.211 1948.250 8944.829 1955.140 C 8935.478 1964.491 8921.452 1969.166 8902.750 1969.166 C 8886.509 1969.166 8873.960 1965.721 8865.101 1958.831 C 8844.431 1942.590 8826.467 1916.260 8811.211 1879.842 C 8808.750 1874.428 8797.923 1843.915 8778.729 1788.302 C 8772.331 1791.255 8765.441 1798.637 8758.059 1810.449 C 8748.708 1820.292 8736.897 1833.826 8722.624 1851.051 C 8718.195 1857.941 8711.305 1868.030 8701.954 1881.318 C 8692.603 1894.606 8679.069 1910.109 8661.352 1927.826 L 8617.059 1972.119 C 8614.598 1974.580 8611.645 1975.810 8608.200 1975.810 C 8606.724 1975.810 8600.572 1974.580 8589.745 1972.119 C 8577.441 1963.753 8571.289 1950.957 8571.289 1933.732 C 8571.289 1914.046 8579.163 1882.056 8594.912 1837.763 C 8608.200 1800.852 8621.488 1769.847 8634.776 1744.747 C 8646.095 1723.093 8654.216 1712.265 8659.137 1712.265 C 8667.996 1712.265 8676.855 1720.140 8685.713 1735.888 L 8685.713 1741.056 C 8686.205 1756.805 8681.530 1775.260 8671.687 1796.423 L 8648.064 1848.836 C 8643.143 1862.124 8636.991 1881.810 8629.608 1907.894 L 8631.823 1912.323 C 8651.017 1893.130 8674.886 1867.538 8703.431 1835.548 C 8742.310 1792.239 8765.933 1766.155 8774.300 1757.297 L 8774.300 1755.082 C 8774.300 1749.176 8779.713 1743.517 8790.541 1738.103 C 8801.368 1732.689 8810.227 1729.983 8817.117 1729.983 C 8822.038 1729.983 8825.237 1730.229 8826.714 1730.721 C 8835.080 1733.182 8840.986 1742.040 8844.431 1757.297 C 8846.399 1769.108 8848.614 1780.920 8851.075 1792.731 L 8873.221 1866.554 C 8883.557 1894.606 8896.845 1916.753 8913.085 1932.993 C 8933.756 1901.988 8944.091 1863.601 8944.091 1817.831 C 8944.091 1807.496 8943.599 1796.915 8942.614 1786.087 C 8938.677 1780.674 8936.462 1775.752 8935.970 1771.323 C 8943.352 1766.402 8949.012 1763.941 8952.949 1763.941 C 8958.363 1763.941 8961.316 1766.402 8961.808 1771.323 C 8961.316 1767.878 8961.070 1772.061 8961.070 1783.873 C 8961.070 1785.841 8962.546 1791.009 8965.499 1799.375 C 8968.944 1807.742 8970.667 1815.370 8970.667 1822.260 L 8970.667 1822.260 ZM 9330.919 1952.925 C 9330.919 1959.816 9328.704 1963.999 9324.275 1965.475 C 9312.463 1953.172 9302.128 1929.795 9293.269 1895.344 C 9285.887 1865.323 9282.196 1839.485 9282.196 1817.831 L 9277.767 1814.878 C 9260.541 1841.946 9243.562 1868.768 9226.829 1895.344 C 9205.175 1925.365 9181.060 1945.051 9154.484 1954.402 C 9131.845 1977.041 9111.913 1988.360 9094.688 1988.360 C 9079.923 1988.360 9067.866 1980.978 9058.515 1966.213 C 9050.148 1953.418 9045.965 1939.145 9045.965 1923.397 C 9045.965 1916.999 9048.180 1905.925 9052.609 1890.177 C 9062.452 1853.758 9081.400 1818.815 9109.452 1785.349 C 9137.997 1751.883 9169.248 1728.752 9203.206 1715.956 C 9230.767 1706.113 9251.437 1701.192 9265.217 1701.192 C 9270.138 1701.192 9278.751 1703.653 9291.055 1708.574 C 9296.960 1710.543 9302.866 1712.757 9308.772 1715.218 C 9315.170 1717.187 9320.337 1721.124 9324.275 1727.030 C 9326.243 1728.998 9327.227 1730.721 9327.227 1732.197 C 9327.227 1733.182 9325.751 1734.904 9322.798 1737.365 C 9320.337 1739.826 9318.861 1742.040 9318.369 1744.009 C 9315.908 1750.899 9314.678 1781.904 9314.678 1837.025 C 9314.678 1867.538 9317.631 1895.590 9323.536 1921.182 C 9325.505 1926.103 9327.966 1933.732 9330.919 1944.067 L 9330.919 1952.925 L 9330.919 1952.925 ZM 9271.861 1784.611 L 9249.714 1771.323 C 9213.787 1778.705 9178.845 1799.129 9144.887 1832.595 C 9111.421 1865.569 9090.997 1899.774 9083.614 1935.208 L 9105.023 1948.496 C 9136.520 1933.732 9167.280 1909.863 9197.301 1876.889 C 9203.206 1870.491 9228.060 1839.732 9271.861 1784.611 L 9271.861 1784.611 ZM 9778.281 1837.763 C 9768.438 1847.606 9750.475 1857.695 9724.391 1868.030 C 9698.307 1877.873 9681.082 1886.978 9672.715 1895.344 C 9674.684 1914.538 9675.668 1933.240 9675.668 1951.449 C 9675.668 2095.156 9625.961 2200.230 9526.548 2266.669 C 9505.385 2280.942 9483.731 2288.078 9461.584 2288.078 C 9436.977 2288.078 9416.061 2278.973 9398.835 2260.764 C 9387.024 2248.460 9374.474 2228.774 9361.186 2201.706 C 9363.647 2131.821 9392.684 2065.627 9448.296 2003.124 C 9498.987 1945.543 9559.522 1904.203 9629.899 1879.103 L 9632.113 1876.889 C 9631.621 1870.491 9631.375 1863.601 9631.375 1856.218 C 9631.375 1849.821 9631.621 1839.978 9632.113 1826.690 C 9632.605 1812.909 9632.852 1802.820 9632.852 1796.423 C 9632.852 1776.737 9631.129 1758.527 9627.684 1741.794 C 9617.841 1755.082 9601.846 1773.046 9579.700 1795.684 C 9570.841 1812.417 9550.663 1832.349 9519.165 1855.480 C 9509.815 1862.862 9500.464 1869.999 9491.113 1876.889 C 9478.809 1885.255 9468.474 1889.438 9460.108 1889.438 C 9444.359 1889.438 9432.547 1880.826 9424.673 1863.601 C 9419.259 1850.805 9416.553 1835.302 9416.553 1817.093 C 9416.553 1770.831 9428.856 1732.443 9453.464 1701.930 C 9483.977 1705.375 9499.233 1717.925 9499.233 1739.580 C 9499.233 1751.391 9494.312 1768.370 9484.469 1790.517 C 9474.626 1812.171 9469.459 1828.412 9468.966 1839.239 C 9471.919 1840.716 9474.872 1841.454 9477.825 1841.454 C 9483.731 1841.454 9494.066 1837.271 9508.830 1828.904 C 9528.516 1818.077 9550.417 1800.360 9574.532 1775.752 C 9599.139 1750.653 9617.595 1727.768 9629.899 1707.098 C 9641.218 1707.590 9648.600 1714.726 9652.045 1728.506 C 9657.459 1770.339 9663.365 1812.417 9669.763 1854.742 C 9672.223 1857.203 9675.668 1858.433 9680.098 1858.433 C 9689.448 1858.433 9705.197 1855.234 9727.344 1848.836 C 9749.490 1841.946 9766.470 1838.255 9778.281 1837.763 L 9778.281 1837.763 ZM 9632.852 1942.590 C 9632.852 1933.240 9632.605 1923.397 9632.113 1913.062 C 9572.071 1935.700 9518.919 1972.365 9472.657 2023.056 C 9421.474 2079.653 9395.882 2137.235 9395.882 2195.800 C 9395.882 2231.727 9410.647 2249.690 9440.176 2249.690 C 9458.877 2249.690 9477.333 2243.539 9495.542 2231.235 C 9540.328 2201.214 9574.778 2158.889 9598.893 2104.261 C 9621.532 2054.062 9632.852 2000.172 9632.852 1942.590 L 9632.852 1942.590 Z">
            <!-- 287 nodes -->
          </draw:path>
          <draw:g id="g3409">
            <draw:g id="g3411">
              <draw:g id="g3417">
                <draw:g id="g3419">
                  <draw:path id="path3435" draw:style-name="style5" draw:layer="layout" svg:x="4.417cm" svg:y="1.480cm" svg:width="0.864cm" svg:height="0.815cm" svg:viewBox="0.0 0.0 863.790 815.338" svg:d="M 9201.250 2964.177 C 9437.087 2930.839 9656.912 3084.364 9692.312 3306.964 C 9727.562 3529.564 9564.962 3737.089 9329.125 3770.427 C 9093.287 3803.727 8873.462 3650.277 8838.137 3427.639 C 8802.850 3205.039 8965.412 2997.514 9201.250 2964.177 L 9201.250 2964.177 ">
                    <!-- 6 nodes -->
                  </draw:path>
                </draw:g>
                <!-- id="g3419" -->
              </draw:g>
              <!-- id="g3417" -->
            </draw:g>
            <!-- id="g3411" -->
          </draw:g>
          <!-- id="g3409" -->
          <draw:g id="g3437">
            <draw:g id="g3439">
              <draw:g id="g3445">
                <draw:g id="g3447">
                  <draw:path id="path3463" draw:style-name="style5" draw:layer="layout" svg:x="4.524cm" svg:y="1.581cm" svg:width="0.650cm" svg:height="0.614cm" svg:viewBox="0.0 0.0 650.037 613.597" svg:d="M 9323.933 3164.801 C 9501.420 3139.713 9666.833 3255.176 9693.458 3422.726 C 9720.008 3590.313 9597.645 3746.463 9420.158 3771.551 C 9242.633 3796.638 9077.220 3681.101 9050.670 3513.588 C 9024.083 3346.038 9146.408 3189.888 9323.933 3164.801 L 9323.933 3164.801 ">
                    <!-- 6 nodes -->
                  </draw:path>
                </draw:g>
                <!-- id="g3447" -->
              </draw:g>
              <!-- id="g3445" -->
            </draw:g>
            <!-- id="g3439" -->
          </draw:g>
          <!-- id="g3437" -->
          <draw:g id="g3465">
            <draw:g id="g3467">
              <draw:g id="g3473">
                <draw:g id="g3475">
                  <draw:path id="path3491" draw:style-name="style5" draw:layer="layout" svg:x="4.657cm" svg:y="1.707cm" svg:width="0.383cm" svg:height="0.361cm" svg:viewBox="0.0 0.0 382.919 361.480" svg:d="M 9477.297 3415.509 C 9581.772 3400.734 9679.235 3468.759 9694.872 3567.459 C 9710.547 3666.196 9638.472 3758.146 9533.960 3772.959 C 9429.335 3787.734 9331.910 3719.634 9316.235 3621.009 C 9300.560 3522.309 9372.672 3430.284 9477.297 3415.509 L 9477.297 3415.509 ">
                    <!-- 6 nodes -->
                  </draw:path>
                </draw:g>
                <!-- id="g3475" -->
              </draw:g>
              <!-- id="g3473" -->
            </draw:g>
            <!-- id="g3467" -->
          </draw:g>
          <!-- id="g3465" -->
          <draw:g id="g3493">
            <draw:g id="g3495">
              <draw:g id="g3501">
                <draw:g id="g3503">
                  <draw:path id="path3519" draw:style-name="style5" draw:layer="layout" svg:x="4.755cm" svg:y="1.799cm" svg:width="0.188cm" svg:height="0.177cm" svg:viewBox="0.0 0.0 187.575 177.113" svg:d="M 9696.975 3686.400 C 9696.975 3735.262 9655.012 3774.938 9603.188 3774.938 C 9551.437 3774.938 9509.400 3735.262 9509.400 3686.400 C 9509.400 3637.462 9551.437 3597.825 9603.188 3597.825 C 9655.012 3597.825 9696.975 3637.463 9696.975 3686.400 L 9696.975 3686.400 ">
                    <!-- 6 nodes -->
                  </draw:path>
                </draw:g>
                <!-- id="g3503" -->
              </draw:g>
              <!-- id="g3501" -->
            </draw:g>
            <!-- id="g3495" -->
          </draw:g>
          <!-- id="g3493" -->
          <draw:path id="path3521" draw:style-name="style1" draw:layer="layout" svg:x="4.565cm" svg:y="1.399cm" svg:width="0.716cm" svg:height="0.790cm" svg:viewBox="0.0 0.0 715.971 789.732" svg:d="M 9347.195 2882.822 C 9401.757 2783.822 9649.557 2721.984 9805.445 2991.684 C 9835.520 3040.172 9917.382 3299.072 9708.395 3489.722 C 9611.007 3574.584 9464.495 3613.359 9331.032 3570.684 C 9195.207 3532.059 9101.607 3382.659 9138.957 3256.059 C 9170.645 3127.022 9336.095 3085.584 9411.695 3146.822 C 9494.382 3210.909 9456.657 3320.297 9385.032 3309.797 C 9243.845 3263.934 9447.320 3205.359 9367.370 3293.409 C 9411.995 3244.959 9333.807 3247.997 9355.407 3278.522 C 9367.632 3305.334 9393.770 3246.609 9380.232 3250.322 C 9395.007 3244.922 9386.457 3249.834 9366.320 3218.072 C 9331.595 3196.922 9239.457 3228.534 9245.907 3296.297 C 9239.570 3373.322 9321.395 3453.422 9430.820 3446.559 C 9536.495 3441.609 9642.207 3365.972 9661.107 3262.697 C 9713.345 3031.772 9478.932 2870.822 9347.195 2882.822 L 9347.195 2882.822 ">
            <!-- 16 nodes -->
          </draw:path>
          <draw:g id="g3523">
            <draw:g id="g3603">
              <draw:g id="g3605">
                <draw:g id="g3607">
                  <draw:g id="g3609">
                    <draw:g id="g3611">
                      <draw:g id="g3613">
                        <draw:path id="path3615" draw:style-name="style5" draw:layer="layout" svg:x="1.347cm" svg:y="2.726cm" svg:width="1.613cm" svg:height="1.529cm" svg:viewBox="0.0 0.0 1613.282 1529.256" svg:d="M 3381.288 5460.472 C 3821.688 5397.960 4232.313 5685.847 4298.350 6103.447 C 4364.238 6520.897 4060.563 6910.297 3620.088 6972.697 C 3179.575 7035.097 2768.950 6747.360 2703.025 6329.722 C 2637.175 5912.197 2940.775 5523.022 3381.288 5460.472 L 3381.288 5460.472 ">
                          <!-- 6 nodes -->
                        </draw:path>
                      </draw:g>
                      <!-- id="g3613" -->
                    </draw:g>
                    <!-- id="g3611" -->
                  </draw:g>
                  <!-- id="g3609" -->
                </draw:g>
                <!-- id="g3607" -->
                <draw:g id="g3617">
                  <draw:g id="g3619">
                    <draw:g id="g3621">
                      <draw:g id="g3623">
                        <draw:path id="path3625" draw:style-name="style5" draw:layer="layout" svg:x="1.547cm" svg:y="2.915cm" svg:width="1.214cm" svg:height="1.151cm" svg:viewBox="0.0 0.0 1214.116 1150.861" svg:d="M 3610.303 5836.704 C 3941.841 5789.754 4250.766 6006.316 4300.491 6320.491 C 4350.066 6634.854 4121.503 6927.654 3790.116 6974.754 C 3458.503 7021.779 3149.503 6805.179 3099.891 6490.929 C 3050.316 6176.679 3278.766 5883.841 3610.303 5836.704 L 3610.303 5836.704 ">
                          <!-- 6 nodes -->
                        </draw:path>
                      </draw:g>
                      <!-- id="g3623" -->
                    </draw:g>
                    <!-- id="g3621" -->
                  </draw:g>
                  <!-- id="g3619" -->
                </draw:g>
                <!-- id="g3617" -->
                <draw:g id="g3627">
                  <draw:g id="g3629">
                    <draw:g id="g3631">
                      <draw:g id="g3633">
                        <draw:path id="path3635" draw:style-name="style5" draw:layer="layout" svg:x="1.796cm" svg:y="3.152cm" svg:width="0.715cm" svg:height="0.678cm" svg:viewBox="0.0 0.0 715.176 678.014" svg:d="M 3896.751 6306.954 C 4091.976 6279.279 4274.001 6406.891 4303.176 6591.991 C 4332.464 6777.129 4197.839 6949.704 4002.576 6977.416 C 3807.276 7005.129 3625.251 6877.479 3596.001 6692.416 C 3566.714 6507.279 3701.451 6334.666 3896.751 6306.954 L 3896.751 6306.954 ">
                          <!-- 6 nodes -->
                        </draw:path>
                      </draw:g>
                      <!-- id="g3633" -->
                    </draw:g>
                    <!-- id="g3631" -->
                  </draw:g>
                  <!-- id="g3629" -->
                </draw:g>
                <!-- id="g3627" -->
                <draw:g id="g3637">
                  <draw:g id="g3639">
                    <draw:g id="g3641">
                      <draw:g id="g3643">
                        <draw:path id="path3645" draw:style-name="style5" draw:layer="layout" svg:x="1.978cm" svg:y="3.325cm" svg:width="0.350cm" svg:height="0.332cm" svg:viewBox="0.0 0.0 350.288 332.062" svg:d="M 4307.062 6815.138 C 4307.062 6906.938 4228.725 6981.262 4131.937 6981.262 C 4035.262 6981.262 3956.775 6906.938 3956.775 6815.138 C 3956.775 6723.375 4035.262 6649.200 4131.937 6649.200 C 4228.725 6649.200 4307.062 6723.375 4307.062 6815.138 L 4307.062 6815.138 ">
                          <!-- 6 nodes -->
                        </draw:path>
                      </draw:g>
                      <!-- id="g3643" -->
                    </draw:g>
                    <!-- id="g3641" -->
                  </draw:g>
                  <!-- id="g3639" -->
                </draw:g>
                <!-- id="g3637" -->
              </draw:g>
              <!-- id="g3605" -->
            </draw:g>
            <!-- id="g3603" -->
          </draw:g>
          <!-- id="g3523" -->
          <draw:path id="path3647" draw:style-name="style0" draw:layer="layout" svg:x="1.693cm" svg:y="2.559cm" svg:width="1.328cm" svg:height="1.478cm" svg:viewBox="0.0 0.0 1327.542 1478.383" svg:d="M 3786.952 5292.830 C 3851.715 5196.455 3970.627 5112.155 4140.540 5117.255 C 4301.602 5126.480 4523.115 5230.242 4645.140 5482.167 C 4675.815 5542.467 4720.215 5671.505 4713.240 5845.880 C 4718.602 6011.480 4637.827 6260.592 4450.027 6412.242 C 4268.227 6570.005 3994.852 6643.355 3746.527 6561.792 C 3492.502 6486.680 3330.127 6202.805 3404.602 5973.342 C 3467.265 5737.805 3769.402 5667.342 3901.027 5777.067 C 4047.202 5896.055 3965.715 6081.455 3849.727 6067.842 C 3630.952 6001.580 3936.052 5883.755 3818.977 6041.217 C 3712.552 6117.830 4039.515 5718.830 3617.715 6049.505 C 3603.315 6180.380 3733.290 6323.105 3928.440 6312.455 C 4115.115 6304.092 4306.252 6169.355 4342.965 5983.655 C 4447.440 5567.667 4026.765 5266.880 3786.952 5292.830 L 3786.952 5292.830 ">
            <!-- 15 nodes -->
          </draw:path>
        </draw:g>
        <!-- id="g3363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hu May 12 14:07:24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ebf39b" draw:stroke="none"/>
    </style:style>
    <style:style style:name="style1" style:family="graphic" style:parent-style-name="standard">
      <style:graphic-properties draw:fill="solid" draw:fill-color="#5b3f7d" draw:stroke="none"/>
    </style:style>
    <style:style style:name="style2" style:family="graphic" style:parent-style-name="standard">
      <style:graphic-properties draw:fill="solid" draw:fill-color="#89bf26" draw:stroke="none"/>
    </style:style>
    <style:style style:name="style3" style:family="graphic" style:parent-style-name="standard">
      <style:graphic-properties draw:fill="solid" draw:fill-color="#456129" draw:stroke="none"/>
    </style:style>
    <style:style style:name="style4" style:family="graphic" style:parent-style-name="standard">
      <style:graphic-properties draw:fill="solid" draw:fill-color="#a6c71d" draw:stroke="none"/>
    </style:style>
    <draw:gradient draw:name="ImportedRadialGradient0" draw:display-name="ImportedRadialGradient0" draw:style="radial" draw:cx="-511.312" draw:cy="-181.497" draw:start-color="#c7db2e" draw:end-color="#c7db2e" draw:start-intensity="99.609375%" draw:end-intensity="99.609375%"/>
    <style:style style:name="style5" style:family="graphic" style:parent-style-name="standard">
      <style:graphic-properties draw:fill="gradient" draw:fill-gradient-name="ImportedRadialGradient0" draw:stroke="none"/>
    </style:style>
    <draw:gradient draw:name="ImportedRadialGradient1" draw:display-name="ImportedRadialGradient1" draw:style="radial" draw:cx="-695.886" draw:cy="-257.610" draw:start-color="#c7db2e" draw:end-color="#c7db2e" draw:start-intensity="99.609375%" draw:end-intensity="99.609375%"/>
    <draw:gradient draw:name="ImportedRadialGradient2" draw:display-name="ImportedRadialGradient2" draw:style="radial" draw:cx="-1216.197" draw:cy="-472.155" draw:start-color="#c7db2e" draw:end-color="#c7db2e" draw:start-intensity="99.609375%" draw:end-intensity="99.609375%"/>
    <draw:gradient draw:name="ImportedRadialGradient3" draw:display-name="ImportedRadialGradient3" draw:style="radial" draw:cx="-2534.826" draw:cy="-1015.689" draw:start-color="#c7db2e" draw:end-color="#c7db2e" draw:start-intensity="99.609375%" draw:end-intensity="99.609375%"/>
    <draw:gradient draw:name="ImportedRadialGradient4" draw:display-name="ImportedRadialGradient4" draw:style="radial" draw:cx="-83.496" draw:cy="-178.255" draw:start-color="#c7db2e" draw:end-color="#c7db2e" draw:start-intensity="99.609375%" draw:end-intensity="99.609375%"/>
    <draw:gradient draw:name="ImportedRadialGradient5" draw:display-name="ImportedRadialGradient5" draw:style="radial" draw:cx="-127.382" draw:cy="-253.302" draw:start-color="#c7db2e" draw:end-color="#c7db2e" draw:start-intensity="99.609375%" draw:end-intensity="99.609375%"/>
    <draw:gradient draw:name="ImportedRadialGradient6" draw:display-name="ImportedRadialGradient6" draw:style="radial" draw:cx="-251.127" draw:cy="-464.827" draw:start-color="#c7db2e" draw:end-color="#c7db2e" draw:start-intensity="99.609375%" draw:end-intensity="99.609375%"/>
    <draw:gradient draw:name="ImportedRadialGradient7" draw:display-name="ImportedRadialGradient7" draw:style="radial" draw:cx="-564.790" draw:cy="-1001.197" draw:start-color="#c7db2e" draw:end-color="#c7db2e" draw:start-intensity="99.609375%" draw:end-intensity="99.609375%"/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hu May 12 14:07:25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1 r13725</meta:generator>
    <meta:initial-creator>Inkscape.org - 0.91 r13725</meta:initial-creator>
    <meta:creation-date>2016-05-12 14:07:25</meta:creation-date>
    <dc:date>2016-05-12 14:07:25</dc:date>
    <dc:format>image/svg+xml</dc:format>
  </office:meta>
</office:document-meta>
</file>